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830000008FD9FCFCA942964825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10.58mm"/>
    </style:style>
    <style:style style:name="co3" style:family="table-column">
      <style:table-column-properties fo:break-before="auto" style:column-width="176.4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3.27mm"/>
    </style:style>
    <style:style style:name="co7" style:family="table-column">
      <style:table-column-properties fo:break-before="auto" style:column-width="173.95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4.76mm" fo:break-before="auto" style:use-optimal-row-height="true"/>
    </style:style>
    <style:style style:name="ro9" style:family="table-row">
      <style:table-row-properties style:row-height="9mm" fo:break-before="auto" style:use-optimal-row-height="false"/>
    </style:style>
    <style:style style:name="ta1" style:family="table" style:master-page-name="PageStyle_5f_Sprint_20_1_20_-_20_Planification">
      <style:table-properties table:display="true" style:writing-mode="lr-tb"/>
    </style:style>
    <style:style style:name="ta2" style:family="table" style:master-page-name="PageStyle_5f_Sprint_20_1_20_-_20_Bilan">
      <style:table-properties table:display="true" style:writing-mode="lr-tb"/>
    </style:style>
    <style:style style:name="ta3" style:family="table" style:master-page-name="PageStyle_5f_Sprint_20_2_20_-_20_Bilan">
      <style:table-properties table:display="true" style:writing-mode="lr-tb"/>
    </style:style>
    <style:style style:name="ta4" style:family="table" style:master-page-name="PageStyle_5f_Sprint_20_3_20_-_20_Bilan">
      <style:table-properties table:display="true" style:writing-mode="lr-tb"/>
    </style:style>
    <style:style style:name="ta5" style:family="table" style:master-page-name="PageStyle_5f_Synthèse">
      <style:table-properties table:display="true" style:writing-mode="lr-tb"/>
    </style:style>
    <style:style style:name="ta6" style:family="table" style:master-page-name="PageStyle_5f_Indication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style:style style:name="ce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3a526a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a526a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f45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css3t:text-justify="auto" fo:margin-left="0mm" style:writing-mode="page"/>
      <style:text-properties fo:color="#3a526a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1.76pt solid #3a526a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9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10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11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f45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a526a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17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18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19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20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21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22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a526a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25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26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27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28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29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30" style:family="table-cell" style:parent-style-name="Default">
      <style:table-cell-properties fo:border-bottom="1.76pt solid #3a526a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32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33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34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35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36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37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38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39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40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41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42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43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44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45" style:family="table-cell" style:parent-style-name="Default" style:data-style-name="N111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5f84a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46" style:family="table-cell" style:parent-style-name="Default" style:data-style-name="N111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5f84a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47" style:family="table-cell" style:parent-style-name="Default" style:data-style-name="N111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5f84a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48" style:family="table-cell" style:parent-style-name="Default" style:data-style-name="N111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5f84a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49" style:family="table-cell" style:parent-style-name="Default" style:data-style-name="N111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5f84a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50" style:family="table-cell" style:parent-style-name="Default" style:data-style-name="N111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5f84a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51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L$44]&gt;0)" style:apply-style-name="ConditionalStyle_5f_72" style:base-cell-address="'Sprint 1 - Planification'.H5"/>
    </style:style>
    <style:style style:name="ce52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1.76pt solid #3a526a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54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55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56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57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58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5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3a526a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11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2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2f4559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8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css3t:text-justify="auto" fo:margin-left="0mm" style:writing-mode="page"/>
      <style:text-properties fo:color="#2f4559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0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1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2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f45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css3t:text-justify="auto" fo:margin-left="0mm" style:writing-mode="page"/>
      <style:text-properties fo:color="#2f45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6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7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8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44d64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81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82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83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84" style:family="table-cell" style:parent-style-name="Default" style:data-style-name="N111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8]&lt;&gt;&quot;Sprint 1&quot;;[.$F8]&gt;0))" style:apply-style-name="ConditionalStyle_5f_45" style:base-cell-address="'Sprint 1 - Bilan'.E8"/>
      <style:map style:condition="is-true-formula(AND([.$D8]=&quot;Sprint 1&quot;;[.$F8]&lt;1;NOT(ISBLANK([.$F8]))))" style:apply-style-name="ConditionalStyle_5f_44" style:base-cell-address="'Sprint 1 - Bilan'.E8"/>
    </style:style>
    <style:style style:name="ce85" style:family="table-cell" style:parent-style-name="Default" style:data-style-name="N111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&lt;&gt;&quot;Sprint 1&quot;;[.$F9]&gt;0))" style:apply-style-name="ConditionalStyle_5f_43" style:base-cell-address="'Sprint 1 - Bilan'.E9"/>
      <style:map style:condition="is-true-formula(AND([.$D9]=&quot;Sprint 1&quot;;[.$F9]&lt;1;NOT(ISBLANK([.$F9]))))" style:apply-style-name="ConditionalStyle_5f_42" style:base-cell-address="'Sprint 1 - Bilan'.E9"/>
    </style:style>
    <style:style style:name="ce86" style:family="table-cell" style:parent-style-name="Default" style:data-style-name="N111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8]&lt;&gt;&quot;Sprint 1&quot;;[.$F8]&gt;0))" style:apply-style-name="ConditionalStyle_5f_45" style:base-cell-address="'Sprint 1 - Bilan'.E8"/>
      <style:map style:condition="is-true-formula(AND([.$D8]=&quot;Sprint 1&quot;;[.$F8]&lt;1;NOT(ISBLANK([.$F8]))))" style:apply-style-name="ConditionalStyle_5f_44" style:base-cell-address="'Sprint 1 - Bilan'.E8"/>
    </style:style>
    <style:style style:name="ce87" style:family="table-cell" style:parent-style-name="Default" style:data-style-name="N111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19]&lt;&gt;&quot;Sprint 1&quot;;[.$F19]&gt;0))" style:apply-style-name="ConditionalStyle_5f_53" style:base-cell-address="'Sprint 1 - Bilan'.E19"/>
      <style:map style:condition="is-true-formula(AND([.$D19]=&quot;Sprint 1&quot;;[.$F19]&lt;1;NOT(ISBLANK([.$F19]))))" style:apply-style-name="ConditionalStyle_5f_52" style:base-cell-address="'Sprint 1 - Bilan'.E19"/>
    </style:style>
    <style:style style:name="ce88" style:family="table-cell" style:parent-style-name="Default" style:data-style-name="N111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&lt;&gt;&quot;Sprint 1&quot;;[.$F20]&gt;0))" style:apply-style-name="ConditionalStyle_5f_55" style:base-cell-address="'Sprint 1 - Bilan'.E20"/>
      <style:map style:condition="is-true-formula(AND([.$D20]=&quot;Sprint 1&quot;;[.$F20]&lt;1;NOT(ISBLANK([.$F20]))))" style:apply-style-name="ConditionalStyle_5f_54" style:base-cell-address="'Sprint 1 - Bilan'.E20"/>
    </style:style>
    <style:style style:name="ce89" style:family="table-cell" style:parent-style-name="Default" style:data-style-name="N111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&lt;&gt;&quot;Sprint 1&quot;;[.$F20]&gt;0))" style:apply-style-name="ConditionalStyle_5f_55" style:base-cell-address="'Sprint 1 - Bilan'.E20"/>
      <style:map style:condition="is-true-formula(AND([.$D20]=&quot;Sprint 1&quot;;[.$F20]&lt;1;NOT(ISBLANK([.$F20]))))" style:apply-style-name="ConditionalStyle_5f_54" style:base-cell-address="'Sprint 1 - Bilan'.E20"/>
    </style:style>
    <style:style style:name="ce9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8]&lt;&gt;&quot;Sprint 1&quot;;[.$F8]&gt;0))" style:apply-style-name="ConditionalStyle_5f_45" style:base-cell-address="'Sprint 1 - Bilan'.E8"/>
      <style:map style:condition="is-true-formula(AND([.$D8]=&quot;Sprint 1&quot;;[.$F8]&lt;1;NOT(ISBLANK([.$F8]))))" style:apply-style-name="ConditionalStyle_5f_44" style:base-cell-address="'Sprint 1 - Bilan'.E8"/>
    </style:style>
    <style:style style:name="ce92" style:family="table-cell" style:parent-style-name="Default" style:data-style-name="N10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&lt;&gt;&quot;Sprint 1&quot;;[.$F9]&gt;0))" style:apply-style-name="ConditionalStyle_5f_43" style:base-cell-address="'Sprint 1 - Bilan'.E9"/>
      <style:map style:condition="is-true-formula(AND([.$D9]=&quot;Sprint 1&quot;;[.$F9]&lt;1;NOT(ISBLANK([.$F9]))))" style:apply-style-name="ConditionalStyle_5f_42" style:base-cell-address="'Sprint 1 - Bilan'.E9"/>
    </style:style>
    <style:style style:name="ce93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8]&lt;&gt;&quot;Sprint 1&quot;;[.$F8]&gt;0))" style:apply-style-name="ConditionalStyle_5f_45" style:base-cell-address="'Sprint 1 - Bilan'.E8"/>
      <style:map style:condition="is-true-formula(AND([.$D8]=&quot;Sprint 1&quot;;[.$F8]&lt;1;NOT(ISBLANK([.$F8]))))" style:apply-style-name="ConditionalStyle_5f_44" style:base-cell-address="'Sprint 1 - Bilan'.E8"/>
    </style:style>
    <style:style style:name="ce94" style:family="table-cell" style:parent-style-name="Default" style:data-style-name="N10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19]&lt;&gt;&quot;Sprint 1&quot;;[.$F19]&gt;0))" style:apply-style-name="ConditionalStyle_5f_53" style:base-cell-address="'Sprint 1 - Bilan'.E19"/>
      <style:map style:condition="is-true-formula(AND([.$D19]=&quot;Sprint 1&quot;;[.$F19]&lt;1;NOT(ISBLANK([.$F19]))))" style:apply-style-name="ConditionalStyle_5f_52" style:base-cell-address="'Sprint 1 - Bilan'.E19"/>
    </style:style>
    <style:style style:name="ce95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&lt;&gt;&quot;Sprint 1&quot;;[.$F20]&gt;0))" style:apply-style-name="ConditionalStyle_5f_55" style:base-cell-address="'Sprint 1 - Bilan'.E20"/>
      <style:map style:condition="is-true-formula(AND([.$D20]=&quot;Sprint 1&quot;;[.$F20]&lt;1;NOT(ISBLANK([.$F20]))))" style:apply-style-name="ConditionalStyle_5f_54" style:base-cell-address="'Sprint 1 - Bilan'.E20"/>
    </style:style>
    <style:style style:name="ce96" style:family="table-cell" style:parent-style-name="Default" style:data-style-name="N10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&lt;&gt;&quot;Sprint 1&quot;;[.$F20]&gt;0))" style:apply-style-name="ConditionalStyle_5f_55" style:base-cell-address="'Sprint 1 - Bilan'.E20"/>
      <style:map style:condition="is-true-formula(AND([.$D20]=&quot;Sprint 1&quot;;[.$F20]&lt;1;NOT(ISBLANK([.$F20]))))" style:apply-style-name="ConditionalStyle_5f_54" style:base-cell-address="'Sprint 1 - Bilan'.E20"/>
    </style:style>
    <style:style style:name="ce97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2f45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K$44]&gt;0)" style:apply-style-name="ConditionalStyle_5f_48" style:base-cell-address="'Sprint 1 - Bilan'.G5"/>
    </style:style>
    <style:style style:name="ce98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8]&lt;&gt;&quot;Sprint 1&quot;;[.$F8]&gt;0))" style:apply-style-name="ConditionalStyle_5f_45" style:base-cell-address="'Sprint 1 - Bilan'.E8"/>
      <style:map style:condition="is-true-formula(AND([.$D8]=&quot;Sprint 1&quot;;[.$F8]&lt;1;NOT(ISBLANK([.$F8]))))" style:apply-style-name="ConditionalStyle_5f_44" style:base-cell-address="'Sprint 1 - Bilan'.E8"/>
    </style:style>
    <style:style style:name="ce99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&lt;&gt;&quot;Sprint 1&quot;;[.$F9]&gt;0))" style:apply-style-name="ConditionalStyle_5f_43" style:base-cell-address="'Sprint 1 - Bilan'.E9"/>
      <style:map style:condition="is-true-formula(AND([.$D9]=&quot;Sprint 1&quot;;[.$F9]&lt;1;NOT(ISBLANK([.$F9]))))" style:apply-style-name="ConditionalStyle_5f_42" style:base-cell-address="'Sprint 1 - Bilan'.E9"/>
    </style:style>
    <style:style style:name="ce100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8]&lt;&gt;&quot;Sprint 1&quot;;[.$F8]&gt;0))" style:apply-style-name="ConditionalStyle_5f_45" style:base-cell-address="'Sprint 1 - Bilan'.E8"/>
      <style:map style:condition="is-true-formula(AND([.$D8]=&quot;Sprint 1&quot;;[.$F8]&lt;1;NOT(ISBLANK([.$F8]))))" style:apply-style-name="ConditionalStyle_5f_44" style:base-cell-address="'Sprint 1 - Bilan'.E8"/>
    </style:style>
    <style:style style:name="ce101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19]&lt;&gt;&quot;Sprint 1&quot;;[.$F19]&gt;0))" style:apply-style-name="ConditionalStyle_5f_53" style:base-cell-address="'Sprint 1 - Bilan'.E19"/>
      <style:map style:condition="is-true-formula(AND([.$D19]=&quot;Sprint 1&quot;;[.$F19]&lt;1;NOT(ISBLANK([.$F19]))))" style:apply-style-name="ConditionalStyle_5f_52" style:base-cell-address="'Sprint 1 - Bilan'.E19"/>
    </style:style>
    <style:style style:name="ce102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&lt;&gt;&quot;Sprint 1&quot;;[.$F20]&gt;0))" style:apply-style-name="ConditionalStyle_5f_55" style:base-cell-address="'Sprint 1 - Bilan'.E20"/>
      <style:map style:condition="is-true-formula(AND([.$D20]=&quot;Sprint 1&quot;;[.$F20]&lt;1;NOT(ISBLANK([.$F20]))))" style:apply-style-name="ConditionalStyle_5f_54" style:base-cell-address="'Sprint 1 - Bilan'.E20"/>
    </style:style>
    <style:style style:name="ce103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&lt;&gt;&quot;Sprint 1&quot;;[.$F20]&gt;0))" style:apply-style-name="ConditionalStyle_5f_55" style:base-cell-address="'Sprint 1 - Bilan'.E20"/>
      <style:map style:condition="is-true-formula(AND([.$D20]=&quot;Sprint 1&quot;;[.$F20]&lt;1;NOT(ISBLANK([.$F20]))))" style:apply-style-name="ConditionalStyle_5f_54" style:base-cell-address="'Sprint 1 - Bilan'.E20"/>
    </style:style>
    <style:style style:name="ce104" style:family="table-cell" style:parent-style-name="Default" style:data-style-name="N2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1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08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09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10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11" style:family="table-cell" style:parent-style-name="Default">
      <style:table-cell-properties fo:background-color="#3a526a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13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14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15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16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3a526a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ackground-color="#3a526a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19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20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21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22" style:family="table-cell" style:parent-style-name="Default">
      <style:table-cell-properties fo:border-bottom="0.74pt solid #4f7091" fo:background-color="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1.76pt solid #3a526a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ackground-color="#3a526a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 style:data-style-name="N111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25" style:family="table-cell" style:parent-style-name="Default" style:data-style-name="N111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26" style:family="table-cell" style:parent-style-name="Default" style:data-style-name="N111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27" style:family="table-cell" style:parent-style-name="Default" style:data-style-name="N111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28" style:family="table-cell" style:parent-style-name="Default" style:data-style-name="N10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29" style:family="table-cell" style:parent-style-name="Default" style:data-style-name="N10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30" style:family="table-cell" style:parent-style-name="Default" style:data-style-name="N10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31" style:family="table-cell" style:parent-style-name="Default" style:data-style-name="N10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32" style:family="table-cell" style:parent-style-name="Default" style:data-style-name="N111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=&quot;Sprint 3&quot;;[.$H9]&gt;0))" style:apply-style-name="ConditionalStyle_5f_24" style:base-cell-address="'Sprint 2 - Bilan'.G9"/>
      <style:map style:condition="is-true-formula(AND([.$D9]&lt;&gt;&quot;Sprint 3&quot;;[.$H9]&lt;1;NOT(ISBLANK([.$H9]))))" style:apply-style-name="ConditionalStyle_5f_23" style:base-cell-address="'Sprint 2 - Bilan'.G9"/>
    </style:style>
    <style:style style:name="ce133" style:family="table-cell" style:parent-style-name="Default" style:data-style-name="N111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10]=&quot;Sprint 3&quot;;[.$H10]&gt;0))" style:apply-style-name="ConditionalStyle_5f_22" style:base-cell-address="'Sprint 2 - Bilan'.G10"/>
      <style:map style:condition="is-true-formula(AND([.$D10]&lt;&gt;&quot;Sprint 3&quot;;[.$H10]&lt;1;NOT(ISBLANK([.$H10]))))" style:apply-style-name="ConditionalStyle_5f_21" style:base-cell-address="'Sprint 2 - Bilan'.G10"/>
    </style:style>
    <style:style style:name="ce134" style:family="table-cell" style:parent-style-name="Default" style:data-style-name="N111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=&quot;Sprint 3&quot;;[.$H9]&gt;0))" style:apply-style-name="ConditionalStyle_5f_24" style:base-cell-address="'Sprint 2 - Bilan'.G9"/>
      <style:map style:condition="is-true-formula(AND([.$D9]&lt;&gt;&quot;Sprint 3&quot;;[.$H9]&lt;1;NOT(ISBLANK([.$H9]))))" style:apply-style-name="ConditionalStyle_5f_23" style:base-cell-address="'Sprint 2 - Bilan'.G9"/>
    </style:style>
    <style:style style:name="ce135" style:family="table-cell" style:parent-style-name="Default" style:data-style-name="N111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=&quot;Sprint 3&quot;;[.$H20]&gt;0))" style:apply-style-name="ConditionalStyle_5f_32" style:base-cell-address="'Sprint 2 - Bilan'.G20"/>
      <style:map style:condition="is-true-formula(AND([.$D20]&lt;&gt;&quot;Sprint 3&quot;;[.$H20]&lt;1;NOT(ISBLANK([.$H20]))))" style:apply-style-name="ConditionalStyle_5f_31" style:base-cell-address="'Sprint 2 - Bilan'.G20"/>
    </style:style>
    <style:style style:name="ce136" style:family="table-cell" style:parent-style-name="Default" style:data-style-name="N111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1]=&quot;Sprint 3&quot;;[.$H21]&gt;0))" style:apply-style-name="ConditionalStyle_5f_34" style:base-cell-address="'Sprint 2 - Bilan'.G21"/>
      <style:map style:condition="is-true-formula(AND([.$D21]&lt;&gt;&quot;Sprint 3&quot;;[.$H21]&lt;1;NOT(ISBLANK([.$H21]))))" style:apply-style-name="ConditionalStyle_5f_33" style:base-cell-address="'Sprint 2 - Bilan'.G21"/>
    </style:style>
    <style:style style:name="ce137" style:family="table-cell" style:parent-style-name="Default" style:data-style-name="N111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1]=&quot;Sprint 3&quot;;[.$H21]&gt;0))" style:apply-style-name="ConditionalStyle_5f_34" style:base-cell-address="'Sprint 2 - Bilan'.G21"/>
      <style:map style:condition="is-true-formula(AND([.$D21]&lt;&gt;&quot;Sprint 3&quot;;[.$H21]&lt;1;NOT(ISBLANK([.$H21]))))" style:apply-style-name="ConditionalStyle_5f_33" style:base-cell-address="'Sprint 2 - Bilan'.G21"/>
    </style:style>
    <style:style style:name="ce138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=&quot;Sprint 3&quot;;[.$H9]&gt;0))" style:apply-style-name="ConditionalStyle_5f_24" style:base-cell-address="'Sprint 2 - Bilan'.G9"/>
      <style:map style:condition="is-true-formula(AND([.$D9]&lt;&gt;&quot;Sprint 3&quot;;[.$H9]&lt;1;NOT(ISBLANK([.$H9]))))" style:apply-style-name="ConditionalStyle_5f_23" style:base-cell-address="'Sprint 2 - Bilan'.G9"/>
    </style:style>
    <style:style style:name="ce139" style:family="table-cell" style:parent-style-name="Default" style:data-style-name="N10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10]=&quot;Sprint 3&quot;;[.$H10]&gt;0))" style:apply-style-name="ConditionalStyle_5f_22" style:base-cell-address="'Sprint 2 - Bilan'.G10"/>
      <style:map style:condition="is-true-formula(AND([.$D10]&lt;&gt;&quot;Sprint 3&quot;;[.$H10]&lt;1;NOT(ISBLANK([.$H10]))))" style:apply-style-name="ConditionalStyle_5f_21" style:base-cell-address="'Sprint 2 - Bilan'.G10"/>
    </style:style>
    <style:style style:name="ce140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=&quot;Sprint 3&quot;;[.$H9]&gt;0))" style:apply-style-name="ConditionalStyle_5f_24" style:base-cell-address="'Sprint 2 - Bilan'.G9"/>
      <style:map style:condition="is-true-formula(AND([.$D9]&lt;&gt;&quot;Sprint 3&quot;;[.$H9]&lt;1;NOT(ISBLANK([.$H9]))))" style:apply-style-name="ConditionalStyle_5f_23" style:base-cell-address="'Sprint 2 - Bilan'.G9"/>
    </style:style>
    <style:style style:name="ce141" style:family="table-cell" style:parent-style-name="Default" style:data-style-name="N10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=&quot;Sprint 3&quot;;[.$H20]&gt;0))" style:apply-style-name="ConditionalStyle_5f_32" style:base-cell-address="'Sprint 2 - Bilan'.G20"/>
      <style:map style:condition="is-true-formula(AND([.$D20]&lt;&gt;&quot;Sprint 3&quot;;[.$H20]&lt;1;NOT(ISBLANK([.$H20]))))" style:apply-style-name="ConditionalStyle_5f_31" style:base-cell-address="'Sprint 2 - Bilan'.G20"/>
    </style:style>
    <style:style style:name="ce142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1]=&quot;Sprint 3&quot;;[.$H21]&gt;0))" style:apply-style-name="ConditionalStyle_5f_34" style:base-cell-address="'Sprint 2 - Bilan'.G21"/>
      <style:map style:condition="is-true-formula(AND([.$D21]&lt;&gt;&quot;Sprint 3&quot;;[.$H21]&lt;1;NOT(ISBLANK([.$H21]))))" style:apply-style-name="ConditionalStyle_5f_33" style:base-cell-address="'Sprint 2 - Bilan'.G21"/>
    </style:style>
    <style:style style:name="ce143" style:family="table-cell" style:parent-style-name="Default" style:data-style-name="N10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1]=&quot;Sprint 3&quot;;[.$H21]&gt;0))" style:apply-style-name="ConditionalStyle_5f_34" style:base-cell-address="'Sprint 2 - Bilan'.G21"/>
      <style:map style:condition="is-true-formula(AND([.$D21]&lt;&gt;&quot;Sprint 3&quot;;[.$H21]&lt;1;NOT(ISBLANK([.$H21]))))" style:apply-style-name="ConditionalStyle_5f_33" style:base-cell-address="'Sprint 2 - Bilan'.G21"/>
    </style:style>
    <style:style style:name="ce144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2f45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M$45]&gt;0)" style:apply-style-name="ConditionalStyle_5f_27" style:base-cell-address="'Sprint 2 - Bilan'.I5"/>
    </style:style>
    <style:style style:name="ce145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=&quot;Sprint 3&quot;;[.$H9]&gt;0))" style:apply-style-name="ConditionalStyle_5f_24" style:base-cell-address="'Sprint 2 - Bilan'.G9"/>
      <style:map style:condition="is-true-formula(AND([.$D9]&lt;&gt;&quot;Sprint 3&quot;;[.$H9]&lt;1;NOT(ISBLANK([.$H9]))))" style:apply-style-name="ConditionalStyle_5f_23" style:base-cell-address="'Sprint 2 - Bilan'.G9"/>
    </style:style>
    <style:style style:name="ce147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10]=&quot;Sprint 3&quot;;[.$H10]&gt;0))" style:apply-style-name="ConditionalStyle_5f_22" style:base-cell-address="'Sprint 2 - Bilan'.G10"/>
      <style:map style:condition="is-true-formula(AND([.$D10]&lt;&gt;&quot;Sprint 3&quot;;[.$H10]&lt;1;NOT(ISBLANK([.$H10]))))" style:apply-style-name="ConditionalStyle_5f_21" style:base-cell-address="'Sprint 2 - Bilan'.G10"/>
    </style:style>
    <style:style style:name="ce148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=&quot;Sprint 3&quot;;[.$H9]&gt;0))" style:apply-style-name="ConditionalStyle_5f_24" style:base-cell-address="'Sprint 2 - Bilan'.G9"/>
      <style:map style:condition="is-true-formula(AND([.$D9]&lt;&gt;&quot;Sprint 3&quot;;[.$H9]&lt;1;NOT(ISBLANK([.$H9]))))" style:apply-style-name="ConditionalStyle_5f_23" style:base-cell-address="'Sprint 2 - Bilan'.G9"/>
    </style:style>
    <style:style style:name="ce149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=&quot;Sprint 3&quot;;[.$H20]&gt;0))" style:apply-style-name="ConditionalStyle_5f_32" style:base-cell-address="'Sprint 2 - Bilan'.G20"/>
      <style:map style:condition="is-true-formula(AND([.$D20]&lt;&gt;&quot;Sprint 3&quot;;[.$H20]&lt;1;NOT(ISBLANK([.$H20]))))" style:apply-style-name="ConditionalStyle_5f_31" style:base-cell-address="'Sprint 2 - Bilan'.G20"/>
    </style:style>
    <style:style style:name="ce150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1]=&quot;Sprint 3&quot;;[.$H21]&gt;0))" style:apply-style-name="ConditionalStyle_5f_34" style:base-cell-address="'Sprint 2 - Bilan'.G21"/>
      <style:map style:condition="is-true-formula(AND([.$D21]&lt;&gt;&quot;Sprint 3&quot;;[.$H21]&lt;1;NOT(ISBLANK([.$H21]))))" style:apply-style-name="ConditionalStyle_5f_33" style:base-cell-address="'Sprint 2 - Bilan'.G21"/>
    </style:style>
    <style:style style:name="ce151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1]=&quot;Sprint 3&quot;;[.$H21]&gt;0))" style:apply-style-name="ConditionalStyle_5f_34" style:base-cell-address="'Sprint 2 - Bilan'.G21"/>
      <style:map style:condition="is-true-formula(AND([.$D21]&lt;&gt;&quot;Sprint 3&quot;;[.$H21]&lt;1;NOT(ISBLANK([.$H21]))))" style:apply-style-name="ConditionalStyle_5f_33" style:base-cell-address="'Sprint 2 - Bilan'.G21"/>
    </style:style>
    <style:style style:name="ce152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53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54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55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56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57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58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59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60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61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62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63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64" style:family="table-cell" style:parent-style-name="Default" style:data-style-name="N111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65" style:family="table-cell" style:parent-style-name="Default" style:data-style-name="N111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66" style:family="table-cell" style:parent-style-name="Default" style:data-style-name="N111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67" style:family="table-cell" style:parent-style-name="Default" style:data-style-name="N111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68" style:family="table-cell" style:parent-style-name="Default" style:data-style-name="N10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69" style:family="table-cell" style:parent-style-name="Default" style:data-style-name="N10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70" style:family="table-cell" style:parent-style-name="Default" style:data-style-name="N10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71" style:family="table-cell" style:parent-style-name="Default" style:data-style-name="N10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72" style:family="table-cell" style:parent-style-name="Default" style:data-style-name="N111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73" style:family="table-cell" style:parent-style-name="Default" style:data-style-name="N111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10]);IF(ISBLANK([.$F10]);1;[.$F10]&lt;100%);[.$H10]&lt;100%))" style:apply-style-name="ConditionalStyle_5f_12" style:base-cell-address="'Sprint 3 - Bilan'.G10"/>
    </style:style>
    <style:style style:name="ce174" style:family="table-cell" style:parent-style-name="Default" style:data-style-name="N111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75" style:family="table-cell" style:parent-style-name="Default" style:data-style-name="N111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76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77" style:family="table-cell" style:parent-style-name="Default" style:data-style-name="N10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10]);IF(ISBLANK([.$F10]);1;[.$F10]&lt;100%);[.$H10]&lt;100%))" style:apply-style-name="ConditionalStyle_5f_12" style:base-cell-address="'Sprint 3 - Bilan'.G10"/>
    </style:style>
    <style:style style:name="ce178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79" style:family="table-cell" style:parent-style-name="Default" style:data-style-name="N10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80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2f45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M$45]&gt;0)" style:apply-style-name="ConditionalStyle_5f_8" style:base-cell-address="'Sprint 3 - Bilan'.I5"/>
    </style:style>
    <style:style style:name="ce181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82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10]);IF(ISBLANK([.$F10]);1;[.$F10]&lt;100%);[.$H10]&lt;100%))" style:apply-style-name="ConditionalStyle_5f_12" style:base-cell-address="'Sprint 3 - Bilan'.G10"/>
    </style:style>
    <style:style style:name="ce183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84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85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6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3a526a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2f45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fo:text-align="start" css3t:text-justify="auto" fo:margin-left="0mm" style:writing-mode="page"/>
      <style:text-properties fo:color="#3a526a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ackground-color="#3a526a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0" style:family="table-cell" style:parent-style-name="Default">
      <style:table-cell-properties fo:background-color="#e9eef3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1" style:family="table-cell" style:parent-style-name="Default">
      <style:table-cell-properties fo:background-color="#d4dee8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2" style:family="table-cell" style:parent-style-name="Default">
      <style:table-cell-properties fo:border-bottom="1.76pt solid #3a526a" fo:background-color="#d4dee8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3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a526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5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fo:text-align="center"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ackground-color="#3a526a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order-bottom="none" fo:background-color="#e9eef3" style:cell-protect="protected formula-hidden" style:print-content="true" style:diagonal-bl-tr="none" style:diagonal-tl-br="none" style:text-align-source="fix" style:repeat-content="false" fo:wrap-option="no-wrap" fo:border-left="0.74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8" style:family="table-cell" style:parent-style-name="Default">
      <style:table-cell-properties fo:border-bottom="none" fo:background-color="#d4dee8" style:cell-protect="protected formula-hidden" style:print-content="true" style:diagonal-bl-tr="none" style:diagonal-tl-br="none" style:text-align-source="fix" style:repeat-content="false" fo:wrap-option="no-wrap" fo:border-left="0.74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Default">
      <style:table-cell-properties fo:border-bottom="1.76pt solid #3a526a" fo:background-color="#d4dee8" style:cell-protect="protected formula-hidden" style:print-content="true" style:diagonal-bl-tr="none" style:diagonal-tl-br="none" style:text-align-source="fix" style:repeat-content="false" fo:wrap-option="no-wrap" fo:border-left="0.74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0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1" style:family="table-cell" style:parent-style-name="Default">
      <style:table-cell-properties fo:background-color="#e9eef3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2" style:family="table-cell" style:parent-style-name="Default">
      <style:table-cell-properties fo:background-color="#d4dee8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3" style:family="table-cell" style:parent-style-name="Default">
      <style:table-cell-properties fo:border-bottom="1.76pt solid #3a526a" fo:background-color="#d4dee8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4" style:family="table-cell" style:parent-style-name="Default">
      <style:table-cell-properties fo:border-bottom="none" fo:background-color="#e9eef3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3a526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5" style:family="table-cell" style:parent-style-name="Default">
      <style:table-cell-properties fo:border-bottom="none" fo:background-color="#d4dee8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3a526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6" style:family="table-cell" style:parent-style-name="Default">
      <style:table-cell-properties fo:border-bottom="1.76pt solid #3a526a" fo:background-color="#d4dee8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3a526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center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#ref!&gt;0)" style:apply-style-name="ConditionalStyle_5f_5" style:base-cell-address="Synthèse.F5"/>
    </style:style>
    <style:style style:name="ce208" style:family="table-cell" style:parent-style-name="Default">
      <style:table-cell-properties fo:background-color="#e9eef3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9" style:family="table-cell" style:parent-style-name="Default">
      <style:table-cell-properties fo:background-color="#d4dee8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0" style:family="table-cell" style:parent-style-name="Default">
      <style:table-cell-properties fo:border-bottom="1.76pt solid #3a526a" fo:background-color="#d4dee8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1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3a526a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a526a" style:vertical-align="middle" loext:vertical-justify="auto"/>
      <style:paragraph-properties fo:text-align="start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5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fo:text-align="start"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6" style:family="table-cell" style:parent-style-name="Default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7" style:family="table-cell" style:parent-style-name="Default">
      <style:table-cell-properties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3a526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8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#ref!&gt;0)" style:apply-style-name="ConditionalStyle_5f_4" style:base-cell-address="Indications.H5"/>
    </style:style>
    <style:style style:name="ce219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#ref!&gt;0)" style:apply-style-name="ConditionalStyle_5f_3" style:base-cell-address="Indications.H20"/>
    </style:style>
    <style:style style:name="ce220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#ref!&gt;0)" style:apply-style-name="ConditionalStyle_5f_2" style:base-cell-address="Indications.H28"/>
    </style:style>
    <style:style style:name="ce221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#ref!&gt;0)" style:apply-style-name="ConditionalStyle_5f_1" style:base-cell-address="Indications.H33"/>
    </style:style>
    <style:style style:name="gr1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40.5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333333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51.45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4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  <style:style style:name="T2" style:family="text">
      <style:text-properties style:font-style-complex="normal" fo:color="#000000" fo:text-shadow="none" style:font-style-asian="normal" style:font-weight-complex="normal" style:font-weight-asian="normal" style:font-size-complex="10pt" style:font-size-asian="10pt" style:font-name-complex="Calibri" style:text-outline="false" fo:font-style="normal" style:text-line-through-type="none" style:text-underline-style="none" style:text-underline-color="font-color" fo:font-weight="normal" fo:font-size="10pt" style:font-name="Calibri" style:text-position="0% 100%"/>
    </style:style>
    <style:style style:name="T3" style:family="text">
      <style:text-properties style:font-style-complex="normal" fo:color="#000000" fo:text-shadow="none" style:font-style-asian="normal" style:font-size-complex="10pt" style:font-size-asian="10pt" style:font-name-complex="Calibri" style:text-outline="false" fo:font-style="normal" style:text-line-through-type="none" style:text-underline-style="none" style:text-underline-color="font-color" fo:font-size="10pt" style:font-name="Calibri" style:text-position="0% 100%" style:font-weight-complex="bold" fo:font-weight="bold" style:font-weight-asian="bold"/>
    </style:style>
    <style:style style:name="T4" style:family="text">
      <style:text-properties style:font-style-complex="normal" fo:color="#000000" fo:text-shadow="none" style:font-style-asian="normal" style:font-size-complex="10pt" style:font-size-asian="10pt" style:font-name-complex="Calibri" style:text-outline="false" fo:font-style="normal" style:text-line-through-type="none" style:text-underline-style="none" style:text-underline-color="font-color" fo:font-size="10pt" style:font-name="Calibri" style:text-position="0% 100%" fo:font-weight="normal" style:font-weight-asian="normal" style:font-weight-complex="normal"/>
    </style:style>
    <style:style style:name="T5" style:family="text">
      <style:text-properties style:font-style-complex="normal" fo:color="#000000" fo:text-shadow="none" style:font-style-asian="normal" style:font-size-complex="10pt" style:font-size-asian="10pt" style:font-name-complex="Calibri" style:text-outline="false" fo:font-style="normal" style:text-line-through-type="none" style:text-underline-style="none" style:text-underline-color="font-color" fo:font-size="10pt" style:font-name="Calibri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text-length-is-between(0,72)" table:allow-empty-cell="true" table:base-cell-address="'Sprint 1 - Bilan'.C8">
          <table:help-message table:title="Nom de la tâche" table:display="true">
            <text:p/>
            <text:p>Veuillez saisir le nom de la tâche.</text:p>
            <text:p/>
            <text:p>Lorsque pertinent, n'oubliez pas d'ajouter une description de votre tâche sous forme de commentaire.</text:p>
          </table:help-message>
          <table:error-message table:message-type="stop" table:title="Nom de tâche trop long" table:display="true">
            <text:p>Le nom de votre tâche doit être court. </text:p>
            <text:p>Un maximum de 72 caractères est mis à votre disposition.</text:p>
            <text:p>Pour plus de détail, veuillez faire l'ajout de commentaires.</text:p>
          </table:error-message>
        </table:content-validation>
        <table:content-validation table:name="val2" table:condition="of:cell-content-is-in-list(ListeNosTache)" table:allow-empty-cell="true" table:display-list="unsorted" table:base-cell-address="'Sprint 1 - Bilan'.D8">
          <table:help-message table:title="Prédécesseur" table:display="true">
            <text:p/>
            <text:p>Si qpplicable, veuillez saisir le numéro de la tâche préalable à la tâche courante.</text:p>
            <text:p/>
            <text:p>Si une tâche possède plusieurs prédécesseurs, veuillez identifier la tâche la plus significative. </text:p>
          </table:help-message>
          <table:error-message table:message-type="stop" table:title="Erreur de saisie" table:display="true">
            <text:p>Seules les numéros de tâches existantes sont valides.</text:p>
            <text:p/>
            <text:p>Attention, même s'il est possible d'assigner une tâche à elle-même, cette situation n'a aucun sens.</text:p>
          </table:error-message>
        </table:content-validation>
        <table:content-validation table:name="val3" table:condition="of:cell-content-is-in-list(EssOpt)" table:allow-empty-cell="true" table:display-list="unsorted" table:base-cell-address="'Sprint 1 - Bilan'.E8">
          <table:help-message table:title="Essentielle / Optionnelle" table:display="true">
            <text:p/>
            <text:p>Veuillez déterminer si la tâche est essentielle ou optionnelle.</text:p>
          </table:help-message>
          <table:error-message table:message-type="stop" table:title="Erreur de saisie" table:display="true">
            <text:p>Seules les valeurs Essentielle ou Optionnelle sont acceptées.</text:p>
          </table:error-message>
        </table:content-validation>
        <table:content-validation table:name="val4" table:condition="of:cell-content-is-in-list(NiveauDifficulte)" table:allow-empty-cell="true" table:display-list="unsorted" table:base-cell-address="'Sprint 1 - Bilan'.F8">
          <table:help-message table:title="Niveau de difficulté" table:display="true">
            <text:p/>
            <text:p>Veuillez saisir le niveau de difficulté prévu :</text:p>
            <text:p><text:s/>- 1 <text:s/>| <text:s/>plus facile</text:p>
            <text:p><text:s/>- 2 <text:s/>| <text:s/>moyen</text:p>
            <text:p><text:s/>- 3 <text:s/>| <text:s/>plus difficile</text:p>
            <text:p/>
            <text:p>La notion de difficulté fait aussi référence à la notion d'incertitude.</text:p>
          </table:help-message>
          <table:error-message table:message-type="stop" table:title="Erreur de saisie" table:display="true">
            <text:p>Seules les valeurs 1, 2 et 3 sont permises.</text:p>
          </table:error-message>
        </table:content-validation>
        <table:content-validation table:name="val5" table:condition="of:cell-content-is-in-list(TempsEstime)" table:allow-empty-cell="true" table:display-list="unsorted" table:base-cell-address="'Sprint 1 - Bilan'.G8">
          <table:help-message table:title="Temps estimé" table:display="true">
            <text:p/>
            <text:p>Veuillez saisir le temps prévu à la réalisation de la tâche.</text:p>
          </table:help-message>
          <table:error-message table:message-type="stop" table:title="Erreur de saisie" table:display="true">
            <text:p>Les valeurs permises sont de 0h00 à 22h00 par intervalle de 15 minutes.</text:p>
          </table:error-message>
        </table:content-validation>
        <table:content-validation table:name="val6" table:condition="of:cell-content-is-in-list(TempsEstime)" table:allow-empty-cell="true" table:display-list="unsorted" table:base-cell-address="'Sprint 1 - Bilan'.G9">
          <table:help-message table:title="Temps estimé" table:display="true">
            <text:p/>
            <text:p>Veuillez saisir le temps prévu à la réalisation de la tâche.</text:p>
          </table:help-message>
          <table:error-message table:message-type="stop" table:title="Erreur de saisie" table:display="true">
            <text:p>Les valeurs permises sont de 0h00 à 9h00 par intervalle de 15 minutes.</text:p>
          </table:error-message>
        </table:content-validation>
        <table:content-validation table:name="val7" table:condition="of:cell-content-is-in-list(SprintVise)" table:allow-empty-cell="true" table:display-list="unsorted" table:base-cell-address="'Sprint 1 - Bilan'.H8">
          <table:help-message table:title="Sprint visé" table:display="true">
            <text:p/>
            <text:p>Veuillez saisir le Sprint pour lequel la tâche devrait être complétée.</text:p>
          </table:help-message>
          <table:error-message table:message-type="stop" table:title="Erreur de saisie" table:display="true">
            <text:p>Seules les valeurs Sprint 1, Sprint 2 et Sprint 3 sont permises.</text:p>
          </table:error-message>
        </table:content-validation>
        <table:content-validation table:name="val8" table:condition="of:cell-content-is-in-list(TempsEstime)" table:allow-empty-cell="true" table:display-list="unsorted" table:base-cell-address="'Sprint 1 - Bilan'.E8">
          <table:help-message table:title="Temps investi" table:display="true">
            <text:p/>
            <text:p>Veuillez saisir le temps que vous avez investi pour cette tâche pendant la période du Sprint 1.</text:p>
            <text:p/>
            <text:p>L'estimation de votre temps doit être le plus réaliste possible.</text:p>
          </table:help-message>
          <table:error-message table:message-type="stop" table:title="Erreur de saisie" table:display="true">
            <text:p>Les valeurs permises sont de 0h00 à 22h00 par intervalle de 15 minutes.</text:p>
          </table:error-message>
        </table:content-validation>
        <table:content-validation table:name="val9" table:condition="of:cell-content-is-in-list(Avancement)" table:allow-empty-cell="true" table:display-list="unsorted" table:base-cell-address="'Sprint 1 - Bilan'.F8">
          <table:help-message table:title="Avancement" table:display="true">
            <text:p/>
            <text:p>Veuillez saisir l'avancement de la tâche en terme de proportion sur la quantité de travail à faire.</text:p>
            <text:p/>
            <text:p>L'avancement est une estimation de la charge de travail effectuée par rapport à la réalisation complète de la tâche.</text:p>
          </table:help-message>
          <table:error-message table:message-type="stop" table:title="Erreur de saisie" table:display="true">
            <text:p>Les valeurs permises sont de 0% à 100% par intervalle de 5%.</text:p>
          </table:error-message>
        </table:content-validation>
        <table:content-validation table:name="val10" table:condition="of:cell-content-text-length-is-between(0,72)" table:allow-empty-cell="true" table:base-cell-address="'Sprint 1 - Bilan'.G8">
          <table:help-message table:title="Commentaires" table:display="true">
            <text:p/>
            <text:p>Si vous avez un retard, veuillez expliquer pourquoi et quelles sont les mesures envisagées pour rendre le projet à temps.</text:p>
            <text:p/>
            <text:p>Le texte doit être concis et précis. L'ajout d'un commentaire est toutefois pertinent si une description plus étendue est requise.</text:p>
          </table:help-message>
          <table:error-message table:message-type="stop" table:title="Erreur de saisie" table:display="true">
            <text:p>Le nom de votre tâche doit être court. </text:p>
            <text:p>Un maximum de 72 caractères est mis à votre disposition.</text:p>
            <text:p>Pour plus de détail, veuillez faire l'ajout de commentaires.</text:p>
          </table:error-message>
        </table:content-validation>
        <table:content-validation table:name="val11" table:condition="of:cell-content-text-length-is-between(0,72)" table:allow-empty-cell="true" table:base-cell-address="'Sprint 1 - Bilan'.C9">
          <table:help-message table:title="Nom de la tâche" table:display="true">
            <text:p/>
            <text:p>Veuillez saisir le nom de la tâche.</text:p>
            <text:p/>
            <text:p>Lorsque pertinent, n'oubliez pas d'ajouter une description de votre tâche sous forme de commentaire.</text:p>
          </table:help-message>
          <table:error-message table:message-type="stop" table:title="Nom de tâche trop long" table:display="true">
            <text:p>Le nom de votre tâche doit être court. </text:p>
            <text:p>Un maximum de 72 caractères est mis à votre disposition.</text:p>
            <text:p>Pour plus de détail, veuillez faire l'ajout de commentaires.</text:p>
          </table:error-message>
        </table:content-validation>
        <table:content-validation table:name="val12" table:condition="of:cell-content-is-in-list(kossessa)" table:allow-empty-cell="true" table:display-list="unsorted" table:base-cell-address="'Sprint 1 - Bilan'.G9">
          <table:help-message table:title="Temps investi" table:display="true">
            <text:p/>
            <text:p>Veuillez saisir le temps que vous avez investi pour cette tâche pendant la période du Sprint 2. Vous devez ignorer le temps mis lors du sprint précédent.</text:p>
            <text:p/>
            <text:p>L'estimation de votre temps doit être le plus réaliste possible.</text:p>
          </table:help-message>
          <table:error-message table:message-type="stop" table:title="Erreur de saisie" table:display="true">
            <text:p>Les valeurs permises sont de 0h00 à 22h00 par intervalle de 15 minutes.</text:p>
          </table:error-message>
        </table:content-validation>
        <table:content-validation table:name="val13" table:condition="of:cell-content-is-in-list(TempsEstime)" table:allow-empty-cell="true" table:display-list="unsorted" table:base-cell-address="'Sprint 1 - Bilan'.G10">
          <table:help-message table:title="Temps investi" table:display="true">
            <text:p/>
            <text:p>Veuillez saisir le temps que vous avez investi pour cette tâche pendant la période du Sprint 2. Vous devez ignorer le temps mis lors du sprint précédent.</text:p>
            <text:p/>
            <text:p>L'estimation de votre temps doit être le plus réaliste possible.</text:p>
          </table:help-message>
          <table:error-message table:message-type="stop" table:title="Erreur de saisie" table:display="true">
            <text:p>Les valeurs permises sont de 0h00 à 22h00 par intervalle de 15 minutes.</text:p>
          </table:error-message>
        </table:content-validation>
        <table:content-validation table:name="val14" table:condition="of:cell-content-is-in-list(Avancement)" table:allow-empty-cell="true" table:display-list="unsorted" table:base-cell-address="'Sprint 1 - Bilan'.H9">
          <table:help-message table:title="Avancement" table:display="true">
            <text:p/>
            <text:p>Veuillez saisir l'avancement de la tâche en terme de proportion sur la quantité de travail à faire.</text:p>
            <text:p/>
            <text:p>L'avancement est une estimation de la charge de travail effectuée par rapport à la réalisation complète de la tâche.</text:p>
          </table:help-message>
          <table:error-message table:message-type="stop" table:title="Erreur de saisie" table:display="true">
            <text:p>Les valeurs permises sont de 0% à 100% par intervalle de 5%.</text:p>
          </table:error-message>
        </table:content-validation>
        <table:content-validation table:name="val15" table:condition="of:cell-content-is-in-list(Avancement)" table:allow-empty-cell="true" table:display-list="unsorted" table:base-cell-address="'Sprint 1 - Bilan'.H10">
          <table:help-message table:title="Avancement" table:display="true">
            <text:p/>
            <text:p>Veuillez saisir l'avancement de la tâche en terme de proportion sur la quantité de travail à faire.</text:p>
            <text:p/>
            <text:p>L'avancement est une estimation de la charge de travail effectuée par rapport à la réalisation complète de la tâche.</text:p>
          </table:help-message>
          <table:error-message table:message-type="stop" table:title="Erreur de saisie." table:display="true">
            <text:p>Les valeurs permises sont de 0% à 100% par intervalle de 5%.</text:p>
          </table:error-message>
        </table:content-validation>
        <table:content-validation table:name="val16" table:condition="of:cell-content-text-length-is-between(0,72)" table:allow-empty-cell="true" table:base-cell-address="'Sprint 1 - Bilan'.I9">
          <table:help-message table:title="Commentaires" table:display="true">
            <text:p/>
            <text:p>Si vous avez un retard, veuillez expliquer pourquoi et quelles sont les mesures envisagées pour rendre le projet à temps.</text:p>
            <text:p/>
            <text:p>Le texte doit être concis et précis. L'ajout d'un commentaire est toutefois pertinent si une description plus étendue est requise.</text:p>
          </table:help-message>
          <table:error-message table:message-type="stop" table:title="Erreur de saisie" table:display="true">
            <text:p>Le nom de votre tâche doit être court. </text:p>
            <text:p>Un maximum de 72 caractères est mis à votre disposition.</text:p>
            <text:p>Pour plus de détail, veuillez faire l'ajout de commentaires.</text:p>
          </table:error-message>
        </table:content-validation>
        <table:content-validation table:name="val17" table:condition="of:cell-content-is-in-list(TempsEstime)" table:allow-empty-cell="true" table:display-list="unsorted" table:base-cell-address="'Sprint 1 - Bilan'.G9">
          <table:help-message table:title="Temps investi" table:display="true">
            <text:p/>
            <text:p>Veuillez saisir le temps que vous avez investi pour cette tâche pendant la période du Sprint 2. Vous devez ignorer le temps mis lors du sprint précédent.</text:p>
            <text:p/>
            <text:p>L'estimation de votre temps doit être le plus réaliste possible.</text:p>
          </table:help-message>
          <table:error-message table:message-type="stop" table:title="Erreur de saisie" table:display="true">
            <text:p>Les valeurs permises sont de 0h00 à 22h00 par intervalle de 15 minutes.</text:p>
          </table:error-message>
        </table:content-validation>
      </table:content-validations>
      <table:table table:name="Sprint 1 - Planification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5" table:default-cell-style-name="ce2"/>
        <table:table-column table:style-name="co4" table:number-columns-repeated="3" table:default-cell-style-name="ce1"/>
        <table:table-column table:style-name="co5" table:visibility="collapse" table:number-columns-repeated="5" table:default-cell-style-name="ce2"/>
        <table:table-column table:style-name="co5" table:visibility="collapse" table:number-columns-repeated="3" table:default-cell-style-name="ce1"/>
        <table:table-column table:style-name="co4" table:visibility="collapse" table:number-columns-repeated="8" table:default-cell-style-name="ce2"/>
        <table:table-column table:style-name="co4" table:visibility="collapse" table:number-columns-repeated="8" table:default-cell-style-name="ce1"/>
        <table:table-column table:style-name="co5" table:visibility="collapse" table:default-cell-style-name="ce1"/>
        <table:table-column table:style-name="co4" table:number-columns-repeated="98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Nom du projet super cool que vous faites!</text:p>
          </table:table-cell>
          <table:covered-table-cell table:number-columns-repeated="6" table:style-name="ce3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B65 - Projet Synthèse <text:s/>| <text:s/>Sprint 1 <text:s/>| <text:s/>Planification</text:p>
          </table:table-cell>
          <table:table-cell table:style-name="ce12"/>
          <table:table-cell table:style-name="ce22" office:value-type="string" calcext:value-type="string">
            <text:p>Réalisé par</text:p>
          </table:table-cell>
          <table:table-cell table:style-name="ce30" office:value-type="string" calcext:value-type="string" table:number-columns-spanned="4" table:number-rows-spanned="1">
            <text:p>Laurier Lavoie-Giasson</text:p>
          </table:table-cell>
          <table:covered-table-cell table:number-columns-repeated="3" table:style-name="ce30"/>
          <table:table-cell table:number-columns-repeated="1016"/>
        </table:table-row>
        <table:table-row table:style-name="ro2">
          <table:table-cell/>
          <table:table-cell table:style-name="ce5"/>
          <table:table-cell table:style-name="ce13"/>
          <table:table-cell table:style-name="ce5" table:number-columns-repeated="5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Planification</text:p>
          </table:table-cell>
          <table:table-cell table:style-name="ce14" table:number-columns-repeated="5"/>
          <table:table-cell table:style-name="ce51" table:formula="of:=IF([.L44]=0;CONCATENATE([.AE12]; &quot; totalisant &quot;; [.AE15]; &quot; de travail estimé.&quot;);CONCATENATE(&quot;Attention, il reste &quot; &amp; [.L45] &amp; &quot; à remplir.&quot;))" office:value-type="string" office:string-value="25 tâches ont été définies totalisant 50 heures et 15 minutes de travail estimé." calcext:value-type="string">
            <text:p>25 tâches ont été définies totalisant 50 heures et 15 minutes de travail estimé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No</text:p>
          </table:table-cell>
          <table:table-cell table:style-name="ce15" office:value-type="string" calcext:value-type="string">
            <text:p>Nom et description</text:p>
          </table:table-cell>
          <table:table-cell table:style-name="ce23" office:value-type="string" calcext:value-type="string">
            <text:p>Prédéces.</text:p>
          </table:table-cell>
          <table:table-cell table:style-name="ce23" office:value-type="string" calcext:value-type="string">
            <text:p>Ess / Opt</text:p>
          </table:table-cell>
          <table:table-cell table:style-name="ce23" office:value-type="string" calcext:value-type="string">
            <text:p>Difficulté</text:p>
          </table:table-cell>
          <table:table-cell table:style-name="ce23" office:value-type="string" calcext:value-type="string">
            <text:p>Temps</text:p>
          </table:table-cell>
          <table:table-cell table:style-name="ce52" office:value-type="string" calcext:value-type="string">
            <text:p>Sprint</text:p>
          </table:table-cell>
          <table:table-cell table:number-columns-repeated="11"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4">
          <table:table-cell/>
          <table:table-cell table:style-name="ce8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Valider le projet avec l'enseignant</text:p>
          </table:table-cell>
          <table:table-cell table:style-name="ce24" table:content-validation-name="val2" office:value-type="string" calcext:value-type="string">
            <text:p>-</text:p>
          </table:table-cell>
          <table:table-cell table:style-name="ce31" table:content-validation-name="val3" office:value-type="string" calcext:value-type="string">
            <text:p>Essentielle</text:p>
          </table:table-cell>
          <table:table-cell table:style-name="ce37" table:content-validation-name="val4" office:value-type="float" office:value="1" calcext:value-type="float">
            <text:p>1</text:p>
          </table:table-cell>
          <table:table-cell table:style-name="ce45" table:content-validation-name="val5" office:value-type="time" office:time-value="PT00H15M00S" calcext:value-type="time">
            <text:p>0:15</text:p>
          </table:table-cell>
          <table:table-cell table:style-name="ce53" table:content-validation-name="val7" office:value-type="string" calcext:value-type="string">
            <text:p>Sprint 1</text:p>
          </table:table-cell>
          <table:table-cell table:number-columns-repeated="3"/>
          <table:table-cell table:formula="of:=AND(NOT(ISBLANK([.$C8]));LEN([.D8])=0)" office:value-type="float" office:value="0" calcext:value-type="float">
            <text:p>0</text:p>
          </table:table-cell>
          <table:table-cell table:formula="of:=AND(NOT(ISBLANK([.$C8]));LEN([.E8])=0)" office:value-type="float" office:value="0" calcext:value-type="float">
            <text:p>0</text:p>
          </table:table-cell>
          <table:table-cell table:formula="of:=AND(NOT(ISBLANK([.$C8]));LEN([.F8])=0)" office:value-type="float" office:value="0" calcext:value-type="float">
            <text:p>0</text:p>
          </table:table-cell>
          <table:table-cell table:formula="of:=AND(NOT(ISBLANK([.$C8]));LEN([.G8])=0)" office:value-type="float" office:value="0" calcext:value-type="float">
            <text:p>0</text:p>
          </table:table-cell>
          <table:table-cell table:formula="of:=AND(NOT(ISBLANK([.$C8]));LEN([.H8])=0)"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r</text:p>
          </table:table-cell>
          <table:table-cell table:style-name="ce11"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formula="of:=MAX([.B8:.B42])" office:value-type="float" office:value="25" calcext:value-type="float">
            <text:p>25</text:p>
          </table:table-cell>
          <table:table-cell office:value-type="string" calcext:value-type="string">
            <text:p>Essentielle</text:p>
          </table:table-cell>
          <table:table-cell office:value-type="float" office:value="1" calcext:value-type="float">
            <text:p>1</text:p>
          </table:table-cell>
          <table:table-cell table:style-name="ce61" office:value-type="time" office:time-value="PT00H00M00S" calcext:value-type="time">
            <text:p>0:00</text:p>
          </table:table-cell>
          <table:table-cell table:style-name="ce61" table:formula="of:=MAX([.G8:.G42])" office:value-type="time" office:time-value="PT10H00M00S" calcext:value-type="time">
            <text:p>10:00</text:p>
          </table:table-cell>
          <table:table-cell office:value-type="string" calcext:value-type="string">
            <text:p>Sprint 1</text:p>
          </table:table-cell>
          <table:table-cell office:value-type="float" office:value="1" calcext:value-type="float">
            <text:p>1</text:p>
          </table:table-cell>
          <table:table-cell table:style-name="ce62" office:value-type="percentage" office:value="0" calcext:value-type="percentage">
            <text:p>0 %</text:p>
          </table:table-cell>
          <table:table-cell table:formula="of:=COUNTA([.C8:.C43])" office:value-type="float" office:value="25" calcext:value-type="float">
            <text:p>25</text:p>
          </table:table-cell>
          <table:table-cell table:style-name="ce63" table:formula="of:=SUM([.G8:.G43])" office:value-type="time" office:time-value="PT74H15M00S" calcext:value-type="time">
            <text:p>2:15</text:p>
          </table:table-cell>
          <table:table-cell table:number-columns-repeated="994"/>
        </table:table-row>
        <table:table-row table:style-name="ro4">
          <table:table-cell/>
          <table:table-cell table:style-name="ce9" table:formula="of:=IF(LEN([.C9])&lt;&gt;0;IF(OR(LEN([.B8])=0;[.B8]=&quot;^&quot;);&quot;^&quot;;[.B8]+1);&quot;&quot;)" office:value-type="float" office:value="2" calcext:value-type="float">
            <text:p>2</text:p>
          </table:table-cell>
          <table:table-cell table:style-name="ce17" table:content-validation-name="val1" office:value-type="string" calcext:value-type="string">
            <office:annotation draw:style-name="gr1" draw:text-style-name="P2" svg:width="148.78mm" svg:height="42.59mm" svg:x="191.85mm" svg:y="35.71mm" draw:caption-point-x="-1.42mm" draw:caption-point-y="9.36mm">
              <dc:date>2018-03-17T00:00:00</dc:date>
              <text:p text:style-name="P1">jcdemers:</text:p>
              <text:p text:style-name="P1"><text:s/><text:span text:style-name="T1">- Déterminer précisément l'objectif du projet</text:span></text:p>
              <text:p text:style-name="P1"><text:span text:style-name="T1"><text:s/></text:span><text:span text:style-name="T1">- Spécifier les éléments secondaires du projet</text:span></text:p>
              <text:p text:style-name="P1"><text:span text:style-name="T1"><text:s/></text:span><text:span text:style-name="T1">- Identifier les cas d'usage</text:span></text:p>
              <text:p text:style-name="P1"><text:span text:style-name="T1"><text:s/></text:span><text:span text:style-name="T1">- Faire le schéma UML</text:span></text:p>
              <text:p text:style-name="P1"><text:span text:style-name="T1"><text:s/></text:span><text:span text:style-name="T1">- Faire les schémas des interfaces usagers</text:span></text:p>
            </office:annotation>
            <text:p>Réaliser les éléments de rédaction technique</text:p>
          </table:table-cell>
          <table:table-cell table:style-name="ce25" table:content-validation-name="val2" office:value-type="float" office:value="1" calcext:value-type="float">
            <text:p>1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1" calcext:value-type="float">
            <text:p>1</text:p>
          </table:table-cell>
          <table:table-cell table:style-name="ce46" table:content-validation-name="val6" office:value-type="time" office:time-value="PT10H00M00S" calcext:value-type="time">
            <text:p>10:00</text:p>
          </table:table-cell>
          <table:table-cell table:style-name="ce54" table:content-validation-name="val7" office:value-type="string" calcext:value-type="string">
            <text:p>Sprint 1</text:p>
          </table:table-cell>
          <table:table-cell table:number-columns-repeated="3"/>
          <table:table-cell table:formula="of:=AND(NOT(ISBLANK([.$C9]));LEN([.D9])=0)" office:value-type="float" office:value="0" calcext:value-type="float">
            <text:p>0</text:p>
          </table:table-cell>
          <table:table-cell table:formula="of:=AND(NOT(ISBLANK([.$C9]));LEN([.E9])=0)" office:value-type="float" office:value="0" calcext:value-type="float">
            <text:p>0</text:p>
          </table:table-cell>
          <table:table-cell table:formula="of:=AND(NOT(ISBLANK([.$C9]));LEN([.F9])=0)" office:value-type="float" office:value="0" calcext:value-type="float">
            <text:p>0</text:p>
          </table:table-cell>
          <table:table-cell table:formula="of:=AND(NOT(ISBLANK([.$C9]));LEN([.G9])=0)" office:value-type="float" office:value="0" calcext:value-type="float">
            <text:p>0</text:p>
          </table:table-cell>
          <table:table-cell table:formula="of:=AND(NOT(ISBLANK([.$C9]));LEN([.H9])=0)"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g</text:p>
          </table:table-cell>
          <table:table-cell table:style-name="ce11"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ptionnelle</text:p>
          </table:table-cell>
          <table:table-cell office:value-type="float" office:value="2" calcext:value-type="float">
            <text:p>2</text:p>
          </table:table-cell>
          <table:table-cell table:style-name="ce61" office:value-type="time" office:time-value="PT00H15M00S" calcext:value-type="time">
            <text:p>0:15</text:p>
          </table:table-cell>
          <table:table-cell/>
          <table:table-cell office:value-type="string" calcext:value-type="string">
            <text:p>Sprint 2</text:p>
          </table:table-cell>
          <table:table-cell office:value-type="float" office:value="2" calcext:value-type="float">
            <text:p>2</text:p>
          </table:table-cell>
          <table:table-cell table:style-name="ce62" office:value-type="percentage" office:value="0.05" calcext:value-type="percentage">
            <text:p>5 %</text:p>
          </table:table-cell>
          <table:table-cell/>
          <table:table-cell table:style-name="ce64" table:formula="of:=[.AD8]" office:value-type="float" office:value="3.09375" calcext:value-type="float">
            <text:p>3,09</text:p>
          </table:table-cell>
          <table:table-cell table:number-columns-repeated="994"/>
        </table:table-row>
        <table:table-row table:style-name="ro4">
          <table:table-cell/>
          <table:table-cell table:style-name="ce8" table:formula="of:=IF(LEN([.C10])&lt;&gt;0;IF(OR(LEN([.B9])=0;[.B9]=&quot;^&quot;);&quot;^&quot;;[.B9]+1);&quot;&quot;)" office:value-type="float" office:value="3" calcext:value-type="float">
            <text:p>3</text:p>
          </table:table-cell>
          <table:table-cell table:style-name="ce18" table:content-validation-name="val1" office:value-type="string" calcext:value-type="string">
            <office:annotation draw:style-name="gr2" draw:text-style-name="P2" svg:width="153.54mm" svg:height="53.45mm" svg:x="191.85mm" svg:y="35.71mm" draw:caption-point-x="-1.42mm" draw:caption-point-y="14.66mm">
              <dc:date>2018-03-17T00:00:00</dc:date>
              <text:p text:style-name="P1">jcdemers:</text:p>
              <text:p text:style-name="P1"><text:span text:style-name="T1"><text:s/></text:span><text:span text:style-name="T1">- Rédiger le résumé</text:span></text:p>
              <text:p text:style-name="P1"><text:span text:style-name="T1"><text:s/></text:span><text:span text:style-name="T1">- Rédiger la présentation détaillée et préciser les intentions du projet</text:span></text:p>
              <text:p text:style-name="P1"><text:span text:style-name="T1"><text:s/></text:span><text:span text:style-name="T1">- Déterminer et présenter l'environnement de développement</text:span></text:p>
            </office:annotation>
            <text:p>Rédaction du document de conception</text:p>
          </table:table-cell>
          <table:table-cell table:style-name="ce26" table:content-validation-name="val2" office:value-type="float" office:value="2" calcext:value-type="float">
            <text:p>2</text:p>
          </table:table-cell>
          <table:table-cell table:style-name="ce33" table:content-validation-name="val3" office:value-type="string" calcext:value-type="string">
            <text:p>Essentielle</text:p>
          </table:table-cell>
          <table:table-cell table:style-name="ce39" table:content-validation-name="val4" office:value-type="float" office:value="2" calcext:value-type="float">
            <text:p>2</text:p>
          </table:table-cell>
          <table:table-cell table:style-name="ce47" table:content-validation-name="val6" office:value-type="time" office:time-value="PT03H00M00S" calcext:value-type="time">
            <text:p>3:00</text:p>
          </table:table-cell>
          <table:table-cell table:style-name="ce55" table:content-validation-name="val7" office:value-type="string" calcext:value-type="string">
            <text:p>Sprint 1</text:p>
          </table:table-cell>
          <table:table-cell table:number-columns-repeated="3"/>
          <table:table-cell table:formula="of:=AND(NOT(ISBLANK([.$C10]));LEN([.D10])=0)" office:value-type="float" office:value="0" calcext:value-type="float">
            <text:p>0</text:p>
          </table:table-cell>
          <table:table-cell table:formula="of:=AND(NOT(ISBLANK([.$C10]));LEN([.E10])=0)" office:value-type="float" office:value="0" calcext:value-type="float">
            <text:p>0</text:p>
          </table:table-cell>
          <table:table-cell table:formula="of:=AND(NOT(ISBLANK([.$C10]));LEN([.F10])=0)" office:value-type="float" office:value="0" calcext:value-type="float">
            <text:p>0</text:p>
          </table:table-cell>
          <table:table-cell table:formula="of:=AND(NOT(ISBLANK([.$C10]));LEN([.G10])=0)" office:value-type="float" office:value="0" calcext:value-type="float">
            <text:p>0</text:p>
          </table:table-cell>
          <table:table-cell table:formula="of:=AND(NOT(ISBLANK([.$C10]));LEN([.H10])=0)"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b</text:p>
          </table:table-cell>
          <table:table-cell table:style-name="ce11"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1" office:value-type="time" office:time-value="PT00H30M00S" calcext:value-type="time">
            <text:p>0:30</text:p>
          </table:table-cell>
          <table:table-cell/>
          <table:table-cell office:value-type="string" calcext:value-type="string">
            <text:p>Sprint 3</text:p>
          </table:table-cell>
          <table:table-cell office:value-type="float" office:value="3" calcext:value-type="float">
            <text:p>3</text:p>
          </table:table-cell>
          <table:table-cell table:style-name="ce62" office:value-type="percentage" office:value="0.1" calcext:value-type="percentage">
            <text:p>10 %</text:p>
          </table:table-cell>
          <table:table-cell/>
          <table:table-cell table:style-name="ce65" table:formula="of:=DAY([.AD8])*24+HOUR([.AD8])" office:value-type="float" office:value="50" calcext:value-type="float">
            <text:p>50</text:p>
          </table:table-cell>
          <table:table-cell table:number-columns-repeated="994"/>
        </table:table-row>
        <table:table-row table:style-name="ro4">
          <table:table-cell/>
          <table:table-cell table:style-name="ce9" table:formula="of:=IF(LEN([.C11])&lt;&gt;0;IF(OR(LEN([.B10])=0;[.B10]=&quot;^&quot;);&quot;^&quot;;[.B10]+1);&quot;&quot;)" office:value-type="float" office:value="4" calcext:value-type="float">
            <text:p>4</text:p>
          </table:table-cell>
          <table:table-cell table:style-name="ce17" table:content-validation-name="val1" office:value-type="string" calcext:value-type="string">
            <text:p>Rédaction du document de planification</text:p>
          </table:table-cell>
          <table:table-cell table:style-name="ce25" table:content-validation-name="val2" office:value-type="float" office:value="3" calcext:value-type="float">
            <text:p>3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2" calcext:value-type="float">
            <text:p>2</text:p>
          </table:table-cell>
          <table:table-cell table:style-name="ce46" table:content-validation-name="val6" office:value-type="time" office:time-value="PT00H45M00S" calcext:value-type="time">
            <text:p>0:45</text:p>
          </table:table-cell>
          <table:table-cell table:style-name="ce54" table:content-validation-name="val7" office:value-type="string" calcext:value-type="string">
            <text:p>Sprint 1</text:p>
          </table:table-cell>
          <table:table-cell table:number-columns-repeated="3"/>
          <table:table-cell table:formula="of:=AND(NOT(ISBLANK([.$C11]));LEN([.D11])=0)" office:value-type="float" office:value="0" calcext:value-type="float">
            <text:p>0</text:p>
          </table:table-cell>
          <table:table-cell table:formula="of:=AND(NOT(ISBLANK([.$C11]));LEN([.E11])=0)" office:value-type="float" office:value="0" calcext:value-type="float">
            <text:p>0</text:p>
          </table:table-cell>
          <table:table-cell table:formula="of:=AND(NOT(ISBLANK([.$C11]));LEN([.F11])=0)" office:value-type="float" office:value="0" calcext:value-type="float">
            <text:p>0</text:p>
          </table:table-cell>
          <table:table-cell table:formula="of:=AND(NOT(ISBLANK([.$C11]));LEN([.G11])=0)" office:value-type="float" office:value="0" calcext:value-type="float">
            <text:p>0</text:p>
          </table:table-cell>
          <table:table-cell table:formula="of:=AND(NOT(ISBLANK([.$C11]));LEN([.H11])=0)" office:value-type="float" office:value="0" calcext:value-type="float">
            <text:p>0</text:p>
          </table:table-cell>
          <table:table-cell/>
          <table:table-cell table:style-name="ce59"/>
          <table:table-cell table:style-name="ce11"/>
          <table:table-cell office:value-type="float" office:value="4" calcext:value-type="float">
            <text:p>4</text:p>
          </table:table-cell>
          <table:table-cell table:number-columns-repeated="3"/>
          <table:table-cell table:style-name="ce61" office:value-type="time" office:time-value="PT00H45M00S" calcext:value-type="time">
            <text:p>0:45</text:p>
          </table:table-cell>
          <table:table-cell table:number-columns-repeated="3"/>
          <table:table-cell table:style-name="ce62" office:value-type="percentage" office:value="0.15" calcext:value-type="percentage">
            <text:p>15 %</text:p>
          </table:table-cell>
          <table:table-cell/>
          <table:table-cell table:formula="of:=MINUTE([.AD8])" office:value-type="float" office:value="15" calcext:value-type="float">
            <text:p>15</text:p>
          </table:table-cell>
          <table:table-cell table:number-columns-repeated="994"/>
        </table:table-row>
        <table:table-row table:style-name="ro4">
          <table:table-cell/>
          <table:table-cell table:style-name="ce8" table:formula="of:=IF(LEN([.C12])&lt;&gt;0;IF(OR(LEN([.B11])=0;[.B11]=&quot;^&quot;);&quot;^&quot;;[.B11]+1);&quot;&quot;)" office:value-type="float" office:value="5" calcext:value-type="float">
            <text:p>5</text:p>
          </table:table-cell>
          <table:table-cell table:style-name="ce19" table:content-validation-name="val1" office:value-type="string" calcext:value-type="string">
            <text:p>conception initiale de l'engin de jeu</text:p>
          </table:table-cell>
          <table:table-cell table:style-name="ce27" table:content-validation-name="val2" office:value-type="string" calcext:value-type="string">
            <text:p>-</text:p>
          </table:table-cell>
          <table:table-cell table:style-name="ce34" table:content-validation-name="val3" office:value-type="string" calcext:value-type="string">
            <text:p>Essentielle</text:p>
          </table:table-cell>
          <table:table-cell table:style-name="ce40" table:content-validation-name="val4" office:value-type="float" office:value="3" calcext:value-type="float">
            <text:p>3</text:p>
          </table:table-cell>
          <table:table-cell table:style-name="ce48" table:content-validation-name="val6" office:value-type="time" office:time-value="PT10H00M00S" calcext:value-type="time">
            <text:p>10:00</text:p>
          </table:table-cell>
          <table:table-cell table:style-name="ce56" table:content-validation-name="val7" office:value-type="string" calcext:value-type="string">
            <text:p>Sprint 1</text:p>
          </table:table-cell>
          <table:table-cell table:number-columns-repeated="3"/>
          <table:table-cell table:formula="of:=AND(NOT(ISBLANK([.$C12]));LEN([.D12])=0)" office:value-type="float" office:value="0" calcext:value-type="float">
            <text:p>0</text:p>
          </table:table-cell>
          <table:table-cell table:formula="of:=AND(NOT(ISBLANK([.$C12]));LEN([.E12])=0)" office:value-type="float" office:value="0" calcext:value-type="float">
            <text:p>0</text:p>
          </table:table-cell>
          <table:table-cell table:formula="of:=AND(NOT(ISBLANK([.$C12]));LEN([.F12])=0)" office:value-type="float" office:value="0" calcext:value-type="float">
            <text:p>0</text:p>
          </table:table-cell>
          <table:table-cell table:formula="of:=AND(NOT(ISBLANK([.$C12]));LEN([.G12])=0)" office:value-type="float" office:value="0" calcext:value-type="float">
            <text:p>0</text:p>
          </table:table-cell>
          <table:table-cell table:formula="of:=AND(NOT(ISBLANK([.$C12]));LEN([.H12])=0)"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r</text:p>
          </table:table-cell>
          <table:table-cell table:style-name="ce11"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1" office:value-type="time" office:time-value="PT01H00M00S" calcext:value-type="time">
            <text:p>1:00</text:p>
          </table:table-cell>
          <table:table-cell table:number-columns-repeated="3"/>
          <table:table-cell table:style-name="ce62" office:value-type="percentage" office:value="0.2" calcext:value-type="percentage">
            <text:p>20 %</text:p>
          </table:table-cell>
          <table:table-cell office:value-type="string" calcext:value-type="string">
            <text:p>tâche</text:p>
          </table:table-cell>
          <table:table-cell table:formula="of:=[.AC8]" office:value-type="float" office:value="25" calcext:value-type="float">
            <text:p>25</text:p>
          </table:table-cell>
          <table:table-cell table:formula="of:=[.AD12] &amp; &quot; &quot; &amp; [.AC12] &amp; IF([.AD12] &gt; 1; &quot;s ont été définies&quot;; &quot; a été définie&quot;)" office:value-type="string" office:string-value="25 tâches ont été définies" calcext:value-type="string">
            <text:p>25 tâches ont été définies</text:p>
          </table:table-cell>
          <table:table-cell table:number-columns-repeated="993"/>
        </table:table-row>
        <table:table-row table:style-name="ro4">
          <table:table-cell/>
          <table:table-cell table:style-name="ce9" table:formula="of:=IF(LEN([.C13])&lt;&gt;0;IF(OR(LEN([.B12])=0;[.B12]=&quot;^&quot;);&quot;^&quot;;[.B12]+1);&quot;&quot;)" office:value-type="float" office:value="6" calcext:value-type="float">
            <text:p>6</text:p>
          </table:table-cell>
          <table:table-cell table:style-name="ce20" table:content-validation-name="val1" office:value-type="string" calcext:value-type="string">
            <text:p>ajout de l'engin physique et des collisions sphère-sphère</text:p>
          </table:table-cell>
          <table:table-cell table:style-name="ce28" table:content-validation-name="val2" office:value-type="string" calcext:value-type="string">
            <text:p>-</text:p>
          </table:table-cell>
          <table:table-cell table:style-name="ce35" table:content-validation-name="val3" office:value-type="string" calcext:value-type="string">
            <text:p>Essentielle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9" table:content-validation-name="val6" office:value-type="time" office:time-value="PT01H45M00S" calcext:value-type="time">
            <text:p>1:45</text:p>
          </table:table-cell>
          <table:table-cell table:style-name="ce57" table:content-validation-name="val7" office:value-type="string" calcext:value-type="string">
            <text:p>Sprint 1</text:p>
          </table:table-cell>
          <table:table-cell table:number-columns-repeated="3"/>
          <table:table-cell table:formula="of:=AND(NOT(ISBLANK([.$C13]));LEN([.D13])=0)" office:value-type="float" office:value="0" calcext:value-type="float">
            <text:p>0</text:p>
          </table:table-cell>
          <table:table-cell table:formula="of:=AND(NOT(ISBLANK([.$C13]));LEN([.E13])=0)" office:value-type="float" office:value="0" calcext:value-type="float">
            <text:p>0</text:p>
          </table:table-cell>
          <table:table-cell table:formula="of:=AND(NOT(ISBLANK([.$C13]));LEN([.F13])=0)" office:value-type="float" office:value="0" calcext:value-type="float">
            <text:p>0</text:p>
          </table:table-cell>
          <table:table-cell table:formula="of:=AND(NOT(ISBLANK([.$C13]));LEN([.G13])=0)" office:value-type="float" office:value="0" calcext:value-type="float">
            <text:p>0</text:p>
          </table:table-cell>
          <table:table-cell table:formula="of:=AND(NOT(ISBLANK([.$C13]));LEN([.H13])=0)"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g</text:p>
          </table:table-cell>
          <table:table-cell table:style-name="ce11"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1" office:value-type="time" office:time-value="PT01H15M00S" calcext:value-type="time">
            <text:p>1:15</text:p>
          </table:table-cell>
          <table:table-cell table:number-columns-repeated="3"/>
          <table:table-cell table:style-name="ce62" office:value-type="percentage" office:value="0.25" calcext:value-type="percentage">
            <text:p>25 %</text:p>
          </table:table-cell>
          <table:table-cell office:value-type="string" calcext:value-type="string">
            <text:p>heure</text:p>
          </table:table-cell>
          <table:table-cell table:formula="of:=[.AD10]" office:value-type="float" office:value="50" calcext:value-type="float">
            <text:p>50</text:p>
          </table:table-cell>
          <table:table-cell table:formula="of:=[.AD13] &amp; &quot; &quot; &amp; [.AC13] &amp; IF([.AD13] &gt; 1; &quot;s&quot;; &quot;&quot;)" office:value-type="string" office:string-value="50 heures" calcext:value-type="string">
            <text:p>50 heures</text:p>
          </table:table-cell>
          <table:table-cell table:number-columns-repeated="993"/>
        </table:table-row>
        <table:table-row table:style-name="ro4">
          <table:table-cell/>
          <table:table-cell table:style-name="ce8" table:formula="of:=IF(LEN([.C14])&lt;&gt;0;IF(OR(LEN([.B13])=0;[.B13]=&quot;^&quot;);&quot;^&quot;;[.B13]+1);&quot;&quot;)" office:value-type="float" office:value="7" calcext:value-type="float">
            <text:p>7</text:p>
          </table:table-cell>
          <table:table-cell table:style-name="ce19" table:content-validation-name="val1" office:value-type="string" calcext:value-type="string">
            <text:p>optimisation de l'engin physique et de la détection des collisions</text:p>
          </table:table-cell>
          <table:table-cell table:style-name="ce27" table:content-validation-name="val2" office:value-type="float" office:value="6" calcext:value-type="float">
            <text:p>6</text:p>
          </table:table-cell>
          <table:table-cell table:style-name="ce34" table:content-validation-name="val3" office:value-type="string" calcext:value-type="string">
            <text:p>Essentielle</text:p>
          </table:table-cell>
          <table:table-cell table:style-name="ce42" table:content-validation-name="val4" office:value-type="float" office:value="3" calcext:value-type="float">
            <text:p>3</text:p>
          </table:table-cell>
          <table:table-cell table:style-name="ce48" table:content-validation-name="val6" office:value-type="time" office:time-value="PT03H00M00S" calcext:value-type="time">
            <text:p>3:00</text:p>
          </table:table-cell>
          <table:table-cell table:style-name="ce56" table:content-validation-name="val7" office:value-type="string" calcext:value-type="string">
            <text:p>Sprint 1</text:p>
          </table:table-cell>
          <table:table-cell table:number-columns-repeated="3"/>
          <table:table-cell table:formula="of:=AND(NOT(ISBLANK([.$C14]));LEN([.D14])=0)" office:value-type="float" office:value="0" calcext:value-type="float">
            <text:p>0</text:p>
          </table:table-cell>
          <table:table-cell table:formula="of:=AND(NOT(ISBLANK([.$C14]));LEN([.E14])=0)" office:value-type="float" office:value="0" calcext:value-type="float">
            <text:p>0</text:p>
          </table:table-cell>
          <table:table-cell table:formula="of:=AND(NOT(ISBLANK([.$C14]));LEN([.F14])=0)" office:value-type="float" office:value="0" calcext:value-type="float">
            <text:p>0</text:p>
          </table:table-cell>
          <table:table-cell table:formula="of:=AND(NOT(ISBLANK([.$C14]));LEN([.G14])=0)" office:value-type="float" office:value="0" calcext:value-type="float">
            <text:p>0</text:p>
          </table:table-cell>
          <table:table-cell table:formula="of:=AND(NOT(ISBLANK([.$C14]));LEN([.H14])=0)"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b</text:p>
          </table:table-cell>
          <table:table-cell table:style-name="ce11"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61" office:value-type="time" office:time-value="PT01H30M00S" calcext:value-type="time">
            <text:p>1:30</text:p>
          </table:table-cell>
          <table:table-cell table:number-columns-repeated="3"/>
          <table:table-cell table:style-name="ce62" office:value-type="percentage" office:value="0.3" calcext:value-type="percentage">
            <text:p>30 %</text:p>
          </table:table-cell>
          <table:table-cell office:value-type="string" calcext:value-type="string">
            <text:p>minute</text:p>
          </table:table-cell>
          <table:table-cell table:formula="of:=[.AD11]" office:value-type="float" office:value="15" calcext:value-type="float">
            <text:p>15</text:p>
          </table:table-cell>
          <table:table-cell table:formula="of:=[.AD14] &amp; &quot; &quot; &amp; [.AC14] &amp; IF([.AD14] &gt; 1; &quot;s&quot;; &quot;&quot;)" office:value-type="string" office:string-value="15 minutes" calcext:value-type="string">
            <text:p>15 minutes</text:p>
          </table:table-cell>
          <table:table-cell table:number-columns-repeated="993"/>
        </table:table-row>
        <table:table-row table:style-name="ro4">
          <table:table-cell/>
          <table:table-cell table:style-name="ce9" table:formula="of:=IF(LEN([.C15])&lt;&gt;0;IF(OR(LEN([.B14])=0;[.B14]=&quot;^&quot;);&quot;^&quot;;[.B14]+1);&quot;&quot;)" office:value-type="float" office:value="8" calcext:value-type="float">
            <text:p>8</text:p>
          </table:table-cell>
          <table:table-cell table:style-name="ce20" table:content-validation-name="val1" office:value-type="string" calcext:value-type="string">
            <text:p>ajout d'une entité controlée par le joueur (Player)</text:p>
          </table:table-cell>
          <table:table-cell table:style-name="ce28" table:content-validation-name="val2" office:value-type="float" office:value="5" calcext:value-type="float">
            <text:p>5</text:p>
          </table:table-cell>
          <table:table-cell table:style-name="ce35" table:content-validation-name="val3" office:value-type="string" calcext:value-type="string">
            <text:p>Essentielle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9" table:content-validation-name="val6" office:value-type="time" office:time-value="PT00H30M00S" calcext:value-type="time">
            <text:p>0:30</text:p>
          </table:table-cell>
          <table:table-cell table:style-name="ce57" table:content-validation-name="val7" office:value-type="string" calcext:value-type="string">
            <text:p>Sprint 1</text:p>
          </table:table-cell>
          <table:table-cell table:number-columns-repeated="3"/>
          <table:table-cell table:formula="of:=AND(NOT(ISBLANK([.$C15]));LEN([.D15])=0)" office:value-type="float" office:value="0" calcext:value-type="float">
            <text:p>0</text:p>
          </table:table-cell>
          <table:table-cell table:formula="of:=AND(NOT(ISBLANK([.$C15]));LEN([.E15])=0)" office:value-type="float" office:value="0" calcext:value-type="float">
            <text:p>0</text:p>
          </table:table-cell>
          <table:table-cell table:formula="of:=AND(NOT(ISBLANK([.$C15]));LEN([.F15])=0)" office:value-type="float" office:value="0" calcext:value-type="float">
            <text:p>0</text:p>
          </table:table-cell>
          <table:table-cell table:formula="of:=AND(NOT(ISBLANK([.$C15]));LEN([.G15])=0)" office:value-type="float" office:value="0" calcext:value-type="float">
            <text:p>0</text:p>
          </table:table-cell>
          <table:table-cell table:formula="of:=AND(NOT(ISBLANK([.$C15]));LEN([.H15])=0)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style-name="ce61" office:value-type="time" office:time-value="PT01H45M00S" calcext:value-type="time">
            <text:p>1:45</text:p>
          </table:table-cell>
          <table:table-cell table:number-columns-repeated="3"/>
          <table:table-cell table:style-name="ce62" office:value-type="percentage" office:value="0.35" calcext:value-type="percentage">
            <text:p>35 %</text:p>
          </table:table-cell>
          <table:table-cell table:number-columns-repeated="2"/>
          <table:table-cell table:formula="of:=IF([.AD13]&gt;0;IF([.AD14]&gt;0;[.AE13]&amp;&quot; et &quot;&amp;[.AE14];[.AE13]);[.AE14])" office:value-type="string" office:string-value="50 heures et 15 minutes" calcext:value-type="string">
            <text:p>50 heures et 15 minutes</text:p>
          </table:table-cell>
          <table:table-cell table:number-columns-repeated="993"/>
        </table:table-row>
        <table:table-row table:style-name="ro4">
          <table:table-cell/>
          <table:table-cell table:style-name="ce8" table:formula="of:=IF(LEN([.C16])&lt;&gt;0;IF(OR(LEN([.B15])=0;[.B15]=&quot;^&quot;);&quot;^&quot;;[.B15]+1);&quot;&quot;)" office:value-type="float" office:value="9" calcext:value-type="float">
            <text:p>9</text:p>
          </table:table-cell>
          <table:table-cell table:style-name="ce19" table:content-validation-name="val1" office:value-type="string" calcext:value-type="string">
            <text:p>suppression des entités "bidon" de debug</text:p>
          </table:table-cell>
          <table:table-cell table:style-name="ce27" table:content-validation-name="val2" office:value-type="float" office:value="7" calcext:value-type="float">
            <text:p>7</text:p>
          </table:table-cell>
          <table:table-cell table:style-name="ce34" table:content-validation-name="val3" office:value-type="string" calcext:value-type="string">
            <text:p>Essentielle</text:p>
          </table:table-cell>
          <table:table-cell table:style-name="ce42" table:content-validation-name="val4" office:value-type="float" office:value="1" calcext:value-type="float">
            <text:p>1</text:p>
          </table:table-cell>
          <table:table-cell table:style-name="ce48" table:content-validation-name="val6" office:value-type="time" office:time-value="PT00H15M00S" calcext:value-type="time">
            <text:p>0:15</text:p>
          </table:table-cell>
          <table:table-cell table:style-name="ce56" table:content-validation-name="val7" office:value-type="string" calcext:value-type="string">
            <text:p>Sprint 2</text:p>
          </table:table-cell>
          <table:table-cell table:number-columns-repeated="3"/>
          <table:table-cell table:formula="of:=AND(NOT(ISBLANK([.$C16]));LEN([.D16])=0)" office:value-type="float" office:value="0" calcext:value-type="float">
            <text:p>0</text:p>
          </table:table-cell>
          <table:table-cell table:formula="of:=AND(NOT(ISBLANK([.$C16]));LEN([.E16])=0)" office:value-type="float" office:value="0" calcext:value-type="float">
            <text:p>0</text:p>
          </table:table-cell>
          <table:table-cell table:formula="of:=AND(NOT(ISBLANK([.$C16]));LEN([.F16])=0)" office:value-type="float" office:value="0" calcext:value-type="float">
            <text:p>0</text:p>
          </table:table-cell>
          <table:table-cell table:formula="of:=AND(NOT(ISBLANK([.$C16]));LEN([.G16])=0)" office:value-type="float" office:value="0" calcext:value-type="float">
            <text:p>0</text:p>
          </table:table-cell>
          <table:table-cell table:formula="of:=AND(NOT(ISBLANK([.$C16]));LEN([.H16])=0)"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r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61" office:value-type="time" office:time-value="PT02H00M00S" calcext:value-type="time">
            <text:p>2:00</text:p>
          </table:table-cell>
          <table:table-cell table:number-columns-repeated="3"/>
          <table:table-cell table:style-name="ce62" office:value-type="percentage" office:value="0.4" calcext:value-type="percentage">
            <text:p>40 %</text:p>
          </table:table-cell>
          <table:table-cell table:number-columns-repeated="996"/>
        </table:table-row>
        <table:table-row table:style-name="ro4">
          <table:table-cell/>
          <table:table-cell table:style-name="ce9" table:formula="of:=IF(LEN([.C17])&lt;&gt;0;IF(OR(LEN([.B16])=0;[.B16]=&quot;^&quot;);&quot;^&quot;;[.B16]+1);&quot;&quot;)" office:value-type="float" office:value="10" calcext:value-type="float">
            <text:p>10</text:p>
          </table:table-cell>
          <table:table-cell table:style-name="ce20" table:content-validation-name="val1" office:value-type="string" calcext:value-type="string">
            <text:p>développement de l'entité Npc et de ses comportements</text:p>
          </table:table-cell>
          <table:table-cell table:style-name="ce28" table:content-validation-name="val2" office:value-type="float" office:value="9" calcext:value-type="float">
            <text:p>9</text:p>
          </table:table-cell>
          <table:table-cell table:style-name="ce35" table:content-validation-name="val3" office:value-type="string" calcext:value-type="string">
            <text:p>Essentielle</text:p>
          </table:table-cell>
          <table:table-cell table:style-name="ce41" table:content-validation-name="val4" office:value-type="float" office:value="3" calcext:value-type="float">
            <text:p>3</text:p>
          </table:table-cell>
          <table:table-cell table:style-name="ce49" table:content-validation-name="val6" office:value-type="time" office:time-value="PT10H00M00S" calcext:value-type="time">
            <text:p>10:00</text:p>
          </table:table-cell>
          <table:table-cell table:style-name="ce57" table:content-validation-name="val7" office:value-type="string" calcext:value-type="string">
            <text:p>Sprint 2</text:p>
          </table:table-cell>
          <table:table-cell table:number-columns-repeated="3"/>
          <table:table-cell table:formula="of:=AND(NOT(ISBLANK([.$C17]));LEN([.D17])=0)" office:value-type="float" office:value="0" calcext:value-type="float">
            <text:p>0</text:p>
          </table:table-cell>
          <table:table-cell table:formula="of:=AND(NOT(ISBLANK([.$C17]));LEN([.E17])=0)" office:value-type="float" office:value="0" calcext:value-type="float">
            <text:p>0</text:p>
          </table:table-cell>
          <table:table-cell table:formula="of:=AND(NOT(ISBLANK([.$C17]));LEN([.F17])=0)" office:value-type="float" office:value="0" calcext:value-type="float">
            <text:p>0</text:p>
          </table:table-cell>
          <table:table-cell table:formula="of:=AND(NOT(ISBLANK([.$C17]));LEN([.G17])=0)" office:value-type="float" office:value="0" calcext:value-type="float">
            <text:p>0</text:p>
          </table:table-cell>
          <table:table-cell table:formula="of:=AND(NOT(ISBLANK([.$C17]));LEN([.H17])=0)"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g</text:p>
          </table:table-cell>
          <table:table-cell table:style-name="ce11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61" office:value-type="time" office:time-value="PT02H15M00S" calcext:value-type="time">
            <text:p>2:15</text:p>
          </table:table-cell>
          <table:table-cell table:number-columns-repeated="3"/>
          <table:table-cell table:style-name="ce62" office:value-type="percentage" office:value="0.45" calcext:value-type="percentage">
            <text:p>45 %</text:p>
          </table:table-cell>
          <table:table-cell office:value-type="string" calcext:value-type="string">
            <text:p>Sprint 1</text:p>
          </table:table-cell>
          <table:table-cell table:number-matrix-columns-spanned="1" table:number-matrix-rows-spanned="1" table:formula="of:=SUM(([.$H$8:.$H$42]=[.$AC17])*[.$G$8:.$G$42])" office:value-type="float" office:value="1.21875" calcext:value-type="float">
            <text:p>1,21875</text:p>
          </table:table-cell>
          <table:table-cell table:formula="of:=[.AD17] * 24*60" office:value-type="float" office:value="1755" calcext:value-type="float">
            <text:p>1755</text:p>
          </table:table-cell>
          <table:table-cell table:formula="of:=DAY([.AD17])*24+HOUR([.AD17])" office:value-type="float" office:value="749" calcext:value-type="float">
            <text:p>749</text:p>
          </table:table-cell>
          <table:table-cell table:formula="of:=MINUTE([.AD17])" office:value-type="float" office:value="15" calcext:value-type="float">
            <text:p>15</text:p>
          </table:table-cell>
          <table:table-cell table:formula="of:=[.AF17]&amp;&quot;h&quot;&amp;TEXT([.AG17];&quot;00&quot;)" office:value-type="string" office:string-value="749h15" calcext:value-type="string">
            <text:p>749h15</text:p>
          </table:table-cell>
          <table:table-cell/>
          <table:table-cell table:formula="of:=COUNTIF([.$H$8:.$H$42];[.AC17])" office:value-type="float" office:value="8" calcext:value-type="float">
            <text:p>8</text:p>
          </table:table-cell>
          <table:table-cell table:number-columns-repeated="988"/>
        </table:table-row>
        <table:table-row table:style-name="ro4">
          <table:table-cell/>
          <table:table-cell table:style-name="ce8" table:formula="of:=IF(LEN([.C18])&lt;&gt;0;IF(OR(LEN([.B17])=0;[.B17]=&quot;^&quot;);&quot;^&quot;;[.B17]+1);&quot;&quot;)" office:value-type="float" office:value="11" calcext:value-type="float">
            <text:p>11</text:p>
          </table:table-cell>
          <table:table-cell table:style-name="ce20" table:content-validation-name="val1" office:value-type="string" calcext:value-type="string">
            <text:p>développement de l'entité Rabbit et de ses comportements</text:p>
          </table:table-cell>
          <table:table-cell table:style-name="ce27" table:content-validation-name="val2" office:value-type="float" office:value="9" calcext:value-type="float">
            <text:p>9</text:p>
          </table:table-cell>
          <table:table-cell table:style-name="ce34" table:content-validation-name="val3" office:value-type="string" calcext:value-type="string">
            <text:p>Optionnelle</text:p>
          </table:table-cell>
          <table:table-cell table:style-name="ce42" table:content-validation-name="val4" office:value-type="float" office:value="2" calcext:value-type="float">
            <text:p>2</text:p>
          </table:table-cell>
          <table:table-cell table:style-name="ce48" table:content-validation-name="val6" office:value-type="time" office:time-value="PT01H45M00S" calcext:value-type="time">
            <text:p>1:45</text:p>
          </table:table-cell>
          <table:table-cell table:style-name="ce56" table:content-validation-name="val7" office:value-type="string" calcext:value-type="string">
            <text:p>Sprint 2</text:p>
          </table:table-cell>
          <table:table-cell table:number-columns-repeated="3"/>
          <table:table-cell table:formula="of:=AND(NOT(ISBLANK([.$C18]));LEN([.D18])=0)" office:value-type="float" office:value="0" calcext:value-type="float">
            <text:p>0</text:p>
          </table:table-cell>
          <table:table-cell table:formula="of:=AND(NOT(ISBLANK([.$C18]));LEN([.E18])=0)" office:value-type="float" office:value="0" calcext:value-type="float">
            <text:p>0</text:p>
          </table:table-cell>
          <table:table-cell table:formula="of:=AND(NOT(ISBLANK([.$C18]));LEN([.F18])=0)" office:value-type="float" office:value="0" calcext:value-type="float">
            <text:p>0</text:p>
          </table:table-cell>
          <table:table-cell table:formula="of:=AND(NOT(ISBLANK([.$C18]));LEN([.G18])=0)" office:value-type="float" office:value="0" calcext:value-type="float">
            <text:p>0</text:p>
          </table:table-cell>
          <table:table-cell table:formula="of:=AND(NOT(ISBLANK([.$C18]));LEN([.H18])=0)"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b</text:p>
          </table:table-cell>
          <table:table-cell table:style-name="ce11"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61" office:value-type="time" office:time-value="PT02H30M00S" calcext:value-type="time">
            <text:p>2:30</text:p>
          </table:table-cell>
          <table:table-cell table:number-columns-repeated="3"/>
          <table:table-cell table:style-name="ce62" office:value-type="percentage" office:value="0.5" calcext:value-type="percentage">
            <text:p>50 %</text:p>
          </table:table-cell>
          <table:table-cell office:value-type="string" calcext:value-type="string">
            <text:p>Sprint 2</text:p>
          </table:table-cell>
          <table:table-cell table:number-matrix-columns-spanned="1" table:number-matrix-rows-spanned="1" table:formula="of:=SUM(([.$H$8:.$H$42]=[.$AC18])*[.$G$8:.$G$42])" office:value-type="float" office:value="1.57291666666667" calcext:value-type="float">
            <text:p>1,57291666666667</text:p>
          </table:table-cell>
          <table:table-cell table:formula="of:=[.AD18] * 24*60" office:value-type="float" office:value="2265" calcext:value-type="float">
            <text:p>2265</text:p>
          </table:table-cell>
          <table:table-cell table:formula="of:=DAY([.AD18])*24+HOUR([.AD18])" office:value-type="float" office:value="757" calcext:value-type="float">
            <text:p>757</text:p>
          </table:table-cell>
          <table:table-cell table:formula="of:=MINUTE([.AD18])" office:value-type="float" office:value="45" calcext:value-type="float">
            <text:p>45</text:p>
          </table:table-cell>
          <table:table-cell table:formula="of:=[.AF18]&amp;&quot;h&quot;&amp;TEXT([.AG18];&quot;00&quot;)" office:value-type="string" office:string-value="757h45" calcext:value-type="string">
            <text:p>757h45</text:p>
          </table:table-cell>
          <table:table-cell/>
          <table:table-cell table:formula="of:=COUNTIF([.$H$8:.$H$42];[.AC18])" office:value-type="float" office:value="13" calcext:value-type="float">
            <text:p>13</text:p>
          </table:table-cell>
          <table:table-cell table:number-columns-repeated="988"/>
        </table:table-row>
        <table:table-row table:style-name="ro4">
          <table:table-cell/>
          <table:table-cell table:style-name="ce9" table:formula="of:=IF(LEN([.C19])&lt;&gt;0;IF(OR(LEN([.B18])=0;[.B18]=&quot;^&quot;);&quot;^&quot;;[.B18]+1);&quot;&quot;)" office:value-type="float" office:value="12" calcext:value-type="float">
            <text:p>12</text:p>
          </table:table-cell>
          <table:table-cell table:style-name="ce20" table:content-validation-name="val1" office:value-type="string" calcext:value-type="string">
            <text:p>développement de l'entité Moose et de ses comportements</text:p>
          </table:table-cell>
          <table:table-cell table:style-name="ce25" table:content-validation-name="val2" office:value-type="float" office:value="9" calcext:value-type="float">
            <text:p>9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2" calcext:value-type="float">
            <text:p>2</text:p>
          </table:table-cell>
          <table:table-cell table:style-name="ce46" table:content-validation-name="val6" office:value-type="time" office:time-value="PT01H45M00S" calcext:value-type="time">
            <text:p>1:45</text:p>
          </table:table-cell>
          <table:table-cell table:style-name="ce54" table:content-validation-name="val7" office:value-type="string" calcext:value-type="string">
            <text:p>Sprint 2</text:p>
          </table:table-cell>
          <table:table-cell table:number-columns-repeated="3"/>
          <table:table-cell table:formula="of:=AND(NOT(ISBLANK([.$C19]));LEN([.D19])=0)" office:value-type="float" office:value="0" calcext:value-type="float">
            <text:p>0</text:p>
          </table:table-cell>
          <table:table-cell table:formula="of:=AND(NOT(ISBLANK([.$C19]));LEN([.E19])=0)" office:value-type="float" office:value="0" calcext:value-type="float">
            <text:p>0</text:p>
          </table:table-cell>
          <table:table-cell table:formula="of:=AND(NOT(ISBLANK([.$C19]));LEN([.F19])=0)" office:value-type="float" office:value="0" calcext:value-type="float">
            <text:p>0</text:p>
          </table:table-cell>
          <table:table-cell table:formula="of:=AND(NOT(ISBLANK([.$C19]));LEN([.G19])=0)" office:value-type="float" office:value="0" calcext:value-type="float">
            <text:p>0</text:p>
          </table:table-cell>
          <table:table-cell table:formula="of:=AND(NOT(ISBLANK([.$C19]));LEN([.H19])=0)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style-name="ce61" office:value-type="time" office:time-value="PT02H45M00S" calcext:value-type="time">
            <text:p>2:45</text:p>
          </table:table-cell>
          <table:table-cell table:number-columns-repeated="3"/>
          <table:table-cell table:style-name="ce62" office:value-type="percentage" office:value="0.55" calcext:value-type="percentage">
            <text:p>55 %</text:p>
          </table:table-cell>
          <table:table-cell office:value-type="string" calcext:value-type="string">
            <text:p>Sprint 3</text:p>
          </table:table-cell>
          <table:table-cell table:number-matrix-columns-spanned="1" table:number-matrix-rows-spanned="1" table:formula="of:=SUM(([.$H$8:.$H$42]=[.$AC19])*[.$G$8:.$G$42])" office:value-type="float" office:value="0.302083333333333" calcext:value-type="float">
            <text:p>0,302083333333333</text:p>
          </table:table-cell>
          <table:table-cell table:formula="of:=[.AD19] * 24*60" office:value-type="float" office:value="435" calcext:value-type="float">
            <text:p>435</text:p>
          </table:table-cell>
          <table:table-cell table:formula="of:=DAY([.AD19])*24+HOUR([.AD19])" office:value-type="float" office:value="727" calcext:value-type="float">
            <text:p>727</text:p>
          </table:table-cell>
          <table:table-cell table:formula="of:=MINUTE([.AD19])" office:value-type="float" office:value="15" calcext:value-type="float">
            <text:p>15</text:p>
          </table:table-cell>
          <table:table-cell table:formula="of:=[.AF19]&amp;&quot;h&quot;&amp;TEXT([.AG19];&quot;00&quot;)" office:value-type="string" office:string-value="727h15" calcext:value-type="string">
            <text:p>727h15</text:p>
          </table:table-cell>
          <table:table-cell/>
          <table:table-cell table:formula="of:=COUNTIF([.$H$8:.$H$42];[.AC19])" office:value-type="float" office:value="4" calcext:value-type="float">
            <text:p>4</text:p>
          </table:table-cell>
          <table:table-cell table:number-columns-repeated="988"/>
        </table:table-row>
        <table:table-row table:style-name="ro4">
          <table:table-cell/>
          <table:table-cell table:style-name="ce8" table:formula="of:=IF(LEN([.C20])&lt;&gt;0;IF(OR(LEN([.B19])=0;[.B19]=&quot;^&quot;);&quot;^&quot;;[.B19]+1);&quot;&quot;)" office:value-type="float" office:value="13" calcext:value-type="float">
            <text:p>13</text:p>
          </table:table-cell>
          <table:table-cell table:style-name="ce20" table:content-validation-name="val1" office:value-type="string" calcext:value-type="string">
            <text:p>développement de l'entité Fox et de ses comportements</text:p>
          </table:table-cell>
          <table:table-cell table:style-name="ce26" table:content-validation-name="val2" office:value-type="float" office:value="9" calcext:value-type="float">
            <text:p>9</text:p>
          </table:table-cell>
          <table:table-cell table:style-name="ce33" table:content-validation-name="val3" office:value-type="string" calcext:value-type="string">
            <text:p>Essentielle</text:p>
          </table:table-cell>
          <table:table-cell table:style-name="ce39" table:content-validation-name="val4" office:value-type="float" office:value="2" calcext:value-type="float">
            <text:p>2</text:p>
          </table:table-cell>
          <table:table-cell table:style-name="ce47" table:content-validation-name="val6" office:value-type="time" office:time-value="PT01H45M00S" calcext:value-type="time">
            <text:p>1:45</text:p>
          </table:table-cell>
          <table:table-cell table:style-name="ce55" table:content-validation-name="val7" office:value-type="string" calcext:value-type="string">
            <text:p>Sprint 2</text:p>
          </table:table-cell>
          <table:table-cell table:number-columns-repeated="3"/>
          <table:table-cell table:formula="of:=AND(NOT(ISBLANK([.$C20]));LEN([.D20])=0)" office:value-type="float" office:value="0" calcext:value-type="float">
            <text:p>0</text:p>
          </table:table-cell>
          <table:table-cell table:formula="of:=AND(NOT(ISBLANK([.$C20]));LEN([.E20])=0)" office:value-type="float" office:value="0" calcext:value-type="float">
            <text:p>0</text:p>
          </table:table-cell>
          <table:table-cell table:formula="of:=AND(NOT(ISBLANK([.$C20]));LEN([.F20])=0)" office:value-type="float" office:value="0" calcext:value-type="float">
            <text:p>0</text:p>
          </table:table-cell>
          <table:table-cell table:formula="of:=AND(NOT(ISBLANK([.$C20]));LEN([.G20])=0)" office:value-type="float" office:value="0" calcext:value-type="float">
            <text:p>0</text:p>
          </table:table-cell>
          <table:table-cell table:formula="of:=AND(NOT(ISBLANK([.$C20]));LEN([.H20])=0)" office:value-type="float" office:value="0" calcext:value-type="float">
            <text:p>0</text:p>
          </table:table-cell>
          <table:table-cell table:number-columns-repeated="2"/>
          <table:table-cell table:style-name="ce60"/>
          <table:table-cell office:value-type="float" office:value="13" calcext:value-type="float">
            <text:p>13</text:p>
          </table:table-cell>
          <table:table-cell table:number-columns-repeated="3"/>
          <table:table-cell table:style-name="ce61" office:value-type="time" office:time-value="PT03H00M00S" calcext:value-type="time">
            <text:p>3:00</text:p>
          </table:table-cell>
          <table:table-cell table:number-columns-repeated="3"/>
          <table:table-cell table:style-name="ce62" office:value-type="percentage" office:value="0.6" calcext:value-type="percentage">
            <text:p>60 %</text:p>
          </table:table-cell>
          <table:table-cell table:number-columns-repeated="996"/>
        </table:table-row>
        <table:table-row table:style-name="ro4">
          <table:table-cell/>
          <table:table-cell table:style-name="ce9" table:formula="of:=IF(LEN([.C21])&lt;&gt;0;IF(OR(LEN([.B20])=0;[.B20]=&quot;^&quot;);&quot;^&quot;;[.B20]+1);&quot;&quot;)" office:value-type="float" office:value="14" calcext:value-type="float">
            <text:p>14</text:p>
          </table:table-cell>
          <table:table-cell table:style-name="ce17" table:content-validation-name="val1" office:value-type="string" calcext:value-type="string">
            <text:p>développement de l'entité Wolf et de ses comportements</text:p>
          </table:table-cell>
          <table:table-cell table:style-name="ce25" table:content-validation-name="val2" office:value-type="float" office:value="9" calcext:value-type="float">
            <text:p>9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2" calcext:value-type="float">
            <text:p>2</text:p>
          </table:table-cell>
          <table:table-cell table:style-name="ce46" table:content-validation-name="val6" office:value-type="time" office:time-value="PT01H45M00S" calcext:value-type="time">
            <text:p>1:45</text:p>
          </table:table-cell>
          <table:table-cell table:style-name="ce54" table:content-validation-name="val7" office:value-type="string" calcext:value-type="string">
            <text:p>Sprint 2</text:p>
          </table:table-cell>
          <table:table-cell table:number-columns-repeated="3"/>
          <table:table-cell table:formula="of:=AND(NOT(ISBLANK([.$C21]));LEN([.D21])=0)" office:value-type="float" office:value="0" calcext:value-type="float">
            <text:p>0</text:p>
          </table:table-cell>
          <table:table-cell table:formula="of:=AND(NOT(ISBLANK([.$C21]));LEN([.E21])=0)" office:value-type="float" office:value="0" calcext:value-type="float">
            <text:p>0</text:p>
          </table:table-cell>
          <table:table-cell table:formula="of:=AND(NOT(ISBLANK([.$C21]));LEN([.F21])=0)" office:value-type="float" office:value="0" calcext:value-type="float">
            <text:p>0</text:p>
          </table:table-cell>
          <table:table-cell table:formula="of:=AND(NOT(ISBLANK([.$C21]));LEN([.G21])=0)" office:value-type="float" office:value="0" calcext:value-type="float">
            <text:p>0</text:p>
          </table:table-cell>
          <table:table-cell table:formula="of:=AND(NOT(ISBLANK([.$C21]));LEN([.H21])=0)" office:value-type="float" office:value="0" calcext:value-type="float">
            <text:p>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table:style-name="ce61" office:value-type="time" office:time-value="PT03H15M00S" calcext:value-type="time">
            <text:p>3:15</text:p>
          </table:table-cell>
          <table:table-cell table:number-columns-repeated="3"/>
          <table:table-cell table:style-name="ce62" office:value-type="percentage" office:value="0.65" calcext:value-type="percentage">
            <text:p>65 %</text:p>
          </table:table-cell>
          <table:table-cell/>
          <table:table-cell table:formula="of:=SUM([.AD17:.AD19])" office:value-type="float" office:value="3.09375" calcext:value-type="float">
            <text:p>3,09375</text:p>
          </table:table-cell>
          <table:table-cell table:formula="of:=[.AD21] * 24*60" office:value-type="float" office:value="4455.00000000001" calcext:value-type="float">
            <text:p>4455,00000000001</text:p>
          </table:table-cell>
          <table:table-cell table:formula="of:=DAY([.AD21])*24+HOUR([.AD21])" office:value-type="float" office:value="50" calcext:value-type="float">
            <text:p>50</text:p>
          </table:table-cell>
          <table:table-cell table:formula="of:=MINUTE([.AD21])" office:value-type="float" office:value="15" calcext:value-type="float">
            <text:p>15</text:p>
          </table:table-cell>
          <table:table-cell table:formula="of:=[.AF21]&amp;&quot;h&quot;&amp;TEXT([.AG21];&quot;00&quot;)" office:value-type="string" office:string-value="50h15" calcext:value-type="string">
            <text:p>50h15</text:p>
          </table:table-cell>
          <table:table-cell table:number-columns-repeated="990"/>
        </table:table-row>
        <table:table-row table:style-name="ro4">
          <table:table-cell/>
          <table:table-cell table:style-name="ce8" table:formula="of:=IF(LEN([.C22])&lt;&gt;0;IF(OR(LEN([.B21])=0;[.B21]=&quot;^&quot;);&quot;^&quot;;[.B21]+1);&quot;&quot;)" office:value-type="float" office:value="15" calcext:value-type="float">
            <text:p>15</text:p>
          </table:table-cell>
          <table:table-cell table:style-name="ce18" table:content-validation-name="val1" office:value-type="string" calcext:value-type="string">
            <text:p>développement des items "Attachables"</text:p>
          </table:table-cell>
          <table:table-cell table:style-name="ce26" table:content-validation-name="val2" office:value-type="string" calcext:value-type="string">
            <text:p>-</text:p>
          </table:table-cell>
          <table:table-cell table:style-name="ce33" table:content-validation-name="val3" office:value-type="string" calcext:value-type="string">
            <text:p>Essentielle</text:p>
          </table:table-cell>
          <table:table-cell table:style-name="ce43" table:content-validation-name="val4" office:value-type="float" office:value="2" calcext:value-type="float">
            <text:p>2</text:p>
          </table:table-cell>
          <table:table-cell table:style-name="ce47" table:content-validation-name="val6" office:value-type="time" office:time-value="PT01H30M00S" calcext:value-type="time">
            <text:p>1:30</text:p>
          </table:table-cell>
          <table:table-cell table:style-name="ce55" table:content-validation-name="val7" office:value-type="string" calcext:value-type="string">
            <text:p>Sprint 2</text:p>
          </table:table-cell>
          <table:table-cell table:number-columns-repeated="3"/>
          <table:table-cell table:formula="of:=AND(NOT(ISBLANK([.$C22]));LEN([.D22])=0)" office:value-type="float" office:value="0" calcext:value-type="float">
            <text:p>0</text:p>
          </table:table-cell>
          <table:table-cell table:formula="of:=AND(NOT(ISBLANK([.$C22]));LEN([.E22])=0)" office:value-type="float" office:value="0" calcext:value-type="float">
            <text:p>0</text:p>
          </table:table-cell>
          <table:table-cell table:formula="of:=AND(NOT(ISBLANK([.$C22]));LEN([.F22])=0)" office:value-type="float" office:value="0" calcext:value-type="float">
            <text:p>0</text:p>
          </table:table-cell>
          <table:table-cell table:formula="of:=AND(NOT(ISBLANK([.$C22]));LEN([.G22])=0)" office:value-type="float" office:value="0" calcext:value-type="float">
            <text:p>0</text:p>
          </table:table-cell>
          <table:table-cell table:formula="of:=AND(NOT(ISBLANK([.$C22]));LEN([.H22])=0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table:style-name="ce61" office:value-type="time" office:time-value="PT03H30M00S" calcext:value-type="time">
            <text:p>3:30</text:p>
          </table:table-cell>
          <table:table-cell table:number-columns-repeated="3"/>
          <table:table-cell table:style-name="ce62" office:value-type="percentage" office:value="0.7" calcext:value-type="percentage">
            <text:p>70 %</text:p>
          </table:table-cell>
          <table:table-cell table:number-columns-repeated="996"/>
        </table:table-row>
        <table:table-row table:style-name="ro4">
          <table:table-cell/>
          <table:table-cell table:style-name="ce9" table:formula="of:=IF(LEN([.C23])&lt;&gt;0;IF(OR(LEN([.B22])=0;[.B22]=&quot;^&quot;);&quot;^&quot;;[.B22]+1);&quot;&quot;)" office:value-type="float" office:value="16" calcext:value-type="float">
            <text:p>16</text:p>
          </table:table-cell>
          <table:table-cell table:style-name="ce17" table:content-validation-name="val1" office:value-type="string" calcext:value-type="string">
            <text:p>développement des arbres</text:p>
          </table:table-cell>
          <table:table-cell table:style-name="ce25" table:content-validation-name="val2" office:value-type="string" calcext:value-type="string">
            <text:p>-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1" calcext:value-type="float">
            <text:p>1</text:p>
          </table:table-cell>
          <table:table-cell table:style-name="ce46" table:content-validation-name="val6" office:value-type="time" office:time-value="PT01H45M00S" calcext:value-type="time">
            <text:p>1:45</text:p>
          </table:table-cell>
          <table:table-cell table:style-name="ce54" table:content-validation-name="val7" office:value-type="string" calcext:value-type="string">
            <text:p>Sprint 3</text:p>
          </table:table-cell>
          <table:table-cell table:number-columns-repeated="3"/>
          <table:table-cell table:formula="of:=AND(NOT(ISBLANK([.$C23]));LEN([.D23])=0)" office:value-type="float" office:value="0" calcext:value-type="float">
            <text:p>0</text:p>
          </table:table-cell>
          <table:table-cell table:formula="of:=AND(NOT(ISBLANK([.$C23]));LEN([.E23])=0)" office:value-type="float" office:value="0" calcext:value-type="float">
            <text:p>0</text:p>
          </table:table-cell>
          <table:table-cell table:formula="of:=AND(NOT(ISBLANK([.$C23]));LEN([.F23])=0)" office:value-type="float" office:value="0" calcext:value-type="float">
            <text:p>0</text:p>
          </table:table-cell>
          <table:table-cell table:formula="of:=AND(NOT(ISBLANK([.$C23]));LEN([.G23])=0)" office:value-type="float" office:value="0" calcext:value-type="float">
            <text:p>0</text:p>
          </table:table-cell>
          <table:table-cell table:formula="of:=AND(NOT(ISBLANK([.$C23]));LEN([.H23])=0)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table:style-name="ce61" office:value-type="time" office:time-value="PT03H45M00S" calcext:value-type="time">
            <text:p>3:45</text:p>
          </table:table-cell>
          <table:table-cell table:number-columns-repeated="3"/>
          <table:table-cell table:style-name="ce62" office:value-type="percentage" office:value="0.75" calcext:value-type="percentage">
            <text:p>75 %</text:p>
          </table:table-cell>
          <table:table-cell table:number-columns-repeated="996"/>
        </table:table-row>
        <table:table-row table:style-name="ro4">
          <table:table-cell/>
          <table:table-cell table:style-name="ce8" table:formula="of:=IF(LEN([.C24])&lt;&gt;0;IF(OR(LEN([.B23])=0;[.B23]=&quot;^&quot;);&quot;^&quot;;[.B23]+1);&quot;&quot;)" office:value-type="float" office:value="17" calcext:value-type="float">
            <text:p>17</text:p>
          </table:table-cell>
          <table:table-cell table:style-name="ce18" table:content-validation-name="val1" office:value-type="string" calcext:value-type="string">
            <text:p>développement de l'entité Pomme</text:p>
          </table:table-cell>
          <table:table-cell table:style-name="ce26" table:content-validation-name="val2" office:value-type="float" office:value="16" calcext:value-type="float">
            <text:p>16</text:p>
          </table:table-cell>
          <table:table-cell table:style-name="ce33" table:content-validation-name="val3" office:value-type="string" calcext:value-type="string">
            <text:p>Optionnelle</text:p>
          </table:table-cell>
          <table:table-cell table:style-name="ce43" table:content-validation-name="val4" office:value-type="float" office:value="1" calcext:value-type="float">
            <text:p>1</text:p>
          </table:table-cell>
          <table:table-cell table:style-name="ce47" table:content-validation-name="val6" office:value-type="time" office:time-value="PT01H45M00S" calcext:value-type="time">
            <text:p>1:45</text:p>
          </table:table-cell>
          <table:table-cell table:style-name="ce55" table:content-validation-name="val7" office:value-type="string" calcext:value-type="string">
            <text:p>sprint 3</text:p>
          </table:table-cell>
          <table:table-cell table:number-columns-repeated="3"/>
          <table:table-cell table:formula="of:=AND(NOT(ISBLANK([.$C24]));LEN([.D24])=0)" office:value-type="float" office:value="0" calcext:value-type="float">
            <text:p>0</text:p>
          </table:table-cell>
          <table:table-cell table:formula="of:=AND(NOT(ISBLANK([.$C24]));LEN([.E24])=0)" office:value-type="float" office:value="0" calcext:value-type="float">
            <text:p>0</text:p>
          </table:table-cell>
          <table:table-cell table:formula="of:=AND(NOT(ISBLANK([.$C24]));LEN([.F24])=0)" office:value-type="float" office:value="0" calcext:value-type="float">
            <text:p>0</text:p>
          </table:table-cell>
          <table:table-cell table:formula="of:=AND(NOT(ISBLANK([.$C24]));LEN([.G24])=0)" office:value-type="float" office:value="0" calcext:value-type="float">
            <text:p>0</text:p>
          </table:table-cell>
          <table:table-cell table:formula="of:=AND(NOT(ISBLANK([.$C24]));LEN([.H24])=0)"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table:style-name="ce61" office:value-type="time" office:time-value="PT04H00M00S" calcext:value-type="time">
            <text:p>4:00</text:p>
          </table:table-cell>
          <table:table-cell table:number-columns-repeated="3"/>
          <table:table-cell table:style-name="ce62" office:value-type="percentage" office:value="0.8" calcext:value-type="percentage">
            <text:p>80 %</text:p>
          </table:table-cell>
          <table:table-cell table:number-columns-repeated="996"/>
        </table:table-row>
        <table:table-row table:style-name="ro4">
          <table:table-cell/>
          <table:table-cell table:style-name="ce9" table:formula="of:=IF(LEN([.C25])&lt;&gt;0;IF(OR(LEN([.B24])=0;[.B24]=&quot;^&quot;);&quot;^&quot;;[.B24]+1);&quot;&quot;)" office:value-type="float" office:value="18" calcext:value-type="float">
            <text:p>18</text:p>
          </table:table-cell>
          <table:table-cell table:style-name="ce17" table:content-validation-name="val1" office:value-type="string" calcext:value-type="string">
            <text:p>développement du pommier avec des Pommes</text:p>
          </table:table-cell>
          <table:table-cell table:style-name="ce25" table:content-validation-name="val2" office:value-type="float" office:value="16" calcext:value-type="float">
            <text:p>16</text:p>
          </table:table-cell>
          <table:table-cell table:style-name="ce32" table:content-validation-name="val3" office:value-type="string" calcext:value-type="string">
            <text:p>Optionnelle</text:p>
          </table:table-cell>
          <table:table-cell table:style-name="ce38" table:content-validation-name="val4" office:value-type="float" office:value="2" calcext:value-type="float">
            <text:p>2</text:p>
          </table:table-cell>
          <table:table-cell table:style-name="ce46" table:content-validation-name="val6" office:value-type="time" office:time-value="PT01H45M00S" calcext:value-type="time">
            <text:p>1:45</text:p>
          </table:table-cell>
          <table:table-cell table:style-name="ce54" table:content-validation-name="val7" office:value-type="string" calcext:value-type="string">
            <text:p>sprint 3</text:p>
          </table:table-cell>
          <table:table-cell table:number-columns-repeated="3"/>
          <table:table-cell table:formula="of:=AND(NOT(ISBLANK([.$C25]));LEN([.D25])=0)" office:value-type="float" office:value="0" calcext:value-type="float">
            <text:p>0</text:p>
          </table:table-cell>
          <table:table-cell table:formula="of:=AND(NOT(ISBLANK([.$C25]));LEN([.E25])=0)" office:value-type="float" office:value="0" calcext:value-type="float">
            <text:p>0</text:p>
          </table:table-cell>
          <table:table-cell table:formula="of:=AND(NOT(ISBLANK([.$C25]));LEN([.F25])=0)" office:value-type="float" office:value="0" calcext:value-type="float">
            <text:p>0</text:p>
          </table:table-cell>
          <table:table-cell table:formula="of:=AND(NOT(ISBLANK([.$C25]));LEN([.G25])=0)" office:value-type="float" office:value="0" calcext:value-type="float">
            <text:p>0</text:p>
          </table:table-cell>
          <table:table-cell table:formula="of:=AND(NOT(ISBLANK([.$C25]));LEN([.H25])=0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table:style-name="ce61" office:value-type="time" office:time-value="PT04H15M00S" calcext:value-type="time">
            <text:p>4:15</text:p>
          </table:table-cell>
          <table:table-cell table:number-columns-repeated="3"/>
          <table:table-cell table:style-name="ce62" office:value-type="percentage" office:value="0.85" calcext:value-type="percentage">
            <text:p>85 %</text:p>
          </table:table-cell>
          <table:table-cell table:number-columns-repeated="996"/>
        </table:table-row>
        <table:table-row table:style-name="ro4">
          <table:table-cell/>
          <table:table-cell table:style-name="ce8" table:formula="of:=IF(LEN([.C26])&lt;&gt;0;IF(OR(LEN([.B25])=0;[.B25]=&quot;^&quot;);&quot;^&quot;;[.B25]+1);&quot;&quot;)" office:value-type="float" office:value="19" calcext:value-type="float">
            <text:p>19</text:p>
          </table:table-cell>
          <table:table-cell table:style-name="ce18" table:content-validation-name="val1" office:value-type="string" calcext:value-type="string">
            <text:p>plancher à hauteur dynamique - collisions</text:p>
          </table:table-cell>
          <table:table-cell table:style-name="ce26" table:content-validation-name="val2" office:value-type="string" calcext:value-type="string">
            <text:p>-</text:p>
          </table:table-cell>
          <table:table-cell table:style-name="ce33" table:content-validation-name="val3" office:value-type="string" calcext:value-type="string">
            <text:p>Essentielle</text:p>
          </table:table-cell>
          <table:table-cell table:style-name="ce43" table:content-validation-name="val4" office:value-type="float" office:value="3" calcext:value-type="float">
            <text:p>3</text:p>
          </table:table-cell>
          <table:table-cell table:style-name="ce47" table:content-validation-name="val6" office:value-type="time" office:time-value="PT08H00M00S" calcext:value-type="time">
            <text:p>8:00</text:p>
          </table:table-cell>
          <table:table-cell table:style-name="ce55" table:content-validation-name="val7" office:value-type="string" calcext:value-type="string">
            <text:p>Sprint 2</text:p>
          </table:table-cell>
          <table:table-cell table:number-columns-repeated="3"/>
          <table:table-cell table:formula="of:=AND(NOT(ISBLANK([.$C26]));LEN([.D26])=0)" office:value-type="float" office:value="0" calcext:value-type="float">
            <text:p>0</text:p>
          </table:table-cell>
          <table:table-cell table:formula="of:=AND(NOT(ISBLANK([.$C26]));LEN([.E26])=0)" office:value-type="float" office:value="0" calcext:value-type="float">
            <text:p>0</text:p>
          </table:table-cell>
          <table:table-cell table:formula="of:=AND(NOT(ISBLANK([.$C26]));LEN([.F26])=0)" office:value-type="float" office:value="0" calcext:value-type="float">
            <text:p>0</text:p>
          </table:table-cell>
          <table:table-cell table:formula="of:=AND(NOT(ISBLANK([.$C26]));LEN([.G26])=0)" office:value-type="float" office:value="0" calcext:value-type="float">
            <text:p>0</text:p>
          </table:table-cell>
          <table:table-cell table:formula="of:=AND(NOT(ISBLANK([.$C26]));LEN([.H26])=0)"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table:style-name="ce61" office:value-type="time" office:time-value="PT04H30M00S" calcext:value-type="time">
            <text:p>4:30</text:p>
          </table:table-cell>
          <table:table-cell table:number-columns-repeated="3"/>
          <table:table-cell table:style-name="ce62" office:value-type="percentage" office:value="0.9" calcext:value-type="percentage">
            <text:p>90 %</text:p>
          </table:table-cell>
          <table:table-cell table:number-columns-repeated="996"/>
        </table:table-row>
        <table:table-row table:style-name="ro4">
          <table:table-cell/>
          <table:table-cell table:style-name="ce9" table:formula="of:=IF(LEN([.C27])&lt;&gt;0;IF(OR(LEN([.B26])=0;[.B26]=&quot;^&quot;);&quot;^&quot;;[.B26]+1);&quot;&quot;)" office:value-type="float" office:value="20" calcext:value-type="float">
            <text:p>20</text:p>
          </table:table-cell>
          <table:table-cell table:style-name="ce17" table:content-validation-name="val1" office:value-type="string" calcext:value-type="string">
            <text:p>plancher à hauteur dynamique - implémentation du "perlin noise"</text:p>
          </table:table-cell>
          <table:table-cell table:style-name="ce25" table:content-validation-name="val2" office:value-type="float" office:value="19" calcext:value-type="float">
            <text:p>19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2" calcext:value-type="float">
            <text:p>2</text:p>
          </table:table-cell>
          <table:table-cell table:style-name="ce46" table:content-validation-name="val6" office:value-type="time" office:time-value="PT03H00M00S" calcext:value-type="time">
            <text:p>3:00</text:p>
          </table:table-cell>
          <table:table-cell table:style-name="ce54" table:content-validation-name="val7" office:value-type="string" calcext:value-type="string">
            <text:p>Sprint 2</text:p>
          </table:table-cell>
          <table:table-cell table:number-columns-repeated="3"/>
          <table:table-cell table:formula="of:=AND(NOT(ISBLANK([.$C27]));LEN([.D27])=0)" office:value-type="float" office:value="0" calcext:value-type="float">
            <text:p>0</text:p>
          </table:table-cell>
          <table:table-cell table:formula="of:=AND(NOT(ISBLANK([.$C27]));LEN([.E27])=0)" office:value-type="float" office:value="0" calcext:value-type="float">
            <text:p>0</text:p>
          </table:table-cell>
          <table:table-cell table:formula="of:=AND(NOT(ISBLANK([.$C27]));LEN([.F27])=0)" office:value-type="float" office:value="0" calcext:value-type="float">
            <text:p>0</text:p>
          </table:table-cell>
          <table:table-cell table:formula="of:=AND(NOT(ISBLANK([.$C27]));LEN([.G27])=0)" office:value-type="float" office:value="0" calcext:value-type="float">
            <text:p>0</text:p>
          </table:table-cell>
          <table:table-cell table:formula="of:=AND(NOT(ISBLANK([.$C27]));LEN([.H27])=0)"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table:style-name="ce61" office:value-type="time" office:time-value="PT04H45M00S" calcext:value-type="time">
            <text:p>4:45</text:p>
          </table:table-cell>
          <table:table-cell table:number-columns-repeated="3"/>
          <table:table-cell table:style-name="ce62" office:value-type="percentage" office:value="0.95" calcext:value-type="percentage">
            <text:p>95 %</text:p>
          </table:table-cell>
          <table:table-cell table:number-columns-repeated="996"/>
        </table:table-row>
        <table:table-row table:style-name="ro4">
          <table:table-cell/>
          <table:table-cell table:style-name="ce8" table:formula="of:=IF(LEN([.C28])&lt;&gt;0;IF(OR(LEN([.B27])=0;[.B27]=&quot;^&quot;);&quot;^&quot;;[.B27]+1);&quot;&quot;)" office:value-type="float" office:value="21" calcext:value-type="float">
            <text:p>21</text:p>
          </table:table-cell>
          <table:table-cell table:style-name="ce18" table:content-validation-name="val1" office:value-type="string" calcext:value-type="string">
            <text:p>ajout des collisions shère-capsule à l'engin physique</text:p>
          </table:table-cell>
          <table:table-cell table:style-name="ce26" table:content-validation-name="val2" office:value-type="float" office:value="6" calcext:value-type="float">
            <text:p>6</text:p>
          </table:table-cell>
          <table:table-cell table:style-name="ce33" table:content-validation-name="val3" office:value-type="string" calcext:value-type="string">
            <text:p>Essentielle</text:p>
          </table:table-cell>
          <table:table-cell table:style-name="ce39" table:content-validation-name="val4" office:value-type="float" office:value="2" calcext:value-type="float">
            <text:p>2</text:p>
          </table:table-cell>
          <table:table-cell table:style-name="ce47" table:content-validation-name="val6" office:value-type="time" office:time-value="PT05H00M00S" calcext:value-type="time">
            <text:p>5:00</text:p>
          </table:table-cell>
          <table:table-cell table:style-name="ce55" table:content-validation-name="val7" office:value-type="string" calcext:value-type="string">
            <text:p>Sprint 2</text:p>
          </table:table-cell>
          <table:table-cell table:number-columns-repeated="3"/>
          <table:table-cell table:formula="of:=AND(NOT(ISBLANK([.$C28]));LEN([.D28])=0)" office:value-type="float" office:value="0" calcext:value-type="float">
            <text:p>0</text:p>
          </table:table-cell>
          <table:table-cell table:formula="of:=AND(NOT(ISBLANK([.$C28]));LEN([.E28])=0)" office:value-type="float" office:value="0" calcext:value-type="float">
            <text:p>0</text:p>
          </table:table-cell>
          <table:table-cell table:formula="of:=AND(NOT(ISBLANK([.$C28]));LEN([.F28])=0)" office:value-type="float" office:value="0" calcext:value-type="float">
            <text:p>0</text:p>
          </table:table-cell>
          <table:table-cell table:formula="of:=AND(NOT(ISBLANK([.$C28]));LEN([.G28])=0)" office:value-type="float" office:value="0" calcext:value-type="float">
            <text:p>0</text:p>
          </table:table-cell>
          <table:table-cell table:formula="of:=AND(NOT(ISBLANK([.$C28]));LEN([.H28])=0)"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table:style-name="ce61" office:value-type="time" office:time-value="PT05H00M00S" calcext:value-type="time">
            <text:p>5:00</text:p>
          </table:table-cell>
          <table:table-cell table:number-columns-repeated="3"/>
          <table:table-cell table:style-name="ce62" office:value-type="percentage" office:value="1" calcext:value-type="percentage">
            <text:p>100 %</text:p>
          </table:table-cell>
          <table:table-cell table:number-columns-repeated="996"/>
        </table:table-row>
        <table:table-row table:style-name="ro5">
          <table:table-cell/>
          <table:table-cell table:style-name="ce9" table:formula="of:=IF(LEN([.C29])&lt;&gt;0;IF(OR(LEN([.B28])=0;[.B28]=&quot;^&quot;);&quot;^&quot;;[.B28]+1);&quot;&quot;)" office:value-type="float" office:value="22" calcext:value-type="float">
            <text:p>22</text:p>
          </table:table-cell>
          <table:table-cell table:style-name="ce17" table:content-validation-name="val1" office:value-type="string" calcext:value-type="string">
            <text:p>implémentation des tipis</text:p>
          </table:table-cell>
          <table:table-cell table:style-name="ce25" table:content-validation-name="val2" office:value-type="string" calcext:value-type="string">
            <text:p>-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1" calcext:value-type="float">
            <text:p>1</text:p>
          </table:table-cell>
          <table:table-cell table:style-name="ce46" table:content-validation-name="val6" office:value-type="time" office:time-value="PT01H00M00S" calcext:value-type="time">
            <text:p>1:00</text:p>
          </table:table-cell>
          <table:table-cell table:style-name="ce54" table:content-validation-name="val7" office:value-type="string" calcext:value-type="string">
            <text:p>Sprint 2</text:p>
          </table:table-cell>
          <table:table-cell table:number-columns-repeated="3"/>
          <table:table-cell table:formula="of:=AND(NOT(ISBLANK([.$C29]));LEN([.D29])=0)" office:value-type="float" office:value="0" calcext:value-type="float">
            <text:p>0</text:p>
          </table:table-cell>
          <table:table-cell table:formula="of:=AND(NOT(ISBLANK([.$C29]));LEN([.E29])=0)" office:value-type="float" office:value="0" calcext:value-type="float">
            <text:p>0</text:p>
          </table:table-cell>
          <table:table-cell table:formula="of:=AND(NOT(ISBLANK([.$C29]));LEN([.F29])=0)" office:value-type="float" office:value="0" calcext:value-type="float">
            <text:p>0</text:p>
          </table:table-cell>
          <table:table-cell table:formula="of:=AND(NOT(ISBLANK([.$C29]));LEN([.G29])=0)" office:value-type="float" office:value="0" calcext:value-type="float">
            <text:p>0</text:p>
          </table:table-cell>
          <table:table-cell table:formula="of:=AND(NOT(ISBLANK([.$C29]));LEN([.H29])=0)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table:style-name="ce61" office:value-type="time" office:time-value="PT05H15M00S" calcext:value-type="time">
            <text:p>5:15</text:p>
          </table:table-cell>
          <table:table-cell table:number-columns-repeated="1000"/>
        </table:table-row>
        <table:table-row table:style-name="ro5">
          <table:table-cell/>
          <table:table-cell table:style-name="ce8" table:formula="of:=IF(LEN([.C30])&lt;&gt;0;IF(OR(LEN([.B29])=0;[.B29]=&quot;^&quot;);&quot;^&quot;;[.B29]+1);&quot;&quot;)" office:value-type="float" office:value="23" calcext:value-type="float">
            <text:p>23</text:p>
          </table:table-cell>
          <table:table-cell table:style-name="ce18" table:content-validation-name="val1" office:value-type="string" calcext:value-type="string">
            <text:p>regroupement des tipis en villages</text:p>
          </table:table-cell>
          <table:table-cell table:style-name="ce26" table:content-validation-name="val2" office:value-type="float" office:value="22" calcext:value-type="float">
            <text:p>22</text:p>
          </table:table-cell>
          <table:table-cell table:style-name="ce33" table:content-validation-name="val3" office:value-type="string" calcext:value-type="string">
            <text:p>Essentielle</text:p>
          </table:table-cell>
          <table:table-cell table:style-name="ce39" table:content-validation-name="val4" office:value-type="float" office:value="2" calcext:value-type="float">
            <text:p>2</text:p>
          </table:table-cell>
          <table:table-cell table:style-name="ce47" table:content-validation-name="val6" office:value-type="time" office:time-value="PT01H00M00S" calcext:value-type="time">
            <text:p>1:00</text:p>
          </table:table-cell>
          <table:table-cell table:style-name="ce55" table:content-validation-name="val7" office:value-type="string" calcext:value-type="string">
            <text:p>Sprint 2</text:p>
          </table:table-cell>
          <table:table-cell table:number-columns-repeated="3"/>
          <table:table-cell table:formula="of:=AND(NOT(ISBLANK([.$C30]));LEN([.D30])=0)" office:value-type="float" office:value="0" calcext:value-type="float">
            <text:p>0</text:p>
          </table:table-cell>
          <table:table-cell table:formula="of:=AND(NOT(ISBLANK([.$C30]));LEN([.E30])=0)" office:value-type="float" office:value="0" calcext:value-type="float">
            <text:p>0</text:p>
          </table:table-cell>
          <table:table-cell table:formula="of:=AND(NOT(ISBLANK([.$C30]));LEN([.F30])=0)" office:value-type="float" office:value="0" calcext:value-type="float">
            <text:p>0</text:p>
          </table:table-cell>
          <table:table-cell table:formula="of:=AND(NOT(ISBLANK([.$C30]));LEN([.G30])=0)" office:value-type="float" office:value="0" calcext:value-type="float">
            <text:p>0</text:p>
          </table:table-cell>
          <table:table-cell table:formula="of:=AND(NOT(ISBLANK([.$C30]));LEN([.H30])=0)"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table:style-name="ce61" office:value-type="time" office:time-value="PT05H30M00S" calcext:value-type="time">
            <text:p>5:30</text:p>
          </table:table-cell>
          <table:table-cell table:number-columns-repeated="1000"/>
        </table:table-row>
        <table:table-row table:style-name="ro5">
          <table:table-cell/>
          <table:table-cell table:style-name="ce9" table:formula="of:=IF(LEN([.C31])&lt;&gt;0;IF(OR(LEN([.B30])=0;[.B30]=&quot;^&quot;);&quot;^&quot;;[.B30]+1);&quot;&quot;)" office:value-type="float" office:value="24" calcext:value-type="float">
            <text:p>24</text:p>
          </table:table-cell>
          <table:table-cell table:style-name="ce17" table:content-validation-name="val1" office:value-type="string" calcext:value-type="string">
            <text:p>implémentation des villageois et de leurs comportements</text:p>
          </table:table-cell>
          <table:table-cell table:style-name="ce25" table:content-validation-name="val2" office:value-type="float" office:value="23" calcext:value-type="float">
            <text:p>23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1" calcext:value-type="float">
            <text:p>1</text:p>
          </table:table-cell>
          <table:table-cell table:style-name="ce46" table:content-validation-name="val6" office:value-type="time" office:time-value="PT01H00M00S" calcext:value-type="time">
            <text:p>1:00</text:p>
          </table:table-cell>
          <table:table-cell table:style-name="ce54" table:content-validation-name="val7" office:value-type="string" calcext:value-type="string">
            <text:p>Sprint 2</text:p>
          </table:table-cell>
          <table:table-cell table:number-columns-repeated="3"/>
          <table:table-cell table:formula="of:=AND(NOT(ISBLANK([.$C31]));LEN([.D31])=0)" office:value-type="float" office:value="0" calcext:value-type="float">
            <text:p>0</text:p>
          </table:table-cell>
          <table:table-cell table:formula="of:=AND(NOT(ISBLANK([.$C31]));LEN([.E31])=0)" office:value-type="float" office:value="0" calcext:value-type="float">
            <text:p>0</text:p>
          </table:table-cell>
          <table:table-cell table:formula="of:=AND(NOT(ISBLANK([.$C31]));LEN([.F31])=0)" office:value-type="float" office:value="0" calcext:value-type="float">
            <text:p>0</text:p>
          </table:table-cell>
          <table:table-cell table:formula="of:=AND(NOT(ISBLANK([.$C31]));LEN([.G31])=0)" office:value-type="float" office:value="0" calcext:value-type="float">
            <text:p>0</text:p>
          </table:table-cell>
          <table:table-cell table:formula="of:=AND(NOT(ISBLANK([.$C31]));LEN([.H31])=0)"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table:style-name="ce61" office:value-type="time" office:time-value="PT05H45M00S" calcext:value-type="time">
            <text:p>5:45</text:p>
          </table:table-cell>
          <table:table-cell table:number-columns-repeated="1000"/>
        </table:table-row>
        <table:table-row table:style-name="ro5">
          <table:table-cell/>
          <table:table-cell table:style-name="ce8" table:formula="of:=IF(LEN([.C32])&lt;&gt;0;IF(OR(LEN([.B31])=0;[.B31]=&quot;^&quot;);&quot;^&quot;;[.B31]+1);&quot;&quot;)" office:value-type="float" office:value="25" calcext:value-type="float">
            <text:p>25</text:p>
          </table:table-cell>
          <table:table-cell table:style-name="ce18" table:content-validation-name="val1" office:value-type="string" calcext:value-type="string">
            <text:p>Travail sur le réalisme du comportement des villageois</text:p>
          </table:table-cell>
          <table:table-cell table:style-name="ce26" table:content-validation-name="val2" office:value-type="float" office:value="24" calcext:value-type="float">
            <text:p>24</text:p>
          </table:table-cell>
          <table:table-cell table:style-name="ce33" table:content-validation-name="val3" office:value-type="string" calcext:value-type="string">
            <text:p>Optionnelle</text:p>
          </table:table-cell>
          <table:table-cell table:style-name="ce39" table:content-validation-name="val4" office:value-type="float" office:value="1" calcext:value-type="float">
            <text:p>1</text:p>
          </table:table-cell>
          <table:table-cell table:style-name="ce47" table:content-validation-name="val6" office:value-type="time" office:time-value="PT02H00M00S" calcext:value-type="time">
            <text:p>2:00</text:p>
          </table:table-cell>
          <table:table-cell table:style-name="ce55" table:content-validation-name="val7" office:value-type="string" calcext:value-type="string">
            <text:p>Sprint 3</text:p>
          </table:table-cell>
          <table:table-cell table:number-columns-repeated="3"/>
          <table:table-cell table:formula="of:=AND(NOT(ISBLANK([.$C32]));LEN([.D32])=0)" office:value-type="float" office:value="0" calcext:value-type="float">
            <text:p>0</text:p>
          </table:table-cell>
          <table:table-cell table:formula="of:=AND(NOT(ISBLANK([.$C32]));LEN([.E32])=0)" office:value-type="float" office:value="0" calcext:value-type="float">
            <text:p>0</text:p>
          </table:table-cell>
          <table:table-cell table:formula="of:=AND(NOT(ISBLANK([.$C32]));LEN([.F32])=0)" office:value-type="float" office:value="0" calcext:value-type="float">
            <text:p>0</text:p>
          </table:table-cell>
          <table:table-cell table:formula="of:=AND(NOT(ISBLANK([.$C32]));LEN([.G32])=0)" office:value-type="float" office:value="0" calcext:value-type="float">
            <text:p>0</text:p>
          </table:table-cell>
          <table:table-cell table:formula="of:=AND(NOT(ISBLANK([.$C32]));LEN([.H32])=0)"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table:style-name="ce61" office:value-type="time" office:time-value="PT06H00M00S" calcext:value-type="time">
            <text:p>6:00</text:p>
          </table:table-cell>
          <table:table-cell table:number-columns-repeated="1000"/>
        </table:table-row>
        <table:table-row table:style-name="ro4">
          <table:table-cell/>
          <table:table-cell table:style-name="ce9" table:formula="of:=IF(LEN([.C33])&lt;&gt;0;IF(OR(LEN([.B32])=0;[.B32]=&quot;^&quot;);&quot;^&quot;;[.B32]+1);&quot;&quot;)">
            <text:p/>
          </table:table-cell>
          <table:table-cell table:style-name="ce17" table:content-validation-name="val1"/>
          <table:table-cell table:style-name="ce25" table:content-validation-name="val2"/>
          <table:table-cell table:style-name="ce32" table:content-validation-name="val3"/>
          <table:table-cell table:style-name="ce38" table:content-validation-name="val4"/>
          <table:table-cell table:style-name="ce46" table:content-validation-name="val6"/>
          <table:table-cell table:style-name="ce54" table:content-validation-name="val7"/>
          <table:table-cell table:number-columns-repeated="3"/>
          <table:table-cell table:formula="of:=AND(NOT(ISBLANK([.$C33]));LEN([.D33])=0)" office:value-type="float" office:value="0" calcext:value-type="float">
            <text:p>0</text:p>
          </table:table-cell>
          <table:table-cell table:formula="of:=AND(NOT(ISBLANK([.$C33]));LEN([.E33])=0)" office:value-type="float" office:value="0" calcext:value-type="float">
            <text:p>0</text:p>
          </table:table-cell>
          <table:table-cell table:formula="of:=AND(NOT(ISBLANK([.$C33]));LEN([.F33])=0)" office:value-type="float" office:value="0" calcext:value-type="float">
            <text:p>0</text:p>
          </table:table-cell>
          <table:table-cell table:formula="of:=AND(NOT(ISBLANK([.$C33]));LEN([.G33])=0)" office:value-type="float" office:value="0" calcext:value-type="float">
            <text:p>0</text:p>
          </table:table-cell>
          <table:table-cell table:formula="of:=AND(NOT(ISBLANK([.$C33]));LEN([.H33])=0)" office:value-type="float" office:value="0" calcext:value-type="float">
            <text:p>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table:style-name="ce61" office:value-type="time" office:time-value="PT06H15M00S" calcext:value-type="time">
            <text:p>6:15</text:p>
          </table:table-cell>
          <table:table-cell table:number-columns-repeated="1000"/>
        </table:table-row>
        <table:table-row table:style-name="ro4">
          <table:table-cell/>
          <table:table-cell table:style-name="ce8" table:formula="of:=IF(LEN([.C34])&lt;&gt;0;IF(OR(LEN([.B33])=0;[.B33]=&quot;^&quot;);&quot;^&quot;;[.B33]+1);&quot;&quot;)">
            <text:p/>
          </table:table-cell>
          <table:table-cell table:style-name="ce18" table:content-validation-name="val1"/>
          <table:table-cell table:style-name="ce26" table:content-validation-name="val2"/>
          <table:table-cell table:style-name="ce33" table:content-validation-name="val3"/>
          <table:table-cell table:style-name="ce43" table:content-validation-name="val4"/>
          <table:table-cell table:style-name="ce47" table:content-validation-name="val6"/>
          <table:table-cell table:style-name="ce55" table:content-validation-name="val7"/>
          <table:table-cell table:number-columns-repeated="3"/>
          <table:table-cell table:formula="of:=AND(NOT(ISBLANK([.$C34]));LEN([.D34])=0)" office:value-type="float" office:value="0" calcext:value-type="float">
            <text:p>0</text:p>
          </table:table-cell>
          <table:table-cell table:formula="of:=AND(NOT(ISBLANK([.$C34]));LEN([.E34])=0)" office:value-type="float" office:value="0" calcext:value-type="float">
            <text:p>0</text:p>
          </table:table-cell>
          <table:table-cell table:formula="of:=AND(NOT(ISBLANK([.$C34]));LEN([.F34])=0)" office:value-type="float" office:value="0" calcext:value-type="float">
            <text:p>0</text:p>
          </table:table-cell>
          <table:table-cell table:formula="of:=AND(NOT(ISBLANK([.$C34]));LEN([.G34])=0)" office:value-type="float" office:value="0" calcext:value-type="float">
            <text:p>0</text:p>
          </table:table-cell>
          <table:table-cell table:formula="of:=AND(NOT(ISBLANK([.$C34]));LEN([.H34])=0)"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table:style-name="ce61" office:value-type="time" office:time-value="PT06H30M00S" calcext:value-type="time">
            <text:p>6:30</text:p>
          </table:table-cell>
          <table:table-cell table:number-columns-repeated="1000"/>
        </table:table-row>
        <table:table-row table:style-name="ro4">
          <table:table-cell/>
          <table:table-cell table:style-name="ce9" table:formula="of:=IF(LEN([.C35])&lt;&gt;0;IF(OR(LEN([.B34])=0;[.B34]=&quot;^&quot;);&quot;^&quot;;[.B34]+1);&quot;&quot;)">
            <text:p/>
          </table:table-cell>
          <table:table-cell table:style-name="ce17" table:content-validation-name="val1"/>
          <table:table-cell table:style-name="ce25" table:content-validation-name="val2"/>
          <table:table-cell table:style-name="ce32" table:content-validation-name="val3"/>
          <table:table-cell table:style-name="ce38" table:content-validation-name="val4"/>
          <table:table-cell table:style-name="ce46" table:content-validation-name="val6"/>
          <table:table-cell table:style-name="ce54" table:content-validation-name="val7"/>
          <table:table-cell table:number-columns-repeated="3"/>
          <table:table-cell table:formula="of:=AND(NOT(ISBLANK([.$C35]));LEN([.D35])=0)" office:value-type="float" office:value="0" calcext:value-type="float">
            <text:p>0</text:p>
          </table:table-cell>
          <table:table-cell table:formula="of:=AND(NOT(ISBLANK([.$C35]));LEN([.E35])=0)" office:value-type="float" office:value="0" calcext:value-type="float">
            <text:p>0</text:p>
          </table:table-cell>
          <table:table-cell table:formula="of:=AND(NOT(ISBLANK([.$C35]));LEN([.F35])=0)" office:value-type="float" office:value="0" calcext:value-type="float">
            <text:p>0</text:p>
          </table:table-cell>
          <table:table-cell table:formula="of:=AND(NOT(ISBLANK([.$C35]));LEN([.G35])=0)" office:value-type="float" office:value="0" calcext:value-type="float">
            <text:p>0</text:p>
          </table:table-cell>
          <table:table-cell table:formula="of:=AND(NOT(ISBLANK([.$C35]));LEN([.H35])=0)"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table:style-name="ce61" office:value-type="time" office:time-value="PT06H45M00S" calcext:value-type="time">
            <text:p>6:45</text:p>
          </table:table-cell>
          <table:table-cell table:number-columns-repeated="1000"/>
        </table:table-row>
        <table:table-row table:style-name="ro4">
          <table:table-cell/>
          <table:table-cell table:style-name="ce8" table:formula="of:=IF(LEN([.C36])&lt;&gt;0;IF(OR(LEN([.B35])=0;[.B35]=&quot;^&quot;);&quot;^&quot;;[.B35]+1);&quot;&quot;)">
            <text:p/>
          </table:table-cell>
          <table:table-cell table:style-name="ce18" table:content-validation-name="val1"/>
          <table:table-cell table:style-name="ce26" table:content-validation-name="val2"/>
          <table:table-cell table:style-name="ce33" table:content-validation-name="val3"/>
          <table:table-cell table:style-name="ce39" table:content-validation-name="val4"/>
          <table:table-cell table:style-name="ce47" table:content-validation-name="val6"/>
          <table:table-cell table:style-name="ce55" table:content-validation-name="val7"/>
          <table:table-cell table:number-columns-repeated="3"/>
          <table:table-cell table:formula="of:=AND(NOT(ISBLANK([.$C36]));LEN([.D36])=0)" office:value-type="float" office:value="0" calcext:value-type="float">
            <text:p>0</text:p>
          </table:table-cell>
          <table:table-cell table:formula="of:=AND(NOT(ISBLANK([.$C36]));LEN([.E36])=0)" office:value-type="float" office:value="0" calcext:value-type="float">
            <text:p>0</text:p>
          </table:table-cell>
          <table:table-cell table:formula="of:=AND(NOT(ISBLANK([.$C36]));LEN([.F36])=0)" office:value-type="float" office:value="0" calcext:value-type="float">
            <text:p>0</text:p>
          </table:table-cell>
          <table:table-cell table:formula="of:=AND(NOT(ISBLANK([.$C36]));LEN([.G36])=0)" office:value-type="float" office:value="0" calcext:value-type="float">
            <text:p>0</text:p>
          </table:table-cell>
          <table:table-cell table:formula="of:=AND(NOT(ISBLANK([.$C36]));LEN([.H36])=0)" office:value-type="float" office:value="0" calcext:value-type="float">
            <text:p>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table:style-name="ce61" office:value-type="time" office:time-value="PT07H00M00S" calcext:value-type="time">
            <text:p>7:00</text:p>
          </table:table-cell>
          <table:table-cell table:number-columns-repeated="1000"/>
        </table:table-row>
        <table:table-row table:style-name="ro4">
          <table:table-cell/>
          <table:table-cell table:style-name="ce9" table:formula="of:=IF(LEN([.C37])&lt;&gt;0;IF(OR(LEN([.B36])=0;[.B36]=&quot;^&quot;);&quot;^&quot;;[.B36]+1);&quot;&quot;)">
            <text:p/>
          </table:table-cell>
          <table:table-cell table:style-name="ce17" table:content-validation-name="val1"/>
          <table:table-cell table:style-name="ce25" table:content-validation-name="val2"/>
          <table:table-cell table:style-name="ce32" table:content-validation-name="val3"/>
          <table:table-cell table:style-name="ce38" table:content-validation-name="val4"/>
          <table:table-cell table:style-name="ce46" table:content-validation-name="val6"/>
          <table:table-cell table:style-name="ce54" table:content-validation-name="val7"/>
          <table:table-cell table:number-columns-repeated="3"/>
          <table:table-cell table:formula="of:=AND(NOT(ISBLANK([.$C37]));LEN([.D37])=0)" office:value-type="float" office:value="0" calcext:value-type="float">
            <text:p>0</text:p>
          </table:table-cell>
          <table:table-cell table:formula="of:=AND(NOT(ISBLANK([.$C37]));LEN([.E37])=0)" office:value-type="float" office:value="0" calcext:value-type="float">
            <text:p>0</text:p>
          </table:table-cell>
          <table:table-cell table:formula="of:=AND(NOT(ISBLANK([.$C37]));LEN([.F37])=0)" office:value-type="float" office:value="0" calcext:value-type="float">
            <text:p>0</text:p>
          </table:table-cell>
          <table:table-cell table:formula="of:=AND(NOT(ISBLANK([.$C37]));LEN([.G37])=0)" office:value-type="float" office:value="0" calcext:value-type="float">
            <text:p>0</text:p>
          </table:table-cell>
          <table:table-cell table:formula="of:=AND(NOT(ISBLANK([.$C37]));LEN([.H37])=0)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table:style-name="ce61" office:value-type="time" office:time-value="PT07H15M00S" calcext:value-type="time">
            <text:p>7:15</text:p>
          </table:table-cell>
          <table:table-cell table:number-columns-repeated="1000"/>
        </table:table-row>
        <table:table-row table:style-name="ro4">
          <table:table-cell/>
          <table:table-cell table:style-name="ce8" table:formula="of:=IF(LEN([.C38])&lt;&gt;0;IF(OR(LEN([.B37])=0;[.B37]=&quot;^&quot;);&quot;^&quot;;[.B37]+1);&quot;&quot;)">
            <text:p/>
          </table:table-cell>
          <table:table-cell table:style-name="ce18" table:content-validation-name="val1"/>
          <table:table-cell table:style-name="ce26" table:content-validation-name="val2"/>
          <table:table-cell table:style-name="ce33" table:content-validation-name="val3"/>
          <table:table-cell table:style-name="ce39" table:content-validation-name="val4"/>
          <table:table-cell table:style-name="ce47" table:content-validation-name="val6"/>
          <table:table-cell table:style-name="ce55" table:content-validation-name="val7"/>
          <table:table-cell table:number-columns-repeated="3"/>
          <table:table-cell table:formula="of:=AND(NOT(ISBLANK([.$C38]));LEN([.D38])=0)" office:value-type="float" office:value="0" calcext:value-type="float">
            <text:p>0</text:p>
          </table:table-cell>
          <table:table-cell table:formula="of:=AND(NOT(ISBLANK([.$C38]));LEN([.E38])=0)" office:value-type="float" office:value="0" calcext:value-type="float">
            <text:p>0</text:p>
          </table:table-cell>
          <table:table-cell table:formula="of:=AND(NOT(ISBLANK([.$C38]));LEN([.F38])=0)" office:value-type="float" office:value="0" calcext:value-type="float">
            <text:p>0</text:p>
          </table:table-cell>
          <table:table-cell table:formula="of:=AND(NOT(ISBLANK([.$C38]));LEN([.G38])=0)" office:value-type="float" office:value="0" calcext:value-type="float">
            <text:p>0</text:p>
          </table:table-cell>
          <table:table-cell table:formula="of:=AND(NOT(ISBLANK([.$C38]));LEN([.H38])=0)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table:style-name="ce61" office:value-type="time" office:time-value="PT07H30M00S" calcext:value-type="time">
            <text:p>7:30</text:p>
          </table:table-cell>
          <table:table-cell table:number-columns-repeated="1000"/>
        </table:table-row>
        <table:table-row table:style-name="ro4">
          <table:table-cell/>
          <table:table-cell table:style-name="ce9" table:formula="of:=IF(LEN([.C39])&lt;&gt;0;IF(OR(LEN([.B38])=0;[.B38]=&quot;^&quot;);&quot;^&quot;;[.B38]+1);&quot;&quot;)">
            <text:p/>
          </table:table-cell>
          <table:table-cell table:style-name="ce17" table:content-validation-name="val1"/>
          <table:table-cell table:style-name="ce25" table:content-validation-name="val2"/>
          <table:table-cell table:style-name="ce32" table:content-validation-name="val3"/>
          <table:table-cell table:style-name="ce38" table:content-validation-name="val4"/>
          <table:table-cell table:style-name="ce46" table:content-validation-name="val6"/>
          <table:table-cell table:style-name="ce54" table:content-validation-name="val7"/>
          <table:table-cell table:number-columns-repeated="3"/>
          <table:table-cell table:formula="of:=AND(NOT(ISBLANK([.$C39]));LEN([.D39])=0)" office:value-type="float" office:value="0" calcext:value-type="float">
            <text:p>0</text:p>
          </table:table-cell>
          <table:table-cell table:formula="of:=AND(NOT(ISBLANK([.$C39]));LEN([.E39])=0)" office:value-type="float" office:value="0" calcext:value-type="float">
            <text:p>0</text:p>
          </table:table-cell>
          <table:table-cell table:formula="of:=AND(NOT(ISBLANK([.$C39]));LEN([.F39])=0)" office:value-type="float" office:value="0" calcext:value-type="float">
            <text:p>0</text:p>
          </table:table-cell>
          <table:table-cell table:formula="of:=AND(NOT(ISBLANK([.$C39]));LEN([.G39])=0)" office:value-type="float" office:value="0" calcext:value-type="float">
            <text:p>0</text:p>
          </table:table-cell>
          <table:table-cell table:formula="of:=AND(NOT(ISBLANK([.$C39]));LEN([.H39])=0)"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table:style-name="ce61" office:value-type="time" office:time-value="PT07H45M00S" calcext:value-type="time">
            <text:p>7:45</text:p>
          </table:table-cell>
          <table:table-cell table:number-columns-repeated="1000"/>
        </table:table-row>
        <table:table-row table:style-name="ro4">
          <table:table-cell/>
          <table:table-cell table:style-name="ce8" table:formula="of:=IF(LEN([.C40])&lt;&gt;0;IF(OR(LEN([.B39])=0;[.B39]=&quot;^&quot;);&quot;^&quot;;[.B39]+1);&quot;&quot;)">
            <text:p/>
          </table:table-cell>
          <table:table-cell table:style-name="ce18" table:content-validation-name="val1"/>
          <table:table-cell table:style-name="ce26" table:content-validation-name="val2"/>
          <table:table-cell table:style-name="ce33" table:content-validation-name="val3"/>
          <table:table-cell table:style-name="ce39" table:content-validation-name="val4"/>
          <table:table-cell table:style-name="ce47" table:content-validation-name="val6"/>
          <table:table-cell table:style-name="ce55" table:content-validation-name="val7"/>
          <table:table-cell table:number-columns-repeated="3"/>
          <table:table-cell table:formula="of:=AND(NOT(ISBLANK([.$C40]));LEN([.D40])=0)" office:value-type="float" office:value="0" calcext:value-type="float">
            <text:p>0</text:p>
          </table:table-cell>
          <table:table-cell table:formula="of:=AND(NOT(ISBLANK([.$C40]));LEN([.E40])=0)" office:value-type="float" office:value="0" calcext:value-type="float">
            <text:p>0</text:p>
          </table:table-cell>
          <table:table-cell table:formula="of:=AND(NOT(ISBLANK([.$C40]));LEN([.F40])=0)" office:value-type="float" office:value="0" calcext:value-type="float">
            <text:p>0</text:p>
          </table:table-cell>
          <table:table-cell table:formula="of:=AND(NOT(ISBLANK([.$C40]));LEN([.G40])=0)" office:value-type="float" office:value="0" calcext:value-type="float">
            <text:p>0</text:p>
          </table:table-cell>
          <table:table-cell table:formula="of:=AND(NOT(ISBLANK([.$C40]));LEN([.H40])=0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table:style-name="ce61" office:value-type="time" office:time-value="PT08H00M00S" calcext:value-type="time">
            <text:p>8:00</text:p>
          </table:table-cell>
          <table:table-cell table:number-columns-repeated="1000"/>
        </table:table-row>
        <table:table-row table:style-name="ro4">
          <table:table-cell/>
          <table:table-cell table:style-name="ce9" table:formula="of:=IF(LEN([.C41])&lt;&gt;0;IF(OR(LEN([.B40])=0;[.B40]=&quot;^&quot;);&quot;^&quot;;[.B40]+1);&quot;&quot;)">
            <text:p/>
          </table:table-cell>
          <table:table-cell table:style-name="ce17" table:content-validation-name="val1"/>
          <table:table-cell table:style-name="ce25" table:content-validation-name="val2"/>
          <table:table-cell table:style-name="ce32" table:content-validation-name="val3"/>
          <table:table-cell table:style-name="ce38" table:content-validation-name="val4"/>
          <table:table-cell table:style-name="ce46" table:content-validation-name="val6"/>
          <table:table-cell table:style-name="ce54" table:content-validation-name="val7"/>
          <table:table-cell table:number-columns-repeated="3"/>
          <table:table-cell table:formula="of:=AND(NOT(ISBLANK([.$C41]));LEN([.D41])=0)" office:value-type="float" office:value="0" calcext:value-type="float">
            <text:p>0</text:p>
          </table:table-cell>
          <table:table-cell table:formula="of:=AND(NOT(ISBLANK([.$C41]));LEN([.E41])=0)" office:value-type="float" office:value="0" calcext:value-type="float">
            <text:p>0</text:p>
          </table:table-cell>
          <table:table-cell table:formula="of:=AND(NOT(ISBLANK([.$C41]));LEN([.F41])=0)" office:value-type="float" office:value="0" calcext:value-type="float">
            <text:p>0</text:p>
          </table:table-cell>
          <table:table-cell table:formula="of:=AND(NOT(ISBLANK([.$C41]));LEN([.G41])=0)" office:value-type="float" office:value="0" calcext:value-type="float">
            <text:p>0</text:p>
          </table:table-cell>
          <table:table-cell table:formula="of:=AND(NOT(ISBLANK([.$C41]));LEN([.H41])=0)" office:value-type="float" office:value="0" calcext:value-type="float">
            <text:p>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table:style-name="ce61" office:value-type="time" office:time-value="PT08H15M00S" calcext:value-type="time">
            <text:p>8:15</text:p>
          </table:table-cell>
          <table:table-cell table:number-columns-repeated="1000"/>
        </table:table-row>
        <table:table-row table:style-name="ro6">
          <table:table-cell/>
          <table:table-cell table:style-name="ce10" table:formula="of:=IF(LEN([.C42])&lt;&gt;0;IF(OR(LEN([.B41])=0;[.B41]=&quot;^&quot;);&quot;^&quot;;[.B41]+1);&quot;&quot;)">
            <text:p/>
          </table:table-cell>
          <table:table-cell table:style-name="ce21" table:content-validation-name="val1"/>
          <table:table-cell table:style-name="ce29" table:content-validation-name="val2"/>
          <table:table-cell table:style-name="ce36" table:content-validation-name="val3"/>
          <table:table-cell table:style-name="ce44" table:content-validation-name="val4"/>
          <table:table-cell table:style-name="ce50" table:content-validation-name="val6"/>
          <table:table-cell table:style-name="ce58" table:content-validation-name="val7"/>
          <table:table-cell table:number-columns-repeated="3"/>
          <table:table-cell table:formula="of:=AND(NOT(ISBLANK([.$C42]));LEN([.D42])=0)" office:value-type="float" office:value="0" calcext:value-type="float">
            <text:p>0</text:p>
          </table:table-cell>
          <table:table-cell table:formula="of:=AND(NOT(ISBLANK([.$C42]));LEN([.E42])=0)" office:value-type="float" office:value="0" calcext:value-type="float">
            <text:p>0</text:p>
          </table:table-cell>
          <table:table-cell table:formula="of:=AND(NOT(ISBLANK([.$C42]));LEN([.F42])=0)" office:value-type="float" office:value="0" calcext:value-type="float">
            <text:p>0</text:p>
          </table:table-cell>
          <table:table-cell table:formula="of:=AND(NOT(ISBLANK([.$C42]));LEN([.G42])=0)" office:value-type="float" office:value="0" calcext:value-type="float">
            <text:p>0</text:p>
          </table:table-cell>
          <table:table-cell table:formula="of:=AND(NOT(ISBLANK([.$C42]));LEN([.H42])=0)"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table:style-name="ce61" office:value-type="time" office:time-value="PT08H30M00S" calcext:value-type="time">
            <text:p>8:30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formula="of:=COUNTIF([.L8:.L42];1)" office:value-type="float" office:value="0" calcext:value-type="float">
            <text:p>0</text:p>
          </table:table-cell>
          <table:table-cell table:formula="of:=COUNTIF([.M8:.M42];1)" office:value-type="float" office:value="0" calcext:value-type="float">
            <text:p>0</text:p>
          </table:table-cell>
          <table:table-cell table:formula="of:=COUNTIF([.N8:.N42];1)" office:value-type="float" office:value="0" calcext:value-type="float">
            <text:p>0</text:p>
          </table:table-cell>
          <table:table-cell table:formula="of:=COUNTIF([.O8:.O42];1)" office:value-type="float" office:value="0" calcext:value-type="float">
            <text:p>0</text:p>
          </table:table-cell>
          <table:table-cell table:formula="of:=COUNTIF([.P8:.P42];1)" office:value-type="float" office:value="0" calcext:value-type="float">
            <text:p>0</text:p>
          </table:table-cell>
          <table:table-cell table:number-columns-repeated="7"/>
          <table:table-cell table:style-name="ce61" office:value-type="time" office:time-value="PT08H45M00S" calcext:value-type="time">
            <text:p>8:45</text:p>
          </table:table-cell>
          <table:table-cell table:number-columns-repeated="1000"/>
        </table:table-row>
        <table:table-row table:style-name="ro4">
          <table:table-cell/>
          <table:table-cell table:style-name="ce11"/>
          <table:table-cell table:number-columns-repeated="9"/>
          <table:table-cell table:formula="of:=SUM([.L43:.P43])" office:value-type="float" office:value="0" calcext:value-type="float">
            <text:p>0</text:p>
          </table:table-cell>
          <table:table-cell table:number-columns-repeated="11"/>
          <table:table-cell table:style-name="ce61" office:value-type="time" office:time-value="PT09H00M00S" calcext:value-type="time">
            <text:p>9:00</text:p>
          </table:table-cell>
          <table:table-cell table:number-columns-repeated="1000"/>
        </table:table-row>
        <table:table-row table:style-name="ro4">
          <table:table-cell table:number-columns-repeated="11"/>
          <table:table-cell table:formula="of:=IF([.L44]=0; &quot;aucun champ&quot;; IF([.L44]=1; &quot;1 champ&quot;; [.L44] &amp; &quot; champs&quot;))" office:value-type="string" office:string-value="aucun champ" calcext:value-type="string">
            <text:p>aucun champ</text:p>
          </table:table-cell>
          <table:table-cell table:number-columns-repeated="11"/>
          <table:table-cell table:style-name="ce61" office:value-type="time" office:time-value="PT09H15M00S" calcext:value-type="time">
            <text:p>9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09H30M00S" calcext:value-type="time">
            <text:p>9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09H45M00S" calcext:value-type="time">
            <text:p>9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0H00M00S" calcext:value-type="time">
            <text:p>10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0H15M00S" calcext:value-type="time">
            <text:p>10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0H30M00S" calcext:value-type="time">
            <text:p>10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2H15M00S" calcext:value-type="time">
            <text:p>12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2H30M00S" calcext:value-type="time">
            <text:p>12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2H45M00S" calcext:value-type="time">
            <text:p>12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3H00M00S" calcext:value-type="time">
            <text:p>13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3H15M00S" calcext:value-type="time">
            <text:p>13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3H30M00.000000001S" calcext:value-type="time">
            <text:p>13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3H45M00.000000001S" calcext:value-type="time">
            <text:p>13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4H00M00.000000001S" calcext:value-type="time">
            <text:p>14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4H15M00.000000001S" calcext:value-type="time">
            <text:p>14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4H30M00.000000001S" calcext:value-type="time">
            <text:p>14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4H45M00.000000001S" calcext:value-type="time">
            <text:p>14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5H00M00.000000001S" calcext:value-type="time">
            <text:p>15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5H15M00.000000001S" calcext:value-type="time">
            <text:p>15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5H30M00.000000001S" calcext:value-type="time">
            <text:p>15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5H45M00.000000001S" calcext:value-type="time">
            <text:p>15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6H00M00.000000001S" calcext:value-type="time">
            <text:p>16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6H15M00.000000001S" calcext:value-type="time">
            <text:p>16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6H30M00.000000001S" calcext:value-type="time">
            <text:p>16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6H45M00.000000001S" calcext:value-type="time">
            <text:p>16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7H00M00.000000001S" calcext:value-type="time">
            <text:p>17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7H15M00.000000001S" calcext:value-type="time">
            <text:p>17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7H30M00.000000001S" calcext:value-type="time">
            <text:p>17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7H45M00.000000001S" calcext:value-type="time">
            <text:p>17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8H00M00.000000001S" calcext:value-type="time">
            <text:p>18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8H15M00.000000001S" calcext:value-type="time">
            <text:p>18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8H30M00.000000001S" calcext:value-type="time">
            <text:p>18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8H45M00.000000001S" calcext:value-type="time">
            <text:p>18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9H00M00.000000001S" calcext:value-type="time">
            <text:p>19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9H15M00.000000001S" calcext:value-type="time">
            <text:p>19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9H30M00.000000001S" calcext:value-type="time">
            <text:p>19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9H45M00.000000001S" calcext:value-type="time">
            <text:p>19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0H00M00.000000001S" calcext:value-type="time">
            <text:p>20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0H15M00.000000001S" calcext:value-type="time">
            <text:p>20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0H30M00.000000001S" calcext:value-type="time">
            <text:p>20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0H45M00.000000001S" calcext:value-type="time">
            <text:p>20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1H00M00.000000001S" calcext:value-type="time">
            <text:p>21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1H15M00.000000001S" calcext:value-type="time">
            <text:p>21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1H30M00.000000002S" calcext:value-type="time">
            <text:p>21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1H45M00.000000002S" calcext:value-type="time">
            <text:p>21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2H00M00.000000002S" calcext:value-type="time">
            <text:p>22:00</text:p>
          </table:table-cell>
          <table:table-cell table:number-columns-repeated="1000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Sprint 1 - Planification'.B8:'Sprint 1 - Planification'.H11 'Sprint 1 - Planification'.B21:'Sprint 1 - Planification'.H42 'Sprint 1 - Planification'.B12:'Sprint 1 - Planification'.B20 'Sprint 1 - Planification'.D19:'Sprint 1 - Planification'.H20">
            <calcext:condition calcext:apply-style-name="ConditionalStyle_82" calcext:value="formula-is([.$E8]=&quot;Optionnelle&quot;)" calcext:base-cell-address="'Sprint 1 - Planification'.B8"/>
            <calcext:condition calcext:apply-style-name="ConditionalStyle_81" calcext:value="formula-is([.$E8]=&quot;Essentielle&quot;)" calcext:base-cell-address="'Sprint 1 - Planification'.B8"/>
          </calcext:conditional-format>
          <calcext:conditional-format calcext:target-range-address="'Sprint 1 - Planification'.F8:'Sprint 1 - Planification'.F8 'Sprint 1 - Planification'.F10:'Sprint 1 - Planification'.F10 'Sprint 1 - Planification'.F20:'Sprint 1 - Planification'.F20 'Sprint 1 - Planification'.F22:'Sprint 1 - Planification'.F22 'Sprint 1 - Planification'.F24:'Sprint 1 - Planification'.F24 'Sprint 1 - Planification'.F26:'Sprint 1 - Planification'.F26 'Sprint 1 - Planification'.F28:'Sprint 1 - Planification'.F28 'Sprint 1 - Planification'.F30:'Sprint 1 - Planification'.F30 'Sprint 1 - Planification'.F32:'Sprint 1 - Planification'.F32 'Sprint 1 - Planification'.F34:'Sprint 1 - Planification'.F34 'Sprint 1 - Planification'.F36:'Sprint 1 - Planification'.F36 'Sprint 1 - Planification'.F38:'Sprint 1 - Planification'.F38 'Sprint 1 - Planification'.F40:'Sprint 1 - Planification'.F40 'Sprint 1 - Planification'.F42:'Sprint 1 - Planification'.F42">
            <calcext:condition calcext:apply-style-name="ConditionalStyle_80" calcext:value="formula-is([.$F8]=3)" calcext:base-cell-address="'Sprint 1 - Planification'.F8"/>
            <calcext:condition calcext:apply-style-name="ConditionalStyle_79" calcext:value="formula-is([.$F8]=2)" calcext:base-cell-address="'Sprint 1 - Planification'.F8"/>
            <calcext:condition calcext:apply-style-name="ConditionalStyle_78" calcext:value="formula-is([.$F8]=1)" calcext:base-cell-address="'Sprint 1 - Planification'.F8"/>
          </calcext:conditional-format>
          <calcext:conditional-format calcext:target-range-address="'Sprint 1 - Planification'.F9:'Sprint 1 - Planification'.F9 'Sprint 1 - Planification'.F11:'Sprint 1 - Planification'.F11 'Sprint 1 - Planification'.F37:'Sprint 1 - Planification'.F37 'Sprint 1 - Planification'.F39:'Sprint 1 - Planification'.F39 'Sprint 1 - Planification'.F41:'Sprint 1 - Planification'.F41 'Sprint 1 - Planification'.F33:'Sprint 1 - Planification'.F35 'Sprint 1 - Planification'.F31:'Sprint 1 - Planification'.F31 'Sprint 1 - Planification'.F21:'Sprint 1 - Planification'.F27 'Sprint 1 - Planification'.F29:'Sprint 1 - Planification'.F29 'Sprint 1 - Planification'.F19:'Sprint 1 - Planification'.F19">
            <calcext:condition calcext:apply-style-name="ConditionalStyle_77" calcext:value="formula-is([.$F9]=3)" calcext:base-cell-address="'Sprint 1 - Planification'.F9"/>
            <calcext:condition calcext:apply-style-name="ConditionalStyle_76" calcext:value="formula-is([.$F9]=2)" calcext:base-cell-address="'Sprint 1 - Planification'.F9"/>
            <calcext:condition calcext:apply-style-name="ConditionalStyle_75" calcext:value="formula-is([.$F9]=1)" calcext:base-cell-address="'Sprint 1 - Planification'.F9"/>
          </calcext:conditional-format>
          <calcext:conditional-format calcext:target-range-address="'Sprint 1 - Planification'.G10:'Sprint 1 - Planification'.G10 'Sprint 1 - Planification'.G8:'Sprint 1 - Planification'.G8 'Sprint 1 - Planification'.G20:'Sprint 1 - Planification'.G20 'Sprint 1 - Planification'.G22:'Sprint 1 - Planification'.G22 'Sprint 1 - Planification'.G24:'Sprint 1 - Planification'.G24 'Sprint 1 - Planification'.G26:'Sprint 1 - Planification'.G26 'Sprint 1 - Planification'.G28:'Sprint 1 - Planification'.G28 'Sprint 1 - Planification'.G30:'Sprint 1 - Planification'.G30 'Sprint 1 - Planification'.G32:'Sprint 1 - Planification'.G32 'Sprint 1 - Planification'.G34:'Sprint 1 - Planification'.G34 'Sprint 1 - Planification'.G36:'Sprint 1 - Planification'.G36 'Sprint 1 - Planification'.G38:'Sprint 1 - Planification'.G38 'Sprint 1 - Planification'.G40:'Sprint 1 - Planification'.G40 'Sprint 1 - Planification'.G42:'Sprint 1 - Planification'.G42">
            <calcext:data-bar calcext:min-length="10" calcext:max-length="90" calcext:negative-color="#ff0000" calcext:positive-color="#e9eef3" calcext:axis-color="#000000">
              <calcext:formatting-entry calcext:value="0" calcext:type="number"/>
              <calcext:formatting-entry calcext:value="=[.$Y$8]" calcext:type="formula"/>
            </calcext:data-bar>
          </calcext:conditional-format>
          <calcext:conditional-format calcext:target-range-address="'Sprint 1 - Planification'.G9:'Sprint 1 - Planification'.G9 'Sprint 1 - Planification'.G11:'Sprint 1 - Planification'.G11 'Sprint 1 - Planification'.G19:'Sprint 1 - Planification'.G19 'Sprint 1 - Planification'.G21:'Sprint 1 - Planification'.G21 'Sprint 1 - Planification'.G23:'Sprint 1 - Planification'.G23 'Sprint 1 - Planification'.G25:'Sprint 1 - Planification'.G25 'Sprint 1 - Planification'.G27:'Sprint 1 - Planification'.G27 'Sprint 1 - Planification'.G29:'Sprint 1 - Planification'.G29 'Sprint 1 - Planification'.G31:'Sprint 1 - Planification'.G31 'Sprint 1 - Planification'.G33:'Sprint 1 - Planification'.G33 'Sprint 1 - Planification'.G35:'Sprint 1 - Planification'.G35 'Sprint 1 - Planification'.G37:'Sprint 1 - Planification'.G37 'Sprint 1 - Planification'.G39:'Sprint 1 - Planification'.G39 'Sprint 1 - Planification'.G41:'Sprint 1 - Planification'.G41">
            <calcext:data-bar calcext:min-length="10" calcext:max-length="90" calcext:negative-color="#ff0000" calcext:positive-color="#d4dee8" calcext:axis-color="#000000">
              <calcext:formatting-entry calcext:value="0" calcext:type="number"/>
              <calcext:formatting-entry calcext:value="=[.$Y$8]" calcext:type="formula"/>
            </calcext:data-bar>
          </calcext:conditional-format>
          <calcext:conditional-format calcext:target-range-address="'Sprint 1 - Planification'.D8:'Sprint 1 - Planification'.G11 'Sprint 1 - Planification'.D19:'Sprint 1 - Planification'.G42">
            <calcext:condition calcext:apply-style-name="ConditionalStyle_74" calcext:value="formula-is([.L8])" calcext:base-cell-address="'Sprint 1 - Planification'.D8"/>
          </calcext:conditional-format>
          <calcext:conditional-format calcext:target-range-address="'Sprint 1 - Planification'.H8:'Sprint 1 - Planification'.H11 'Sprint 1 - Planification'.H19:'Sprint 1 - Planification'.H42">
            <calcext:condition calcext:apply-style-name="ConditionalStyle_73" calcext:value="formula-is([.$P8])" calcext:base-cell-address="'Sprint 1 - Planification'.H8"/>
          </calcext:conditional-format>
          <calcext:conditional-format calcext:target-range-address="'Sprint 1 - Planification'.H5:'Sprint 1 - Planification'.H5">
            <calcext:condition calcext:apply-style-name="ConditionalStyle_72" calcext:value="formula-is([.$L$44]&gt;0)" calcext:base-cell-address="'Sprint 1 - Planification'.H5"/>
          </calcext:conditional-format>
          <calcext:conditional-format calcext:target-range-address="'Sprint 1 - Planification'.B9:'Sprint 1 - Planification'.H9 'Sprint 1 - Planification'.B11:'Sprint 1 - Planification'.H11 'Sprint 1 - Planification'.B13:'Sprint 1 - Planification'.B13 'Sprint 1 - Planification'.B15:'Sprint 1 - Planification'.B15 'Sprint 1 - Planification'.B19:'Sprint 1 - Planification'.B19 'Sprint 1 - Planification'.B21:'Sprint 1 - Planification'.H21 'Sprint 1 - Planification'.B23:'Sprint 1 - Planification'.H23 'Sprint 1 - Planification'.B25:'Sprint 1 - Planification'.H25 'Sprint 1 - Planification'.B27:'Sprint 1 - Planification'.H27 'Sprint 1 - Planification'.B29:'Sprint 1 - Planification'.H29 'Sprint 1 - Planification'.B31:'Sprint 1 - Planification'.H31 'Sprint 1 - Planification'.B33:'Sprint 1 - Planification'.H33 'Sprint 1 - Planification'.B35:'Sprint 1 - Planification'.H35 'Sprint 1 - Planification'.B37:'Sprint 1 - Planification'.H37 'Sprint 1 - Planification'.B39:'Sprint 1 - Planification'.H39 'Sprint 1 - Planification'.B41:'Sprint 1 - Planification'.H41 'Sprint 1 - Planification'.B17:'Sprint 1 - Planification'.B17 'Sprint 1 - Planification'.D19:'Sprint 1 - Planification'.H19">
            <calcext:condition calcext:apply-style-name="ConditionalStyle_71" calcext:value="formula-is(LEN([.$B9])=0)" calcext:base-cell-address="'Sprint 1 - Planification'.B9"/>
          </calcext:conditional-format>
          <calcext:conditional-format calcext:target-range-address="'Sprint 1 - Planification'.B8:'Sprint 1 - Planification'.H8 'Sprint 1 - Planification'.B10:'Sprint 1 - Planification'.H10 'Sprint 1 - Planification'.B12:'Sprint 1 - Planification'.B12 'Sprint 1 - Planification'.B14:'Sprint 1 - Planification'.B14 'Sprint 1 - Planification'.B16:'Sprint 1 - Planification'.B16 'Sprint 1 - Planification'.B20:'Sprint 1 - Planification'.B20 'Sprint 1 - Planification'.B22:'Sprint 1 - Planification'.H22 'Sprint 1 - Planification'.B24:'Sprint 1 - Planification'.H24 'Sprint 1 - Planification'.B26:'Sprint 1 - Planification'.H26 'Sprint 1 - Planification'.B28:'Sprint 1 - Planification'.H28 'Sprint 1 - Planification'.B30:'Sprint 1 - Planification'.H30 'Sprint 1 - Planification'.B32:'Sprint 1 - Planification'.H32 'Sprint 1 - Planification'.B34:'Sprint 1 - Planification'.H34 'Sprint 1 - Planification'.B36:'Sprint 1 - Planification'.H36 'Sprint 1 - Planification'.B38:'Sprint 1 - Planification'.H38 'Sprint 1 - Planification'.B40:'Sprint 1 - Planification'.H40 'Sprint 1 - Planification'.B42:'Sprint 1 - Planification'.H42 'Sprint 1 - Planification'.B18:'Sprint 1 - Planification'.B18 'Sprint 1 - Planification'.D20:'Sprint 1 - Planification'.H20">
            <calcext:condition calcext:apply-style-name="ConditionalStyle_70" calcext:value="formula-is(LEN([.$B8])=0)" calcext:base-cell-address="'Sprint 1 - Planification'.B8"/>
          </calcext:conditional-format>
          <calcext:conditional-format calcext:target-range-address="'Sprint 1 - Planification'.C12:'Sprint 1 - Planification'.H17 'Sprint 1 - Planification'.D18:'Sprint 1 - Planification'.H18 'Sprint 1 - Planification'.C18:'Sprint 1 - Planification'.C20">
            <calcext:condition calcext:apply-style-name="ConditionalStyle_69" calcext:value="formula-is([.$E12]=&quot;Optionnelle&quot;)" calcext:base-cell-address="'Sprint 1 - Planification'.C12"/>
            <calcext:condition calcext:apply-style-name="ConditionalStyle_68" calcext:value="formula-is([.$E12]=&quot;Essentielle&quot;)" calcext:base-cell-address="'Sprint 1 - Planification'.C12"/>
          </calcext:conditional-format>
          <calcext:conditional-format calcext:target-range-address="'Sprint 1 - Planification'.F12:'Sprint 1 - Planification'.F12 'Sprint 1 - Planification'.F14:'Sprint 1 - Planification'.F14 'Sprint 1 - Planification'.F16:'Sprint 1 - Planification'.F16 'Sprint 1 - Planification'.F18:'Sprint 1 - Planification'.F18">
            <calcext:condition calcext:apply-style-name="ConditionalStyle_67" calcext:value="formula-is([.$F12]=3)" calcext:base-cell-address="'Sprint 1 - Planification'.F12"/>
            <calcext:condition calcext:apply-style-name="ConditionalStyle_66" calcext:value="formula-is([.$F12]=2)" calcext:base-cell-address="'Sprint 1 - Planification'.F12"/>
            <calcext:condition calcext:apply-style-name="ConditionalStyle_65" calcext:value="formula-is([.$F12]=1)" calcext:base-cell-address="'Sprint 1 - Planification'.F12"/>
          </calcext:conditional-format>
          <calcext:conditional-format calcext:target-range-address="'Sprint 1 - Planification'.F13:'Sprint 1 - Planification'.F18">
            <calcext:condition calcext:apply-style-name="ConditionalStyle_64" calcext:value="formula-is([.$F13]=3)" calcext:base-cell-address="'Sprint 1 - Planification'.F13"/>
            <calcext:condition calcext:apply-style-name="ConditionalStyle_63" calcext:value="formula-is([.$F13]=2)" calcext:base-cell-address="'Sprint 1 - Planification'.F13"/>
            <calcext:condition calcext:apply-style-name="ConditionalStyle_62" calcext:value="formula-is([.$F13]=1)" calcext:base-cell-address="'Sprint 1 - Planification'.F13"/>
          </calcext:conditional-format>
          <calcext:conditional-format calcext:target-range-address="'Sprint 1 - Planification'.G12:'Sprint 1 - Planification'.G12 'Sprint 1 - Planification'.G14:'Sprint 1 - Planification'.G14 'Sprint 1 - Planification'.G16:'Sprint 1 - Planification'.G16 'Sprint 1 - Planification'.G18:'Sprint 1 - Planification'.G18">
            <calcext:data-bar calcext:min-length="10" calcext:max-length="90" calcext:negative-color="#ff0000" calcext:positive-color="#e9eef3" calcext:axis-color="#000000">
              <calcext:formatting-entry calcext:value="0" calcext:type="number"/>
              <calcext:formatting-entry calcext:value="=[.$Y$8]" calcext:type="formula"/>
            </calcext:data-bar>
          </calcext:conditional-format>
          <calcext:conditional-format calcext:target-range-address="'Sprint 1 - Planification'.G13:'Sprint 1 - Planification'.G13 'Sprint 1 - Planification'.G15:'Sprint 1 - Planification'.G15 'Sprint 1 - Planification'.G17:'Sprint 1 - Planification'.G17">
            <calcext:data-bar calcext:min-length="10" calcext:max-length="90" calcext:negative-color="#ff0000" calcext:positive-color="#d4dee8" calcext:axis-color="#000000">
              <calcext:formatting-entry calcext:value="0" calcext:type="number"/>
              <calcext:formatting-entry calcext:value="=[.$Y$8]" calcext:type="formula"/>
            </calcext:data-bar>
          </calcext:conditional-format>
          <calcext:conditional-format calcext:target-range-address="'Sprint 1 - Planification'.D12:'Sprint 1 - Planification'.G18">
            <calcext:condition calcext:apply-style-name="ConditionalStyle_61" calcext:value="formula-is([.L12])" calcext:base-cell-address="'Sprint 1 - Planification'.D12"/>
          </calcext:conditional-format>
          <calcext:conditional-format calcext:target-range-address="'Sprint 1 - Planification'.H12:'Sprint 1 - Planification'.H18">
            <calcext:condition calcext:apply-style-name="ConditionalStyle_60" calcext:value="formula-is([.$P12])" calcext:base-cell-address="'Sprint 1 - Planification'.H12"/>
          </calcext:conditional-format>
          <calcext:conditional-format calcext:target-range-address="'Sprint 1 - Planification'.C13:'Sprint 1 - Planification'.H13 'Sprint 1 - Planification'.C15:'Sprint 1 - Planification'.H15 'Sprint 1 - Planification'.C17:'Sprint 1 - Planification'.H17 'Sprint 1 - Planification'.C18:'Sprint 1 - Planification'.C20">
            <calcext:condition calcext:apply-style-name="ConditionalStyle_59" calcext:value="formula-is(LEN([.$B13])=0)" calcext:base-cell-address="'Sprint 1 - Planification'.C13"/>
          </calcext:conditional-format>
          <calcext:conditional-format calcext:target-range-address="'Sprint 1 - Planification'.C12:'Sprint 1 - Planification'.H12 'Sprint 1 - Planification'.C14:'Sprint 1 - Planification'.H14 'Sprint 1 - Planification'.C16:'Sprint 1 - Planification'.H16 'Sprint 1 - Planification'.D18:'Sprint 1 - Planification'.H18">
            <calcext:condition calcext:apply-style-name="ConditionalStyle_58" calcext:value="formula-is(LEN([.$B12])=0)" calcext:base-cell-address="'Sprint 1 - Planification'.C12"/>
          </calcext:conditional-format>
        </calcext:conditional-formats>
      </table:table>
      <table:table table:name="Sprint 1 - Bilan" table:style-name="ta2" table:protected="true">
        <loext:table-protection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3" table:default-cell-style-name="ce2"/>
        <table:table-column table:style-name="co3" table:default-cell-style-name="ce2"/>
        <table:table-column table:style-name="co4" table:number-columns-repeated="3" table:default-cell-style-name="ce1"/>
        <table:table-column table:style-name="co4" table:visibility="collapse" table:number-columns-repeated="7" table:default-cell-style-name="ce2"/>
        <table:table-column table:style-name="co4" table:visibility="collapse" table:number-columns-repeated="6" table:default-cell-style-name="ce1"/>
        <table:table-column table:style-name="co4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66" table:formula="of:=[$'Sprint 1 - Planification'.B2:.H2]" office:value-type="string" office:string-value="Nom du projet super cool que vous faites!" calcext:value-type="string" table:number-columns-spanned="6" table:number-rows-spanned="1">
            <text:p>Nom du projet super cool que vous faites!</text:p>
          </table:table-cell>
          <table:covered-table-cell table:number-columns-repeated="5" table:style-name="ce66"/>
          <table:table-cell table:number-columns-repeated="1017"/>
        </table:table-row>
        <table:table-row table:style-name="ro4">
          <table:table-cell/>
          <table:table-cell table:style-name="ce67" office:value-type="string" calcext:value-type="string">
            <text:p>B65 - Projet Synthèse <text:s/>| <text:s/>Sprint 1 <text:s/>| <text:s/>Bilan</text:p>
          </table:table-cell>
          <table:table-cell table:style-name="ce73"/>
          <table:table-cell table:style-name="ce79" table:number-columns-repeated="2"/>
          <table:table-cell table:style-name="ce90" table:number-columns-spanned="2" table:number-rows-spanned="1"/>
          <table:covered-table-cell table:style-name="ce90"/>
          <table:table-cell table:number-columns-repeated="1017"/>
        </table:table-row>
        <table:table-row table:style-name="ro2">
          <table:table-cell/>
          <table:table-cell table:style-name="ce5"/>
          <table:table-cell table:style-name="ce13"/>
          <table:table-cell table:style-name="ce5" table:number-columns-repeated="4"/>
          <table:table-cell table:number-columns-repeated="1017"/>
        </table:table-row>
        <table:table-row table:style-name="ro2">
          <table:table-cell/>
          <table:table-cell table:style-name="ce68" office:value-type="string" calcext:value-type="string">
            <text:p>Bilan des activités du Sprint 1</text:p>
          </table:table-cell>
          <table:table-cell table:style-name="ce74" table:number-columns-repeated="4"/>
          <table:table-cell table:style-name="ce97" table:formula="of:=IF([.K44]=0;CONCATENATE(&quot;Ce sprint totalise &quot;; [.U14]; &quot; de travail réalisé. &quot;;[.U15]);CONCATENATE(&quot;Attention, il reste &quot;;[.K45];&quot; à remplir!&quot;))" office:value-type="string" office:string-value="Ce sprint totalise 33 heures et 15 minutes de travail réalisé. " calcext:value-type="string">
            <text:p>Ce sprint totalise 33 heures et 15 minutes de travail réalisé.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No</text:p>
          </table:table-cell>
          <table:table-cell table:style-name="ce15" office:value-type="string" calcext:value-type="string">
            <text:p>Nom et description</text:p>
          </table:table-cell>
          <table:table-cell table:style-name="ce23" office:value-type="string" calcext:value-type="string">
            <text:p>Sprint prévu</text:p>
          </table:table-cell>
          <table:table-cell table:style-name="ce7" office:value-type="string" calcext:value-type="string">
            <text:p>Temps</text:p>
          </table:table-cell>
          <table:table-cell table:style-name="ce23" office:value-type="string" calcext:value-type="string">
            <text:p>Avancement</text:p>
          </table:table-cell>
          <table:table-cell table:style-name="ce52" office:value-type="string" calcext:value-type="string">
            <text:p>Commentaires</text:p>
          </table:table-cell>
          <table:table-cell table:number-columns-repeated="1017"/>
        </table:table-row>
        <table:table-row table:style-name="ro4">
          <table:table-cell/>
          <table:table-cell table:style-name="ce69" table:formula="of:=IF(LEN([$'Sprint 1 - Planification'.B8])&lt;&gt;0;[$'Sprint 1 - Planification'.B8];&quot;&quot;)" office:value-type="float" office:value="1" calcext:value-type="float">
            <text:p>1</text:p>
          </table:table-cell>
          <table:table-cell table:style-name="ce75" table:content-validation-name="val1" table:formula="of:=IF(LEN([$'Sprint 1 - Planification'.C8])&lt;&gt;0;[$'Sprint 1 - Planification'.C8];&quot;&quot;)" office:value-type="string" office:string-value="Valider le projet avec l'enseignant" calcext:value-type="string">
            <text:p>Valider le projet avec l'enseignant</text:p>
          </table:table-cell>
          <table:table-cell table:style-name="ce80" table:formula="of:=IF(LEN([$'Sprint 1 - Planification'.H8])&lt;&gt;0;[$'Sprint 1 - Planification'.H8];&quot;&quot;)" office:value-type="string" office:string-value="Sprint 1" calcext:value-type="string">
            <text:p>Sprint 1</text:p>
          </table:table-cell>
          <table:table-cell table:style-name="ce84" table:content-validation-name="val8" office:value-type="time" office:time-value="PT00H15M00S" calcext:value-type="time">
            <text:p>0:15</text:p>
          </table:table-cell>
          <table:table-cell table:style-name="ce91" table:content-validation-name="val9" office:value-type="percentage" office:value="1" calcext:value-type="percentage">
            <text:p>100 %</text:p>
          </table:table-cell>
          <table:table-cell table:style-name="ce98" table:content-validation-name="val10"/>
          <table:table-cell table:number-columns-repeated="3"/>
          <table:table-cell table:formula="of:=AND([.$D8]=&quot;Sprint 1&quot;;ISBLANK([.E8]))" office:value-type="float" office:value="0" calcext:value-type="float">
            <text:p>0</text:p>
          </table:table-cell>
          <table:table-cell table:formula="of:=AND([.$D8]=&quot;Sprint 1&quot;;ISBLANK([.F8]))" office:value-type="float" office:value="0" calcext:value-type="float">
            <text:p>0</text:p>
          </table:table-cell>
          <table:table-cell table:formula="of:=AND([.$D8]=&quot;Sprint 1&quot;;NOT(ISBLANK([.$F8]));[.$F8]&lt;100%;ISBLANK([.$G8]))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print 1</text:p>
          </table:table-cell>
          <table:table-cell table:style-name="ce104" table:number-matrix-columns-spanned="1" table:number-matrix-rows-spanned="1" table:formula="of:=SUM(([.$D$8:.$D$42]=[.$P8])*[.$E$8:.$E$42])" office:value-type="float" office:value="1.38541666666667" calcext:value-type="float">
            <text:p>1,39</text:p>
          </table:table-cell>
          <table:table-cell table:style-name="ce105" table:formula="of:=[.Q8]*24*60" office:value-type="float" office:value="1995" calcext:value-type="float">
            <text:p>1995</text:p>
          </table:table-cell>
          <table:table-cell/>
          <table:table-cell table:style-name="ce63" table:formula="of:=SUM([.E8:.E42])" office:value-type="time" office:time-value="PT33H15M00S" calcext:value-type="time">
            <text:p>9:15</text:p>
          </table:table-cell>
          <table:table-cell table:number-columns-repeated="1004"/>
        </table:table-row>
        <table:table-row table:style-name="ro4">
          <table:table-cell/>
          <table:table-cell table:style-name="ce70" table:formula="of:=IF(LEN([$'Sprint 1 - Planification'.B9])&lt;&gt;0;[$'Sprint 1 - Planification'.B9];&quot;&quot;)" office:value-type="float" office:value="2" calcext:value-type="float">
            <text:p>2</text:p>
          </table:table-cell>
          <table:table-cell table:style-name="ce76" table:content-validation-name="val1" table:formula="of:=IF(LEN([$'Sprint 1 - Planification'.C9])&lt;&gt;0;[$'Sprint 1 - Planification'.C9];&quot;&quot;)" office:value-type="string" office:string-value="Réaliser les éléments de rédaction technique" calcext:value-type="string">
            <text:p>Réaliser les éléments de rédaction technique</text:p>
          </table:table-cell>
          <table:table-cell table:style-name="ce81" table:formula="of:=IF(LEN([$'Sprint 1 - Planification'.H9])&lt;&gt;0;[$'Sprint 1 - Planification'.H9];&quot;&quot;)" office:value-type="string" office:string-value="Sprint 1" calcext:value-type="string">
            <text:p>Sprint 1</text:p>
          </table:table-cell>
          <table:table-cell table:style-name="ce85" table:content-validation-name="val8" office:value-type="time" office:time-value="PT07H00M00S" calcext:value-type="time">
            <text:p>7:00</text:p>
          </table:table-cell>
          <table:table-cell table:style-name="ce92" table:content-validation-name="val9" office:value-type="percentage" office:value="1" calcext:value-type="percentage">
            <text:p>100 %</text:p>
          </table:table-cell>
          <table:table-cell table:style-name="ce99" table:content-validation-name="val10"/>
          <table:table-cell table:number-columns-repeated="3"/>
          <table:table-cell table:formula="of:=AND([.$D9]=&quot;Sprint 1&quot;;ISBLANK([.E9]))" office:value-type="float" office:value="0" calcext:value-type="float">
            <text:p>0</text:p>
          </table:table-cell>
          <table:table-cell table:formula="of:=AND([.$D9]=&quot;Sprint 1&quot;;ISBLANK([.F9]))" office:value-type="float" office:value="0" calcext:value-type="float">
            <text:p>0</text:p>
          </table:table-cell>
          <table:table-cell table:formula="of:=AND([.$D9]=&quot;Sprint 1&quot;;NOT(ISBLANK([.$F9]));[.$F9]&lt;100%;ISBLANK([.$G9]))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print 2</text:p>
          </table:table-cell>
          <table:table-cell table:style-name="ce104" table:number-matrix-columns-spanned="1" table:number-matrix-rows-spanned="1" table:formula="of:=SUM(([.$D$8:.$D$42]=[.$P9])*[.$E$8:.$E$42])" office:value-type="float" office:value="0" calcext:value-type="float">
            <text:p>0,00</text:p>
          </table:table-cell>
          <table:table-cell table:style-name="ce105" table:formula="of:=[.Q9]*24*60" office:value-type="float" office:value="0" calcext:value-type="float">
            <text:p>0</text:p>
          </table:table-cell>
          <table:table-cell/>
          <table:table-cell table:style-name="ce64" table:formula="of:=[.T8]" office:value-type="float" office:value="1.38541666666667" calcext:value-type="float">
            <text:p>1,39</text:p>
          </table:table-cell>
          <table:table-cell table:number-columns-repeated="1004"/>
        </table:table-row>
        <table:table-row table:style-name="ro4">
          <table:table-cell/>
          <table:table-cell table:style-name="ce71" table:formula="of:=IF(LEN([$'Sprint 1 - Planification'.B10])&lt;&gt;0;[$'Sprint 1 - Planification'.B10];&quot;&quot;)" office:value-type="float" office:value="3" calcext:value-type="float">
            <text:p>3</text:p>
          </table:table-cell>
          <table:table-cell table:style-name="ce77" table:content-validation-name="val1" table:formula="of:=IF(LEN([$'Sprint 1 - Planification'.C10])&lt;&gt;0;[$'Sprint 1 - Planification'.C10];&quot;&quot;)" office:value-type="string" office:string-value="Rédaction du document de conception" calcext:value-type="string">
            <text:p>Rédaction du document de conception</text:p>
          </table:table-cell>
          <table:table-cell table:style-name="ce82" table:formula="of:=IF(LEN([$'Sprint 1 - Planification'.H10])&lt;&gt;0;[$'Sprint 1 - Planification'.H10];&quot;&quot;)" office:value-type="string" office:string-value="Sprint 1" calcext:value-type="string">
            <text:p>Sprint 1</text:p>
          </table:table-cell>
          <table:table-cell table:style-name="ce86" table:content-validation-name="val8" office:value-type="time" office:time-value="PT05H45M00S" calcext:value-type="time">
            <text:p>5:45</text:p>
          </table:table-cell>
          <table:table-cell table:style-name="ce93" table:content-validation-name="val9" office:value-type="percentage" office:value="1" calcext:value-type="percentage">
            <text:p>100 %</text:p>
          </table:table-cell>
          <table:table-cell table:style-name="ce100" table:content-validation-name="val10"/>
          <table:table-cell table:number-columns-repeated="3"/>
          <table:table-cell table:formula="of:=AND([.$D10]=&quot;Sprint 1&quot;;ISBLANK([.E10]))" office:value-type="float" office:value="0" calcext:value-type="float">
            <text:p>0</text:p>
          </table:table-cell>
          <table:table-cell table:formula="of:=AND([.$D10]=&quot;Sprint 1&quot;;ISBLANK([.F10]))" office:value-type="float" office:value="0" calcext:value-type="float">
            <text:p>0</text:p>
          </table:table-cell>
          <table:table-cell table:formula="of:=AND([.$D10]=&quot;Sprint 1&quot;;NOT(ISBLANK([.$F10]));[.$F10]&lt;100%;ISBLANK([.$G10]))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print 3</text:p>
          </table:table-cell>
          <table:table-cell table:style-name="ce104" table:number-matrix-columns-spanned="1" table:number-matrix-rows-spanned="1" table:formula="of:=SUM(([.$D$8:.$D$42]=[.$P10])*[.$E$8:.$E$42])" office:value-type="float" office:value="0" calcext:value-type="float">
            <text:p>0,00</text:p>
          </table:table-cell>
          <table:table-cell table:style-name="ce105" table:formula="of:=[.Q10]*24*60" office:value-type="float" office:value="0" calcext:value-type="float">
            <text:p>0</text:p>
          </table:table-cell>
          <table:table-cell/>
          <table:table-cell table:style-name="ce65" table:formula="of:=DAY([.T8])*24+HOUR([.T8])" office:value-type="float" office:value="33" calcext:value-type="float">
            <text:p>33</text:p>
          </table:table-cell>
          <table:table-cell table:number-columns-repeated="1004"/>
        </table:table-row>
        <table:table-row table:style-name="ro4">
          <table:table-cell/>
          <table:table-cell table:style-name="ce70" table:formula="of:=IF(LEN([$'Sprint 1 - Planification'.B11])&lt;&gt;0;[$'Sprint 1 - Planification'.B11];&quot;&quot;)" office:value-type="float" office:value="4" calcext:value-type="float">
            <text:p>4</text:p>
          </table:table-cell>
          <table:table-cell table:style-name="ce76" table:content-validation-name="val1" table:formula="of:=IF(LEN([$'Sprint 1 - Planification'.C11])&lt;&gt;0;[$'Sprint 1 - Planification'.C11];&quot;&quot;)" office:value-type="string" office:string-value="Rédaction du document de planification" calcext:value-type="string">
            <text:p>Rédaction du document de planification</text:p>
          </table:table-cell>
          <table:table-cell table:style-name="ce81" table:formula="of:=IF(LEN([$'Sprint 1 - Planification'.H11])&lt;&gt;0;[$'Sprint 1 - Planification'.H11];&quot;&quot;)" office:value-type="string" office:string-value="Sprint 1" calcext:value-type="string">
            <text:p>Sprint 1</text:p>
          </table:table-cell>
          <table:table-cell table:style-name="ce85" table:content-validation-name="val8" office:value-type="time" office:time-value="PT00H30M00S" calcext:value-type="time">
            <text:p>0:30</text:p>
          </table:table-cell>
          <table:table-cell table:style-name="ce92" table:content-validation-name="val9" office:value-type="percentage" office:value="1" calcext:value-type="percentage">
            <text:p>100 %</text:p>
          </table:table-cell>
          <table:table-cell table:style-name="ce99" table:content-validation-name="val10"/>
          <table:table-cell table:number-columns-repeated="3"/>
          <table:table-cell table:formula="of:=AND([.$D11]=&quot;Sprint 1&quot;;ISBLANK([.E11]))" office:value-type="float" office:value="0" calcext:value-type="float">
            <text:p>0</text:p>
          </table:table-cell>
          <table:table-cell table:formula="of:=AND([.$D11]=&quot;Sprint 1&quot;;ISBLANK([.F11]))" office:value-type="float" office:value="0" calcext:value-type="float">
            <text:p>0</text:p>
          </table:table-cell>
          <table:table-cell table:formula="of:=AND([.$D11]=&quot;Sprint 1&quot;;NOT(ISBLANK([.$F11]));[.$F11]&lt;100%;ISBLANK([.$G11]))" office:value-type="float" office:value="0" calcext:value-type="float">
            <text:p>0</text:p>
          </table:table-cell>
          <table:table-cell table:style-name="ce1"/>
          <table:table-cell table:style-name="ce61" table:number-columns-repeated="2"/>
          <table:table-cell table:number-columns-repeated="3"/>
          <table:table-cell table:formula="of:=MINUTE([.T8])" office:value-type="float" office:value="15" calcext:value-type="float">
            <text:p>15</text:p>
          </table:table-cell>
          <table:table-cell table:number-columns-repeated="1004"/>
        </table:table-row>
        <table:table-row table:style-name="ro4">
          <table:table-cell/>
          <table:table-cell table:style-name="ce71" table:formula="of:=IF(LEN([$'Sprint 1 - Planification'.B12])&lt;&gt;0;[$'Sprint 1 - Planification'.B12];&quot;&quot;)" office:value-type="float" office:value="5" calcext:value-type="float">
            <text:p>5</text:p>
          </table:table-cell>
          <table:table-cell table:style-name="ce77" table:content-validation-name="val1" table:formula="of:=IF(LEN([$'Sprint 1 - Planification'.C12])&lt;&gt;0;[$'Sprint 1 - Planification'.C12];&quot;&quot;)" office:value-type="string" office:string-value="conception initiale de l'engin de jeu" calcext:value-type="string">
            <text:p>conception initiale de l'engin de jeu</text:p>
          </table:table-cell>
          <table:table-cell table:style-name="ce82" table:formula="of:=IF(LEN([$'Sprint 1 - Planification'.H12])&lt;&gt;0;[$'Sprint 1 - Planification'.H12];&quot;&quot;)" office:value-type="string" office:string-value="Sprint 1" calcext:value-type="string">
            <text:p>Sprint 1</text:p>
          </table:table-cell>
          <table:table-cell table:style-name="ce86" table:content-validation-name="val8" office:value-type="time" office:time-value="PT01H30M00S" calcext:value-type="time">
            <text:p>1:30</text:p>
          </table:table-cell>
          <table:table-cell table:style-name="ce93" table:content-validation-name="val9" office:value-type="percentage" office:value="1" calcext:value-type="percentage">
            <text:p>100 %</text:p>
          </table:table-cell>
          <table:table-cell table:style-name="ce100" table:content-validation-name="val10"/>
          <table:table-cell table:number-columns-repeated="3"/>
          <table:table-cell table:formula="of:=AND([.$D12]=&quot;Sprint 1&quot;;ISBLANK([.E12]))" office:value-type="float" office:value="0" calcext:value-type="float">
            <text:p>0</text:p>
          </table:table-cell>
          <table:table-cell table:formula="of:=AND([.$D12]=&quot;Sprint 1&quot;;ISBLANK([.F12]))" office:value-type="float" office:value="0" calcext:value-type="float">
            <text:p>0</text:p>
          </table:table-cell>
          <table:table-cell table:formula="of:=AND([.$D12]=&quot;Sprint 1&quot;;NOT(ISBLANK([.$F12]));[.$F12]&lt;100%;ISBLANK([.$G12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2"/>
          <table:table-cell office:value-type="string" calcext:value-type="string">
            <text:p>heure</text:p>
          </table:table-cell>
          <table:table-cell table:style-name="ce65" table:formula="of:=[.T10]" office:value-type="float" office:value="33" calcext:value-type="float">
            <text:p>33</text:p>
          </table:table-cell>
          <table:table-cell table:formula="of:=[.T12] &amp; &quot; &quot; &amp; [.S12] &amp; IF([.T12] &gt; 1; &quot;s&quot;; &quot;&quot;)" office:value-type="string" office:string-value="33 heures" calcext:value-type="string">
            <text:p>33 heures</text:p>
          </table:table-cell>
          <table:table-cell table:number-columns-repeated="1003"/>
        </table:table-row>
        <table:table-row table:style-name="ro4">
          <table:table-cell/>
          <table:table-cell table:style-name="ce70" table:formula="of:=IF(LEN([$'Sprint 1 - Planification'.B13])&lt;&gt;0;[$'Sprint 1 - Planification'.B13];&quot;&quot;)" office:value-type="float" office:value="6" calcext:value-type="float">
            <text:p>6</text:p>
          </table:table-cell>
          <table:table-cell table:style-name="ce76" table:content-validation-name="val1" table:formula="of:=IF(LEN([$'Sprint 1 - Planification'.C13])&lt;&gt;0;[$'Sprint 1 - Planification'.C13];&quot;&quot;)" office:value-type="string" office:string-value="ajout de l'engin physique et des collisions sphère-sphère" calcext:value-type="string">
            <text:p>ajout de l'engin physique et des collisions sphère-sphère</text:p>
          </table:table-cell>
          <table:table-cell table:style-name="ce81" table:formula="of:=IF(LEN([$'Sprint 1 - Planification'.H13])&lt;&gt;0;[$'Sprint 1 - Planification'.H13];&quot;&quot;)" office:value-type="string" office:string-value="Sprint 1" calcext:value-type="string">
            <text:p>Sprint 1</text:p>
          </table:table-cell>
          <table:table-cell table:style-name="ce85" table:content-validation-name="val8" office:value-type="time" office:time-value="PT10H00M00S" calcext:value-type="time">
            <text:p>10:00</text:p>
          </table:table-cell>
          <table:table-cell table:style-name="ce92" table:content-validation-name="val9" office:value-type="percentage" office:value="1" calcext:value-type="percentage">
            <text:p>100 %</text:p>
          </table:table-cell>
          <table:table-cell table:style-name="ce99" table:content-validation-name="val10"/>
          <table:table-cell table:number-columns-repeated="3"/>
          <table:table-cell table:formula="of:=AND([.$D13]=&quot;Sprint 1&quot;;ISBLANK([.E13]))" office:value-type="float" office:value="0" calcext:value-type="float">
            <text:p>0</text:p>
          </table:table-cell>
          <table:table-cell table:formula="of:=AND([.$D13]=&quot;Sprint 1&quot;;ISBLANK([.F13]))" office:value-type="float" office:value="0" calcext:value-type="float">
            <text:p>0</text:p>
          </table:table-cell>
          <table:table-cell table:formula="of:=AND([.$D13]=&quot;Sprint 1&quot;;NOT(ISBLANK([.$F13]));[.$F13]&lt;100%;ISBLANK([.$G13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2"/>
          <table:table-cell office:value-type="string" calcext:value-type="string">
            <text:p>minute</text:p>
          </table:table-cell>
          <table:table-cell table:formula="of:=[.T11]" office:value-type="float" office:value="15" calcext:value-type="float">
            <text:p>15</text:p>
          </table:table-cell>
          <table:table-cell table:formula="of:=[.T13] &amp; &quot; &quot; &amp; [.S13] &amp; IF([.T13] &gt; 1; &quot;s&quot;; &quot;&quot;)" office:value-type="string" office:string-value="15 minutes" calcext:value-type="string">
            <text:p>15 minutes</text:p>
          </table:table-cell>
          <table:table-cell table:number-columns-repeated="1003"/>
        </table:table-row>
        <table:table-row table:style-name="ro4">
          <table:table-cell/>
          <table:table-cell table:style-name="ce71" table:formula="of:=IF(LEN([$'Sprint 1 - Planification'.B14])&lt;&gt;0;[$'Sprint 1 - Planification'.B14];&quot;&quot;)" office:value-type="float" office:value="7" calcext:value-type="float">
            <text:p>7</text:p>
          </table:table-cell>
          <table:table-cell table:style-name="ce77" table:content-validation-name="val1" table:formula="of:=IF(LEN([$'Sprint 1 - Planification'.C14])&lt;&gt;0;[$'Sprint 1 - Planification'.C14];&quot;&quot;)" office:value-type="string" office:string-value="optimisation de l'engin physique et de la détection des collisions" calcext:value-type="string">
            <text:p>optimisation de l'engin physique et de la détection des collisions</text:p>
          </table:table-cell>
          <table:table-cell table:style-name="ce82" table:formula="of:=IF(LEN([$'Sprint 1 - Planification'.H14])&lt;&gt;0;[$'Sprint 1 - Planification'.H14];&quot;&quot;)" office:value-type="string" office:string-value="Sprint 1" calcext:value-type="string">
            <text:p>Sprint 1</text:p>
          </table:table-cell>
          <table:table-cell table:style-name="ce86" table:content-validation-name="val8" office:value-type="time" office:time-value="PT07H30M00S" calcext:value-type="time">
            <text:p>7:30</text:p>
          </table:table-cell>
          <table:table-cell table:style-name="ce93" table:content-validation-name="val9" office:value-type="percentage" office:value="1" calcext:value-type="percentage">
            <text:p>100 %</text:p>
          </table:table-cell>
          <table:table-cell table:style-name="ce100" table:content-validation-name="val10"/>
          <table:table-cell table:number-columns-repeated="3"/>
          <table:table-cell table:formula="of:=AND([.$D14]=&quot;Sprint 1&quot;;ISBLANK([.E14]))" office:value-type="float" office:value="0" calcext:value-type="float">
            <text:p>0</text:p>
          </table:table-cell>
          <table:table-cell table:formula="of:=AND([.$D14]=&quot;Sprint 1&quot;;ISBLANK([.F14]))" office:value-type="float" office:value="0" calcext:value-type="float">
            <text:p>0</text:p>
          </table:table-cell>
          <table:table-cell table:formula="of:=AND([.$D14]=&quot;Sprint 1&quot;;NOT(ISBLANK([.$F14]));[.$F14]&lt;100%;ISBLANK([.$G14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4"/>
          <table:table-cell table:formula="of:=IF([.T12]&gt;0;IF([.T13]&gt;0;[.U12]&amp;&quot; et &quot;&amp;[.U13];[.U12]);[.U13])" office:value-type="string" office:string-value="33 heures et 15 minutes" calcext:value-type="string">
            <text:p>33 heures et 15 minutes</text:p>
          </table:table-cell>
          <table:table-cell/>
          <table:table-cell table:formula="of:=[.T12]&amp;&quot;h&quot;&amp;TEXT([.T13];&quot;00&quot;)" office:value-type="string" office:string-value="33h15" calcext:value-type="string">
            <text:p>33h15</text:p>
          </table:table-cell>
          <table:table-cell table:number-columns-repeated="1001"/>
        </table:table-row>
        <table:table-row table:style-name="ro4">
          <table:table-cell/>
          <table:table-cell table:style-name="ce70" table:formula="of:=IF(LEN([$'Sprint 1 - Planification'.B15])&lt;&gt;0;[$'Sprint 1 - Planification'.B15];&quot;&quot;)" office:value-type="float" office:value="8" calcext:value-type="float">
            <text:p>8</text:p>
          </table:table-cell>
          <table:table-cell table:style-name="ce76" table:content-validation-name="val1" table:formula="of:=IF(LEN([$'Sprint 1 - Planification'.C15])&lt;&gt;0;[$'Sprint 1 - Planification'.C15];&quot;&quot;)" office:value-type="string" office:string-value="ajout d'une entité controlée par le joueur (Player)" calcext:value-type="string">
            <text:p>ajout d'une entité controlée par le joueur (Player)</text:p>
          </table:table-cell>
          <table:table-cell table:style-name="ce81" table:formula="of:=IF(LEN([$'Sprint 1 - Planification'.H15])&lt;&gt;0;[$'Sprint 1 - Planification'.H15];&quot;&quot;)" office:value-type="string" office:string-value="Sprint 1" calcext:value-type="string">
            <text:p>Sprint 1</text:p>
          </table:table-cell>
          <table:table-cell table:style-name="ce85" table:content-validation-name="val8" office:value-type="time" office:time-value="PT00H45M00S" calcext:value-type="time">
            <text:p>0:45</text:p>
          </table:table-cell>
          <table:table-cell table:style-name="ce92" table:content-validation-name="val9" office:value-type="percentage" office:value="1" calcext:value-type="percentage">
            <text:p>100 %</text:p>
          </table:table-cell>
          <table:table-cell table:style-name="ce99" table:content-validation-name="val10"/>
          <table:table-cell table:number-columns-repeated="3"/>
          <table:table-cell table:formula="of:=AND([.$D15]=&quot;Sprint 1&quot;;ISBLANK([.E15]))" office:value-type="float" office:value="0" calcext:value-type="float">
            <text:p>0</text:p>
          </table:table-cell>
          <table:table-cell table:formula="of:=AND([.$D15]=&quot;Sprint 1&quot;;ISBLANK([.F15]))" office:value-type="float" office:value="0" calcext:value-type="float">
            <text:p>0</text:p>
          </table:table-cell>
          <table:table-cell table:formula="of:=AND([.$D15]=&quot;Sprint 1&quot;;NOT(ISBLANK([.$F15]));[.$F15]&lt;100%;ISBLANK([.$G15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3"/>
          <table:table-cell table:number-matrix-columns-spanned="1" table:number-matrix-rows-spanned="1" table:formula="of:=SUM(([.$D$8:.$D$42]=&quot;Sprint 1&quot;)*([.$F$8:.$F$42]&lt;1))" office:value-type="float" office:value="0" calcext:value-type="float">
            <text:p>0</text:p>
          </table:table-cell>
          <table:table-cell table:formula="of:=IF([.T15]=0;&quot;&quot;;IF([.T15]=1;&quot;Une tâche est en retard!&quot;;CONCATENATE([.T15];&quot; tâches sont en retard!&quot;)))">
            <text:p/>
          </table:table-cell>
          <table:table-cell table:number-columns-repeated="1003"/>
        </table:table-row>
        <table:table-row table:style-name="ro4">
          <table:table-cell/>
          <table:table-cell table:style-name="ce71" table:formula="of:=IF(LEN([$'Sprint 1 - Planification'.B16])&lt;&gt;0;[$'Sprint 1 - Planification'.B16];&quot;&quot;)" office:value-type="float" office:value="9" calcext:value-type="float">
            <text:p>9</text:p>
          </table:table-cell>
          <table:table-cell table:style-name="ce77" table:content-validation-name="val1" table:formula="of:=IF(LEN([$'Sprint 1 - Planification'.C16])&lt;&gt;0;[$'Sprint 1 - Planification'.C16];&quot;&quot;)" office:value-type="string" office:string-value="suppression des entités &quot;bidon&quot; de debug" calcext:value-type="string">
            <text:p>suppression des entités "bidon" de debug</text:p>
          </table:table-cell>
          <table:table-cell table:style-name="ce82" table:formula="of:=IF(LEN([$'Sprint 1 - Planification'.H16])&lt;&gt;0;[$'Sprint 1 - Planification'.H16];&quot;&quot;)" office:value-type="string" office:string-value="Sprint 2" calcext:value-type="string">
            <text:p>Sprint 2</text:p>
          </table:table-cell>
          <table:table-cell table:style-name="ce86" table:content-validation-name="val8"/>
          <table:table-cell table:style-name="ce93" table:content-validation-name="val9"/>
          <table:table-cell table:style-name="ce100" table:content-validation-name="val10"/>
          <table:table-cell table:number-columns-repeated="3"/>
          <table:table-cell table:formula="of:=AND([.$D16]=&quot;Sprint 1&quot;;ISBLANK([.E16]))" office:value-type="float" office:value="0" calcext:value-type="float">
            <text:p>0</text:p>
          </table:table-cell>
          <table:table-cell table:formula="of:=AND([.$D16]=&quot;Sprint 1&quot;;ISBLANK([.F16]))" office:value-type="float" office:value="0" calcext:value-type="float">
            <text:p>0</text:p>
          </table:table-cell>
          <table:table-cell table:formula="of:=AND([.$D16]=&quot;Sprint 1&quot;;NOT(ISBLANK([.$F16]));[.$F16]&lt;100%;ISBLANK([.$G16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17])&lt;&gt;0;[$'Sprint 1 - Planification'.B17];&quot;&quot;)" office:value-type="float" office:value="10" calcext:value-type="float">
            <text:p>10</text:p>
          </table:table-cell>
          <table:table-cell table:style-name="ce76" table:content-validation-name="val1" table:formula="of:=IF(LEN([$'Sprint 1 - Planification'.C17])&lt;&gt;0;[$'Sprint 1 - Planification'.C17];&quot;&quot;)" office:value-type="string" office:string-value="développement de l'entité Npc et de ses comportements" calcext:value-type="string">
            <text:p>développement de l'entité Npc et de ses comportements</text:p>
          </table:table-cell>
          <table:table-cell table:style-name="ce81" table:formula="of:=IF(LEN([$'Sprint 1 - Planification'.H17])&lt;&gt;0;[$'Sprint 1 - Planification'.H17];&quot;&quot;)" office:value-type="string" office:string-value="Sprint 2" calcext:value-type="string">
            <text:p>Sprint 2</text:p>
          </table:table-cell>
          <table:table-cell table:style-name="ce85" table:content-validation-name="val8"/>
          <table:table-cell table:style-name="ce92" table:content-validation-name="val9"/>
          <table:table-cell table:style-name="ce99" table:content-validation-name="val10"/>
          <table:table-cell table:number-columns-repeated="3"/>
          <table:table-cell table:formula="of:=AND([.$D17]=&quot;Sprint 1&quot;;ISBLANK([.E17]))" office:value-type="float" office:value="0" calcext:value-type="float">
            <text:p>0</text:p>
          </table:table-cell>
          <table:table-cell table:formula="of:=AND([.$D17]=&quot;Sprint 1&quot;;ISBLANK([.F17]))" office:value-type="float" office:value="0" calcext:value-type="float">
            <text:p>0</text:p>
          </table:table-cell>
          <table:table-cell table:formula="of:=AND([.$D17]=&quot;Sprint 1&quot;;NOT(ISBLANK([.$F17]));[.$F17]&lt;100%;ISBLANK([.$G17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18])&lt;&gt;0;[$'Sprint 1 - Planification'.B18];&quot;&quot;)" office:value-type="float" office:value="11" calcext:value-type="float">
            <text:p>11</text:p>
          </table:table-cell>
          <table:table-cell table:style-name="ce77" table:content-validation-name="val1" table:formula="of:=IF(LEN([$'Sprint 1 - Planification'.C18])&lt;&gt;0;[$'Sprint 1 - Planification'.C18];&quot;&quot;)" office:value-type="string" office:string-value="développement de l'entité Rabbit et de ses comportements" calcext:value-type="string">
            <text:p>développement de l'entité Rabbit et de ses comportements</text:p>
          </table:table-cell>
          <table:table-cell table:style-name="ce82" table:formula="of:=IF(LEN([$'Sprint 1 - Planification'.H18])&lt;&gt;0;[$'Sprint 1 - Planification'.H18];&quot;&quot;)" office:value-type="string" office:string-value="Sprint 2" calcext:value-type="string">
            <text:p>Sprint 2</text:p>
          </table:table-cell>
          <table:table-cell table:style-name="ce86" table:content-validation-name="val8"/>
          <table:table-cell table:style-name="ce93" table:content-validation-name="val9"/>
          <table:table-cell table:style-name="ce100" table:content-validation-name="val10"/>
          <table:table-cell table:number-columns-repeated="3"/>
          <table:table-cell table:formula="of:=AND([.$D18]=&quot;Sprint 1&quot;;ISBLANK([.E18]))" office:value-type="float" office:value="0" calcext:value-type="float">
            <text:p>0</text:p>
          </table:table-cell>
          <table:table-cell table:formula="of:=AND([.$D18]=&quot;Sprint 1&quot;;ISBLANK([.F18]))" office:value-type="float" office:value="0" calcext:value-type="float">
            <text:p>0</text:p>
          </table:table-cell>
          <table:table-cell table:formula="of:=AND([.$D18]=&quot;Sprint 1&quot;;NOT(ISBLANK([.$F18]));[.$F18]&lt;100%;ISBLANK([.$G18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19])&lt;&gt;0;[$'Sprint 1 - Planification'.B19];&quot;&quot;)" office:value-type="float" office:value="12" calcext:value-type="float">
            <text:p>12</text:p>
          </table:table-cell>
          <table:table-cell table:style-name="ce76" table:content-validation-name="val1" table:formula="of:=IF(LEN([$'Sprint 1 - Planification'.C19])&lt;&gt;0;[$'Sprint 1 - Planification'.C19];&quot;&quot;)" office:value-type="string" office:string-value="développement de l'entité Moose et de ses comportements" calcext:value-type="string">
            <text:p>développement de l'entité Moose et de ses comportements</text:p>
          </table:table-cell>
          <table:table-cell table:style-name="ce81" table:formula="of:=IF(LEN([$'Sprint 1 - Planification'.H19])&lt;&gt;0;[$'Sprint 1 - Planification'.H19];&quot;&quot;)" office:value-type="string" office:string-value="Sprint 2" calcext:value-type="string">
            <text:p>Sprint 2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formula="of:=AND([.$D19]=&quot;Sprint 1&quot;;ISBLANK([.E19]))" office:value-type="float" office:value="0" calcext:value-type="float">
            <text:p>0</text:p>
          </table:table-cell>
          <table:table-cell table:formula="of:=AND([.$D19]=&quot;Sprint 1&quot;;ISBLANK([.F19]))" office:value-type="float" office:value="0" calcext:value-type="float">
            <text:p>0</text:p>
          </table:table-cell>
          <table:table-cell table:formula="of:=AND([.$D19]=&quot;Sprint 1&quot;;NOT(ISBLANK([.$F19]));[.$F19]&lt;100%;ISBLANK([.$G19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20])&lt;&gt;0;[$'Sprint 1 - Planification'.B20];&quot;&quot;)" office:value-type="float" office:value="13" calcext:value-type="float">
            <text:p>13</text:p>
          </table:table-cell>
          <table:table-cell table:style-name="ce77" table:content-validation-name="val1" table:formula="of:=IF(LEN([$'Sprint 1 - Planification'.C20])&lt;&gt;0;[$'Sprint 1 - Planification'.C20];&quot;&quot;)" office:value-type="string" office:string-value="développement de l'entité Fox et de ses comportements" calcext:value-type="string">
            <text:p>développement de l'entité Fox et de ses comportements</text:p>
          </table:table-cell>
          <table:table-cell table:style-name="ce82" table:formula="of:=IF(LEN([$'Sprint 1 - Planification'.H20])&lt;&gt;0;[$'Sprint 1 - Planification'.H20];&quot;&quot;)" office:value-type="string" office:string-value="Sprint 2" calcext:value-type="string">
            <text:p>Sprint 2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formula="of:=AND([.$D20]=&quot;Sprint 1&quot;;ISBLANK([.E20]))" office:value-type="float" office:value="0" calcext:value-type="float">
            <text:p>0</text:p>
          </table:table-cell>
          <table:table-cell table:formula="of:=AND([.$D20]=&quot;Sprint 1&quot;;ISBLANK([.F20]))" office:value-type="float" office:value="0" calcext:value-type="float">
            <text:p>0</text:p>
          </table:table-cell>
          <table:table-cell table:formula="of:=AND([.$D20]=&quot;Sprint 1&quot;;NOT(ISBLANK([.$F20]));[.$F20]&lt;100%;ISBLANK([.$G20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21])&lt;&gt;0;[$'Sprint 1 - Planification'.B21];&quot;&quot;)" office:value-type="float" office:value="14" calcext:value-type="float">
            <text:p>14</text:p>
          </table:table-cell>
          <table:table-cell table:style-name="ce76" table:content-validation-name="val1" table:formula="of:=IF(LEN([$'Sprint 1 - Planification'.C21])&lt;&gt;0;[$'Sprint 1 - Planification'.C21];&quot;&quot;)" office:value-type="string" office:string-value="développement de l'entité Wolf et de ses comportements" calcext:value-type="string">
            <text:p>développement de l'entité Wolf et de ses comportements</text:p>
          </table:table-cell>
          <table:table-cell table:style-name="ce81" table:formula="of:=IF(LEN([$'Sprint 1 - Planification'.H21])&lt;&gt;0;[$'Sprint 1 - Planification'.H21];&quot;&quot;)" office:value-type="string" office:string-value="Sprint 2" calcext:value-type="string">
            <text:p>Sprint 2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formula="of:=AND([.$D21]=&quot;Sprint 1&quot;;ISBLANK([.E21]))" office:value-type="float" office:value="0" calcext:value-type="float">
            <text:p>0</text:p>
          </table:table-cell>
          <table:table-cell table:formula="of:=AND([.$D21]=&quot;Sprint 1&quot;;ISBLANK([.F21]))" office:value-type="float" office:value="0" calcext:value-type="float">
            <text:p>0</text:p>
          </table:table-cell>
          <table:table-cell table:formula="of:=AND([.$D21]=&quot;Sprint 1&quot;;NOT(ISBLANK([.$F21]));[.$F21]&lt;100%;ISBLANK([.$G21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22])&lt;&gt;0;[$'Sprint 1 - Planification'.B22];&quot;&quot;)" office:value-type="float" office:value="15" calcext:value-type="float">
            <text:p>15</text:p>
          </table:table-cell>
          <table:table-cell table:style-name="ce77" table:content-validation-name="val1" table:formula="of:=IF(LEN([$'Sprint 1 - Planification'.C22])&lt;&gt;0;[$'Sprint 1 - Planification'.C22];&quot;&quot;)" office:value-type="string" office:string-value="développement des items &quot;Attachables&quot;" calcext:value-type="string">
            <text:p>développement des items "Attachables"</text:p>
          </table:table-cell>
          <table:table-cell table:style-name="ce82" table:formula="of:=IF(LEN([$'Sprint 1 - Planification'.H22])&lt;&gt;0;[$'Sprint 1 - Planification'.H22];&quot;&quot;)" office:value-type="string" office:string-value="Sprint 2" calcext:value-type="string">
            <text:p>Sprint 2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formula="of:=AND([.$D22]=&quot;Sprint 1&quot;;ISBLANK([.E22]))" office:value-type="float" office:value="0" calcext:value-type="float">
            <text:p>0</text:p>
          </table:table-cell>
          <table:table-cell table:formula="of:=AND([.$D22]=&quot;Sprint 1&quot;;ISBLANK([.F22]))" office:value-type="float" office:value="0" calcext:value-type="float">
            <text:p>0</text:p>
          </table:table-cell>
          <table:table-cell table:formula="of:=AND([.$D22]=&quot;Sprint 1&quot;;NOT(ISBLANK([.$F22]));[.$F22]&lt;100%;ISBLANK([.$G22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23])&lt;&gt;0;[$'Sprint 1 - Planification'.B23];&quot;&quot;)" office:value-type="float" office:value="16" calcext:value-type="float">
            <text:p>16</text:p>
          </table:table-cell>
          <table:table-cell table:style-name="ce76" table:content-validation-name="val1" table:formula="of:=IF(LEN([$'Sprint 1 - Planification'.C23])&lt;&gt;0;[$'Sprint 1 - Planification'.C23];&quot;&quot;)" office:value-type="string" office:string-value="développement des arbres" calcext:value-type="string">
            <text:p>développement des arbres</text:p>
          </table:table-cell>
          <table:table-cell table:style-name="ce81" table:formula="of:=IF(LEN([$'Sprint 1 - Planification'.H23])&lt;&gt;0;[$'Sprint 1 - Planification'.H23];&quot;&quot;)" office:value-type="string" office:string-value="Sprint 3" calcext:value-type="string">
            <text:p>Sprint 3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formula="of:=AND([.$D23]=&quot;Sprint 1&quot;;ISBLANK([.E23]))" office:value-type="float" office:value="0" calcext:value-type="float">
            <text:p>0</text:p>
          </table:table-cell>
          <table:table-cell table:formula="of:=AND([.$D23]=&quot;Sprint 1&quot;;ISBLANK([.F23]))" office:value-type="float" office:value="0" calcext:value-type="float">
            <text:p>0</text:p>
          </table:table-cell>
          <table:table-cell table:formula="of:=AND([.$D23]=&quot;Sprint 1&quot;;NOT(ISBLANK([.$F23]));[.$F23]&lt;100%;ISBLANK([.$G23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24])&lt;&gt;0;[$'Sprint 1 - Planification'.B24];&quot;&quot;)" office:value-type="float" office:value="17" calcext:value-type="float">
            <text:p>17</text:p>
          </table:table-cell>
          <table:table-cell table:style-name="ce77" table:content-validation-name="val1" table:formula="of:=IF(LEN([$'Sprint 1 - Planification'.C24])&lt;&gt;0;[$'Sprint 1 - Planification'.C24];&quot;&quot;)" office:value-type="string" office:string-value="développement de l'entité Pomme" calcext:value-type="string">
            <text:p>développement de l'entité Pomme</text:p>
          </table:table-cell>
          <table:table-cell table:style-name="ce82" table:formula="of:=IF(LEN([$'Sprint 1 - Planification'.H24])&lt;&gt;0;[$'Sprint 1 - Planification'.H24];&quot;&quot;)" office:value-type="string" office:string-value="sprint 3" calcext:value-type="string">
            <text:p>sprint 3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formula="of:=AND([.$D24]=&quot;Sprint 1&quot;;ISBLANK([.E24]))" office:value-type="float" office:value="0" calcext:value-type="float">
            <text:p>0</text:p>
          </table:table-cell>
          <table:table-cell table:formula="of:=AND([.$D24]=&quot;Sprint 1&quot;;ISBLANK([.F24]))" office:value-type="float" office:value="0" calcext:value-type="float">
            <text:p>0</text:p>
          </table:table-cell>
          <table:table-cell table:formula="of:=AND([.$D24]=&quot;Sprint 1&quot;;NOT(ISBLANK([.$F24]));[.$F24]&lt;100%;ISBLANK([.$G24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25])&lt;&gt;0;[$'Sprint 1 - Planification'.B25];&quot;&quot;)" office:value-type="float" office:value="18" calcext:value-type="float">
            <text:p>18</text:p>
          </table:table-cell>
          <table:table-cell table:style-name="ce76" table:content-validation-name="val1" table:formula="of:=IF(LEN([$'Sprint 1 - Planification'.C25])&lt;&gt;0;[$'Sprint 1 - Planification'.C25];&quot;&quot;)" office:value-type="string" office:string-value="développement du pommier avec des Pommes" calcext:value-type="string">
            <text:p>développement du pommier avec des Pommes</text:p>
          </table:table-cell>
          <table:table-cell table:style-name="ce81" table:formula="of:=IF(LEN([$'Sprint 1 - Planification'.H25])&lt;&gt;0;[$'Sprint 1 - Planification'.H25];&quot;&quot;)" office:value-type="string" office:string-value="sprint 3" calcext:value-type="string">
            <text:p>sprint 3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formula="of:=AND([.$D25]=&quot;Sprint 1&quot;;ISBLANK([.E25]))" office:value-type="float" office:value="0" calcext:value-type="float">
            <text:p>0</text:p>
          </table:table-cell>
          <table:table-cell table:formula="of:=AND([.$D25]=&quot;Sprint 1&quot;;ISBLANK([.F25]))" office:value-type="float" office:value="0" calcext:value-type="float">
            <text:p>0</text:p>
          </table:table-cell>
          <table:table-cell table:formula="of:=AND([.$D25]=&quot;Sprint 1&quot;;NOT(ISBLANK([.$F25]));[.$F25]&lt;100%;ISBLANK([.$G25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26])&lt;&gt;0;[$'Sprint 1 - Planification'.B26];&quot;&quot;)" office:value-type="float" office:value="19" calcext:value-type="float">
            <text:p>19</text:p>
          </table:table-cell>
          <table:table-cell table:style-name="ce77" table:content-validation-name="val1" table:formula="of:=IF(LEN([$'Sprint 1 - Planification'.C26])&lt;&gt;0;[$'Sprint 1 - Planification'.C26];&quot;&quot;)" office:value-type="string" office:string-value="plancher à hauteur dynamique - collisions" calcext:value-type="string">
            <text:p>plancher à hauteur dynamique - collisions</text:p>
          </table:table-cell>
          <table:table-cell table:style-name="ce82" table:formula="of:=IF(LEN([$'Sprint 1 - Planification'.H26])&lt;&gt;0;[$'Sprint 1 - Planification'.H26];&quot;&quot;)" office:value-type="string" office:string-value="Sprint 2" calcext:value-type="string">
            <text:p>Sprint 2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formula="of:=AND([.$D26]=&quot;Sprint 1&quot;;ISBLANK([.E26]))" office:value-type="float" office:value="0" calcext:value-type="float">
            <text:p>0</text:p>
          </table:table-cell>
          <table:table-cell table:formula="of:=AND([.$D26]=&quot;Sprint 1&quot;;ISBLANK([.F26]))" office:value-type="float" office:value="0" calcext:value-type="float">
            <text:p>0</text:p>
          </table:table-cell>
          <table:table-cell table:formula="of:=AND([.$D26]=&quot;Sprint 1&quot;;NOT(ISBLANK([.$F26]));[.$F26]&lt;100%;ISBLANK([.$G26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27])&lt;&gt;0;[$'Sprint 1 - Planification'.B27];&quot;&quot;)" office:value-type="float" office:value="20" calcext:value-type="float">
            <text:p>20</text:p>
          </table:table-cell>
          <table:table-cell table:style-name="ce76" table:content-validation-name="val1" table:formula="of:=IF(LEN([$'Sprint 1 - Planification'.C27])&lt;&gt;0;[$'Sprint 1 - Planification'.C27];&quot;&quot;)" office:value-type="string" office:string-value="plancher à hauteur dynamique - implémentation du &quot;perlin noise&quot;" calcext:value-type="string">
            <text:p>plancher à hauteur dynamique - implémentation du "perlin noise"</text:p>
          </table:table-cell>
          <table:table-cell table:style-name="ce81" table:formula="of:=IF(LEN([$'Sprint 1 - Planification'.H27])&lt;&gt;0;[$'Sprint 1 - Planification'.H27];&quot;&quot;)" office:value-type="string" office:string-value="Sprint 2" calcext:value-type="string">
            <text:p>Sprint 2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formula="of:=AND([.$D27]=&quot;Sprint 1&quot;;ISBLANK([.E27]))" office:value-type="float" office:value="0" calcext:value-type="float">
            <text:p>0</text:p>
          </table:table-cell>
          <table:table-cell table:formula="of:=AND([.$D27]=&quot;Sprint 1&quot;;ISBLANK([.F27]))" office:value-type="float" office:value="0" calcext:value-type="float">
            <text:p>0</text:p>
          </table:table-cell>
          <table:table-cell table:formula="of:=AND([.$D27]=&quot;Sprint 1&quot;;NOT(ISBLANK([.$F27]));[.$F27]&lt;100%;ISBLANK([.$G27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28])&lt;&gt;0;[$'Sprint 1 - Planification'.B28];&quot;&quot;)" office:value-type="float" office:value="21" calcext:value-type="float">
            <text:p>21</text:p>
          </table:table-cell>
          <table:table-cell table:style-name="ce77" table:content-validation-name="val1" table:formula="of:=IF(LEN([$'Sprint 1 - Planification'.C28])&lt;&gt;0;[$'Sprint 1 - Planification'.C28];&quot;&quot;)" office:value-type="string" office:string-value="ajout des collisions shère-capsule à l'engin physique" calcext:value-type="string">
            <text:p>ajout des collisions shère-capsule à l'engin physique</text:p>
          </table:table-cell>
          <table:table-cell table:style-name="ce82" table:formula="of:=IF(LEN([$'Sprint 1 - Planification'.H28])&lt;&gt;0;[$'Sprint 1 - Planification'.H28];&quot;&quot;)" office:value-type="string" office:string-value="Sprint 2" calcext:value-type="string">
            <text:p>Sprint 2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formula="of:=AND([.$D28]=&quot;Sprint 1&quot;;ISBLANK([.E28]))" office:value-type="float" office:value="0" calcext:value-type="float">
            <text:p>0</text:p>
          </table:table-cell>
          <table:table-cell table:formula="of:=AND([.$D28]=&quot;Sprint 1&quot;;ISBLANK([.F28]))" office:value-type="float" office:value="0" calcext:value-type="float">
            <text:p>0</text:p>
          </table:table-cell>
          <table:table-cell table:formula="of:=AND([.$D28]=&quot;Sprint 1&quot;;NOT(ISBLANK([.$F28]));[.$F28]&lt;100%;ISBLANK([.$G28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29])&lt;&gt;0;[$'Sprint 1 - Planification'.B29];&quot;&quot;)" office:value-type="float" office:value="22" calcext:value-type="float">
            <text:p>22</text:p>
          </table:table-cell>
          <table:table-cell table:style-name="ce76" table:content-validation-name="val1" table:formula="of:=IF(LEN([$'Sprint 1 - Planification'.C29])&lt;&gt;0;[$'Sprint 1 - Planification'.C29];&quot;&quot;)" office:value-type="string" office:string-value="implémentation des tipis" calcext:value-type="string">
            <text:p>implémentation des tipis</text:p>
          </table:table-cell>
          <table:table-cell table:style-name="ce81" table:formula="of:=IF(LEN([$'Sprint 1 - Planification'.H29])&lt;&gt;0;[$'Sprint 1 - Planification'.H29];&quot;&quot;)" office:value-type="string" office:string-value="Sprint 2" calcext:value-type="string">
            <text:p>Sprint 2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formula="of:=AND([.$D29]=&quot;Sprint 1&quot;;ISBLANK([.E29]))" office:value-type="float" office:value="0" calcext:value-type="float">
            <text:p>0</text:p>
          </table:table-cell>
          <table:table-cell table:formula="of:=AND([.$D29]=&quot;Sprint 1&quot;;ISBLANK([.F29]))" office:value-type="float" office:value="0" calcext:value-type="float">
            <text:p>0</text:p>
          </table:table-cell>
          <table:table-cell table:formula="of:=AND([.$D29]=&quot;Sprint 1&quot;;NOT(ISBLANK([.$F29]));[.$F29]&lt;100%;ISBLANK([.$G29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30])&lt;&gt;0;[$'Sprint 1 - Planification'.B30];&quot;&quot;)" office:value-type="float" office:value="23" calcext:value-type="float">
            <text:p>23</text:p>
          </table:table-cell>
          <table:table-cell table:style-name="ce77" table:content-validation-name="val1" table:formula="of:=IF(LEN([$'Sprint 1 - Planification'.C30])&lt;&gt;0;[$'Sprint 1 - Planification'.C30];&quot;&quot;)" office:value-type="string" office:string-value="regroupement des tipis en villages" calcext:value-type="string">
            <text:p>regroupement des tipis en villages</text:p>
          </table:table-cell>
          <table:table-cell table:style-name="ce82" table:formula="of:=IF(LEN([$'Sprint 1 - Planification'.H30])&lt;&gt;0;[$'Sprint 1 - Planification'.H30];&quot;&quot;)" office:value-type="string" office:string-value="Sprint 2" calcext:value-type="string">
            <text:p>Sprint 2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formula="of:=AND([.$D30]=&quot;Sprint 1&quot;;ISBLANK([.E30]))" office:value-type="float" office:value="0" calcext:value-type="float">
            <text:p>0</text:p>
          </table:table-cell>
          <table:table-cell table:formula="of:=AND([.$D30]=&quot;Sprint 1&quot;;ISBLANK([.F30]))" office:value-type="float" office:value="0" calcext:value-type="float">
            <text:p>0</text:p>
          </table:table-cell>
          <table:table-cell table:formula="of:=AND([.$D30]=&quot;Sprint 1&quot;;NOT(ISBLANK([.$F30]));[.$F30]&lt;100%;ISBLANK([.$G30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31])&lt;&gt;0;[$'Sprint 1 - Planification'.B31];&quot;&quot;)" office:value-type="float" office:value="24" calcext:value-type="float">
            <text:p>24</text:p>
          </table:table-cell>
          <table:table-cell table:style-name="ce76" table:content-validation-name="val1" table:formula="of:=IF(LEN([$'Sprint 1 - Planification'.C31])&lt;&gt;0;[$'Sprint 1 - Planification'.C31];&quot;&quot;)" office:value-type="string" office:string-value="implémentation des villageois et de leurs comportements" calcext:value-type="string">
            <text:p>implémentation des villageois et de leurs comportements</text:p>
          </table:table-cell>
          <table:table-cell table:style-name="ce81" table:formula="of:=IF(LEN([$'Sprint 1 - Planification'.H31])&lt;&gt;0;[$'Sprint 1 - Planification'.H31];&quot;&quot;)" office:value-type="string" office:string-value="Sprint 2" calcext:value-type="string">
            <text:p>Sprint 2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formula="of:=AND([.$D31]=&quot;Sprint 1&quot;;ISBLANK([.E31]))" office:value-type="float" office:value="0" calcext:value-type="float">
            <text:p>0</text:p>
          </table:table-cell>
          <table:table-cell table:formula="of:=AND([.$D31]=&quot;Sprint 1&quot;;ISBLANK([.F31]))" office:value-type="float" office:value="0" calcext:value-type="float">
            <text:p>0</text:p>
          </table:table-cell>
          <table:table-cell table:formula="of:=AND([.$D31]=&quot;Sprint 1&quot;;NOT(ISBLANK([.$F31]));[.$F31]&lt;100%;ISBLANK([.$G31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32])&lt;&gt;0;[$'Sprint 1 - Planification'.B32];&quot;&quot;)" office:value-type="float" office:value="25" calcext:value-type="float">
            <text:p>25</text:p>
          </table:table-cell>
          <table:table-cell table:style-name="ce77" table:content-validation-name="val1" table:formula="of:=IF(LEN([$'Sprint 1 - Planification'.C32])&lt;&gt;0;[$'Sprint 1 - Planification'.C32];&quot;&quot;)" office:value-type="string" office:string-value="Travail sur le réalisme du comportement des villageois" calcext:value-type="string">
            <text:p>Travail sur le réalisme du comportement des villageois</text:p>
          </table:table-cell>
          <table:table-cell table:style-name="ce82" table:formula="of:=IF(LEN([$'Sprint 1 - Planification'.H32])&lt;&gt;0;[$'Sprint 1 - Planification'.H32];&quot;&quot;)" office:value-type="string" office:string-value="Sprint 3" calcext:value-type="string">
            <text:p>Sprint 3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formula="of:=AND([.$D32]=&quot;Sprint 1&quot;;ISBLANK([.E32]))" office:value-type="float" office:value="0" calcext:value-type="float">
            <text:p>0</text:p>
          </table:table-cell>
          <table:table-cell table:formula="of:=AND([.$D32]=&quot;Sprint 1&quot;;ISBLANK([.F32]))" office:value-type="float" office:value="0" calcext:value-type="float">
            <text:p>0</text:p>
          </table:table-cell>
          <table:table-cell table:formula="of:=AND([.$D32]=&quot;Sprint 1&quot;;NOT(ISBLANK([.$F32]));[.$F32]&lt;100%;ISBLANK([.$G32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33])&lt;&gt;0;[$'Sprint 1 - Planification'.B33];&quot;&quot;)">
            <text:p/>
          </table:table-cell>
          <table:table-cell table:style-name="ce76" table:content-validation-name="val1" table:formula="of:=IF(LEN([$'Sprint 1 - Planification'.C33])&lt;&gt;0;[$'Sprint 1 - Planification'.C33];&quot;&quot;)">
            <text:p/>
          </table:table-cell>
          <table:table-cell table:style-name="ce81" table:formula="of:=IF(LEN([$'Sprint 1 - Planification'.H33])&lt;&gt;0;[$'Sprint 1 - Planification'.H33];&quot;&quot;)">
            <text:p/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formula="of:=AND([.$D33]=&quot;Sprint 1&quot;;ISBLANK([.E33]))" office:value-type="float" office:value="0" calcext:value-type="float">
            <text:p>0</text:p>
          </table:table-cell>
          <table:table-cell table:formula="of:=AND([.$D33]=&quot;Sprint 1&quot;;ISBLANK([.F33]))" office:value-type="float" office:value="0" calcext:value-type="float">
            <text:p>0</text:p>
          </table:table-cell>
          <table:table-cell table:formula="of:=AND([.$D33]=&quot;Sprint 1&quot;;NOT(ISBLANK([.$F33]));[.$F33]&lt;100%;ISBLANK([.$G33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34])&lt;&gt;0;[$'Sprint 1 - Planification'.B34];&quot;&quot;)">
            <text:p/>
          </table:table-cell>
          <table:table-cell table:style-name="ce77" table:content-validation-name="val1" table:formula="of:=IF(LEN([$'Sprint 1 - Planification'.C34])&lt;&gt;0;[$'Sprint 1 - Planification'.C34];&quot;&quot;)">
            <text:p/>
          </table:table-cell>
          <table:table-cell table:style-name="ce82" table:formula="of:=IF(LEN([$'Sprint 1 - Planification'.H34])&lt;&gt;0;[$'Sprint 1 - Planification'.H34];&quot;&quot;)">
            <text:p/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formula="of:=AND([.$D34]=&quot;Sprint 1&quot;;ISBLANK([.E34]))" office:value-type="float" office:value="0" calcext:value-type="float">
            <text:p>0</text:p>
          </table:table-cell>
          <table:table-cell table:formula="of:=AND([.$D34]=&quot;Sprint 1&quot;;ISBLANK([.F34]))" office:value-type="float" office:value="0" calcext:value-type="float">
            <text:p>0</text:p>
          </table:table-cell>
          <table:table-cell table:formula="of:=AND([.$D34]=&quot;Sprint 1&quot;;NOT(ISBLANK([.$F34]));[.$F34]&lt;100%;ISBLANK([.$G34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35])&lt;&gt;0;[$'Sprint 1 - Planification'.B35];&quot;&quot;)">
            <text:p/>
          </table:table-cell>
          <table:table-cell table:style-name="ce76" table:content-validation-name="val1" table:formula="of:=IF(LEN([$'Sprint 1 - Planification'.C35])&lt;&gt;0;[$'Sprint 1 - Planification'.C35];&quot;&quot;)">
            <text:p/>
          </table:table-cell>
          <table:table-cell table:style-name="ce81" table:formula="of:=IF(LEN([$'Sprint 1 - Planification'.H35])&lt;&gt;0;[$'Sprint 1 - Planification'.H35];&quot;&quot;)">
            <text:p/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formula="of:=AND([.$D35]=&quot;Sprint 1&quot;;ISBLANK([.E35]))" office:value-type="float" office:value="0" calcext:value-type="float">
            <text:p>0</text:p>
          </table:table-cell>
          <table:table-cell table:formula="of:=AND([.$D35]=&quot;Sprint 1&quot;;ISBLANK([.F35]))" office:value-type="float" office:value="0" calcext:value-type="float">
            <text:p>0</text:p>
          </table:table-cell>
          <table:table-cell table:formula="of:=AND([.$D35]=&quot;Sprint 1&quot;;NOT(ISBLANK([.$F35]));[.$F35]&lt;100%;ISBLANK([.$G35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36])&lt;&gt;0;[$'Sprint 1 - Planification'.B36];&quot;&quot;)">
            <text:p/>
          </table:table-cell>
          <table:table-cell table:style-name="ce77" table:content-validation-name="val1" table:formula="of:=IF(LEN([$'Sprint 1 - Planification'.C36])&lt;&gt;0;[$'Sprint 1 - Planification'.C36];&quot;&quot;)">
            <text:p/>
          </table:table-cell>
          <table:table-cell table:style-name="ce82" table:formula="of:=IF(LEN([$'Sprint 1 - Planification'.H36])&lt;&gt;0;[$'Sprint 1 - Planification'.H36];&quot;&quot;)">
            <text:p/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formula="of:=AND([.$D36]=&quot;Sprint 1&quot;;ISBLANK([.E36]))" office:value-type="float" office:value="0" calcext:value-type="float">
            <text:p>0</text:p>
          </table:table-cell>
          <table:table-cell table:formula="of:=AND([.$D36]=&quot;Sprint 1&quot;;ISBLANK([.F36]))" office:value-type="float" office:value="0" calcext:value-type="float">
            <text:p>0</text:p>
          </table:table-cell>
          <table:table-cell table:formula="of:=AND([.$D36]=&quot;Sprint 1&quot;;NOT(ISBLANK([.$F36]));[.$F36]&lt;100%;ISBLANK([.$G36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37])&lt;&gt;0;[$'Sprint 1 - Planification'.B37];&quot;&quot;)">
            <text:p/>
          </table:table-cell>
          <table:table-cell table:style-name="ce76" table:content-validation-name="val1" table:formula="of:=IF(LEN([$'Sprint 1 - Planification'.C37])&lt;&gt;0;[$'Sprint 1 - Planification'.C37];&quot;&quot;)">
            <text:p/>
          </table:table-cell>
          <table:table-cell table:style-name="ce81" table:formula="of:=IF(LEN([$'Sprint 1 - Planification'.H37])&lt;&gt;0;[$'Sprint 1 - Planification'.H37];&quot;&quot;)">
            <text:p/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formula="of:=AND([.$D37]=&quot;Sprint 1&quot;;ISBLANK([.E37]))" office:value-type="float" office:value="0" calcext:value-type="float">
            <text:p>0</text:p>
          </table:table-cell>
          <table:table-cell table:formula="of:=AND([.$D37]=&quot;Sprint 1&quot;;ISBLANK([.F37]))" office:value-type="float" office:value="0" calcext:value-type="float">
            <text:p>0</text:p>
          </table:table-cell>
          <table:table-cell table:formula="of:=AND([.$D37]=&quot;Sprint 1&quot;;NOT(ISBLANK([.$F37]));[.$F37]&lt;100%;ISBLANK([.$G37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38])&lt;&gt;0;[$'Sprint 1 - Planification'.B38];&quot;&quot;)">
            <text:p/>
          </table:table-cell>
          <table:table-cell table:style-name="ce77" table:content-validation-name="val1" table:formula="of:=IF(LEN([$'Sprint 1 - Planification'.C38])&lt;&gt;0;[$'Sprint 1 - Planification'.C38];&quot;&quot;)">
            <text:p/>
          </table:table-cell>
          <table:table-cell table:style-name="ce82" table:formula="of:=IF(LEN([$'Sprint 1 - Planification'.H38])&lt;&gt;0;[$'Sprint 1 - Planification'.H38];&quot;&quot;)">
            <text:p/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formula="of:=AND([.$D38]=&quot;Sprint 1&quot;;ISBLANK([.E38]))" office:value-type="float" office:value="0" calcext:value-type="float">
            <text:p>0</text:p>
          </table:table-cell>
          <table:table-cell table:formula="of:=AND([.$D38]=&quot;Sprint 1&quot;;ISBLANK([.F38]))" office:value-type="float" office:value="0" calcext:value-type="float">
            <text:p>0</text:p>
          </table:table-cell>
          <table:table-cell table:formula="of:=AND([.$D38]=&quot;Sprint 1&quot;;NOT(ISBLANK([.$F38]));[.$F38]&lt;100%;ISBLANK([.$G38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39])&lt;&gt;0;[$'Sprint 1 - Planification'.B39];&quot;&quot;)">
            <text:p/>
          </table:table-cell>
          <table:table-cell table:style-name="ce76" table:content-validation-name="val1" table:formula="of:=IF(LEN([$'Sprint 1 - Planification'.C39])&lt;&gt;0;[$'Sprint 1 - Planification'.C39];&quot;&quot;)">
            <text:p/>
          </table:table-cell>
          <table:table-cell table:style-name="ce81" table:formula="of:=IF(LEN([$'Sprint 1 - Planification'.H39])&lt;&gt;0;[$'Sprint 1 - Planification'.H39];&quot;&quot;)">
            <text:p/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formula="of:=AND([.$D39]=&quot;Sprint 1&quot;;ISBLANK([.E39]))" office:value-type="float" office:value="0" calcext:value-type="float">
            <text:p>0</text:p>
          </table:table-cell>
          <table:table-cell table:formula="of:=AND([.$D39]=&quot;Sprint 1&quot;;ISBLANK([.F39]))" office:value-type="float" office:value="0" calcext:value-type="float">
            <text:p>0</text:p>
          </table:table-cell>
          <table:table-cell table:formula="of:=AND([.$D39]=&quot;Sprint 1&quot;;NOT(ISBLANK([.$F39]));[.$F39]&lt;100%;ISBLANK([.$G39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40])&lt;&gt;0;[$'Sprint 1 - Planification'.B40];&quot;&quot;)">
            <text:p/>
          </table:table-cell>
          <table:table-cell table:style-name="ce77" table:content-validation-name="val1" table:formula="of:=IF(LEN([$'Sprint 1 - Planification'.C40])&lt;&gt;0;[$'Sprint 1 - Planification'.C40];&quot;&quot;)">
            <text:p/>
          </table:table-cell>
          <table:table-cell table:style-name="ce82" table:formula="of:=IF(LEN([$'Sprint 1 - Planification'.H40])&lt;&gt;0;[$'Sprint 1 - Planification'.H40];&quot;&quot;)">
            <text:p/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formula="of:=AND([.$D40]=&quot;Sprint 1&quot;;ISBLANK([.E40]))" office:value-type="float" office:value="0" calcext:value-type="float">
            <text:p>0</text:p>
          </table:table-cell>
          <table:table-cell table:formula="of:=AND([.$D40]=&quot;Sprint 1&quot;;ISBLANK([.F40]))" office:value-type="float" office:value="0" calcext:value-type="float">
            <text:p>0</text:p>
          </table:table-cell>
          <table:table-cell table:formula="of:=AND([.$D40]=&quot;Sprint 1&quot;;NOT(ISBLANK([.$F40]));[.$F40]&lt;100%;ISBLANK([.$G40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41])&lt;&gt;0;[$'Sprint 1 - Planification'.B41];&quot;&quot;)">
            <text:p/>
          </table:table-cell>
          <table:table-cell table:style-name="ce76" table:content-validation-name="val1" table:formula="of:=IF(LEN([$'Sprint 1 - Planification'.C41])&lt;&gt;0;[$'Sprint 1 - Planification'.C41];&quot;&quot;)">
            <text:p/>
          </table:table-cell>
          <table:table-cell table:style-name="ce81" table:formula="of:=IF(LEN([$'Sprint 1 - Planification'.H41])&lt;&gt;0;[$'Sprint 1 - Planification'.H41];&quot;&quot;)">
            <text:p/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formula="of:=AND([.$D41]=&quot;Sprint 1&quot;;ISBLANK([.E41]))" office:value-type="float" office:value="0" calcext:value-type="float">
            <text:p>0</text:p>
          </table:table-cell>
          <table:table-cell table:formula="of:=AND([.$D41]=&quot;Sprint 1&quot;;ISBLANK([.F41]))" office:value-type="float" office:value="0" calcext:value-type="float">
            <text:p>0</text:p>
          </table:table-cell>
          <table:table-cell table:formula="of:=AND([.$D41]=&quot;Sprint 1&quot;;NOT(ISBLANK([.$F41]));[.$F41]&lt;100%;ISBLANK([.$G41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6">
          <table:table-cell/>
          <table:table-cell table:style-name="ce72" table:formula="of:=IF(LEN([$'Sprint 1 - Planification'.B42])&lt;&gt;0;[$'Sprint 1 - Planification'.B42];&quot;&quot;)">
            <text:p/>
          </table:table-cell>
          <table:table-cell table:style-name="ce78" table:content-validation-name="val1" table:formula="of:=IF(LEN([$'Sprint 1 - Planification'.C42])&lt;&gt;0;[$'Sprint 1 - Planification'.C42];&quot;&quot;)">
            <text:p/>
          </table:table-cell>
          <table:table-cell table:style-name="ce83" table:formula="of:=IF(LEN([$'Sprint 1 - Planification'.H42])&lt;&gt;0;[$'Sprint 1 - Planification'.H42];&quot;&quot;)">
            <text:p/>
          </table:table-cell>
          <table:table-cell table:style-name="ce89" table:content-validation-name="val8"/>
          <table:table-cell table:style-name="ce96" table:content-validation-name="val9"/>
          <table:table-cell table:style-name="ce103" table:content-validation-name="val10"/>
          <table:table-cell table:number-columns-repeated="3"/>
          <table:table-cell table:formula="of:=AND([.$D42]=&quot;Sprint 1&quot;;ISBLANK([.E42]))" office:value-type="float" office:value="0" calcext:value-type="float">
            <text:p>0</text:p>
          </table:table-cell>
          <table:table-cell table:formula="of:=AND([.$D42]=&quot;Sprint 1&quot;;ISBLANK([.F42]))" office:value-type="float" office:value="0" calcext:value-type="float">
            <text:p>0</text:p>
          </table:table-cell>
          <table:table-cell table:formula="of:=AND([.$D42]=&quot;Sprint 1&quot;;NOT(ISBLANK([.$F42]));[.$F42]&lt;100%;ISBLANK([.$G42])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 table:number-columns-repeated="10"/>
          <table:table-cell table:formula="of:=COUNTIF([.K8:.K42];1)" office:value-type="float" office:value="0" calcext:value-type="float">
            <text:p>0</text:p>
          </table:table-cell>
          <table:table-cell table:formula="of:=COUNTIF([.L8:.L42];1)" office:value-type="float" office:value="0" calcext:value-type="float">
            <text:p>0</text:p>
          </table:table-cell>
          <table:table-cell table:formula="of:=COUNTIF([.M8:.M42];1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 table:number-columns-repeated="10"/>
          <table:table-cell table:formula="of:=SUM([.K43:.M43])" office:value-type="float" office:value="0" calcext:value-type="float">
            <text:p>0</text:p>
          </table:table-cell>
          <table:table-cell table:number-columns-repeated="4"/>
          <table:table-cell table:style-name="ce61"/>
          <table:table-cell table:number-columns-repeated="1008"/>
        </table:table-row>
        <table:table-row table:style-name="ro4">
          <table:table-cell table:number-columns-repeated="10"/>
          <table:table-cell table:formula="of:=IF([.K44]=0; &quot;aucun champ&quot;; IF([.K44]=1; &quot;1 champ&quot;; [.K44] &amp; &quot; champs&quot;))" office:value-type="string" office:string-value="aucun champ" calcext:value-type="string">
            <text:p>aucun champ</text:p>
          </table:table-cell>
          <table:table-cell table:number-columns-repeated="4"/>
          <table:table-cell table:style-name="ce61"/>
          <table:table-cell table:number-columns-repeated="1008"/>
        </table:table-row>
        <table:table-row table:style-name="ro4" table:number-rows-repeated="11">
          <table:table-cell table:number-columns-repeated="15"/>
          <table:table-cell table:style-name="ce61"/>
          <table:table-cell table:number-columns-repeated="1008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Sprint 1 - Bilan'.B8:'Sprint 1 - Bilan'.D42">
            <calcext:condition calcext:apply-style-name="ConditionalStyle_57" calcext:value="formula-is([.$F8]=100%)" calcext:base-cell-address="'Sprint 1 - Bilan'.B8"/>
            <calcext:condition calcext:apply-style-name="ConditionalStyle_56" calcext:value="formula-is([.$D8]&lt;&gt;&quot;Sprint 1&quot;)" calcext:base-cell-address="'Sprint 1 - Bilan'.B8"/>
          </calcext:conditional-format>
          <calcext:conditional-format calcext:target-range-address="'Sprint 1 - Bilan'.E20:'Sprint 1 - Bilan'.G20 'Sprint 1 - Bilan'.E22:'Sprint 1 - Bilan'.G22 'Sprint 1 - Bilan'.E24:'Sprint 1 - Bilan'.G24 'Sprint 1 - Bilan'.E26:'Sprint 1 - Bilan'.G26 'Sprint 1 - Bilan'.E28:'Sprint 1 - Bilan'.G28 'Sprint 1 - Bilan'.E30:'Sprint 1 - Bilan'.G30 'Sprint 1 - Bilan'.E32:'Sprint 1 - Bilan'.G32 'Sprint 1 - Bilan'.E34:'Sprint 1 - Bilan'.G34 'Sprint 1 - Bilan'.E36:'Sprint 1 - Bilan'.G36 'Sprint 1 - Bilan'.E38:'Sprint 1 - Bilan'.G38 'Sprint 1 - Bilan'.E40:'Sprint 1 - Bilan'.G40 'Sprint 1 - Bilan'.E42:'Sprint 1 - Bilan'.G42">
            <calcext:condition calcext:apply-style-name="ConditionalStyle_55" calcext:value="formula-is(AND([.$D20]&lt;&gt;&quot;Sprint 1&quot;;[.$F20]&gt;0))" calcext:base-cell-address="'Sprint 1 - Bilan'.E20"/>
            <calcext:condition calcext:apply-style-name="ConditionalStyle_54" calcext:value="formula-is(AND([.$D20]=&quot;Sprint 1&quot;;[.$F20]&lt;1;NOT(ISBLANK([.$F20]))))" calcext:base-cell-address="'Sprint 1 - Bilan'.E20"/>
          </calcext:conditional-format>
          <calcext:conditional-format calcext:target-range-address="'Sprint 1 - Bilan'.E19:'Sprint 1 - Bilan'.G19 'Sprint 1 - Bilan'.E21:'Sprint 1 - Bilan'.G21 'Sprint 1 - Bilan'.E23:'Sprint 1 - Bilan'.G23 'Sprint 1 - Bilan'.E25:'Sprint 1 - Bilan'.G25 'Sprint 1 - Bilan'.E27:'Sprint 1 - Bilan'.G27 'Sprint 1 - Bilan'.E29:'Sprint 1 - Bilan'.G29 'Sprint 1 - Bilan'.E31:'Sprint 1 - Bilan'.G31 'Sprint 1 - Bilan'.E33:'Sprint 1 - Bilan'.G33 'Sprint 1 - Bilan'.E35:'Sprint 1 - Bilan'.G35 'Sprint 1 - Bilan'.E37:'Sprint 1 - Bilan'.G37 'Sprint 1 - Bilan'.E39:'Sprint 1 - Bilan'.G39 'Sprint 1 - Bilan'.E41:'Sprint 1 - Bilan'.G41">
            <calcext:condition calcext:apply-style-name="ConditionalStyle_53" calcext:value="formula-is(AND([.$D19]&lt;&gt;&quot;Sprint 1&quot;;[.$F19]&gt;0))" calcext:base-cell-address="'Sprint 1 - Bilan'.E19"/>
            <calcext:condition calcext:apply-style-name="ConditionalStyle_52" calcext:value="formula-is(AND([.$D19]=&quot;Sprint 1&quot;;[.$F19]&lt;1;NOT(ISBLANK([.$F19]))))" calcext:base-cell-address="'Sprint 1 - Bilan'.E19"/>
          </calcext:conditional-format>
          <calcext:conditional-format calcext:target-range-address="'Sprint 1 - Bilan'.G19:'Sprint 1 - Bilan'.G42">
            <calcext:condition calcext:apply-style-name="ConditionalStyle_51" calcext:value="formula-is([.$M19])" calcext:base-cell-address="'Sprint 1 - Bilan'.G19"/>
          </calcext:conditional-format>
          <calcext:conditional-format calcext:target-range-address="'Sprint 1 - Bilan'.E19:'Sprint 1 - Bilan'.E42">
            <calcext:condition calcext:apply-style-name="ConditionalStyle_50" calcext:value="formula-is([.$K19])" calcext:base-cell-address="'Sprint 1 - Bilan'.E19"/>
          </calcext:conditional-format>
          <calcext:conditional-format calcext:target-range-address="'Sprint 1 - Bilan'.F19:'Sprint 1 - Bilan'.F42">
            <calcext:condition calcext:apply-style-name="ConditionalStyle_49" calcext:value="formula-is([.$L19])" calcext:base-cell-address="'Sprint 1 - Bilan'.F19"/>
          </calcext:conditional-format>
          <calcext:conditional-format calcext:target-range-address="'Sprint 1 - Bilan'.G5:'Sprint 1 - Bilan'.G5">
            <calcext:condition calcext:apply-style-name="ConditionalStyle_48" calcext:value="formula-is([.$K$44]&gt;0)" calcext:base-cell-address="'Sprint 1 - Bilan'.G5"/>
          </calcext:conditional-format>
          <calcext:conditional-format calcext:target-range-address="'Sprint 1 - Bilan'.B8:'Sprint 1 - Bilan'.D8 'Sprint 1 - Bilan'.B10:'Sprint 1 - Bilan'.D10 'Sprint 1 - Bilan'.B12:'Sprint 1 - Bilan'.D12 'Sprint 1 - Bilan'.B14:'Sprint 1 - Bilan'.D14 'Sprint 1 - Bilan'.B16:'Sprint 1 - Bilan'.D16 'Sprint 1 - Bilan'.B18:'Sprint 1 - Bilan'.D18 'Sprint 1 - Bilan'.B20:'Sprint 1 - Bilan'.G20 'Sprint 1 - Bilan'.B22:'Sprint 1 - Bilan'.G22 'Sprint 1 - Bilan'.B24:'Sprint 1 - Bilan'.G24 'Sprint 1 - Bilan'.B26:'Sprint 1 - Bilan'.G26 'Sprint 1 - Bilan'.B28:'Sprint 1 - Bilan'.G28 'Sprint 1 - Bilan'.B30:'Sprint 1 - Bilan'.G30 'Sprint 1 - Bilan'.B32:'Sprint 1 - Bilan'.G32 'Sprint 1 - Bilan'.B34:'Sprint 1 - Bilan'.G34 'Sprint 1 - Bilan'.B36:'Sprint 1 - Bilan'.G36 'Sprint 1 - Bilan'.B38:'Sprint 1 - Bilan'.G38 'Sprint 1 - Bilan'.B40:'Sprint 1 - Bilan'.G40 'Sprint 1 - Bilan'.B42:'Sprint 1 - Bilan'.G42">
            <calcext:condition calcext:apply-style-name="ConditionalStyle_47" calcext:value="formula-is(LEN([.$B8])=0)" calcext:base-cell-address="'Sprint 1 - Bilan'.B8"/>
          </calcext:conditional-format>
          <calcext:conditional-format calcext:target-range-address="'Sprint 1 - Bilan'.B9:'Sprint 1 - Bilan'.D9 'Sprint 1 - Bilan'.B11:'Sprint 1 - Bilan'.D11 'Sprint 1 - Bilan'.B13:'Sprint 1 - Bilan'.D13 'Sprint 1 - Bilan'.B15:'Sprint 1 - Bilan'.D15 'Sprint 1 - Bilan'.B17:'Sprint 1 - Bilan'.D17 'Sprint 1 - Bilan'.B19:'Sprint 1 - Bilan'.G19 'Sprint 1 - Bilan'.B21:'Sprint 1 - Bilan'.G21 'Sprint 1 - Bilan'.B23:'Sprint 1 - Bilan'.G23 'Sprint 1 - Bilan'.B25:'Sprint 1 - Bilan'.G25 'Sprint 1 - Bilan'.B27:'Sprint 1 - Bilan'.G27 'Sprint 1 - Bilan'.B29:'Sprint 1 - Bilan'.G29 'Sprint 1 - Bilan'.B31:'Sprint 1 - Bilan'.G31 'Sprint 1 - Bilan'.B33:'Sprint 1 - Bilan'.G33 'Sprint 1 - Bilan'.B35:'Sprint 1 - Bilan'.G35 'Sprint 1 - Bilan'.B37:'Sprint 1 - Bilan'.G37 'Sprint 1 - Bilan'.B39:'Sprint 1 - Bilan'.G39 'Sprint 1 - Bilan'.B41:'Sprint 1 - Bilan'.G41">
            <calcext:condition calcext:apply-style-name="ConditionalStyle_46" calcext:value="formula-is(LEN([.$B9])=0)" calcext:base-cell-address="'Sprint 1 - Bilan'.B9"/>
          </calcext:conditional-format>
          <calcext:conditional-format calcext:target-range-address="'Sprint 1 - Bilan'.E8:'Sprint 1 - Bilan'.G8 'Sprint 1 - Bilan'.E10:'Sprint 1 - Bilan'.G10 'Sprint 1 - Bilan'.E12:'Sprint 1 - Bilan'.G12 'Sprint 1 - Bilan'.E14:'Sprint 1 - Bilan'.G14 'Sprint 1 - Bilan'.E16:'Sprint 1 - Bilan'.G16 'Sprint 1 - Bilan'.E18:'Sprint 1 - Bilan'.G18">
            <calcext:condition calcext:apply-style-name="ConditionalStyle_45" calcext:value="formula-is(AND([.$D8]&lt;&gt;&quot;Sprint 1&quot;;[.$F8]&gt;0))" calcext:base-cell-address="'Sprint 1 - Bilan'.E8"/>
            <calcext:condition calcext:apply-style-name="ConditionalStyle_44" calcext:value="formula-is(AND([.$D8]=&quot;Sprint 1&quot;;[.$F8]&lt;1;NOT(ISBLANK([.$F8]))))" calcext:base-cell-address="'Sprint 1 - Bilan'.E8"/>
          </calcext:conditional-format>
          <calcext:conditional-format calcext:target-range-address="'Sprint 1 - Bilan'.E9:'Sprint 1 - Bilan'.G9 'Sprint 1 - Bilan'.E11:'Sprint 1 - Bilan'.G11 'Sprint 1 - Bilan'.E13:'Sprint 1 - Bilan'.G13 'Sprint 1 - Bilan'.E15:'Sprint 1 - Bilan'.G15 'Sprint 1 - Bilan'.E17:'Sprint 1 - Bilan'.G17">
            <calcext:condition calcext:apply-style-name="ConditionalStyle_43" calcext:value="formula-is(AND([.$D9]&lt;&gt;&quot;Sprint 1&quot;;[.$F9]&gt;0))" calcext:base-cell-address="'Sprint 1 - Bilan'.E9"/>
            <calcext:condition calcext:apply-style-name="ConditionalStyle_42" calcext:value="formula-is(AND([.$D9]=&quot;Sprint 1&quot;;[.$F9]&lt;1;NOT(ISBLANK([.$F9]))))" calcext:base-cell-address="'Sprint 1 - Bilan'.E9"/>
          </calcext:conditional-format>
          <calcext:conditional-format calcext:target-range-address="'Sprint 1 - Bilan'.G8:'Sprint 1 - Bilan'.G18">
            <calcext:condition calcext:apply-style-name="ConditionalStyle_41" calcext:value="formula-is([.$M8])" calcext:base-cell-address="'Sprint 1 - Bilan'.G8"/>
          </calcext:conditional-format>
          <calcext:conditional-format calcext:target-range-address="'Sprint 1 - Bilan'.E8:'Sprint 1 - Bilan'.E18">
            <calcext:condition calcext:apply-style-name="ConditionalStyle_40" calcext:value="formula-is([.$K8])" calcext:base-cell-address="'Sprint 1 - Bilan'.E8"/>
          </calcext:conditional-format>
          <calcext:conditional-format calcext:target-range-address="'Sprint 1 - Bilan'.F8:'Sprint 1 - Bilan'.F18">
            <calcext:condition calcext:apply-style-name="ConditionalStyle_39" calcext:value="formula-is([.$L8])" calcext:base-cell-address="'Sprint 1 - Bilan'.F8"/>
          </calcext:conditional-format>
          <calcext:conditional-format calcext:target-range-address="'Sprint 1 - Bilan'.E8:'Sprint 1 - Bilan'.G8 'Sprint 1 - Bilan'.E10:'Sprint 1 - Bilan'.G10 'Sprint 1 - Bilan'.E12:'Sprint 1 - Bilan'.G12 'Sprint 1 - Bilan'.E14:'Sprint 1 - Bilan'.G14 'Sprint 1 - Bilan'.E16:'Sprint 1 - Bilan'.G16 'Sprint 1 - Bilan'.E18:'Sprint 1 - Bilan'.G18">
            <calcext:condition calcext:apply-style-name="ConditionalStyle_38" calcext:value="formula-is(LEN([.$B8])=0)" calcext:base-cell-address="'Sprint 1 - Bilan'.E8"/>
          </calcext:conditional-format>
          <calcext:conditional-format calcext:target-range-address="'Sprint 1 - Bilan'.E9:'Sprint 1 - Bilan'.G9 'Sprint 1 - Bilan'.E11:'Sprint 1 - Bilan'.G11 'Sprint 1 - Bilan'.E13:'Sprint 1 - Bilan'.G13 'Sprint 1 - Bilan'.E15:'Sprint 1 - Bilan'.G15 'Sprint 1 - Bilan'.E17:'Sprint 1 - Bilan'.G17">
            <calcext:condition calcext:apply-style-name="ConditionalStyle_37" calcext:value="formula-is(LEN([.$B9])=0)" calcext:base-cell-address="'Sprint 1 - Bilan'.E9"/>
          </calcext:conditional-format>
        </calcext:conditional-formats>
      </table:table>
      <table:table table:name="Sprint 2 - Bilan" table:style-name="ta3" table:protected="true">
        <loext:table-protection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5" table:default-cell-style-name="ce2"/>
        <table:table-column table:style-name="co3" table:default-cell-style-name="ce2"/>
        <table:table-column table:style-name="co4" table:number-columns-repeated="3" table:default-cell-style-name="ce1"/>
        <table:table-column table:style-name="co4" table:visibility="collapse" table:number-columns-repeated="7" table:default-cell-style-name="ce2"/>
        <table:table-column table:style-name="co4" table:visibility="collapse" table:number-columns-repeated="7" table:default-cell-style-name="ce1"/>
        <table:table-column table:style-name="co4" table:number-columns-repeated="99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66" table:formula="of:=[$'Sprint 1 - Planification'.B2:.H2]" office:value-type="string" office:string-value="Nom du projet super cool que vous faites!" calcext:value-type="string" table:number-columns-spanned="8" table:number-rows-spanned="1">
            <text:p>Nom du projet super cool que vous faites!</text:p>
          </table:table-cell>
          <table:covered-table-cell table:number-columns-repeated="7" table:style-name="ce66"/>
          <table:table-cell table:number-columns-repeated="1015"/>
        </table:table-row>
        <table:table-row table:style-name="ro4">
          <table:table-cell/>
          <table:table-cell table:style-name="ce67" office:value-type="string" calcext:value-type="string">
            <text:p>B65 - Projet Synthèse <text:s/>| <text:s/>Sprint 2 | <text:s/>Bilan</text:p>
          </table:table-cell>
          <table:table-cell table:style-name="ce73"/>
          <table:table-cell table:style-name="ce79" table:number-columns-repeated="4"/>
          <table:table-cell table:style-name="ce90" table:number-columns-spanned="2" table:number-rows-spanned="1"/>
          <table:covered-table-cell table:style-name="ce90"/>
          <table:table-cell table:number-columns-repeated="1015"/>
        </table:table-row>
        <table:table-row table:style-name="ro2">
          <table:table-cell/>
          <table:table-cell table:style-name="ce5"/>
          <table:table-cell table:style-name="ce13"/>
          <table:table-cell table:style-name="ce5" table:number-columns-repeated="6"/>
          <table:table-cell table:number-columns-repeated="1015"/>
        </table:table-row>
        <table:table-row table:style-name="ro2">
          <table:table-cell/>
          <table:table-cell table:style-name="ce68" office:value-type="string" calcext:value-type="string">
            <text:p>Bilan des activités du Sprint 2</text:p>
          </table:table-cell>
          <table:table-cell table:style-name="ce74" table:number-columns-repeated="6"/>
          <table:table-cell table:style-name="ce144" table:formula="of:=IF([.M45]=0;CONCATENATE(&quot;Ce sprint totalise &quot;; [.W15]; &quot; de travail réalisé. &quot;;[.W16]);CONCATENATE(&quot;Attention, il reste &quot;;[.M46];&quot; à remplir!&quot;))" office:value-type="string" office:string-value="Attention, il reste 13 champs à remplir!" calcext:value-type="string">
            <text:p>Attention, il reste 13 champs à remplir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Nom et description</text:p>
          </table:table-cell>
          <table:table-cell table:style-name="ce116" office:value-type="string" calcext:value-type="string" table:number-columns-spanned="1" table:number-rows-spanned="2">
            <text:p>Sprint prévu</text:p>
          </table:table-cell>
          <table:table-cell table:style-name="ce122" office:value-type="string" calcext:value-type="string" table:number-columns-spanned="2" table:number-rows-spanned="1">
            <text:p>Sprint précédent</text:p>
          </table:table-cell>
          <table:covered-table-cell table:style-name="ce122"/>
          <table:table-cell table:style-name="ce7" office:value-type="string" calcext:value-type="string" table:number-columns-spanned="1" table:number-rows-spanned="2">
            <text:p>Temps</text:p>
          </table:table-cell>
          <table:table-cell table:style-name="ce23" office:value-type="string" calcext:value-type="string" table:number-columns-spanned="1" table:number-rows-spanned="2">
            <text:p>Avancement</text:p>
          </table:table-cell>
          <table:table-cell table:style-name="ce52" office:value-type="string" calcext:value-type="string" table:number-columns-spanned="1" table:number-rows-spanned="2">
            <text:p>Commentaires</text:p>
          </table:table-cell>
          <table:table-cell table:number-columns-repeated="1015"/>
        </table:table-row>
        <table:table-row table:style-name="ro4">
          <table:table-cell/>
          <table:covered-table-cell table:style-name="ce106"/>
          <table:covered-table-cell table:style-name="ce111"/>
          <table:covered-table-cell table:style-name="ce117"/>
          <table:table-cell table:style-name="ce123" office:value-type="string" calcext:value-type="string">
            <text:p>Temps</text:p>
          </table:table-cell>
          <table:table-cell table:style-name="ce123" office:value-type="string" calcext:value-type="string">
            <text:p>Avancement</text:p>
          </table:table-cell>
          <table:covered-table-cell table:style-name="ce106"/>
          <table:covered-table-cell table:style-name="ce123"/>
          <table:covered-table-cell table:style-name="ce145"/>
          <table:table-cell table:number-columns-repeated="1015"/>
        </table:table-row>
        <table:table-row table:style-name="ro4">
          <table:table-cell/>
          <table:table-cell table:style-name="ce107" table:formula="of:=IF(LEN([$'Sprint 1 - Planification'.B8])&lt;&gt;0;[$'Sprint 1 - Planification'.B8];&quot;&quot;)" office:value-type="float" office:value="1" calcext:value-type="float">
            <text:p>1</text:p>
          </table:table-cell>
          <table:table-cell table:style-name="ce112" table:content-validation-name="val11" table:formula="of:=IF(LEN([$'Sprint 1 - Planification'.C8])&lt;&gt;0;[$'Sprint 1 - Planification'.C8];&quot;&quot;)" office:value-type="string" office:string-value="Valider le projet avec l'enseignant" calcext:value-type="string">
            <text:p>Valider le projet avec l'enseignant</text:p>
          </table:table-cell>
          <table:table-cell table:style-name="ce118" table:formula="of:=IF(LEN([$'Sprint 1 - Planification'.H8])&lt;&gt;0;[$'Sprint 1 - Planification'.H8];&quot;&quot;)" office:value-type="string" office:string-value="Sprint 1" calcext:value-type="string">
            <text:p>Sprint 1</text:p>
          </table:table-cell>
          <table:table-cell table:style-name="ce124" table:formula="of:=IF(ISBLANK([$'Sprint 1 - Bilan'.E8]);&quot;&quot;;[$'Sprint 1 - Bilan'.E8])" office:value-type="time" office:time-value="PT00H15M00S" calcext:value-type="time">
            <text:p>0:15</text:p>
          </table:table-cell>
          <table:table-cell table:style-name="ce128" table:formula="of:=IF(ISBLANK([$'Sprint 1 - Bilan'.F8]);&quot;&quot;;[$'Sprint 1 - Bilan'.F8])" office:value-type="percentage" office:value="1" calcext:value-type="percentage">
            <text:p>100 %</text:p>
          </table:table-cell>
          <table:table-cell table:style-name="ce132" table:content-validation-name="val12"/>
          <table:table-cell table:style-name="ce138" table:content-validation-name="val14"/>
          <table:table-cell table:style-name="ce146" table:content-validation-name="val16"/>
          <table:table-cell table:number-columns-repeated="3"/>
          <table:table-cell table:formula="of:=OR(AND(NOT([.P9]);LEN([.$G9])=0);AND(LEN([.$H9])&gt;0;LEN([.$G9])=0))" office:value-type="float" office:value="0" calcext:value-type="float">
            <text:p>0</text:p>
          </table:table-cell>
          <table:table-cell table:formula="of:=AND(NOT([.$P9]);LEN([.$H9])=0)" office:value-type="float" office:value="0" calcext:value-type="float">
            <text:p>0</text:p>
          </table:table-cell>
          <table:table-cell table:formula="of:=AND([.$D9]&lt;&gt;&quot;Sprint 3&quot;;NOT(ISBLANK([.$H9]));[.$H9]&lt;100%;ISBLANK([.$I9]))" office:value-type="float" office:value="0" calcext:value-type="float">
            <text:p>0</text:p>
          </table:table-cell>
          <table:table-cell table:formula="of:=IF(OR(LEN([.$D9])=0;[.$D9]=&quot;Sprint 3&quot;);1;IF(COUNTA([.$F9])=0;IF(LEN([.$H9])=0;0;[.$H9]=100%);IF([.$F9]=100%;1;IF(LEN([.$H9])=0;0;[.$H9]=100%))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print 1</text:p>
          </table:table-cell>
          <table:table-cell table:style-name="ce104" table:number-matrix-columns-spanned="1" table:number-matrix-rows-spanned="1" table:formula="of:=SUM(([.$D$9:.$D$43]=[.$R9])*[.$G$9:.$G$43])" office:value-type="float" office:value="0" calcext:value-type="float">
            <text:p>0,00</text:p>
          </table:table-cell>
          <table:table-cell table:style-name="ce105" table:formula="of:=[.S9]*24*60" office:value-type="float" office:value="0" calcext:value-type="float">
            <text:p>0</text:p>
          </table:table-cell>
          <table:table-cell/>
          <table:table-cell table:style-name="ce63" table:formula="of:=SUM([.G9:.G43])" office:value-type="time" office:time-value="PT23H00M00.000000001S" calcext:value-type="time">
            <text:p>23:00</text:p>
          </table:table-cell>
          <table:table-cell table:number-columns-repeated="1002"/>
        </table:table-row>
        <table:table-row table:style-name="ro4">
          <table:table-cell/>
          <table:table-cell table:style-name="ce108" table:formula="of:=IF(LEN([$'Sprint 1 - Planification'.B9])&lt;&gt;0;[$'Sprint 1 - Planification'.B9];&quot;&quot;)" office:value-type="float" office:value="2" calcext:value-type="float">
            <text:p>2</text:p>
          </table:table-cell>
          <table:table-cell table:style-name="ce113" table:content-validation-name="val11" table:formula="of:=IF(LEN([$'Sprint 1 - Planification'.C9])&lt;&gt;0;[$'Sprint 1 - Planification'.C9];&quot;&quot;)" office:value-type="string" office:string-value="Réaliser les éléments de rédaction technique" calcext:value-type="string">
            <text:p>Réaliser les éléments de rédaction technique</text:p>
          </table:table-cell>
          <table:table-cell table:style-name="ce119" table:formula="of:=IF(LEN([$'Sprint 1 - Planification'.H9])&lt;&gt;0;[$'Sprint 1 - Planification'.H9];&quot;&quot;)" office:value-type="string" office:string-value="Sprint 1" calcext:value-type="string">
            <text:p>Sprint 1</text:p>
          </table:table-cell>
          <table:table-cell table:style-name="ce125" table:formula="of:=IF(ISBLANK([$'Sprint 1 - Bilan'.E9]);&quot;&quot;;[$'Sprint 1 - Bilan'.E9])" office:value-type="time" office:time-value="PT07H00M00S" calcext:value-type="time">
            <text:p>7:00</text:p>
          </table:table-cell>
          <table:table-cell table:style-name="ce129" table:formula="of:=IF(ISBLANK([$'Sprint 1 - Bilan'.F9]);&quot;&quot;;[$'Sprint 1 - Bilan'.F9])" office:value-type="percentage" office:value="1" calcext:value-type="percentage">
            <text:p>100 %</text:p>
          </table:table-cell>
          <table:table-cell table:style-name="ce133" table:content-validation-name="val13"/>
          <table:table-cell table:style-name="ce139" table:content-validation-name="val15"/>
          <table:table-cell table:style-name="ce147" table:content-validation-name="val16"/>
          <table:table-cell table:number-columns-repeated="3"/>
          <table:table-cell table:formula="of:=OR(AND(NOT([.P10]);LEN([.$G10])=0);AND(LEN([.$H10])&gt;0;LEN([.$G10])=0))" office:value-type="float" office:value="0" calcext:value-type="float">
            <text:p>0</text:p>
          </table:table-cell>
          <table:table-cell table:formula="of:=AND(NOT([.P10]);LEN([.$H10])=0)" office:value-type="float" office:value="0" calcext:value-type="float">
            <text:p>0</text:p>
          </table:table-cell>
          <table:table-cell table:formula="of:=AND([.$D10]&lt;&gt;&quot;Sprint 3&quot;;NOT(ISBLANK([.$H10]));[.$H10]&lt;100%;ISBLANK([.$I10]))" office:value-type="float" office:value="0" calcext:value-type="float">
            <text:p>0</text:p>
          </table:table-cell>
          <table:table-cell table:formula="of:=IF(OR(LEN([.$D10])=0;[.$D10]=&quot;Sprint 3&quot;);1;IF(COUNTA([.$F10])=0;IF(LEN([.$H10])=0;0;[.$H10]=100%);IF([.$F10]=100%;1;IF(LEN([.$H10])=0;0;[.$H10]=100%))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print 2</text:p>
          </table:table-cell>
          <table:table-cell table:style-name="ce104" table:number-matrix-columns-spanned="1" table:number-matrix-rows-spanned="1" table:formula="of:=SUM(([.$D$9:.$D$43]=[.$R10])*[.$G$9:.$G$43])" office:value-type="float" office:value="0.958333333333342" calcext:value-type="float">
            <text:p>0,96</text:p>
          </table:table-cell>
          <table:table-cell table:style-name="ce105" table:formula="of:=[.S10]*24*60" office:value-type="float" office:value="1380.00000000001" calcext:value-type="float">
            <text:p>1380</text:p>
          </table:table-cell>
          <table:table-cell/>
          <table:table-cell table:style-name="ce64" table:formula="of:=[.V9]" office:value-type="float" office:value="0.958333333333342" calcext:value-type="float">
            <text:p>0,96</text:p>
          </table:table-cell>
          <table:table-cell table:number-columns-repeated="1002"/>
        </table:table-row>
        <table:table-row table:style-name="ro4">
          <table:table-cell/>
          <table:table-cell table:style-name="ce109" table:formula="of:=IF(LEN([$'Sprint 1 - Planification'.B10])&lt;&gt;0;[$'Sprint 1 - Planification'.B10];&quot;&quot;)" office:value-type="float" office:value="3" calcext:value-type="float">
            <text:p>3</text:p>
          </table:table-cell>
          <table:table-cell table:style-name="ce114" table:content-validation-name="val11" table:formula="of:=IF(LEN([$'Sprint 1 - Planification'.C10])&lt;&gt;0;[$'Sprint 1 - Planification'.C10];&quot;&quot;)" office:value-type="string" office:string-value="Rédaction du document de conception" calcext:value-type="string">
            <text:p>Rédaction du document de conception</text:p>
          </table:table-cell>
          <table:table-cell table:style-name="ce120" table:formula="of:=IF(LEN([$'Sprint 1 - Planification'.H10])&lt;&gt;0;[$'Sprint 1 - Planification'.H10];&quot;&quot;)" office:value-type="string" office:string-value="Sprint 1" calcext:value-type="string">
            <text:p>Sprint 1</text:p>
          </table:table-cell>
          <table:table-cell table:style-name="ce126" table:formula="of:=IF(ISBLANK([$'Sprint 1 - Bilan'.E10]);&quot;&quot;;[$'Sprint 1 - Bilan'.E10])" office:value-type="time" office:time-value="PT05H45M00S" calcext:value-type="time">
            <text:p>5:45</text:p>
          </table:table-cell>
          <table:table-cell table:style-name="ce130" table:formula="of:=IF(ISBLANK([$'Sprint 1 - Bilan'.F10]);&quot;&quot;;[$'Sprint 1 - Bilan'.F10])" office:value-type="percentage" office:value="1" calcext:value-type="percentage">
            <text:p>100 %</text:p>
          </table:table-cell>
          <table:table-cell table:style-name="ce134" table:content-validation-name="val13"/>
          <table:table-cell table:style-name="ce140" table:content-validation-name="val15"/>
          <table:table-cell table:style-name="ce148" table:content-validation-name="val16"/>
          <table:table-cell table:number-columns-repeated="3"/>
          <table:table-cell table:formula="of:=OR(AND(NOT([.P11]);LEN([.$G11])=0);AND(LEN([.$H11])&gt;0;LEN([.$G11])=0))" office:value-type="float" office:value="0" calcext:value-type="float">
            <text:p>0</text:p>
          </table:table-cell>
          <table:table-cell table:formula="of:=AND(NOT([.P11]);LEN([.$H11])=0)" office:value-type="float" office:value="0" calcext:value-type="float">
            <text:p>0</text:p>
          </table:table-cell>
          <table:table-cell table:formula="of:=AND([.$D11]&lt;&gt;&quot;Sprint 3&quot;;NOT(ISBLANK([.$H11]));[.$H11]&lt;100%;ISBLANK([.$I11]))" office:value-type="float" office:value="0" calcext:value-type="float">
            <text:p>0</text:p>
          </table:table-cell>
          <table:table-cell table:formula="of:=IF(OR(LEN([.$D11])=0;[.$D11]=&quot;Sprint 3&quot;);1;IF(COUNTA([.$F11])=0;IF(LEN([.$H11])=0;0;[.$H11]=100%);IF([.$F11]=100%;1;IF(LEN([.$H11])=0;0;[.$H11]=100%))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print 3</text:p>
          </table:table-cell>
          <table:table-cell table:style-name="ce104" table:number-matrix-columns-spanned="1" table:number-matrix-rows-spanned="1" table:formula="of:=SUM(([.$D$9:.$D$43]=[.$R11])*[.$G$9:.$G$43])" office:value-type="float" office:value="0" calcext:value-type="float">
            <text:p>0,00</text:p>
          </table:table-cell>
          <table:table-cell table:style-name="ce105" table:formula="of:=[.S11]*24*60" office:value-type="float" office:value="0" calcext:value-type="float">
            <text:p>0</text:p>
          </table:table-cell>
          <table:table-cell/>
          <table:table-cell table:style-name="ce65" table:formula="of:=DAY([.V9])*24+HOUR([.V9])" office:value-type="float" office:value="743" calcext:value-type="float">
            <text:p>743</text:p>
          </table:table-cell>
          <table:table-cell table:number-columns-repeated="1002"/>
        </table:table-row>
        <table:table-row table:style-name="ro4">
          <table:table-cell/>
          <table:table-cell table:style-name="ce108" table:formula="of:=IF(LEN([$'Sprint 1 - Planification'.B11])&lt;&gt;0;[$'Sprint 1 - Planification'.B11];&quot;&quot;)" office:value-type="float" office:value="4" calcext:value-type="float">
            <text:p>4</text:p>
          </table:table-cell>
          <table:table-cell table:style-name="ce113" table:content-validation-name="val11" table:formula="of:=IF(LEN([$'Sprint 1 - Planification'.C11])&lt;&gt;0;[$'Sprint 1 - Planification'.C11];&quot;&quot;)" office:value-type="string" office:string-value="Rédaction du document de planification" calcext:value-type="string">
            <text:p>Rédaction du document de planification</text:p>
          </table:table-cell>
          <table:table-cell table:style-name="ce119" table:formula="of:=IF(LEN([$'Sprint 1 - Planification'.H11])&lt;&gt;0;[$'Sprint 1 - Planification'.H11];&quot;&quot;)" office:value-type="string" office:string-value="Sprint 1" calcext:value-type="string">
            <text:p>Sprint 1</text:p>
          </table:table-cell>
          <table:table-cell table:style-name="ce125" table:formula="of:=IF(ISBLANK([$'Sprint 1 - Bilan'.E11]);&quot;&quot;;[$'Sprint 1 - Bilan'.E11])" office:value-type="time" office:time-value="PT00H30M00S" calcext:value-type="time">
            <text:p>0:30</text:p>
          </table:table-cell>
          <table:table-cell table:style-name="ce129" table:formula="of:=IF(ISBLANK([$'Sprint 1 - Bilan'.F11]);&quot;&quot;;[$'Sprint 1 - Bilan'.F11])" office:value-type="percentage" office:value="1" calcext:value-type="percentage">
            <text:p>100 %</text:p>
          </table:table-cell>
          <table:table-cell table:style-name="ce133" table:content-validation-name="val13"/>
          <table:table-cell table:style-name="ce139" table:content-validation-name="val15"/>
          <table:table-cell table:style-name="ce147" table:content-validation-name="val16"/>
          <table:table-cell table:number-columns-repeated="3"/>
          <table:table-cell table:formula="of:=OR(AND(NOT([.P12]);LEN([.$G12])=0);AND(LEN([.$H12])&gt;0;LEN([.$G12])=0))" office:value-type="float" office:value="0" calcext:value-type="float">
            <text:p>0</text:p>
          </table:table-cell>
          <table:table-cell table:formula="of:=AND(NOT([.P12]);LEN([.$H12])=0)" office:value-type="float" office:value="0" calcext:value-type="float">
            <text:p>0</text:p>
          </table:table-cell>
          <table:table-cell table:formula="of:=AND([.$D12]&lt;&gt;&quot;Sprint 3&quot;;NOT(ISBLANK([.$H12]));[.$H12]&lt;100%;ISBLANK([.$I12]))" office:value-type="float" office:value="0" calcext:value-type="float">
            <text:p>0</text:p>
          </table:table-cell>
          <table:table-cell table:formula="of:=IF(OR(LEN([.$D12])=0;[.$D12]=&quot;Sprint 3&quot;);1;IF(COUNTA([.$F12])=0;IF(LEN([.$H12])=0;0;[.$H12]=100%);IF([.$F12]=100%;1;IF(LEN([.$H12])=0;0;[.$H12]=100%))))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3"/>
          <table:table-cell table:formula="of:=MINUTE([.V9])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109" table:formula="of:=IF(LEN([$'Sprint 1 - Planification'.B12])&lt;&gt;0;[$'Sprint 1 - Planification'.B12];&quot;&quot;)" office:value-type="float" office:value="5" calcext:value-type="float">
            <text:p>5</text:p>
          </table:table-cell>
          <table:table-cell table:style-name="ce114" table:content-validation-name="val11" table:formula="of:=IF(LEN([$'Sprint 1 - Planification'.C12])&lt;&gt;0;[$'Sprint 1 - Planification'.C12];&quot;&quot;)" office:value-type="string" office:string-value="conception initiale de l'engin de jeu" calcext:value-type="string">
            <text:p>conception initiale de l'engin de jeu</text:p>
          </table:table-cell>
          <table:table-cell table:style-name="ce120" table:formula="of:=IF(LEN([$'Sprint 1 - Planification'.H12])&lt;&gt;0;[$'Sprint 1 - Planification'.H12];&quot;&quot;)" office:value-type="string" office:string-value="Sprint 1" calcext:value-type="string">
            <text:p>Sprint 1</text:p>
          </table:table-cell>
          <table:table-cell table:style-name="ce126" table:formula="of:=IF(ISBLANK([$'Sprint 1 - Bilan'.E12]);&quot;&quot;;[$'Sprint 1 - Bilan'.E12])" office:value-type="time" office:time-value="PT01H30M00S" calcext:value-type="time">
            <text:p>1:30</text:p>
          </table:table-cell>
          <table:table-cell table:style-name="ce130" table:formula="of:=IF(ISBLANK([$'Sprint 1 - Bilan'.F12]);&quot;&quot;;[$'Sprint 1 - Bilan'.F12])" office:value-type="percentage" office:value="1" calcext:value-type="percentage">
            <text:p>100 %</text:p>
          </table:table-cell>
          <table:table-cell table:style-name="ce134" table:content-validation-name="val13"/>
          <table:table-cell table:style-name="ce140" table:content-validation-name="val15"/>
          <table:table-cell table:style-name="ce148" table:content-validation-name="val16"/>
          <table:table-cell table:number-columns-repeated="3"/>
          <table:table-cell table:formula="of:=OR(AND(NOT([.P13]);LEN([.$G13])=0);AND(LEN([.$H13])&gt;0;LEN([.$G13])=0))" office:value-type="float" office:value="0" calcext:value-type="float">
            <text:p>0</text:p>
          </table:table-cell>
          <table:table-cell table:formula="of:=AND(NOT([.P13]);LEN([.$H13])=0)" office:value-type="float" office:value="0" calcext:value-type="float">
            <text:p>0</text:p>
          </table:table-cell>
          <table:table-cell table:formula="of:=AND([.$D13]&lt;&gt;&quot;Sprint 3&quot;;NOT(ISBLANK([.$H13]));[.$H13]&lt;100%;ISBLANK([.$I13]))" office:value-type="float" office:value="0" calcext:value-type="float">
            <text:p>0</text:p>
          </table:table-cell>
          <table:table-cell table:formula="of:=IF(OR(LEN([.$D13])=0;[.$D13]=&quot;Sprint 3&quot;);1;IF(COUNTA([.$F13])=0;IF(LEN([.$H13])=0;0;[.$H13]=100%);IF([.$F13]=100%;1;IF(LEN([.$H13])=0;0;[.$H13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2"/>
          <table:table-cell office:value-type="string" calcext:value-type="string">
            <text:p>heure</text:p>
          </table:table-cell>
          <table:table-cell table:style-name="ce65" table:formula="of:=[.V11]" office:value-type="float" office:value="743" calcext:value-type="float">
            <text:p>743</text:p>
          </table:table-cell>
          <table:table-cell table:formula="of:=[.V13] &amp; &quot; &quot; &amp; [.U13] &amp; IF([.V13] &gt; 1; &quot;s&quot;; &quot;&quot;)" office:value-type="string" office:string-value="743 heures" calcext:value-type="string">
            <text:p>743 heures</text:p>
          </table:table-cell>
          <table:table-cell table:number-columns-repeated="1001"/>
        </table:table-row>
        <table:table-row table:style-name="ro4">
          <table:table-cell/>
          <table:table-cell table:style-name="ce108" table:formula="of:=IF(LEN([$'Sprint 1 - Planification'.B13])&lt;&gt;0;[$'Sprint 1 - Planification'.B13];&quot;&quot;)" office:value-type="float" office:value="6" calcext:value-type="float">
            <text:p>6</text:p>
          </table:table-cell>
          <table:table-cell table:style-name="ce113" table:content-validation-name="val11" table:formula="of:=IF(LEN([$'Sprint 1 - Planification'.C13])&lt;&gt;0;[$'Sprint 1 - Planification'.C13];&quot;&quot;)" office:value-type="string" office:string-value="ajout de l'engin physique et des collisions sphère-sphère" calcext:value-type="string">
            <text:p>ajout de l'engin physique et des collisions sphère-sphère</text:p>
          </table:table-cell>
          <table:table-cell table:style-name="ce119" table:formula="of:=IF(LEN([$'Sprint 1 - Planification'.H13])&lt;&gt;0;[$'Sprint 1 - Planification'.H13];&quot;&quot;)" office:value-type="string" office:string-value="Sprint 1" calcext:value-type="string">
            <text:p>Sprint 1</text:p>
          </table:table-cell>
          <table:table-cell table:style-name="ce125" table:formula="of:=IF(ISBLANK([$'Sprint 1 - Bilan'.E13]);&quot;&quot;;[$'Sprint 1 - Bilan'.E13])" office:value-type="time" office:time-value="PT10H00M00S" calcext:value-type="time">
            <text:p>10:00</text:p>
          </table:table-cell>
          <table:table-cell table:style-name="ce129" table:formula="of:=IF(ISBLANK([$'Sprint 1 - Bilan'.F13]);&quot;&quot;;[$'Sprint 1 - Bilan'.F13])" office:value-type="percentage" office:value="1" calcext:value-type="percentage">
            <text:p>100 %</text:p>
          </table:table-cell>
          <table:table-cell table:style-name="ce133" table:content-validation-name="val13"/>
          <table:table-cell table:style-name="ce139" table:content-validation-name="val15"/>
          <table:table-cell table:style-name="ce147" table:content-validation-name="val16"/>
          <table:table-cell table:number-columns-repeated="3"/>
          <table:table-cell table:formula="of:=OR(AND(NOT([.P14]);LEN([.$G14])=0);AND(LEN([.$H14])&gt;0;LEN([.$G14])=0))" office:value-type="float" office:value="0" calcext:value-type="float">
            <text:p>0</text:p>
          </table:table-cell>
          <table:table-cell table:formula="of:=AND(NOT([.P14]);LEN([.$H14])=0)" office:value-type="float" office:value="0" calcext:value-type="float">
            <text:p>0</text:p>
          </table:table-cell>
          <table:table-cell table:formula="of:=AND([.$D14]&lt;&gt;&quot;Sprint 3&quot;;NOT(ISBLANK([.$H14]));[.$H14]&lt;100%;ISBLANK([.$I14]))" office:value-type="float" office:value="0" calcext:value-type="float">
            <text:p>0</text:p>
          </table:table-cell>
          <table:table-cell table:formula="of:=IF(OR(LEN([.$D14])=0;[.$D14]=&quot;Sprint 3&quot;);1;IF(COUNTA([.$F14])=0;IF(LEN([.$H14])=0;0;[.$H14]=100%);IF([.$F14]=100%;1;IF(LEN([.$H14])=0;0;[.$H14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2"/>
          <table:table-cell office:value-type="string" calcext:value-type="string">
            <text:p>minute</text:p>
          </table:table-cell>
          <table:table-cell table:formula="of:=[.V12]" office:value-type="float" office:value="0" calcext:value-type="float">
            <text:p>0</text:p>
          </table:table-cell>
          <table:table-cell table:formula="of:=[.V14] &amp; &quot; &quot; &amp; [.U14] &amp; IF([.V14] &gt; 1; &quot;s&quot;; &quot;&quot;)" office:value-type="string" office:string-value="0 minute" calcext:value-type="string">
            <text:p>0 minute</text:p>
          </table:table-cell>
          <table:table-cell table:number-columns-repeated="1001"/>
        </table:table-row>
        <table:table-row table:style-name="ro4">
          <table:table-cell/>
          <table:table-cell table:style-name="ce109" table:formula="of:=IF(LEN([$'Sprint 1 - Planification'.B14])&lt;&gt;0;[$'Sprint 1 - Planification'.B14];&quot;&quot;)" office:value-type="float" office:value="7" calcext:value-type="float">
            <text:p>7</text:p>
          </table:table-cell>
          <table:table-cell table:style-name="ce114" table:content-validation-name="val11" table:formula="of:=IF(LEN([$'Sprint 1 - Planification'.C14])&lt;&gt;0;[$'Sprint 1 - Planification'.C14];&quot;&quot;)" office:value-type="string" office:string-value="optimisation de l'engin physique et de la détection des collisions" calcext:value-type="string">
            <text:p>optimisation de l'engin physique et de la détection des collisions</text:p>
          </table:table-cell>
          <table:table-cell table:style-name="ce120" table:formula="of:=IF(LEN([$'Sprint 1 - Planification'.H14])&lt;&gt;0;[$'Sprint 1 - Planification'.H14];&quot;&quot;)" office:value-type="string" office:string-value="Sprint 1" calcext:value-type="string">
            <text:p>Sprint 1</text:p>
          </table:table-cell>
          <table:table-cell table:style-name="ce126" table:formula="of:=IF(ISBLANK([$'Sprint 1 - Bilan'.E14]);&quot;&quot;;[$'Sprint 1 - Bilan'.E14])" office:value-type="time" office:time-value="PT07H30M00S" calcext:value-type="time">
            <text:p>7:30</text:p>
          </table:table-cell>
          <table:table-cell table:style-name="ce130" table:formula="of:=IF(ISBLANK([$'Sprint 1 - Bilan'.F14]);&quot;&quot;;[$'Sprint 1 - Bilan'.F14])" office:value-type="percentage" office:value="1" calcext:value-type="percentage">
            <text:p>100 %</text:p>
          </table:table-cell>
          <table:table-cell table:style-name="ce134" table:content-validation-name="val13"/>
          <table:table-cell table:style-name="ce140" table:content-validation-name="val15"/>
          <table:table-cell table:style-name="ce148" table:content-validation-name="val16"/>
          <table:table-cell table:number-columns-repeated="3"/>
          <table:table-cell table:formula="of:=OR(AND(NOT([.P15]);LEN([.$G15])=0);AND(LEN([.$H15])&gt;0;LEN([.$G15])=0))" office:value-type="float" office:value="0" calcext:value-type="float">
            <text:p>0</text:p>
          </table:table-cell>
          <table:table-cell table:formula="of:=AND(NOT([.P15]);LEN([.$H15])=0)" office:value-type="float" office:value="0" calcext:value-type="float">
            <text:p>0</text:p>
          </table:table-cell>
          <table:table-cell table:formula="of:=AND([.$D15]&lt;&gt;&quot;Sprint 3&quot;;NOT(ISBLANK([.$H15]));[.$H15]&lt;100%;ISBLANK([.$I15]))" office:value-type="float" office:value="0" calcext:value-type="float">
            <text:p>0</text:p>
          </table:table-cell>
          <table:table-cell table:formula="of:=IF(OR(LEN([.$D15])=0;[.$D15]=&quot;Sprint 3&quot;);1;IF(COUNTA([.$F15])=0;IF(LEN([.$H15])=0;0;[.$H15]=100%);IF([.$F15]=100%;1;IF(LEN([.$H15])=0;0;[.$H15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4"/>
          <table:table-cell table:formula="of:=IF([.V13]&gt;0;IF([.V14]&gt;0;[.W13]&amp;&quot; et &quot;&amp;[.W14];[.W13]);[.W14])" office:value-type="string" office:string-value="743 heures" calcext:value-type="string">
            <text:p>743 heures</text:p>
          </table:table-cell>
          <table:table-cell/>
          <table:table-cell table:formula="of:=[.V13]&amp;&quot;h&quot;&amp;TEXT([.V14];&quot;00&quot;)" office:value-type="string" office:string-value="743h00" calcext:value-type="string">
            <text:p>743h00</text:p>
          </table:table-cell>
          <table:table-cell table:number-columns-repeated="999"/>
        </table:table-row>
        <table:table-row table:style-name="ro4">
          <table:table-cell/>
          <table:table-cell table:style-name="ce108" table:formula="of:=IF(LEN([$'Sprint 1 - Planification'.B15])&lt;&gt;0;[$'Sprint 1 - Planification'.B15];&quot;&quot;)" office:value-type="float" office:value="8" calcext:value-type="float">
            <text:p>8</text:p>
          </table:table-cell>
          <table:table-cell table:style-name="ce113" table:content-validation-name="val11" table:formula="of:=IF(LEN([$'Sprint 1 - Planification'.C15])&lt;&gt;0;[$'Sprint 1 - Planification'.C15];&quot;&quot;)" office:value-type="string" office:string-value="ajout d'une entité controlée par le joueur (Player)" calcext:value-type="string">
            <text:p>ajout d'une entité controlée par le joueur (Player)</text:p>
          </table:table-cell>
          <table:table-cell table:style-name="ce119" table:formula="of:=IF(LEN([$'Sprint 1 - Planification'.H15])&lt;&gt;0;[$'Sprint 1 - Planification'.H15];&quot;&quot;)" office:value-type="string" office:string-value="Sprint 1" calcext:value-type="string">
            <text:p>Sprint 1</text:p>
          </table:table-cell>
          <table:table-cell table:style-name="ce125" table:formula="of:=IF(ISBLANK([$'Sprint 1 - Bilan'.E15]);&quot;&quot;;[$'Sprint 1 - Bilan'.E15])" office:value-type="time" office:time-value="PT00H45M00S" calcext:value-type="time">
            <text:p>0:45</text:p>
          </table:table-cell>
          <table:table-cell table:style-name="ce129" table:formula="of:=IF(ISBLANK([$'Sprint 1 - Bilan'.F15]);&quot;&quot;;[$'Sprint 1 - Bilan'.F15])" office:value-type="percentage" office:value="1" calcext:value-type="percentage">
            <text:p>100 %</text:p>
          </table:table-cell>
          <table:table-cell table:style-name="ce133" table:content-validation-name="val13"/>
          <table:table-cell table:style-name="ce139" table:content-validation-name="val15"/>
          <table:table-cell table:style-name="ce147" table:content-validation-name="val16"/>
          <table:table-cell table:number-columns-repeated="3"/>
          <table:table-cell table:formula="of:=OR(AND(NOT([.P16]);LEN([.$G16])=0);AND(LEN([.$H16])&gt;0;LEN([.$G16])=0))" office:value-type="float" office:value="0" calcext:value-type="float">
            <text:p>0</text:p>
          </table:table-cell>
          <table:table-cell table:formula="of:=AND(NOT([.P16]);LEN([.$H16])=0)" office:value-type="float" office:value="0" calcext:value-type="float">
            <text:p>0</text:p>
          </table:table-cell>
          <table:table-cell table:formula="of:=AND([.$D16]&lt;&gt;&quot;Sprint 3&quot;;NOT(ISBLANK([.$H16]));[.$H16]&lt;100%;ISBLANK([.$I16]))" office:value-type="float" office:value="0" calcext:value-type="float">
            <text:p>0</text:p>
          </table:table-cell>
          <table:table-cell table:formula="of:=IF(OR(LEN([.$D16])=0;[.$D16]=&quot;Sprint 3&quot;);1;IF(COUNTA([.$F16])=0;IF(LEN([.$H16])=0;0;[.$H16]=100%);IF([.$F16]=100%;1;IF(LEN([.$H16])=0;0;[.$H16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3"/>
          <table:table-cell table:formula="of:=[.P44]" office:value-type="float" office:value="7" calcext:value-type="float">
            <text:p>7</text:p>
          </table:table-cell>
          <table:table-cell table:formula="of:=IF([.V16]=0;&quot;&quot;;IF([.V16]=1;&quot;Une tâche est en retard!&quot;;CONCATENATE([.V16];&quot; tâches sont en retard!&quot;)))" office:value-type="string" office:string-value="7 tâches sont en retard!" calcext:value-type="string">
            <text:p>7 tâches sont en retard!</text:p>
          </table:table-cell>
          <table:table-cell table:number-columns-repeated="1001"/>
        </table:table-row>
        <table:table-row table:style-name="ro5">
          <table:table-cell/>
          <table:table-cell table:style-name="ce109" table:formula="of:=IF(LEN([$'Sprint 1 - Planification'.B16])&lt;&gt;0;[$'Sprint 1 - Planification'.B16];&quot;&quot;)" office:value-type="float" office:value="9" calcext:value-type="float">
            <text:p>9</text:p>
          </table:table-cell>
          <table:table-cell table:style-name="ce114" table:content-validation-name="val11" table:formula="of:=IF(LEN([$'Sprint 1 - Planification'.C16])&lt;&gt;0;[$'Sprint 1 - Planification'.C16];&quot;&quot;)" office:value-type="string" office:string-value="suppression des entités &quot;bidon&quot; de debug" calcext:value-type="string">
            <text:p>suppression des entités "bidon" de debug</text:p>
          </table:table-cell>
          <table:table-cell table:style-name="ce120" table:formula="of:=IF(LEN([$'Sprint 1 - Planification'.H16])&lt;&gt;0;[$'Sprint 1 - Planification'.H16];&quot;&quot;)" office:value-type="string" office:string-value="Sprint 2" calcext:value-type="string">
            <text:p>Sprint 2</text:p>
          </table:table-cell>
          <table:table-cell table:style-name="ce126" table:formula="of:=IF(ISBLANK([$'Sprint 1 - Bilan'.E16]);&quot;&quot;;[$'Sprint 1 - Bilan'.E16])">
            <text:p/>
          </table:table-cell>
          <table:table-cell table:style-name="ce130" table:formula="of:=IF(ISBLANK([$'Sprint 1 - Bilan'.F16]);&quot;&quot;;[$'Sprint 1 - Bilan'.F16])">
            <text:p/>
          </table:table-cell>
          <table:table-cell table:style-name="ce134" table:content-validation-name="val13" office:value-type="time" office:time-value="PT00H15M00S" calcext:value-type="time">
            <text:p>0:15</text:p>
          </table:table-cell>
          <table:table-cell table:style-name="ce140" table:content-validation-name="val15" office:value-type="percentage" office:value="1" calcext:value-type="percentage">
            <text:p>100 %</text:p>
          </table:table-cell>
          <table:table-cell table:style-name="ce148" table:content-validation-name="val16"/>
          <table:table-cell table:number-columns-repeated="3"/>
          <table:table-cell table:formula="of:=OR(AND(NOT([.P17]);LEN([.$G17])=0);AND(LEN([.$H17])&gt;0;LEN([.$G17])=0))" office:value-type="float" office:value="0" calcext:value-type="float">
            <text:p>0</text:p>
          </table:table-cell>
          <table:table-cell table:formula="of:=AND(NOT([.P17]);LEN([.$H17])=0)" office:value-type="float" office:value="0" calcext:value-type="float">
            <text:p>0</text:p>
          </table:table-cell>
          <table:table-cell table:formula="of:=AND([.$D17]&lt;&gt;&quot;Sprint 3&quot;;NOT(ISBLANK([.$H17]));[.$H17]&lt;100%;ISBLANK([.$I17]))" office:value-type="float" office:value="0" calcext:value-type="float">
            <text:p>0</text:p>
          </table:table-cell>
          <table:table-cell table:formula="of:=IF(OR(LEN([.$D17])=0;[.$D17]=&quot;Sprint 3&quot;);1;IF(COUNTA([.$F17])=0;IF(LEN([.$H17])=0;0;[.$H17]=100%);IF([.$F17]=100%;1;IF(LEN([.$H17])=0;0;[.$H17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108" table:formula="of:=IF(LEN([$'Sprint 1 - Planification'.B17])&lt;&gt;0;[$'Sprint 1 - Planification'.B17];&quot;&quot;)" office:value-type="float" office:value="10" calcext:value-type="float">
            <text:p>10</text:p>
          </table:table-cell>
          <table:table-cell table:style-name="ce113" table:content-validation-name="val11" table:formula="of:=IF(LEN([$'Sprint 1 - Planification'.C17])&lt;&gt;0;[$'Sprint 1 - Planification'.C17];&quot;&quot;)" office:value-type="string" office:string-value="développement de l'entité Npc et de ses comportements" calcext:value-type="string">
            <text:p>développement de l'entité Npc et de ses comportements</text:p>
          </table:table-cell>
          <table:table-cell table:style-name="ce119" table:formula="of:=IF(LEN([$'Sprint 1 - Planification'.H17])&lt;&gt;0;[$'Sprint 1 - Planification'.H17];&quot;&quot;)" office:value-type="string" office:string-value="Sprint 2" calcext:value-type="string">
            <text:p>Sprint 2</text:p>
          </table:table-cell>
          <table:table-cell table:style-name="ce125" table:formula="of:=IF(ISBLANK([$'Sprint 1 - Bilan'.E17]);&quot;&quot;;[$'Sprint 1 - Bilan'.E17])">
            <text:p/>
          </table:table-cell>
          <table:table-cell table:style-name="ce129" table:formula="of:=IF(ISBLANK([$'Sprint 1 - Bilan'.F17]);&quot;&quot;;[$'Sprint 1 - Bilan'.F17])">
            <text:p/>
          </table:table-cell>
          <table:table-cell table:style-name="ce133" table:content-validation-name="val13"/>
          <table:table-cell table:style-name="ce139" table:content-validation-name="val15" office:value-type="percentage" office:value="0" calcext:value-type="percentage">
            <text:p>0 %</text:p>
          </table:table-cell>
          <table:table-cell table:style-name="ce147" table:content-validation-name="val16"/>
          <table:table-cell table:number-columns-repeated="3"/>
          <table:table-cell table:formula="of:=OR(AND(NOT([.P18]);LEN([.$G18])=0);AND(LEN([.$H18])&gt;0;LEN([.$G18])=0))" office:value-type="float" office:value="1" calcext:value-type="float">
            <text:p>1</text:p>
          </table:table-cell>
          <table:table-cell table:formula="of:=AND(NOT([.P18]);LEN([.$H18])=0)" office:value-type="float" office:value="0" calcext:value-type="float">
            <text:p>0</text:p>
          </table:table-cell>
          <table:table-cell table:formula="of:=AND([.$D18]&lt;&gt;&quot;Sprint 3&quot;;NOT(ISBLANK([.$H18]));[.$H18]&lt;100%;ISBLANK([.$I18]))" office:value-type="float" office:value="1" calcext:value-type="float">
            <text:p>1</text:p>
          </table:table-cell>
          <table:table-cell table:formula="of:=IF(OR(LEN([.$D18])=0;[.$D18]=&quot;Sprint 3&quot;);1;IF(COUNTA([.$F18])=0;IF(LEN([.$H18])=0;0;[.$H18]=100%);IF([.$F18]=100%;1;IF(LEN([.$H18])=0;0;[.$H18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109" table:formula="of:=IF(LEN([$'Sprint 1 - Planification'.B18])&lt;&gt;0;[$'Sprint 1 - Planification'.B18];&quot;&quot;)" office:value-type="float" office:value="11" calcext:value-type="float">
            <text:p>11</text:p>
          </table:table-cell>
          <table:table-cell table:style-name="ce114" table:content-validation-name="val11" table:formula="of:=IF(LEN([$'Sprint 1 - Planification'.C18])&lt;&gt;0;[$'Sprint 1 - Planification'.C18];&quot;&quot;)" office:value-type="string" office:string-value="développement de l'entité Rabbit et de ses comportements" calcext:value-type="string">
            <text:p>développement de l'entité Rabbit et de ses comportements</text:p>
          </table:table-cell>
          <table:table-cell table:style-name="ce120" table:formula="of:=IF(LEN([$'Sprint 1 - Planification'.H18])&lt;&gt;0;[$'Sprint 1 - Planification'.H18];&quot;&quot;)" office:value-type="string" office:string-value="Sprint 2" calcext:value-type="string">
            <text:p>Sprint 2</text:p>
          </table:table-cell>
          <table:table-cell table:style-name="ce126" table:formula="of:=IF(ISBLANK([$'Sprint 1 - Bilan'.E18]);&quot;&quot;;[$'Sprint 1 - Bilan'.E18])">
            <text:p/>
          </table:table-cell>
          <table:table-cell table:style-name="ce130" table:formula="of:=IF(ISBLANK([$'Sprint 1 - Bilan'.F18]);&quot;&quot;;[$'Sprint 1 - Bilan'.F18])">
            <text:p/>
          </table:table-cell>
          <table:table-cell table:style-name="ce134" table:content-validation-name="val13"/>
          <table:table-cell table:style-name="ce140" table:content-validation-name="val15" office:value-type="percentage" office:value="0" calcext:value-type="percentage">
            <text:p>0 %</text:p>
          </table:table-cell>
          <table:table-cell table:style-name="ce148" table:content-validation-name="val16"/>
          <table:table-cell/>
          <table:table-cell table:style-name="ce63"/>
          <table:table-cell/>
          <table:table-cell table:formula="of:=OR(AND(NOT([.P19]);LEN([.$G19])=0);AND(LEN([.$H19])&gt;0;LEN([.$G19])=0))" office:value-type="float" office:value="1" calcext:value-type="float">
            <text:p>1</text:p>
          </table:table-cell>
          <table:table-cell table:formula="of:=AND(NOT([.P19]);LEN([.$H19])=0)" office:value-type="float" office:value="0" calcext:value-type="float">
            <text:p>0</text:p>
          </table:table-cell>
          <table:table-cell table:formula="of:=AND([.$D19]&lt;&gt;&quot;Sprint 3&quot;;NOT(ISBLANK([.$H19]));[.$H19]&lt;100%;ISBLANK([.$I19]))" office:value-type="float" office:value="1" calcext:value-type="float">
            <text:p>1</text:p>
          </table:table-cell>
          <table:table-cell table:formula="of:=IF(OR(LEN([.$D19])=0;[.$D19]=&quot;Sprint 3&quot;);1;IF(COUNTA([.$F19])=0;IF(LEN([.$H19])=0;0;[.$H19]=100%);IF([.$F19]=100%;1;IF(LEN([.$H19])=0;0;[.$H19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108" table:formula="of:=IF(LEN([$'Sprint 1 - Planification'.B19])&lt;&gt;0;[$'Sprint 1 - Planification'.B19];&quot;&quot;)" office:value-type="float" office:value="12" calcext:value-type="float">
            <text:p>12</text:p>
          </table:table-cell>
          <table:table-cell table:style-name="ce113" table:content-validation-name="val11" table:formula="of:=IF(LEN([$'Sprint 1 - Planification'.C19])&lt;&gt;0;[$'Sprint 1 - Planification'.C19];&quot;&quot;)" office:value-type="string" office:string-value="développement de l'entité Moose et de ses comportements" calcext:value-type="string">
            <text:p>développement de l'entité Moose et de ses comportements</text:p>
          </table:table-cell>
          <table:table-cell table:style-name="ce119" table:formula="of:=IF(LEN([$'Sprint 1 - Planification'.H19])&lt;&gt;0;[$'Sprint 1 - Planification'.H19];&quot;&quot;)" office:value-type="string" office:string-value="Sprint 2" calcext:value-type="string">
            <text:p>Sprint 2</text:p>
          </table:table-cell>
          <table:table-cell table:style-name="ce125" table:formula="of:=IF(ISBLANK([$'Sprint 1 - Bilan'.E19]);&quot;&quot;;[$'Sprint 1 - Bilan'.E19])">
            <text:p/>
          </table:table-cell>
          <table:table-cell table:style-name="ce129" table:formula="of:=IF(ISBLANK([$'Sprint 1 - Bilan'.F19]);&quot;&quot;;[$'Sprint 1 - Bilan'.F19])">
            <text:p/>
          </table:table-cell>
          <table:table-cell table:style-name="ce135" table:content-validation-name="val13"/>
          <table:table-cell table:style-name="ce141" table:content-validation-name="val15" office:value-type="percentage" office:value="0" calcext:value-type="percentage">
            <text:p>0 %</text:p>
          </table:table-cell>
          <table:table-cell table:style-name="ce149" table:content-validation-name="val16"/>
          <table:table-cell table:number-columns-repeated="3"/>
          <table:table-cell table:formula="of:=OR(AND(NOT([.P20]);LEN([.$G20])=0);AND(LEN([.$H20])&gt;0;LEN([.$G20])=0))" office:value-type="float" office:value="1" calcext:value-type="float">
            <text:p>1</text:p>
          </table:table-cell>
          <table:table-cell table:formula="of:=AND(NOT([.P20]);LEN([.$H20])=0)" office:value-type="float" office:value="0" calcext:value-type="float">
            <text:p>0</text:p>
          </table:table-cell>
          <table:table-cell table:formula="of:=AND([.$D20]&lt;&gt;&quot;Sprint 3&quot;;NOT(ISBLANK([.$H20]));[.$H20]&lt;100%;ISBLANK([.$I20]))" office:value-type="float" office:value="1" calcext:value-type="float">
            <text:p>1</text:p>
          </table:table-cell>
          <table:table-cell table:formula="of:=IF(OR(LEN([.$D20])=0;[.$D20]=&quot;Sprint 3&quot;);1;IF(COUNTA([.$F20])=0;IF(LEN([.$H20])=0;0;[.$H20]=100%);IF([.$F20]=100%;1;IF(LEN([.$H20])=0;0;[.$H20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109" table:formula="of:=IF(LEN([$'Sprint 1 - Planification'.B20])&lt;&gt;0;[$'Sprint 1 - Planification'.B20];&quot;&quot;)" office:value-type="float" office:value="13" calcext:value-type="float">
            <text:p>13</text:p>
          </table:table-cell>
          <table:table-cell table:style-name="ce114" table:content-validation-name="val11" table:formula="of:=IF(LEN([$'Sprint 1 - Planification'.C20])&lt;&gt;0;[$'Sprint 1 - Planification'.C20];&quot;&quot;)" office:value-type="string" office:string-value="développement de l'entité Fox et de ses comportements" calcext:value-type="string">
            <text:p>développement de l'entité Fox et de ses comportements</text:p>
          </table:table-cell>
          <table:table-cell table:style-name="ce120" table:formula="of:=IF(LEN([$'Sprint 1 - Planification'.H20])&lt;&gt;0;[$'Sprint 1 - Planification'.H20];&quot;&quot;)" office:value-type="string" office:string-value="Sprint 2" calcext:value-type="string">
            <text:p>Sprint 2</text:p>
          </table:table-cell>
          <table:table-cell table:style-name="ce126" table:formula="of:=IF(ISBLANK([$'Sprint 1 - Bilan'.E20]);&quot;&quot;;[$'Sprint 1 - Bilan'.E20])">
            <text:p/>
          </table:table-cell>
          <table:table-cell table:style-name="ce130" table:formula="of:=IF(ISBLANK([$'Sprint 1 - Bilan'.F20]);&quot;&quot;;[$'Sprint 1 - Bilan'.F20])">
            <text:p/>
          </table:table-cell>
          <table:table-cell table:style-name="ce136" table:content-validation-name="val13"/>
          <table:table-cell table:style-name="ce142" table:content-validation-name="val15" office:value-type="percentage" office:value="0" calcext:value-type="percentage">
            <text:p>0 %</text:p>
          </table:table-cell>
          <table:table-cell table:style-name="ce150" table:content-validation-name="val16"/>
          <table:table-cell table:number-columns-repeated="3"/>
          <table:table-cell table:formula="of:=OR(AND(NOT([.P21]);LEN([.$G21])=0);AND(LEN([.$H21])&gt;0;LEN([.$G21])=0))" office:value-type="float" office:value="1" calcext:value-type="float">
            <text:p>1</text:p>
          </table:table-cell>
          <table:table-cell table:formula="of:=AND(NOT([.P21]);LEN([.$H21])=0)" office:value-type="float" office:value="0" calcext:value-type="float">
            <text:p>0</text:p>
          </table:table-cell>
          <table:table-cell table:formula="of:=AND([.$D21]&lt;&gt;&quot;Sprint 3&quot;;NOT(ISBLANK([.$H21]));[.$H21]&lt;100%;ISBLANK([.$I21]))" office:value-type="float" office:value="1" calcext:value-type="float">
            <text:p>1</text:p>
          </table:table-cell>
          <table:table-cell table:formula="of:=IF(OR(LEN([.$D21])=0;[.$D21]=&quot;Sprint 3&quot;);1;IF(COUNTA([.$F21])=0;IF(LEN([.$H21])=0;0;[.$H21]=100%);IF([.$F21]=100%;1;IF(LEN([.$H21])=0;0;[.$H21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108" table:formula="of:=IF(LEN([$'Sprint 1 - Planification'.B21])&lt;&gt;0;[$'Sprint 1 - Planification'.B21];&quot;&quot;)" office:value-type="float" office:value="14" calcext:value-type="float">
            <text:p>14</text:p>
          </table:table-cell>
          <table:table-cell table:style-name="ce113" table:content-validation-name="val11" table:formula="of:=IF(LEN([$'Sprint 1 - Planification'.C21])&lt;&gt;0;[$'Sprint 1 - Planification'.C21];&quot;&quot;)" office:value-type="string" office:string-value="développement de l'entité Wolf et de ses comportements" calcext:value-type="string">
            <text:p>développement de l'entité Wolf et de ses comportements</text:p>
          </table:table-cell>
          <table:table-cell table:style-name="ce119" table:formula="of:=IF(LEN([$'Sprint 1 - Planification'.H21])&lt;&gt;0;[$'Sprint 1 - Planification'.H21];&quot;&quot;)" office:value-type="string" office:string-value="Sprint 2" calcext:value-type="string">
            <text:p>Sprint 2</text:p>
          </table:table-cell>
          <table:table-cell table:style-name="ce125" table:formula="of:=IF(ISBLANK([$'Sprint 1 - Bilan'.E21]);&quot;&quot;;[$'Sprint 1 - Bilan'.E21])">
            <text:p/>
          </table:table-cell>
          <table:table-cell table:style-name="ce129" table:formula="of:=IF(ISBLANK([$'Sprint 1 - Bilan'.F21]);&quot;&quot;;[$'Sprint 1 - Bilan'.F21])">
            <text:p/>
          </table:table-cell>
          <table:table-cell table:style-name="ce135" table:content-validation-name="val13"/>
          <table:table-cell table:style-name="ce141" table:content-validation-name="val15" office:value-type="percentage" office:value="0" calcext:value-type="percentage">
            <text:p>0 %</text:p>
          </table:table-cell>
          <table:table-cell table:style-name="ce149" table:content-validation-name="val16"/>
          <table:table-cell table:number-columns-repeated="3"/>
          <table:table-cell table:formula="of:=OR(AND(NOT([.P22]);LEN([.$G22])=0);AND(LEN([.$H22])&gt;0;LEN([.$G22])=0))" office:value-type="float" office:value="1" calcext:value-type="float">
            <text:p>1</text:p>
          </table:table-cell>
          <table:table-cell table:formula="of:=AND(NOT([.P22]);LEN([.$H22])=0)" office:value-type="float" office:value="0" calcext:value-type="float">
            <text:p>0</text:p>
          </table:table-cell>
          <table:table-cell table:formula="of:=AND([.$D22]&lt;&gt;&quot;Sprint 3&quot;;NOT(ISBLANK([.$H22]));[.$H22]&lt;100%;ISBLANK([.$I22]))" office:value-type="float" office:value="1" calcext:value-type="float">
            <text:p>1</text:p>
          </table:table-cell>
          <table:table-cell table:formula="of:=IF(OR(LEN([.$D22])=0;[.$D22]=&quot;Sprint 3&quot;);1;IF(COUNTA([.$F22])=0;IF(LEN([.$H22])=0;0;[.$H22]=100%);IF([.$F22]=100%;1;IF(LEN([.$H22])=0;0;[.$H22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109" table:formula="of:=IF(LEN([$'Sprint 1 - Planification'.B22])&lt;&gt;0;[$'Sprint 1 - Planification'.B22];&quot;&quot;)" office:value-type="float" office:value="15" calcext:value-type="float">
            <text:p>15</text:p>
          </table:table-cell>
          <table:table-cell table:style-name="ce114" table:content-validation-name="val11" table:formula="of:=IF(LEN([$'Sprint 1 - Planification'.C22])&lt;&gt;0;[$'Sprint 1 - Planification'.C22];&quot;&quot;)" office:value-type="string" office:string-value="développement des items &quot;Attachables&quot;" calcext:value-type="string">
            <text:p>développement des items "Attachables"</text:p>
          </table:table-cell>
          <table:table-cell table:style-name="ce120" table:formula="of:=IF(LEN([$'Sprint 1 - Planification'.H22])&lt;&gt;0;[$'Sprint 1 - Planification'.H22];&quot;&quot;)" office:value-type="string" office:string-value="Sprint 2" calcext:value-type="string">
            <text:p>Sprint 2</text:p>
          </table:table-cell>
          <table:table-cell table:style-name="ce126" table:formula="of:=IF(ISBLANK([$'Sprint 1 - Bilan'.E22]);&quot;&quot;;[$'Sprint 1 - Bilan'.E22])">
            <text:p/>
          </table:table-cell>
          <table:table-cell table:style-name="ce130" table:formula="of:=IF(ISBLANK([$'Sprint 1 - Bilan'.F22]);&quot;&quot;;[$'Sprint 1 - Bilan'.F22])">
            <text:p/>
          </table:table-cell>
          <table:table-cell table:style-name="ce136" table:content-validation-name="val13"/>
          <table:table-cell table:style-name="ce142" table:content-validation-name="val15" office:value-type="percentage" office:value="0" calcext:value-type="percentage">
            <text:p>0 %</text:p>
          </table:table-cell>
          <table:table-cell table:style-name="ce150" table:content-validation-name="val16"/>
          <table:table-cell table:number-columns-repeated="3"/>
          <table:table-cell table:formula="of:=OR(AND(NOT([.P23]);LEN([.$G23])=0);AND(LEN([.$H23])&gt;0;LEN([.$G23])=0))" office:value-type="float" office:value="1" calcext:value-type="float">
            <text:p>1</text:p>
          </table:table-cell>
          <table:table-cell table:formula="of:=AND(NOT([.P23]);LEN([.$H23])=0)" office:value-type="float" office:value="0" calcext:value-type="float">
            <text:p>0</text:p>
          </table:table-cell>
          <table:table-cell table:formula="of:=AND([.$D23]&lt;&gt;&quot;Sprint 3&quot;;NOT(ISBLANK([.$H23]));[.$H23]&lt;100%;ISBLANK([.$I23]))" office:value-type="float" office:value="1" calcext:value-type="float">
            <text:p>1</text:p>
          </table:table-cell>
          <table:table-cell table:formula="of:=IF(OR(LEN([.$D23])=0;[.$D23]=&quot;Sprint 3&quot;);1;IF(COUNTA([.$F23])=0;IF(LEN([.$H23])=0;0;[.$H23]=100%);IF([.$F23]=100%;1;IF(LEN([.$H23])=0;0;[.$H23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8" table:formula="of:=IF(LEN([$'Sprint 1 - Planification'.B23])&lt;&gt;0;[$'Sprint 1 - Planification'.B23];&quot;&quot;)" office:value-type="float" office:value="16" calcext:value-type="float">
            <text:p>16</text:p>
          </table:table-cell>
          <table:table-cell table:style-name="ce113" table:content-validation-name="val11" table:formula="of:=IF(LEN([$'Sprint 1 - Planification'.C23])&lt;&gt;0;[$'Sprint 1 - Planification'.C23];&quot;&quot;)" office:value-type="string" office:string-value="développement des arbres" calcext:value-type="string">
            <text:p>développement des arbres</text:p>
          </table:table-cell>
          <table:table-cell table:style-name="ce119" table:formula="of:=IF(LEN([$'Sprint 1 - Planification'.H23])&lt;&gt;0;[$'Sprint 1 - Planification'.H23];&quot;&quot;)" office:value-type="string" office:string-value="Sprint 3" calcext:value-type="string">
            <text:p>Sprint 3</text:p>
          </table:table-cell>
          <table:table-cell table:style-name="ce125" table:formula="of:=IF(ISBLANK([$'Sprint 1 - Bilan'.E23]);&quot;&quot;;[$'Sprint 1 - Bilan'.E23])">
            <text:p/>
          </table:table-cell>
          <table:table-cell table:style-name="ce129" table:formula="of:=IF(ISBLANK([$'Sprint 1 - Bilan'.F23]);&quot;&quot;;[$'Sprint 1 - Bilan'.F23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formula="of:=OR(AND(NOT([.P24]);LEN([.$G24])=0);AND(LEN([.$H24])&gt;0;LEN([.$G24])=0))" office:value-type="float" office:value="0" calcext:value-type="float">
            <text:p>0</text:p>
          </table:table-cell>
          <table:table-cell table:formula="of:=AND(NOT([.P24]);LEN([.$H24])=0)" office:value-type="float" office:value="0" calcext:value-type="float">
            <text:p>0</text:p>
          </table:table-cell>
          <table:table-cell table:formula="of:=AND([.$D24]&lt;&gt;&quot;Sprint 3&quot;;NOT(ISBLANK([.$H24]));[.$H24]&lt;100%;ISBLANK([.$I24]))" office:value-type="float" office:value="0" calcext:value-type="float">
            <text:p>0</text:p>
          </table:table-cell>
          <table:table-cell table:formula="of:=IF(OR(LEN([.$D24])=0;[.$D24]=&quot;Sprint 3&quot;);1;IF(COUNTA([.$F24])=0;IF(LEN([.$H24])=0;0;[.$H24]=100%);IF([.$F24]=100%;1;IF(LEN([.$H24])=0;0;[.$H24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9" table:formula="of:=IF(LEN([$'Sprint 1 - Planification'.B24])&lt;&gt;0;[$'Sprint 1 - Planification'.B24];&quot;&quot;)" office:value-type="float" office:value="17" calcext:value-type="float">
            <text:p>17</text:p>
          </table:table-cell>
          <table:table-cell table:style-name="ce114" table:content-validation-name="val11" table:formula="of:=IF(LEN([$'Sprint 1 - Planification'.C24])&lt;&gt;0;[$'Sprint 1 - Planification'.C24];&quot;&quot;)" office:value-type="string" office:string-value="développement de l'entité Pomme" calcext:value-type="string">
            <text:p>développement de l'entité Pomme</text:p>
          </table:table-cell>
          <table:table-cell table:style-name="ce120" table:formula="of:=IF(LEN([$'Sprint 1 - Planification'.H24])&lt;&gt;0;[$'Sprint 1 - Planification'.H24];&quot;&quot;)" office:value-type="string" office:string-value="sprint 3" calcext:value-type="string">
            <text:p>sprint 3</text:p>
          </table:table-cell>
          <table:table-cell table:style-name="ce126" table:formula="of:=IF(ISBLANK([$'Sprint 1 - Bilan'.E24]);&quot;&quot;;[$'Sprint 1 - Bilan'.E24])">
            <text:p/>
          </table:table-cell>
          <table:table-cell table:style-name="ce130" table:formula="of:=IF(ISBLANK([$'Sprint 1 - Bilan'.F24]);&quot;&quot;;[$'Sprint 1 - Bilan'.F24])">
            <text:p/>
          </table:table-cell>
          <table:table-cell table:style-name="ce136" table:content-validation-name="val13"/>
          <table:table-cell table:style-name="ce142" table:content-validation-name="val15"/>
          <table:table-cell table:style-name="ce150" table:content-validation-name="val16"/>
          <table:table-cell table:number-columns-repeated="3"/>
          <table:table-cell table:formula="of:=OR(AND(NOT([.P25]);LEN([.$G25])=0);AND(LEN([.$H25])&gt;0;LEN([.$G25])=0))" office:value-type="float" office:value="0" calcext:value-type="float">
            <text:p>0</text:p>
          </table:table-cell>
          <table:table-cell table:formula="of:=AND(NOT([.P25]);LEN([.$H25])=0)" office:value-type="float" office:value="0" calcext:value-type="float">
            <text:p>0</text:p>
          </table:table-cell>
          <table:table-cell table:formula="of:=AND([.$D25]&lt;&gt;&quot;Sprint 3&quot;;NOT(ISBLANK([.$H25]));[.$H25]&lt;100%;ISBLANK([.$I25]))" office:value-type="float" office:value="0" calcext:value-type="float">
            <text:p>0</text:p>
          </table:table-cell>
          <table:table-cell table:formula="of:=IF(OR(LEN([.$D25])=0;[.$D25]=&quot;Sprint 3&quot;);1;IF(COUNTA([.$F25])=0;IF(LEN([.$H25])=0;0;[.$H25]=100%);IF([.$F25]=100%;1;IF(LEN([.$H25])=0;0;[.$H25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8" table:formula="of:=IF(LEN([$'Sprint 1 - Planification'.B25])&lt;&gt;0;[$'Sprint 1 - Planification'.B25];&quot;&quot;)" office:value-type="float" office:value="18" calcext:value-type="float">
            <text:p>18</text:p>
          </table:table-cell>
          <table:table-cell table:style-name="ce113" table:content-validation-name="val11" table:formula="of:=IF(LEN([$'Sprint 1 - Planification'.C25])&lt;&gt;0;[$'Sprint 1 - Planification'.C25];&quot;&quot;)" office:value-type="string" office:string-value="développement du pommier avec des Pommes" calcext:value-type="string">
            <text:p>développement du pommier avec des Pommes</text:p>
          </table:table-cell>
          <table:table-cell table:style-name="ce119" table:formula="of:=IF(LEN([$'Sprint 1 - Planification'.H25])&lt;&gt;0;[$'Sprint 1 - Planification'.H25];&quot;&quot;)" office:value-type="string" office:string-value="sprint 3" calcext:value-type="string">
            <text:p>sprint 3</text:p>
          </table:table-cell>
          <table:table-cell table:style-name="ce125" table:formula="of:=IF(ISBLANK([$'Sprint 1 - Bilan'.E25]);&quot;&quot;;[$'Sprint 1 - Bilan'.E25])">
            <text:p/>
          </table:table-cell>
          <table:table-cell table:style-name="ce129" table:formula="of:=IF(ISBLANK([$'Sprint 1 - Bilan'.F25]);&quot;&quot;;[$'Sprint 1 - Bilan'.F25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formula="of:=OR(AND(NOT([.P26]);LEN([.$G26])=0);AND(LEN([.$H26])&gt;0;LEN([.$G26])=0))" office:value-type="float" office:value="0" calcext:value-type="float">
            <text:p>0</text:p>
          </table:table-cell>
          <table:table-cell table:formula="of:=AND(NOT([.P26]);LEN([.$H26])=0)" office:value-type="float" office:value="0" calcext:value-type="float">
            <text:p>0</text:p>
          </table:table-cell>
          <table:table-cell table:formula="of:=AND([.$D26]&lt;&gt;&quot;Sprint 3&quot;;NOT(ISBLANK([.$H26]));[.$H26]&lt;100%;ISBLANK([.$I26]))" office:value-type="float" office:value="0" calcext:value-type="float">
            <text:p>0</text:p>
          </table:table-cell>
          <table:table-cell table:formula="of:=IF(OR(LEN([.$D26])=0;[.$D26]=&quot;Sprint 3&quot;);1;IF(COUNTA([.$F26])=0;IF(LEN([.$H26])=0;0;[.$H26]=100%);IF([.$F26]=100%;1;IF(LEN([.$H26])=0;0;[.$H26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9" table:formula="of:=IF(LEN([$'Sprint 1 - Planification'.B26])&lt;&gt;0;[$'Sprint 1 - Planification'.B26];&quot;&quot;)" office:value-type="float" office:value="19" calcext:value-type="float">
            <text:p>19</text:p>
          </table:table-cell>
          <table:table-cell table:style-name="ce114" table:content-validation-name="val11" table:formula="of:=IF(LEN([$'Sprint 1 - Planification'.C26])&lt;&gt;0;[$'Sprint 1 - Planification'.C26];&quot;&quot;)" office:value-type="string" office:string-value="plancher à hauteur dynamique - collisions" calcext:value-type="string">
            <text:p>plancher à hauteur dynamique - collisions</text:p>
          </table:table-cell>
          <table:table-cell table:style-name="ce120" table:formula="of:=IF(LEN([$'Sprint 1 - Planification'.H26])&lt;&gt;0;[$'Sprint 1 - Planification'.H26];&quot;&quot;)" office:value-type="string" office:string-value="Sprint 2" calcext:value-type="string">
            <text:p>Sprint 2</text:p>
          </table:table-cell>
          <table:table-cell table:style-name="ce126" table:formula="of:=IF(ISBLANK([$'Sprint 1 - Bilan'.E26]);&quot;&quot;;[$'Sprint 1 - Bilan'.E26])">
            <text:p/>
          </table:table-cell>
          <table:table-cell table:style-name="ce130" table:formula="of:=IF(ISBLANK([$'Sprint 1 - Bilan'.F26]);&quot;&quot;;[$'Sprint 1 - Bilan'.F26])">
            <text:p/>
          </table:table-cell>
          <table:table-cell table:style-name="ce136" table:content-validation-name="val13" office:value-type="time" office:time-value="PT16H00M00.000000001S" calcext:value-type="time">
            <text:p>16:00</text:p>
          </table:table-cell>
          <table:table-cell table:style-name="ce142" table:content-validation-name="val15" office:value-type="percentage" office:value="1" calcext:value-type="percentage">
            <text:p>100 %</text:p>
          </table:table-cell>
          <table:table-cell table:style-name="ce150" table:content-validation-name="val16"/>
          <table:table-cell table:number-columns-repeated="3"/>
          <table:table-cell table:formula="of:=OR(AND(NOT([.P27]);LEN([.$G27])=0);AND(LEN([.$H27])&gt;0;LEN([.$G27])=0))" office:value-type="float" office:value="0" calcext:value-type="float">
            <text:p>0</text:p>
          </table:table-cell>
          <table:table-cell table:formula="of:=AND(NOT([.P27]);LEN([.$H27])=0)" office:value-type="float" office:value="0" calcext:value-type="float">
            <text:p>0</text:p>
          </table:table-cell>
          <table:table-cell table:formula="of:=AND([.$D27]&lt;&gt;&quot;Sprint 3&quot;;NOT(ISBLANK([.$H27]));[.$H27]&lt;100%;ISBLANK([.$I27]))" office:value-type="float" office:value="0" calcext:value-type="float">
            <text:p>0</text:p>
          </table:table-cell>
          <table:table-cell table:formula="of:=IF(OR(LEN([.$D27])=0;[.$D27]=&quot;Sprint 3&quot;);1;IF(COUNTA([.$F27])=0;IF(LEN([.$H27])=0;0;[.$H27]=100%);IF([.$F27]=100%;1;IF(LEN([.$H27])=0;0;[.$H27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8" table:formula="of:=IF(LEN([$'Sprint 1 - Planification'.B27])&lt;&gt;0;[$'Sprint 1 - Planification'.B27];&quot;&quot;)" office:value-type="float" office:value="20" calcext:value-type="float">
            <text:p>20</text:p>
          </table:table-cell>
          <table:table-cell table:style-name="ce113" table:content-validation-name="val11" table:formula="of:=IF(LEN([$'Sprint 1 - Planification'.C27])&lt;&gt;0;[$'Sprint 1 - Planification'.C27];&quot;&quot;)" office:value-type="string" office:string-value="plancher à hauteur dynamique - implémentation du &quot;perlin noise&quot;" calcext:value-type="string">
            <text:p>plancher à hauteur dynamique - implémentation du "perlin noise"</text:p>
          </table:table-cell>
          <table:table-cell table:style-name="ce119" table:formula="of:=IF(LEN([$'Sprint 1 - Planification'.H27])&lt;&gt;0;[$'Sprint 1 - Planification'.H27];&quot;&quot;)" office:value-type="string" office:string-value="Sprint 2" calcext:value-type="string">
            <text:p>Sprint 2</text:p>
          </table:table-cell>
          <table:table-cell table:style-name="ce125" table:formula="of:=IF(ISBLANK([$'Sprint 1 - Bilan'.E27]);&quot;&quot;;[$'Sprint 1 - Bilan'.E27])">
            <text:p/>
          </table:table-cell>
          <table:table-cell table:style-name="ce129" table:formula="of:=IF(ISBLANK([$'Sprint 1 - Bilan'.F27]);&quot;&quot;;[$'Sprint 1 - Bilan'.F27])">
            <text:p/>
          </table:table-cell>
          <table:table-cell table:style-name="ce135" table:content-validation-name="val13" office:value-type="time" office:time-value="PT01H00M00S" calcext:value-type="time">
            <text:p>1:00</text:p>
          </table:table-cell>
          <table:table-cell table:style-name="ce141" table:content-validation-name="val15" office:value-type="percentage" office:value="1" calcext:value-type="percentage">
            <text:p>100 %</text:p>
          </table:table-cell>
          <table:table-cell table:style-name="ce149" table:content-validation-name="val16"/>
          <table:table-cell table:number-columns-repeated="3"/>
          <table:table-cell table:formula="of:=OR(AND(NOT([.P28]);LEN([.$G28])=0);AND(LEN([.$H28])&gt;0;LEN([.$G28])=0))" office:value-type="float" office:value="0" calcext:value-type="float">
            <text:p>0</text:p>
          </table:table-cell>
          <table:table-cell table:formula="of:=AND(NOT([.P28]);LEN([.$H28])=0)" office:value-type="float" office:value="0" calcext:value-type="float">
            <text:p>0</text:p>
          </table:table-cell>
          <table:table-cell table:formula="of:=AND([.$D28]&lt;&gt;&quot;Sprint 3&quot;;NOT(ISBLANK([.$H28]));[.$H28]&lt;100%;ISBLANK([.$I28]))" office:value-type="float" office:value="0" calcext:value-type="float">
            <text:p>0</text:p>
          </table:table-cell>
          <table:table-cell table:formula="of:=IF(OR(LEN([.$D28])=0;[.$D28]=&quot;Sprint 3&quot;);1;IF(COUNTA([.$F28])=0;IF(LEN([.$H28])=0;0;[.$H28]=100%);IF([.$F28]=100%;1;IF(LEN([.$H28])=0;0;[.$H28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9" table:formula="of:=IF(LEN([$'Sprint 1 - Planification'.B28])&lt;&gt;0;[$'Sprint 1 - Planification'.B28];&quot;&quot;)" office:value-type="float" office:value="21" calcext:value-type="float">
            <text:p>21</text:p>
          </table:table-cell>
          <table:table-cell table:style-name="ce114" table:content-validation-name="val11" table:formula="of:=IF(LEN([$'Sprint 1 - Planification'.C28])&lt;&gt;0;[$'Sprint 1 - Planification'.C28];&quot;&quot;)" office:value-type="string" office:string-value="ajout des collisions shère-capsule à l'engin physique" calcext:value-type="string">
            <text:p>ajout des collisions shère-capsule à l'engin physique</text:p>
          </table:table-cell>
          <table:table-cell table:style-name="ce120" table:formula="of:=IF(LEN([$'Sprint 1 - Planification'.H28])&lt;&gt;0;[$'Sprint 1 - Planification'.H28];&quot;&quot;)" office:value-type="string" office:string-value="Sprint 2" calcext:value-type="string">
            <text:p>Sprint 2</text:p>
          </table:table-cell>
          <table:table-cell table:style-name="ce126" table:formula="of:=IF(ISBLANK([$'Sprint 1 - Bilan'.E28]);&quot;&quot;;[$'Sprint 1 - Bilan'.E28])">
            <text:p/>
          </table:table-cell>
          <table:table-cell table:style-name="ce130" table:formula="of:=IF(ISBLANK([$'Sprint 1 - Bilan'.F28]);&quot;&quot;;[$'Sprint 1 - Bilan'.F28])">
            <text:p/>
          </table:table-cell>
          <table:table-cell table:style-name="ce136" table:content-validation-name="val13" office:value-type="time" office:time-value="PT02H45M00S" calcext:value-type="time">
            <text:p>2:45</text:p>
          </table:table-cell>
          <table:table-cell table:style-name="ce142" table:content-validation-name="val15" office:value-type="percentage" office:value="0.15" calcext:value-type="percentage">
            <text:p>15 %</text:p>
          </table:table-cell>
          <table:table-cell table:style-name="ce150" table:content-validation-name="val16"/>
          <table:table-cell table:number-columns-repeated="3"/>
          <table:table-cell table:formula="of:=OR(AND(NOT([.P29]);LEN([.$G29])=0);AND(LEN([.$H29])&gt;0;LEN([.$G29])=0))" office:value-type="float" office:value="0" calcext:value-type="float">
            <text:p>0</text:p>
          </table:table-cell>
          <table:table-cell table:formula="of:=AND(NOT([.P29]);LEN([.$H29])=0)" office:value-type="float" office:value="0" calcext:value-type="float">
            <text:p>0</text:p>
          </table:table-cell>
          <table:table-cell table:formula="of:=AND([.$D29]&lt;&gt;&quot;Sprint 3&quot;;NOT(ISBLANK([.$H29]));[.$H29]&lt;100%;ISBLANK([.$I29]))" office:value-type="float" office:value="1" calcext:value-type="float">
            <text:p>1</text:p>
          </table:table-cell>
          <table:table-cell table:formula="of:=IF(OR(LEN([.$D29])=0;[.$D29]=&quot;Sprint 3&quot;);1;IF(COUNTA([.$F29])=0;IF(LEN([.$H29])=0;0;[.$H29]=100%);IF([.$F29]=100%;1;IF(LEN([.$H29])=0;0;[.$H29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108" table:formula="of:=IF(LEN([$'Sprint 1 - Planification'.B29])&lt;&gt;0;[$'Sprint 1 - Planification'.B29];&quot;&quot;)" office:value-type="float" office:value="22" calcext:value-type="float">
            <text:p>22</text:p>
          </table:table-cell>
          <table:table-cell table:style-name="ce113" table:content-validation-name="val11" table:formula="of:=IF(LEN([$'Sprint 1 - Planification'.C29])&lt;&gt;0;[$'Sprint 1 - Planification'.C29];&quot;&quot;)" office:value-type="string" office:string-value="implémentation des tipis" calcext:value-type="string">
            <text:p>implémentation des tipis</text:p>
          </table:table-cell>
          <table:table-cell table:style-name="ce119" table:formula="of:=IF(LEN([$'Sprint 1 - Planification'.H29])&lt;&gt;0;[$'Sprint 1 - Planification'.H29];&quot;&quot;)" office:value-type="string" office:string-value="Sprint 2" calcext:value-type="string">
            <text:p>Sprint 2</text:p>
          </table:table-cell>
          <table:table-cell table:style-name="ce125" table:formula="of:=IF(ISBLANK([$'Sprint 1 - Bilan'.E29]);&quot;&quot;;[$'Sprint 1 - Bilan'.E29])">
            <text:p/>
          </table:table-cell>
          <table:table-cell table:style-name="ce129" table:formula="of:=IF(ISBLANK([$'Sprint 1 - Bilan'.F29]);&quot;&quot;;[$'Sprint 1 - Bilan'.F29])">
            <text:p/>
          </table:table-cell>
          <table:table-cell table:style-name="ce135" table:content-validation-name="val13" office:value-type="time" office:time-value="PT01H00M00S" calcext:value-type="time">
            <text:p>1:00</text:p>
          </table:table-cell>
          <table:table-cell table:style-name="ce141" table:content-validation-name="val15" office:value-type="percentage" office:value="1" calcext:value-type="percentage">
            <text:p>100 %</text:p>
          </table:table-cell>
          <table:table-cell table:style-name="ce149" table:content-validation-name="val16"/>
          <table:table-cell table:number-columns-repeated="3"/>
          <table:table-cell table:formula="of:=OR(AND(NOT([.P30]);LEN([.$G30])=0);AND(LEN([.$H30])&gt;0;LEN([.$G30])=0))" office:value-type="float" office:value="0" calcext:value-type="float">
            <text:p>0</text:p>
          </table:table-cell>
          <table:table-cell table:formula="of:=AND(NOT([.P30]);LEN([.$H30])=0)" office:value-type="float" office:value="0" calcext:value-type="float">
            <text:p>0</text:p>
          </table:table-cell>
          <table:table-cell table:formula="of:=AND([.$D30]&lt;&gt;&quot;Sprint 3&quot;;NOT(ISBLANK([.$H30]));[.$H30]&lt;100%;ISBLANK([.$I30]))" office:value-type="float" office:value="0" calcext:value-type="float">
            <text:p>0</text:p>
          </table:table-cell>
          <table:table-cell table:formula="of:=IF(OR(LEN([.$D30])=0;[.$D30]=&quot;Sprint 3&quot;);1;IF(COUNTA([.$F30])=0;IF(LEN([.$H30])=0;0;[.$H30]=100%);IF([.$F30]=100%;1;IF(LEN([.$H30])=0;0;[.$H30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109" table:formula="of:=IF(LEN([$'Sprint 1 - Planification'.B30])&lt;&gt;0;[$'Sprint 1 - Planification'.B30];&quot;&quot;)" office:value-type="float" office:value="23" calcext:value-type="float">
            <text:p>23</text:p>
          </table:table-cell>
          <table:table-cell table:style-name="ce114" table:content-validation-name="val11" table:formula="of:=IF(LEN([$'Sprint 1 - Planification'.C30])&lt;&gt;0;[$'Sprint 1 - Planification'.C30];&quot;&quot;)" office:value-type="string" office:string-value="regroupement des tipis en villages" calcext:value-type="string">
            <text:p>regroupement des tipis en villages</text:p>
          </table:table-cell>
          <table:table-cell table:style-name="ce120" table:formula="of:=IF(LEN([$'Sprint 1 - Planification'.H30])&lt;&gt;0;[$'Sprint 1 - Planification'.H30];&quot;&quot;)" office:value-type="string" office:string-value="Sprint 2" calcext:value-type="string">
            <text:p>Sprint 2</text:p>
          </table:table-cell>
          <table:table-cell table:style-name="ce126" table:formula="of:=IF(ISBLANK([$'Sprint 1 - Bilan'.E30]);&quot;&quot;;[$'Sprint 1 - Bilan'.E30])">
            <text:p/>
          </table:table-cell>
          <table:table-cell table:style-name="ce130" table:formula="of:=IF(ISBLANK([$'Sprint 1 - Bilan'.F30]);&quot;&quot;;[$'Sprint 1 - Bilan'.F30])">
            <text:p/>
          </table:table-cell>
          <table:table-cell table:style-name="ce136" table:content-validation-name="val13" office:value-type="time" office:time-value="PT01H00M00S" calcext:value-type="time">
            <text:p>1:00</text:p>
          </table:table-cell>
          <table:table-cell table:style-name="ce142" table:content-validation-name="val15" office:value-type="percentage" office:value="1" calcext:value-type="percentage">
            <text:p>100 %</text:p>
          </table:table-cell>
          <table:table-cell table:style-name="ce150" table:content-validation-name="val16"/>
          <table:table-cell table:number-columns-repeated="3"/>
          <table:table-cell table:formula="of:=OR(AND(NOT([.P31]);LEN([.$G31])=0);AND(LEN([.$H31])&gt;0;LEN([.$G31])=0))" office:value-type="float" office:value="0" calcext:value-type="float">
            <text:p>0</text:p>
          </table:table-cell>
          <table:table-cell table:formula="of:=AND(NOT([.P31]);LEN([.$H31])=0)" office:value-type="float" office:value="0" calcext:value-type="float">
            <text:p>0</text:p>
          </table:table-cell>
          <table:table-cell table:formula="of:=AND([.$D31]&lt;&gt;&quot;Sprint 3&quot;;NOT(ISBLANK([.$H31]));[.$H31]&lt;100%;ISBLANK([.$I31]))" office:value-type="float" office:value="0" calcext:value-type="float">
            <text:p>0</text:p>
          </table:table-cell>
          <table:table-cell table:formula="of:=IF(OR(LEN([.$D31])=0;[.$D31]=&quot;Sprint 3&quot;);1;IF(COUNTA([.$F31])=0;IF(LEN([.$H31])=0;0;[.$H31]=100%);IF([.$F31]=100%;1;IF(LEN([.$H31])=0;0;[.$H31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108" table:formula="of:=IF(LEN([$'Sprint 1 - Planification'.B31])&lt;&gt;0;[$'Sprint 1 - Planification'.B31];&quot;&quot;)" office:value-type="float" office:value="24" calcext:value-type="float">
            <text:p>24</text:p>
          </table:table-cell>
          <table:table-cell table:style-name="ce113" table:content-validation-name="val11" table:formula="of:=IF(LEN([$'Sprint 1 - Planification'.C31])&lt;&gt;0;[$'Sprint 1 - Planification'.C31];&quot;&quot;)" office:value-type="string" office:string-value="implémentation des villageois et de leurs comportements" calcext:value-type="string">
            <text:p>implémentation des villageois et de leurs comportements</text:p>
          </table:table-cell>
          <table:table-cell table:style-name="ce119" table:formula="of:=IF(LEN([$'Sprint 1 - Planification'.H31])&lt;&gt;0;[$'Sprint 1 - Planification'.H31];&quot;&quot;)" office:value-type="string" office:string-value="Sprint 2" calcext:value-type="string">
            <text:p>Sprint 2</text:p>
          </table:table-cell>
          <table:table-cell table:style-name="ce125" table:formula="of:=IF(ISBLANK([$'Sprint 1 - Bilan'.E31]);&quot;&quot;;[$'Sprint 1 - Bilan'.E31])">
            <text:p/>
          </table:table-cell>
          <table:table-cell table:style-name="ce129" table:formula="of:=IF(ISBLANK([$'Sprint 1 - Bilan'.F31]);&quot;&quot;;[$'Sprint 1 - Bilan'.F31])">
            <text:p/>
          </table:table-cell>
          <table:table-cell table:style-name="ce135" table:content-validation-name="val13" office:value-type="time" office:time-value="PT01H00M00S" calcext:value-type="time">
            <text:p>1:00</text:p>
          </table:table-cell>
          <table:table-cell table:style-name="ce141" table:content-validation-name="val15" office:value-type="percentage" office:value="1" calcext:value-type="percentage">
            <text:p>100 %</text:p>
          </table:table-cell>
          <table:table-cell table:style-name="ce149" table:content-validation-name="val16"/>
          <table:table-cell table:number-columns-repeated="3"/>
          <table:table-cell table:formula="of:=OR(AND(NOT([.P32]);LEN([.$G32])=0);AND(LEN([.$H32])&gt;0;LEN([.$G32])=0))" office:value-type="float" office:value="0" calcext:value-type="float">
            <text:p>0</text:p>
          </table:table-cell>
          <table:table-cell table:formula="of:=AND(NOT([.P32]);LEN([.$H32])=0)" office:value-type="float" office:value="0" calcext:value-type="float">
            <text:p>0</text:p>
          </table:table-cell>
          <table:table-cell table:formula="of:=AND([.$D32]&lt;&gt;&quot;Sprint 3&quot;;NOT(ISBLANK([.$H32]));[.$H32]&lt;100%;ISBLANK([.$I32]))" office:value-type="float" office:value="0" calcext:value-type="float">
            <text:p>0</text:p>
          </table:table-cell>
          <table:table-cell table:formula="of:=IF(OR(LEN([.$D32])=0;[.$D32]=&quot;Sprint 3&quot;);1;IF(COUNTA([.$F32])=0;IF(LEN([.$H32])=0;0;[.$H32]=100%);IF([.$F32]=100%;1;IF(LEN([.$H32])=0;0;[.$H32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9" table:formula="of:=IF(LEN([$'Sprint 1 - Planification'.B32])&lt;&gt;0;[$'Sprint 1 - Planification'.B32];&quot;&quot;)" office:value-type="float" office:value="25" calcext:value-type="float">
            <text:p>25</text:p>
          </table:table-cell>
          <table:table-cell table:style-name="ce114" table:content-validation-name="val11" table:formula="of:=IF(LEN([$'Sprint 1 - Planification'.C32])&lt;&gt;0;[$'Sprint 1 - Planification'.C32];&quot;&quot;)" office:value-type="string" office:string-value="Travail sur le réalisme du comportement des villageois" calcext:value-type="string">
            <text:p>Travail sur le réalisme du comportement des villageois</text:p>
          </table:table-cell>
          <table:table-cell table:style-name="ce120" table:formula="of:=IF(LEN([$'Sprint 1 - Planification'.H32])&lt;&gt;0;[$'Sprint 1 - Planification'.H32];&quot;&quot;)" office:value-type="string" office:string-value="Sprint 3" calcext:value-type="string">
            <text:p>Sprint 3</text:p>
          </table:table-cell>
          <table:table-cell table:style-name="ce126" table:formula="of:=IF(ISBLANK([$'Sprint 1 - Bilan'.E32]);&quot;&quot;;[$'Sprint 1 - Bilan'.E32])">
            <text:p/>
          </table:table-cell>
          <table:table-cell table:style-name="ce130" table:formula="of:=IF(ISBLANK([$'Sprint 1 - Bilan'.F32]);&quot;&quot;;[$'Sprint 1 - Bilan'.F32])">
            <text:p/>
          </table:table-cell>
          <table:table-cell table:style-name="ce136" table:content-validation-name="val13"/>
          <table:table-cell table:style-name="ce142" table:content-validation-name="val15"/>
          <table:table-cell table:style-name="ce150" table:content-validation-name="val16"/>
          <table:table-cell table:number-columns-repeated="3"/>
          <table:table-cell table:formula="of:=OR(AND(NOT([.P33]);LEN([.$G33])=0);AND(LEN([.$H33])&gt;0;LEN([.$G33])=0))" office:value-type="float" office:value="0" calcext:value-type="float">
            <text:p>0</text:p>
          </table:table-cell>
          <table:table-cell table:formula="of:=AND(NOT([.P33]);LEN([.$H33])=0)" office:value-type="float" office:value="0" calcext:value-type="float">
            <text:p>0</text:p>
          </table:table-cell>
          <table:table-cell table:formula="of:=AND([.$D33]&lt;&gt;&quot;Sprint 3&quot;;NOT(ISBLANK([.$H33]));[.$H33]&lt;100%;ISBLANK([.$I33]))" office:value-type="float" office:value="0" calcext:value-type="float">
            <text:p>0</text:p>
          </table:table-cell>
          <table:table-cell table:formula="of:=IF(OR(LEN([.$D33])=0;[.$D33]=&quot;Sprint 3&quot;);1;IF(COUNTA([.$F33])=0;IF(LEN([.$H33])=0;0;[.$H33]=100%);IF([.$F33]=100%;1;IF(LEN([.$H33])=0;0;[.$H33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8" table:formula="of:=IF(LEN([$'Sprint 1 - Planification'.B33])&lt;&gt;0;[$'Sprint 1 - Planification'.B33];&quot;&quot;)">
            <text:p/>
          </table:table-cell>
          <table:table-cell table:style-name="ce113" table:content-validation-name="val11" table:formula="of:=IF(LEN([$'Sprint 1 - Planification'.C33])&lt;&gt;0;[$'Sprint 1 - Planification'.C33];&quot;&quot;)">
            <text:p/>
          </table:table-cell>
          <table:table-cell table:style-name="ce119" table:formula="of:=IF(LEN([$'Sprint 1 - Planification'.H33])&lt;&gt;0;[$'Sprint 1 - Planification'.H33];&quot;&quot;)">
            <text:p/>
          </table:table-cell>
          <table:table-cell table:style-name="ce125" table:formula="of:=IF(ISBLANK([$'Sprint 1 - Bilan'.E33]);&quot;&quot;;[$'Sprint 1 - Bilan'.E33])">
            <text:p/>
          </table:table-cell>
          <table:table-cell table:style-name="ce129" table:formula="of:=IF(ISBLANK([$'Sprint 1 - Bilan'.F33]);&quot;&quot;;[$'Sprint 1 - Bilan'.F33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formula="of:=OR(AND(NOT([.P34]);LEN([.$G34])=0);AND(LEN([.$H34])&gt;0;LEN([.$G34])=0))" office:value-type="float" office:value="0" calcext:value-type="float">
            <text:p>0</text:p>
          </table:table-cell>
          <table:table-cell table:formula="of:=AND(NOT([.P34]);LEN([.$H34])=0)" office:value-type="float" office:value="0" calcext:value-type="float">
            <text:p>0</text:p>
          </table:table-cell>
          <table:table-cell table:formula="of:=AND([.$D34]&lt;&gt;&quot;Sprint 3&quot;;NOT(ISBLANK([.$H34]));[.$H34]&lt;100%;ISBLANK([.$I34]))" office:value-type="float" office:value="0" calcext:value-type="float">
            <text:p>0</text:p>
          </table:table-cell>
          <table:table-cell table:formula="of:=IF(OR(LEN([.$D34])=0;[.$D34]=&quot;Sprint 3&quot;);1;IF(COUNTA([.$F34])=0;IF(LEN([.$H34])=0;0;[.$H34]=100%);IF([.$F34]=100%;1;IF(LEN([.$H34])=0;0;[.$H34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9" table:formula="of:=IF(LEN([$'Sprint 1 - Planification'.B34])&lt;&gt;0;[$'Sprint 1 - Planification'.B34];&quot;&quot;)">
            <text:p/>
          </table:table-cell>
          <table:table-cell table:style-name="ce114" table:content-validation-name="val11" table:formula="of:=IF(LEN([$'Sprint 1 - Planification'.C34])&lt;&gt;0;[$'Sprint 1 - Planification'.C34];&quot;&quot;)">
            <text:p/>
          </table:table-cell>
          <table:table-cell table:style-name="ce120" table:formula="of:=IF(LEN([$'Sprint 1 - Planification'.H34])&lt;&gt;0;[$'Sprint 1 - Planification'.H34];&quot;&quot;)">
            <text:p/>
          </table:table-cell>
          <table:table-cell table:style-name="ce126" table:formula="of:=IF(ISBLANK([$'Sprint 1 - Bilan'.E34]);&quot;&quot;;[$'Sprint 1 - Bilan'.E34])">
            <text:p/>
          </table:table-cell>
          <table:table-cell table:style-name="ce130" table:formula="of:=IF(ISBLANK([$'Sprint 1 - Bilan'.F34]);&quot;&quot;;[$'Sprint 1 - Bilan'.F34])">
            <text:p/>
          </table:table-cell>
          <table:table-cell table:style-name="ce136" table:content-validation-name="val13"/>
          <table:table-cell table:style-name="ce142" table:content-validation-name="val15"/>
          <table:table-cell table:style-name="ce150" table:content-validation-name="val16"/>
          <table:table-cell table:number-columns-repeated="3"/>
          <table:table-cell table:formula="of:=OR(AND(NOT([.P35]);LEN([.$G35])=0);AND(LEN([.$H35])&gt;0;LEN([.$G35])=0))" office:value-type="float" office:value="0" calcext:value-type="float">
            <text:p>0</text:p>
          </table:table-cell>
          <table:table-cell table:formula="of:=AND(NOT([.P35]);LEN([.$H35])=0)" office:value-type="float" office:value="0" calcext:value-type="float">
            <text:p>0</text:p>
          </table:table-cell>
          <table:table-cell table:formula="of:=AND([.$D35]&lt;&gt;&quot;Sprint 3&quot;;NOT(ISBLANK([.$H35]));[.$H35]&lt;100%;ISBLANK([.$I35]))" office:value-type="float" office:value="0" calcext:value-type="float">
            <text:p>0</text:p>
          </table:table-cell>
          <table:table-cell table:formula="of:=IF(OR(LEN([.$D35])=0;[.$D35]=&quot;Sprint 3&quot;);1;IF(COUNTA([.$F35])=0;IF(LEN([.$H35])=0;0;[.$H35]=100%);IF([.$F35]=100%;1;IF(LEN([.$H35])=0;0;[.$H35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8" table:formula="of:=IF(LEN([$'Sprint 1 - Planification'.B35])&lt;&gt;0;[$'Sprint 1 - Planification'.B35];&quot;&quot;)">
            <text:p/>
          </table:table-cell>
          <table:table-cell table:style-name="ce113" table:content-validation-name="val11" table:formula="of:=IF(LEN([$'Sprint 1 - Planification'.C35])&lt;&gt;0;[$'Sprint 1 - Planification'.C35];&quot;&quot;)">
            <text:p/>
          </table:table-cell>
          <table:table-cell table:style-name="ce119" table:formula="of:=IF(LEN([$'Sprint 1 - Planification'.H35])&lt;&gt;0;[$'Sprint 1 - Planification'.H35];&quot;&quot;)">
            <text:p/>
          </table:table-cell>
          <table:table-cell table:style-name="ce125" table:formula="of:=IF(ISBLANK([$'Sprint 1 - Bilan'.E35]);&quot;&quot;;[$'Sprint 1 - Bilan'.E35])">
            <text:p/>
          </table:table-cell>
          <table:table-cell table:style-name="ce129" table:formula="of:=IF(ISBLANK([$'Sprint 1 - Bilan'.F35]);&quot;&quot;;[$'Sprint 1 - Bilan'.F35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formula="of:=OR(AND(NOT([.P36]);LEN([.$G36])=0);AND(LEN([.$H36])&gt;0;LEN([.$G36])=0))" office:value-type="float" office:value="0" calcext:value-type="float">
            <text:p>0</text:p>
          </table:table-cell>
          <table:table-cell table:formula="of:=AND(NOT([.P36]);LEN([.$H36])=0)" office:value-type="float" office:value="0" calcext:value-type="float">
            <text:p>0</text:p>
          </table:table-cell>
          <table:table-cell table:formula="of:=AND([.$D36]&lt;&gt;&quot;Sprint 3&quot;;NOT(ISBLANK([.$H36]));[.$H36]&lt;100%;ISBLANK([.$I36]))" office:value-type="float" office:value="0" calcext:value-type="float">
            <text:p>0</text:p>
          </table:table-cell>
          <table:table-cell table:formula="of:=IF(OR(LEN([.$D36])=0;[.$D36]=&quot;Sprint 3&quot;);1;IF(COUNTA([.$F36])=0;IF(LEN([.$H36])=0;0;[.$H36]=100%);IF([.$F36]=100%;1;IF(LEN([.$H36])=0;0;[.$H36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9" table:formula="of:=IF(LEN([$'Sprint 1 - Planification'.B36])&lt;&gt;0;[$'Sprint 1 - Planification'.B36];&quot;&quot;)">
            <text:p/>
          </table:table-cell>
          <table:table-cell table:style-name="ce114" table:content-validation-name="val11" table:formula="of:=IF(LEN([$'Sprint 1 - Planification'.C36])&lt;&gt;0;[$'Sprint 1 - Planification'.C36];&quot;&quot;)">
            <text:p/>
          </table:table-cell>
          <table:table-cell table:style-name="ce120" table:formula="of:=IF(LEN([$'Sprint 1 - Planification'.H36])&lt;&gt;0;[$'Sprint 1 - Planification'.H36];&quot;&quot;)">
            <text:p/>
          </table:table-cell>
          <table:table-cell table:style-name="ce126" table:formula="of:=IF(ISBLANK([$'Sprint 1 - Bilan'.E36]);&quot;&quot;;[$'Sprint 1 - Bilan'.E36])">
            <text:p/>
          </table:table-cell>
          <table:table-cell table:style-name="ce130" table:formula="of:=IF(ISBLANK([$'Sprint 1 - Bilan'.F36]);&quot;&quot;;[$'Sprint 1 - Bilan'.F36])">
            <text:p/>
          </table:table-cell>
          <table:table-cell table:style-name="ce136" table:content-validation-name="val13"/>
          <table:table-cell table:style-name="ce142" table:content-validation-name="val15"/>
          <table:table-cell table:style-name="ce150" table:content-validation-name="val16"/>
          <table:table-cell table:number-columns-repeated="3"/>
          <table:table-cell table:formula="of:=OR(AND(NOT([.P37]);LEN([.$G37])=0);AND(LEN([.$H37])&gt;0;LEN([.$G37])=0))" office:value-type="float" office:value="0" calcext:value-type="float">
            <text:p>0</text:p>
          </table:table-cell>
          <table:table-cell table:formula="of:=AND(NOT([.P37]);LEN([.$H37])=0)" office:value-type="float" office:value="0" calcext:value-type="float">
            <text:p>0</text:p>
          </table:table-cell>
          <table:table-cell table:formula="of:=AND([.$D37]&lt;&gt;&quot;Sprint 3&quot;;NOT(ISBLANK([.$H37]));[.$H37]&lt;100%;ISBLANK([.$I37]))" office:value-type="float" office:value="0" calcext:value-type="float">
            <text:p>0</text:p>
          </table:table-cell>
          <table:table-cell table:formula="of:=IF(OR(LEN([.$D37])=0;[.$D37]=&quot;Sprint 3&quot;);1;IF(COUNTA([.$F37])=0;IF(LEN([.$H37])=0;0;[.$H37]=100%);IF([.$F37]=100%;1;IF(LEN([.$H37])=0;0;[.$H37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8" table:formula="of:=IF(LEN([$'Sprint 1 - Planification'.B37])&lt;&gt;0;[$'Sprint 1 - Planification'.B37];&quot;&quot;)">
            <text:p/>
          </table:table-cell>
          <table:table-cell table:style-name="ce113" table:content-validation-name="val11" table:formula="of:=IF(LEN([$'Sprint 1 - Planification'.C37])&lt;&gt;0;[$'Sprint 1 - Planification'.C37];&quot;&quot;)">
            <text:p/>
          </table:table-cell>
          <table:table-cell table:style-name="ce119" table:formula="of:=IF(LEN([$'Sprint 1 - Planification'.H37])&lt;&gt;0;[$'Sprint 1 - Planification'.H37];&quot;&quot;)">
            <text:p/>
          </table:table-cell>
          <table:table-cell table:style-name="ce125" table:formula="of:=IF(ISBLANK([$'Sprint 1 - Bilan'.E37]);&quot;&quot;;[$'Sprint 1 - Bilan'.E37])">
            <text:p/>
          </table:table-cell>
          <table:table-cell table:style-name="ce129" table:formula="of:=IF(ISBLANK([$'Sprint 1 - Bilan'.F37]);&quot;&quot;;[$'Sprint 1 - Bilan'.F37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formula="of:=OR(AND(NOT([.P38]);LEN([.$G38])=0);AND(LEN([.$H38])&gt;0;LEN([.$G38])=0))" office:value-type="float" office:value="0" calcext:value-type="float">
            <text:p>0</text:p>
          </table:table-cell>
          <table:table-cell table:formula="of:=AND(NOT([.P38]);LEN([.$H38])=0)" office:value-type="float" office:value="0" calcext:value-type="float">
            <text:p>0</text:p>
          </table:table-cell>
          <table:table-cell table:formula="of:=AND([.$D38]&lt;&gt;&quot;Sprint 3&quot;;NOT(ISBLANK([.$H38]));[.$H38]&lt;100%;ISBLANK([.$I38]))" office:value-type="float" office:value="0" calcext:value-type="float">
            <text:p>0</text:p>
          </table:table-cell>
          <table:table-cell table:formula="of:=IF(OR(LEN([.$D38])=0;[.$D38]=&quot;Sprint 3&quot;);1;IF(COUNTA([.$F38])=0;IF(LEN([.$H38])=0;0;[.$H38]=100%);IF([.$F38]=100%;1;IF(LEN([.$H38])=0;0;[.$H38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9" table:formula="of:=IF(LEN([$'Sprint 1 - Planification'.B38])&lt;&gt;0;[$'Sprint 1 - Planification'.B38];&quot;&quot;)">
            <text:p/>
          </table:table-cell>
          <table:table-cell table:style-name="ce114" table:content-validation-name="val11" table:formula="of:=IF(LEN([$'Sprint 1 - Planification'.C38])&lt;&gt;0;[$'Sprint 1 - Planification'.C38];&quot;&quot;)">
            <text:p/>
          </table:table-cell>
          <table:table-cell table:style-name="ce120" table:formula="of:=IF(LEN([$'Sprint 1 - Planification'.H38])&lt;&gt;0;[$'Sprint 1 - Planification'.H38];&quot;&quot;)">
            <text:p/>
          </table:table-cell>
          <table:table-cell table:style-name="ce126" table:formula="of:=IF(ISBLANK([$'Sprint 1 - Bilan'.E38]);&quot;&quot;;[$'Sprint 1 - Bilan'.E38])">
            <text:p/>
          </table:table-cell>
          <table:table-cell table:style-name="ce130" table:formula="of:=IF(ISBLANK([$'Sprint 1 - Bilan'.F38]);&quot;&quot;;[$'Sprint 1 - Bilan'.F38])">
            <text:p/>
          </table:table-cell>
          <table:table-cell table:style-name="ce136" table:content-validation-name="val13"/>
          <table:table-cell table:style-name="ce142" table:content-validation-name="val15"/>
          <table:table-cell table:style-name="ce150" table:content-validation-name="val16"/>
          <table:table-cell table:number-columns-repeated="3"/>
          <table:table-cell table:formula="of:=OR(AND(NOT([.P39]);LEN([.$G39])=0);AND(LEN([.$H39])&gt;0;LEN([.$G39])=0))" office:value-type="float" office:value="0" calcext:value-type="float">
            <text:p>0</text:p>
          </table:table-cell>
          <table:table-cell table:formula="of:=AND(NOT([.P39]);LEN([.$H39])=0)" office:value-type="float" office:value="0" calcext:value-type="float">
            <text:p>0</text:p>
          </table:table-cell>
          <table:table-cell table:formula="of:=AND([.$D39]&lt;&gt;&quot;Sprint 3&quot;;NOT(ISBLANK([.$H39]));[.$H39]&lt;100%;ISBLANK([.$I39]))" office:value-type="float" office:value="0" calcext:value-type="float">
            <text:p>0</text:p>
          </table:table-cell>
          <table:table-cell table:formula="of:=IF(OR(LEN([.$D39])=0;[.$D39]=&quot;Sprint 3&quot;);1;IF(COUNTA([.$F39])=0;IF(LEN([.$H39])=0;0;[.$H39]=100%);IF([.$F39]=100%;1;IF(LEN([.$H39])=0;0;[.$H39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8" table:formula="of:=IF(LEN([$'Sprint 1 - Planification'.B39])&lt;&gt;0;[$'Sprint 1 - Planification'.B39];&quot;&quot;)">
            <text:p/>
          </table:table-cell>
          <table:table-cell table:style-name="ce113" table:content-validation-name="val11" table:formula="of:=IF(LEN([$'Sprint 1 - Planification'.C39])&lt;&gt;0;[$'Sprint 1 - Planification'.C39];&quot;&quot;)">
            <text:p/>
          </table:table-cell>
          <table:table-cell table:style-name="ce119" table:formula="of:=IF(LEN([$'Sprint 1 - Planification'.H39])&lt;&gt;0;[$'Sprint 1 - Planification'.H39];&quot;&quot;)">
            <text:p/>
          </table:table-cell>
          <table:table-cell table:style-name="ce125" table:formula="of:=IF(ISBLANK([$'Sprint 1 - Bilan'.E39]);&quot;&quot;;[$'Sprint 1 - Bilan'.E39])">
            <text:p/>
          </table:table-cell>
          <table:table-cell table:style-name="ce129" table:formula="of:=IF(ISBLANK([$'Sprint 1 - Bilan'.F39]);&quot;&quot;;[$'Sprint 1 - Bilan'.F39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formula="of:=OR(AND(NOT([.P40]);LEN([.$G40])=0);AND(LEN([.$H40])&gt;0;LEN([.$G40])=0))" office:value-type="float" office:value="0" calcext:value-type="float">
            <text:p>0</text:p>
          </table:table-cell>
          <table:table-cell table:formula="of:=AND(NOT([.P40]);LEN([.$H40])=0)" office:value-type="float" office:value="0" calcext:value-type="float">
            <text:p>0</text:p>
          </table:table-cell>
          <table:table-cell table:formula="of:=AND([.$D40]&lt;&gt;&quot;Sprint 3&quot;;NOT(ISBLANK([.$H40]));[.$H40]&lt;100%;ISBLANK([.$I40]))" office:value-type="float" office:value="0" calcext:value-type="float">
            <text:p>0</text:p>
          </table:table-cell>
          <table:table-cell table:formula="of:=IF(OR(LEN([.$D40])=0;[.$D40]=&quot;Sprint 3&quot;);1;IF(COUNTA([.$F40])=0;IF(LEN([.$H40])=0;0;[.$H40]=100%);IF([.$F40]=100%;1;IF(LEN([.$H40])=0;0;[.$H40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9" table:formula="of:=IF(LEN([$'Sprint 1 - Planification'.B40])&lt;&gt;0;[$'Sprint 1 - Planification'.B40];&quot;&quot;)">
            <text:p/>
          </table:table-cell>
          <table:table-cell table:style-name="ce114" table:content-validation-name="val11" table:formula="of:=IF(LEN([$'Sprint 1 - Planification'.C40])&lt;&gt;0;[$'Sprint 1 - Planification'.C40];&quot;&quot;)">
            <text:p/>
          </table:table-cell>
          <table:table-cell table:style-name="ce120" table:formula="of:=IF(LEN([$'Sprint 1 - Planification'.H40])&lt;&gt;0;[$'Sprint 1 - Planification'.H40];&quot;&quot;)">
            <text:p/>
          </table:table-cell>
          <table:table-cell table:style-name="ce126" table:formula="of:=IF(ISBLANK([$'Sprint 1 - Bilan'.E40]);&quot;&quot;;[$'Sprint 1 - Bilan'.E40])">
            <text:p/>
          </table:table-cell>
          <table:table-cell table:style-name="ce130" table:formula="of:=IF(ISBLANK([$'Sprint 1 - Bilan'.F40]);&quot;&quot;;[$'Sprint 1 - Bilan'.F40])">
            <text:p/>
          </table:table-cell>
          <table:table-cell table:style-name="ce136" table:content-validation-name="val13"/>
          <table:table-cell table:style-name="ce142" table:content-validation-name="val15"/>
          <table:table-cell table:style-name="ce150" table:content-validation-name="val16"/>
          <table:table-cell table:number-columns-repeated="3"/>
          <table:table-cell table:formula="of:=OR(AND(NOT([.P41]);LEN([.$G41])=0);AND(LEN([.$H41])&gt;0;LEN([.$G41])=0))" office:value-type="float" office:value="0" calcext:value-type="float">
            <text:p>0</text:p>
          </table:table-cell>
          <table:table-cell table:formula="of:=AND(NOT([.P41]);LEN([.$H41])=0)" office:value-type="float" office:value="0" calcext:value-type="float">
            <text:p>0</text:p>
          </table:table-cell>
          <table:table-cell table:formula="of:=AND([.$D41]&lt;&gt;&quot;Sprint 3&quot;;NOT(ISBLANK([.$H41]));[.$H41]&lt;100%;ISBLANK([.$I41]))" office:value-type="float" office:value="0" calcext:value-type="float">
            <text:p>0</text:p>
          </table:table-cell>
          <table:table-cell table:formula="of:=IF(OR(LEN([.$D41])=0;[.$D41]=&quot;Sprint 3&quot;);1;IF(COUNTA([.$F41])=0;IF(LEN([.$H41])=0;0;[.$H41]=100%);IF([.$F41]=100%;1;IF(LEN([.$H41])=0;0;[.$H41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08" table:formula="of:=IF(LEN([$'Sprint 1 - Planification'.B41])&lt;&gt;0;[$'Sprint 1 - Planification'.B41];&quot;&quot;)">
            <text:p/>
          </table:table-cell>
          <table:table-cell table:style-name="ce113" table:content-validation-name="val11" table:formula="of:=IF(LEN([$'Sprint 1 - Planification'.C41])&lt;&gt;0;[$'Sprint 1 - Planification'.C41];&quot;&quot;)">
            <text:p/>
          </table:table-cell>
          <table:table-cell table:style-name="ce119" table:formula="of:=IF(LEN([$'Sprint 1 - Planification'.H41])&lt;&gt;0;[$'Sprint 1 - Planification'.H41];&quot;&quot;)">
            <text:p/>
          </table:table-cell>
          <table:table-cell table:style-name="ce125" table:formula="of:=IF(ISBLANK([$'Sprint 1 - Bilan'.E41]);&quot;&quot;;[$'Sprint 1 - Bilan'.E41])">
            <text:p/>
          </table:table-cell>
          <table:table-cell table:style-name="ce129" table:formula="of:=IF(ISBLANK([$'Sprint 1 - Bilan'.F41]);&quot;&quot;;[$'Sprint 1 - Bilan'.F41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formula="of:=OR(AND(NOT([.P42]);LEN([.$G42])=0);AND(LEN([.$H42])&gt;0;LEN([.$G42])=0))" office:value-type="float" office:value="0" calcext:value-type="float">
            <text:p>0</text:p>
          </table:table-cell>
          <table:table-cell table:formula="of:=AND(NOT([.P42]);LEN([.$H42])=0)" office:value-type="float" office:value="0" calcext:value-type="float">
            <text:p>0</text:p>
          </table:table-cell>
          <table:table-cell table:formula="of:=AND([.$D42]&lt;&gt;&quot;Sprint 3&quot;;NOT(ISBLANK([.$H42]));[.$H42]&lt;100%;ISBLANK([.$I42]))" office:value-type="float" office:value="0" calcext:value-type="float">
            <text:p>0</text:p>
          </table:table-cell>
          <table:table-cell table:formula="of:=IF(OR(LEN([.$D42])=0;[.$D42]=&quot;Sprint 3&quot;);1;IF(COUNTA([.$F42])=0;IF(LEN([.$H42])=0;0;[.$H42]=100%);IF([.$F42]=100%;1;IF(LEN([.$H42])=0;0;[.$H42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6">
          <table:table-cell/>
          <table:table-cell table:style-name="ce110" table:formula="of:=IF(LEN([$'Sprint 1 - Planification'.B42])&lt;&gt;0;[$'Sprint 1 - Planification'.B42];&quot;&quot;)">
            <text:p/>
          </table:table-cell>
          <table:table-cell table:style-name="ce115" table:content-validation-name="val11" table:formula="of:=IF(LEN([$'Sprint 1 - Planification'.C42])&lt;&gt;0;[$'Sprint 1 - Planification'.C42];&quot;&quot;)">
            <text:p/>
          </table:table-cell>
          <table:table-cell table:style-name="ce121" table:formula="of:=IF(LEN([$'Sprint 1 - Planification'.H42])&lt;&gt;0;[$'Sprint 1 - Planification'.H42];&quot;&quot;)">
            <text:p/>
          </table:table-cell>
          <table:table-cell table:style-name="ce127" table:formula="of:=IF(ISBLANK([$'Sprint 1 - Bilan'.E42]);&quot;&quot;;[$'Sprint 1 - Bilan'.E42])">
            <text:p/>
          </table:table-cell>
          <table:table-cell table:style-name="ce131" table:formula="of:=IF(ISBLANK([$'Sprint 1 - Bilan'.F42]);&quot;&quot;;[$'Sprint 1 - Bilan'.F42])">
            <text:p/>
          </table:table-cell>
          <table:table-cell table:style-name="ce137" table:content-validation-name="val13"/>
          <table:table-cell table:style-name="ce143" table:content-validation-name="val15"/>
          <table:table-cell table:style-name="ce151" table:content-validation-name="val16"/>
          <table:table-cell table:number-columns-repeated="3"/>
          <table:table-cell table:formula="of:=OR(AND(NOT([.P43]);LEN([.$G43])=0);AND(LEN([.$H43])&gt;0;LEN([.$G43])=0))" office:value-type="float" office:value="0" calcext:value-type="float">
            <text:p>0</text:p>
          </table:table-cell>
          <table:table-cell table:formula="of:=AND(NOT([.P43]);LEN([.$H43])=0)" office:value-type="float" office:value="0" calcext:value-type="float">
            <text:p>0</text:p>
          </table:table-cell>
          <table:table-cell table:formula="of:=AND([.$D43]&lt;&gt;&quot;Sprint 3&quot;;NOT(ISBLANK([.$H43]));[.$H43]&lt;100%;ISBLANK([.$I43]))" office:value-type="float" office:value="0" calcext:value-type="float">
            <text:p>0</text:p>
          </table:table-cell>
          <table:table-cell table:formula="of:=IF(OR(LEN([.$D43])=0;[.$D43]=&quot;Sprint 3&quot;);1;IF(COUNTA([.$F43])=0;IF(LEN([.$H43])=0;0;[.$H43]=100%);IF([.$F43]=100%;1;IF(LEN([.$H43])=0;0;[.$H43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 table:number-columns-repeated="12"/>
          <table:table-cell table:formula="of:=COUNTIF([.M9:.M43];1)" office:value-type="float" office:value="6" calcext:value-type="float">
            <text:p>6</text:p>
          </table:table-cell>
          <table:table-cell table:formula="of:=COUNTIF([.N9:.N43];1)" office:value-type="float" office:value="0" calcext:value-type="float">
            <text:p>0</text:p>
          </table:table-cell>
          <table:table-cell table:formula="of:=COUNTIF([.O9:.O43];1)" office:value-type="float" office:value="7" calcext:value-type="float">
            <text:p>7</text:p>
          </table:table-cell>
          <table:table-cell table:formula="of:=COUNTIF([.P9:.P43];0)" office:value-type="float" office:value="7" calcext:value-type="float">
            <text:p>7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 table:number-columns-repeated="12"/>
          <table:table-cell table:formula="of:=SUM([.M44:.O44])" office:value-type="float" office:value="13" calcext:value-type="float">
            <text:p>13</text:p>
          </table:table-cell>
          <table:table-cell table:number-columns-repeated="4"/>
          <table:table-cell table:style-name="ce61"/>
          <table:table-cell table:number-columns-repeated="1006"/>
        </table:table-row>
        <table:table-row table:style-name="ro4">
          <table:table-cell table:number-columns-repeated="12"/>
          <table:table-cell table:formula="of:=IF([.M45]=0; &quot;aucun champ&quot;; IF([.M45]=1; &quot;1 champ&quot;; [.M45] &amp; &quot; champs&quot;))" office:value-type="string" office:string-value="13 champs" calcext:value-type="string">
            <text:p>13 champs</text:p>
          </table:table-cell>
          <table:table-cell table:number-columns-repeated="4"/>
          <table:table-cell table:style-name="ce61"/>
          <table:table-cell table:number-columns-repeated="1006"/>
        </table:table-row>
        <table:table-row table:style-name="ro4" table:number-rows-repeated="11">
          <table:table-cell table:number-columns-repeated="17"/>
          <table:table-cell table:style-name="ce61"/>
          <table:table-cell table:number-columns-repeated="1006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Sprint 2 - Bilan'.B9:'Sprint 2 - Bilan'.F43">
            <calcext:condition calcext:apply-style-name="ConditionalStyle_36" calcext:value="formula-is(OR([.$F9]=100%;[.$H9]=100%))" calcext:base-cell-address="'Sprint 2 - Bilan'.B9"/>
            <calcext:condition calcext:apply-style-name="ConditionalStyle_35" calcext:value="formula-is(OR([.$D9]=&quot;Sprint 3&quot;;AND([.$D9]=&quot;Sprint 1&quot;;[.$F9]=100%)))" calcext:base-cell-address="'Sprint 2 - Bilan'.B9"/>
          </calcext:conditional-format>
          <calcext:conditional-format calcext:target-range-address="'Sprint 2 - Bilan'.G21:'Sprint 2 - Bilan'.I21 'Sprint 2 - Bilan'.G23:'Sprint 2 - Bilan'.I23 'Sprint 2 - Bilan'.G25:'Sprint 2 - Bilan'.I25 'Sprint 2 - Bilan'.G27:'Sprint 2 - Bilan'.I27 'Sprint 2 - Bilan'.G29:'Sprint 2 - Bilan'.I29 'Sprint 2 - Bilan'.G31:'Sprint 2 - Bilan'.I31 'Sprint 2 - Bilan'.G33:'Sprint 2 - Bilan'.I33 'Sprint 2 - Bilan'.G35:'Sprint 2 - Bilan'.I35 'Sprint 2 - Bilan'.G37:'Sprint 2 - Bilan'.I37 'Sprint 2 - Bilan'.G39:'Sprint 2 - Bilan'.I39 'Sprint 2 - Bilan'.G41:'Sprint 2 - Bilan'.I41 'Sprint 2 - Bilan'.G43:'Sprint 2 - Bilan'.I43">
            <calcext:condition calcext:apply-style-name="ConditionalStyle_34" calcext:value="formula-is(AND([.$D21]=&quot;Sprint 3&quot;;[.$H21]&gt;0))" calcext:base-cell-address="'Sprint 2 - Bilan'.G21"/>
            <calcext:condition calcext:apply-style-name="ConditionalStyle_33" calcext:value="formula-is(AND([.$D21]&lt;&gt;&quot;Sprint 3&quot;;[.$H21]&lt;1;NOT(ISBLANK([.$H21]))))" calcext:base-cell-address="'Sprint 2 - Bilan'.G21"/>
          </calcext:conditional-format>
          <calcext:conditional-format calcext:target-range-address="'Sprint 2 - Bilan'.G20:'Sprint 2 - Bilan'.I20 'Sprint 2 - Bilan'.G22:'Sprint 2 - Bilan'.I22 'Sprint 2 - Bilan'.G24:'Sprint 2 - Bilan'.I24 'Sprint 2 - Bilan'.G26:'Sprint 2 - Bilan'.I26 'Sprint 2 - Bilan'.G28:'Sprint 2 - Bilan'.I28 'Sprint 2 - Bilan'.G30:'Sprint 2 - Bilan'.I30 'Sprint 2 - Bilan'.G32:'Sprint 2 - Bilan'.I32 'Sprint 2 - Bilan'.G34:'Sprint 2 - Bilan'.I34 'Sprint 2 - Bilan'.G36:'Sprint 2 - Bilan'.I36 'Sprint 2 - Bilan'.G38:'Sprint 2 - Bilan'.I38 'Sprint 2 - Bilan'.G40:'Sprint 2 - Bilan'.I40 'Sprint 2 - Bilan'.G42:'Sprint 2 - Bilan'.I42">
            <calcext:condition calcext:apply-style-name="ConditionalStyle_32" calcext:value="formula-is(AND([.$D20]=&quot;Sprint 3&quot;;[.$H20]&gt;0))" calcext:base-cell-address="'Sprint 2 - Bilan'.G20"/>
            <calcext:condition calcext:apply-style-name="ConditionalStyle_31" calcext:value="formula-is(AND([.$D20]&lt;&gt;&quot;Sprint 3&quot;;[.$H20]&lt;1;NOT(ISBLANK([.$H20]))))" calcext:base-cell-address="'Sprint 2 - Bilan'.G20"/>
          </calcext:conditional-format>
          <calcext:conditional-format calcext:target-range-address="'Sprint 2 - Bilan'.I20:'Sprint 2 - Bilan'.I43">
            <calcext:condition calcext:apply-style-name="ConditionalStyle_30" calcext:value="formula-is([.$O20])" calcext:base-cell-address="'Sprint 2 - Bilan'.I20"/>
          </calcext:conditional-format>
          <calcext:conditional-format calcext:target-range-address="'Sprint 2 - Bilan'.G20:'Sprint 2 - Bilan'.G43">
            <calcext:condition calcext:apply-style-name="ConditionalStyle_29" calcext:value="formula-is([.$M20])" calcext:base-cell-address="'Sprint 2 - Bilan'.G20"/>
          </calcext:conditional-format>
          <calcext:conditional-format calcext:target-range-address="'Sprint 2 - Bilan'.H20:'Sprint 2 - Bilan'.H43">
            <calcext:condition calcext:apply-style-name="ConditionalStyle_28" calcext:value="formula-is([.$N20])" calcext:base-cell-address="'Sprint 2 - Bilan'.H20"/>
          </calcext:conditional-format>
          <calcext:conditional-format calcext:target-range-address="'Sprint 2 - Bilan'.I5:'Sprint 2 - Bilan'.I5">
            <calcext:condition calcext:apply-style-name="ConditionalStyle_27" calcext:value="formula-is([.$M$45]&gt;0)" calcext:base-cell-address="'Sprint 2 - Bilan'.I5"/>
          </calcext:conditional-format>
          <calcext:conditional-format calcext:target-range-address="'Sprint 2 - Bilan'.B9:'Sprint 2 - Bilan'.F9 'Sprint 2 - Bilan'.B11:'Sprint 2 - Bilan'.F11 'Sprint 2 - Bilan'.B13:'Sprint 2 - Bilan'.F13 'Sprint 2 - Bilan'.B15:'Sprint 2 - Bilan'.F15 'Sprint 2 - Bilan'.B17:'Sprint 2 - Bilan'.F17 'Sprint 2 - Bilan'.B19:'Sprint 2 - Bilan'.F19 'Sprint 2 - Bilan'.B21:'Sprint 2 - Bilan'.I21 'Sprint 2 - Bilan'.B23:'Sprint 2 - Bilan'.I23 'Sprint 2 - Bilan'.B25:'Sprint 2 - Bilan'.I25 'Sprint 2 - Bilan'.B27:'Sprint 2 - Bilan'.I27 'Sprint 2 - Bilan'.B29:'Sprint 2 - Bilan'.I29 'Sprint 2 - Bilan'.B31:'Sprint 2 - Bilan'.I31 'Sprint 2 - Bilan'.B33:'Sprint 2 - Bilan'.I33 'Sprint 2 - Bilan'.B35:'Sprint 2 - Bilan'.I35 'Sprint 2 - Bilan'.B37:'Sprint 2 - Bilan'.I37 'Sprint 2 - Bilan'.B39:'Sprint 2 - Bilan'.I39 'Sprint 2 - Bilan'.B41:'Sprint 2 - Bilan'.I41 'Sprint 2 - Bilan'.B43:'Sprint 2 - Bilan'.I43">
            <calcext:condition calcext:apply-style-name="ConditionalStyle_26" calcext:value="formula-is(LEN([.$B9])=0)" calcext:base-cell-address="'Sprint 2 - Bilan'.B9"/>
          </calcext:conditional-format>
          <calcext:conditional-format calcext:target-range-address="'Sprint 2 - Bilan'.B10:'Sprint 2 - Bilan'.F10 'Sprint 2 - Bilan'.B12:'Sprint 2 - Bilan'.F12 'Sprint 2 - Bilan'.B14:'Sprint 2 - Bilan'.F14 'Sprint 2 - Bilan'.B16:'Sprint 2 - Bilan'.F16 'Sprint 2 - Bilan'.B18:'Sprint 2 - Bilan'.F18 'Sprint 2 - Bilan'.B20:'Sprint 2 - Bilan'.I20 'Sprint 2 - Bilan'.B22:'Sprint 2 - Bilan'.I22 'Sprint 2 - Bilan'.B24:'Sprint 2 - Bilan'.I24 'Sprint 2 - Bilan'.B26:'Sprint 2 - Bilan'.I26 'Sprint 2 - Bilan'.B28:'Sprint 2 - Bilan'.I28 'Sprint 2 - Bilan'.B30:'Sprint 2 - Bilan'.I30 'Sprint 2 - Bilan'.B32:'Sprint 2 - Bilan'.I32 'Sprint 2 - Bilan'.B34:'Sprint 2 - Bilan'.I34 'Sprint 2 - Bilan'.B36:'Sprint 2 - Bilan'.I36 'Sprint 2 - Bilan'.B38:'Sprint 2 - Bilan'.I38 'Sprint 2 - Bilan'.B40:'Sprint 2 - Bilan'.I40 'Sprint 2 - Bilan'.B42:'Sprint 2 - Bilan'.I42">
            <calcext:condition calcext:apply-style-name="ConditionalStyle_25" calcext:value="formula-is(LEN([.$B10])=0)" calcext:base-cell-address="'Sprint 2 - Bilan'.B10"/>
          </calcext:conditional-format>
          <calcext:conditional-format calcext:target-range-address="'Sprint 2 - Bilan'.G9:'Sprint 2 - Bilan'.I9 'Sprint 2 - Bilan'.G11:'Sprint 2 - Bilan'.I11 'Sprint 2 - Bilan'.G13:'Sprint 2 - Bilan'.I13 'Sprint 2 - Bilan'.G15:'Sprint 2 - Bilan'.I15 'Sprint 2 - Bilan'.G17:'Sprint 2 - Bilan'.I17 'Sprint 2 - Bilan'.G19:'Sprint 2 - Bilan'.I19">
            <calcext:condition calcext:apply-style-name="ConditionalStyle_24" calcext:value="formula-is(AND([.$D9]=&quot;Sprint 3&quot;;[.$H9]&gt;0))" calcext:base-cell-address="'Sprint 2 - Bilan'.G9"/>
            <calcext:condition calcext:apply-style-name="ConditionalStyle_23" calcext:value="formula-is(AND([.$D9]&lt;&gt;&quot;Sprint 3&quot;;[.$H9]&lt;1;NOT(ISBLANK([.$H9]))))" calcext:base-cell-address="'Sprint 2 - Bilan'.G9"/>
          </calcext:conditional-format>
          <calcext:conditional-format calcext:target-range-address="'Sprint 2 - Bilan'.G10:'Sprint 2 - Bilan'.I10 'Sprint 2 - Bilan'.G12:'Sprint 2 - Bilan'.I12 'Sprint 2 - Bilan'.G14:'Sprint 2 - Bilan'.I14 'Sprint 2 - Bilan'.G16:'Sprint 2 - Bilan'.I16 'Sprint 2 - Bilan'.G18:'Sprint 2 - Bilan'.I18">
            <calcext:condition calcext:apply-style-name="ConditionalStyle_22" calcext:value="formula-is(AND([.$D10]=&quot;Sprint 3&quot;;[.$H10]&gt;0))" calcext:base-cell-address="'Sprint 2 - Bilan'.G10"/>
            <calcext:condition calcext:apply-style-name="ConditionalStyle_21" calcext:value="formula-is(AND([.$D10]&lt;&gt;&quot;Sprint 3&quot;;[.$H10]&lt;1;NOT(ISBLANK([.$H10]))))" calcext:base-cell-address="'Sprint 2 - Bilan'.G10"/>
          </calcext:conditional-format>
          <calcext:conditional-format calcext:target-range-address="'Sprint 2 - Bilan'.I9:'Sprint 2 - Bilan'.I19">
            <calcext:condition calcext:apply-style-name="ConditionalStyle_20" calcext:value="formula-is([.$O9])" calcext:base-cell-address="'Sprint 2 - Bilan'.I9"/>
          </calcext:conditional-format>
          <calcext:conditional-format calcext:target-range-address="'Sprint 2 - Bilan'.G9:'Sprint 2 - Bilan'.G19">
            <calcext:condition calcext:apply-style-name="ConditionalStyle_19" calcext:value="formula-is([.$M9])" calcext:base-cell-address="'Sprint 2 - Bilan'.G9"/>
          </calcext:conditional-format>
          <calcext:conditional-format calcext:target-range-address="'Sprint 2 - Bilan'.H9:'Sprint 2 - Bilan'.H19">
            <calcext:condition calcext:apply-style-name="ConditionalStyle_18" calcext:value="formula-is([.$N9])" calcext:base-cell-address="'Sprint 2 - Bilan'.H9"/>
          </calcext:conditional-format>
          <calcext:conditional-format calcext:target-range-address="'Sprint 2 - Bilan'.G9:'Sprint 2 - Bilan'.I9 'Sprint 2 - Bilan'.G11:'Sprint 2 - Bilan'.I11 'Sprint 2 - Bilan'.G13:'Sprint 2 - Bilan'.I13 'Sprint 2 - Bilan'.G15:'Sprint 2 - Bilan'.I15 'Sprint 2 - Bilan'.G17:'Sprint 2 - Bilan'.I17 'Sprint 2 - Bilan'.G19:'Sprint 2 - Bilan'.I19">
            <calcext:condition calcext:apply-style-name="ConditionalStyle_17" calcext:value="formula-is(LEN([.$B9])=0)" calcext:base-cell-address="'Sprint 2 - Bilan'.G9"/>
          </calcext:conditional-format>
          <calcext:conditional-format calcext:target-range-address="'Sprint 2 - Bilan'.G10:'Sprint 2 - Bilan'.I10 'Sprint 2 - Bilan'.G12:'Sprint 2 - Bilan'.I12 'Sprint 2 - Bilan'.G14:'Sprint 2 - Bilan'.I14 'Sprint 2 - Bilan'.G16:'Sprint 2 - Bilan'.I16 'Sprint 2 - Bilan'.G18:'Sprint 2 - Bilan'.I18">
            <calcext:condition calcext:apply-style-name="ConditionalStyle_16" calcext:value="formula-is(LEN([.$B10])=0)" calcext:base-cell-address="'Sprint 2 - Bilan'.G10"/>
          </calcext:conditional-format>
        </calcext:conditional-formats>
      </table:table>
      <table:table table:name="Sprint 3 - Bilan" table:style-name="ta4" table:protected="true">
        <loext:table-protection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5" table:default-cell-style-name="ce2"/>
        <table:table-column table:style-name="co3" table:default-cell-style-name="ce2"/>
        <table:table-column table:style-name="co4" table:number-columns-repeated="3" table:default-cell-style-name="ce1"/>
        <table:table-column table:style-name="co4" table:visibility="collapse" table:number-columns-repeated="7" table:default-cell-style-name="ce2"/>
        <table:table-column table:style-name="co4" table:visibility="collapse" table:number-columns-repeated="7" table:default-cell-style-name="ce1"/>
        <table:table-column table:style-name="co4" table:number-columns-repeated="99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66" table:formula="of:=[$'Sprint 1 - Planification'.B2:.H2]" office:value-type="string" office:string-value="Nom du projet super cool que vous faites!" calcext:value-type="string" table:number-columns-spanned="8" table:number-rows-spanned="1">
            <text:p>Nom du projet super cool que vous faites!</text:p>
          </table:table-cell>
          <table:covered-table-cell table:number-columns-repeated="7" table:style-name="ce66"/>
          <table:table-cell table:number-columns-repeated="1015"/>
        </table:table-row>
        <table:table-row table:style-name="ro4">
          <table:table-cell/>
          <table:table-cell table:style-name="ce67" office:value-type="string" calcext:value-type="string">
            <text:p>B65 - Projet Synthèse <text:s/>| <text:s/>Sprint 3 | <text:s/>Bilan</text:p>
          </table:table-cell>
          <table:table-cell table:style-name="ce73"/>
          <table:table-cell table:style-name="ce79" table:number-columns-repeated="4"/>
          <table:table-cell table:style-name="ce90" table:number-columns-spanned="2" table:number-rows-spanned="1"/>
          <table:covered-table-cell table:style-name="ce90"/>
          <table:table-cell table:number-columns-repeated="1015"/>
        </table:table-row>
        <table:table-row table:style-name="ro2">
          <table:table-cell/>
          <table:table-cell table:style-name="ce5"/>
          <table:table-cell table:style-name="ce13"/>
          <table:table-cell table:style-name="ce5" table:number-columns-repeated="6"/>
          <table:table-cell table:number-columns-repeated="1015"/>
        </table:table-row>
        <table:table-row table:style-name="ro2">
          <table:table-cell/>
          <table:table-cell table:style-name="ce68" office:value-type="string" calcext:value-type="string">
            <text:p>Bilan des activités du Sprint 3</text:p>
          </table:table-cell>
          <table:table-cell table:style-name="ce74" table:number-columns-repeated="6"/>
          <table:table-cell table:style-name="ce180" table:formula="of:=IF([.M45]=0;CONCATENATE(&quot;Ce sprint totalise &quot;; [.W15]; &quot; de travail réalisé. &quot;;[.W16]);CONCATENATE(&quot;Attention, il reste &quot;;[.M46];&quot; à remplir!&quot;))" office:value-type="string" office:string-value="Attention, il reste 22 champs à remplir!" calcext:value-type="string">
            <text:p>Attention, il reste 22 champs à remplir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Nom et description</text:p>
          </table:table-cell>
          <table:table-cell table:style-name="ce116" office:value-type="string" calcext:value-type="string" table:number-columns-spanned="1" table:number-rows-spanned="2">
            <text:p>Sprint prévu</text:p>
          </table:table-cell>
          <table:table-cell table:style-name="ce122" office:value-type="string" calcext:value-type="string" table:number-columns-spanned="2" table:number-rows-spanned="1">
            <text:p>Sprints précédents</text:p>
          </table:table-cell>
          <table:covered-table-cell table:style-name="ce122"/>
          <table:table-cell table:style-name="ce7" office:value-type="string" calcext:value-type="string" table:number-columns-spanned="1" table:number-rows-spanned="2">
            <text:p>Temps</text:p>
          </table:table-cell>
          <table:table-cell table:style-name="ce23" office:value-type="string" calcext:value-type="string" table:number-columns-spanned="1" table:number-rows-spanned="2">
            <text:p>Avancement</text:p>
          </table:table-cell>
          <table:table-cell table:style-name="ce52" office:value-type="string" calcext:value-type="string" table:number-columns-spanned="1" table:number-rows-spanned="2">
            <text:p>Commentaires</text:p>
          </table:table-cell>
          <table:table-cell table:number-columns-repeated="1015"/>
        </table:table-row>
        <table:table-row table:style-name="ro4">
          <table:table-cell/>
          <table:covered-table-cell table:style-name="ce106"/>
          <table:covered-table-cell table:style-name="ce111"/>
          <table:covered-table-cell table:style-name="ce117"/>
          <table:table-cell table:style-name="ce123" office:value-type="string" calcext:value-type="string">
            <text:p>Temps</text:p>
          </table:table-cell>
          <table:table-cell table:style-name="ce123" office:value-type="string" calcext:value-type="string">
            <text:p>Avancement</text:p>
          </table:table-cell>
          <table:covered-table-cell table:style-name="ce106"/>
          <table:covered-table-cell table:style-name="ce123"/>
          <table:covered-table-cell table:style-name="ce145"/>
          <table:table-cell table:number-columns-repeated="1015"/>
        </table:table-row>
        <table:table-row table:style-name="ro4">
          <table:table-cell/>
          <table:table-cell table:style-name="ce152" table:formula="of:=IF(LEN([$'Sprint 1 - Planification'.B8])&lt;&gt;0;[$'Sprint 1 - Planification'.B8];&quot;&quot;)" office:value-type="float" office:value="1" calcext:value-type="float">
            <text:p>1</text:p>
          </table:table-cell>
          <table:table-cell table:style-name="ce156" table:content-validation-name="val11" table:formula="of:=IF(LEN([$'Sprint 1 - Planification'.C8])&lt;&gt;0;[$'Sprint 1 - Planification'.C8];&quot;&quot;)" office:value-type="string" office:string-value="Valider le projet avec l'enseignant" calcext:value-type="string">
            <text:p>Valider le projet avec l'enseignant</text:p>
          </table:table-cell>
          <table:table-cell table:style-name="ce160" table:formula="of:=IF(LEN([$'Sprint 1 - Planification'.H8])&lt;&gt;0;[$'Sprint 1 - Planification'.H8];&quot;&quot;)" office:value-type="string" office:string-value="Sprint 1" calcext:value-type="string">
            <text:p>Sprint 1</text:p>
          </table:table-cell>
          <table:table-cell table:style-name="ce164" table:formula="of:=IF(NUMBERVALUE([$'Sprint 2 - Bilan'.$E9])+NUMBERVALUE([$'Sprint 2 - Bilan'.$G9])=0;&quot;&quot;;NUMBERVALUE([$'Sprint 2 - Bilan'.$E9])+NUMBERVALUE([$'Sprint 2 - Bilan'.$G9]))" office:value-type="time" office:time-value="PT00H15M00S" calcext:value-type="time">
            <text:p>0:15</text:p>
          </table:table-cell>
          <table:table-cell table:style-name="ce168" table:formula="of:=IF(LEN([$'Sprint 2 - Bilan'.$H9])&lt;&gt;0;[$'Sprint 2 - Bilan'.$H9];IF(LEN([$'Sprint 2 - Bilan'.$F9])=0;&quot;&quot;;[$'Sprint 2 - Bilan'.$F9]))" office:value-type="percentage" office:value="1" calcext:value-type="percentage">
            <text:p>100 %</text:p>
          </table:table-cell>
          <table:table-cell table:style-name="ce172" table:content-validation-name="val17"/>
          <table:table-cell table:style-name="ce176" table:content-validation-name="val14"/>
          <table:table-cell table:style-name="ce181" table:content-validation-name="val16"/>
          <table:table-cell table:number-columns-repeated="3"/>
          <table:table-cell table:formula="of:=OR(AND(NOT([.P9]);LEN([.$G9])=0);AND(LEN([.$H9])&gt;0;LEN([.$G9])=0))" office:value-type="float" office:value="0" calcext:value-type="float">
            <text:p>0</text:p>
          </table:table-cell>
          <table:table-cell table:formula="of:=AND(NOT([.$P9]);LEN([.$H9])=0)" office:value-type="float" office:value="0" calcext:value-type="float">
            <text:p>0</text:p>
          </table:table-cell>
          <table:table-cell table:formula="of:=AND(LEN([.$H9])&gt;0;[.$H9]&lt;100%;LEN([.$I9])=0)" office:value-type="float" office:value="0" calcext:value-type="float">
            <text:p>0</text:p>
          </table:table-cell>
          <table:table-cell table:formula="of:=IF(LEN([.$C9])=0;1;IF(LEN([.$F9])=0;IF(LEN([.$H9])=0;0;[.$H9]=100%);IF([.$F9]=100%;1;IF(LEN([.$H9])=0;0;[.$H9]=100%))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print 1</text:p>
          </table:table-cell>
          <table:table-cell table:style-name="ce104" table:number-matrix-columns-spanned="1" table:number-matrix-rows-spanned="1" table:formula="of:=SUM(([.$D$9:.$D$43]=[.$R9])*[.$G$9:.$G$43])" office:value-type="float" office:value="0" calcext:value-type="float">
            <text:p>0,00</text:p>
          </table:table-cell>
          <table:table-cell table:style-name="ce105" table:formula="of:=[.S9]*24*60" office:value-type="float" office:value="0" calcext:value-type="float">
            <text:p>0</text:p>
          </table:table-cell>
          <table:table-cell/>
          <table:table-cell table:style-name="ce63" table:formula="of:=SUM([.G9:.G43])" office:value-type="time" office:time-value="PT00H00M00S" calcext:value-type="time">
            <text:p>0:00</text:p>
          </table:table-cell>
          <table:table-cell table:number-columns-repeated="1002"/>
        </table:table-row>
        <table:table-row table:style-name="ro4">
          <table:table-cell/>
          <table:table-cell table:style-name="ce153" table:formula="of:=IF(LEN([$'Sprint 1 - Planification'.B9])&lt;&gt;0;[$'Sprint 1 - Planification'.B9];&quot;&quot;)" office:value-type="float" office:value="2" calcext:value-type="float">
            <text:p>2</text:p>
          </table:table-cell>
          <table:table-cell table:style-name="ce157" table:content-validation-name="val11" table:formula="of:=IF(LEN([$'Sprint 1 - Planification'.C9])&lt;&gt;0;[$'Sprint 1 - Planification'.C9];&quot;&quot;)" office:value-type="string" office:string-value="Réaliser les éléments de rédaction technique" calcext:value-type="string">
            <text:p>Réaliser les éléments de rédaction technique</text:p>
          </table:table-cell>
          <table:table-cell table:style-name="ce161" table:formula="of:=IF(LEN([$'Sprint 1 - Planification'.H9])&lt;&gt;0;[$'Sprint 1 - Planification'.H9];&quot;&quot;)" office:value-type="string" office:string-value="Sprint 1" calcext:value-type="string">
            <text:p>Sprint 1</text:p>
          </table:table-cell>
          <table:table-cell table:style-name="ce165" table:formula="of:=IF(NUMBERVALUE([$'Sprint 2 - Bilan'.$E10])+NUMBERVALUE([$'Sprint 2 - Bilan'.$G10])=0;&quot;&quot;;NUMBERVALUE([$'Sprint 2 - Bilan'.$E10])+NUMBERVALUE([$'Sprint 2 - Bilan'.$G10]))" office:value-type="time" office:time-value="PT07H00M00S" calcext:value-type="time">
            <text:p>7:00</text:p>
          </table:table-cell>
          <table:table-cell table:style-name="ce169" table:formula="of:=IF(LEN([$'Sprint 2 - Bilan'.$H10])&lt;&gt;0;[$'Sprint 2 - Bilan'.$H10];IF(LEN([$'Sprint 2 - Bilan'.$F10])=0;&quot;&quot;;[$'Sprint 2 - Bilan'.$F10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10]);LEN([.$G10])=0);AND(LEN([.$H10])&gt;0;LEN([.$G10])=0))" office:value-type="float" office:value="0" calcext:value-type="float">
            <text:p>0</text:p>
          </table:table-cell>
          <table:table-cell table:formula="of:=AND(NOT([.$P10]);LEN([.$H10])=0)" office:value-type="float" office:value="0" calcext:value-type="float">
            <text:p>0</text:p>
          </table:table-cell>
          <table:table-cell table:formula="of:=AND(LEN([.$H10])&gt;0;[.$H10]&lt;100%;LEN([.$I10])=0)" office:value-type="float" office:value="0" calcext:value-type="float">
            <text:p>0</text:p>
          </table:table-cell>
          <table:table-cell table:formula="of:=IF(LEN([.$C10])=0;1;IF(LEN([.$F10])=0;IF(LEN([.$H10])=0;0;[.$H10]=100%);IF([.$F10]=100%;1;IF(LEN([.$H10])=0;0;[.$H10]=100%))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print 2</text:p>
          </table:table-cell>
          <table:table-cell table:style-name="ce104" table:number-matrix-columns-spanned="1" table:number-matrix-rows-spanned="1" table:formula="of:=SUM(([.$D$9:.$D$43]=[.$R10])*[.$G$9:.$G$43])" office:value-type="float" office:value="0" calcext:value-type="float">
            <text:p>0,00</text:p>
          </table:table-cell>
          <table:table-cell table:style-name="ce105" table:formula="of:=[.S10]*24*60" office:value-type="float" office:value="0" calcext:value-type="float">
            <text:p>0</text:p>
          </table:table-cell>
          <table:table-cell/>
          <table:table-cell table:style-name="ce64" table:formula="of:=[.V9]" office:value-type="float" office:value="0" calcext:value-type="float">
            <text:p>0,00</text:p>
          </table:table-cell>
          <table:table-cell table:number-columns-repeated="1002"/>
        </table:table-row>
        <table:table-row table:style-name="ro4">
          <table:table-cell/>
          <table:table-cell table:style-name="ce154" table:formula="of:=IF(LEN([$'Sprint 1 - Planification'.B10])&lt;&gt;0;[$'Sprint 1 - Planification'.B10];&quot;&quot;)" office:value-type="float" office:value="3" calcext:value-type="float">
            <text:p>3</text:p>
          </table:table-cell>
          <table:table-cell table:style-name="ce158" table:content-validation-name="val11" table:formula="of:=IF(LEN([$'Sprint 1 - Planification'.C10])&lt;&gt;0;[$'Sprint 1 - Planification'.C10];&quot;&quot;)" office:value-type="string" office:string-value="Rédaction du document de conception" calcext:value-type="string">
            <text:p>Rédaction du document de conception</text:p>
          </table:table-cell>
          <table:table-cell table:style-name="ce162" table:formula="of:=IF(LEN([$'Sprint 1 - Planification'.H10])&lt;&gt;0;[$'Sprint 1 - Planification'.H10];&quot;&quot;)" office:value-type="string" office:string-value="Sprint 1" calcext:value-type="string">
            <text:p>Sprint 1</text:p>
          </table:table-cell>
          <table:table-cell table:style-name="ce166" table:formula="of:=IF(NUMBERVALUE([$'Sprint 2 - Bilan'.$E11])+NUMBERVALUE([$'Sprint 2 - Bilan'.$G11])=0;&quot;&quot;;NUMBERVALUE([$'Sprint 2 - Bilan'.$E11])+NUMBERVALUE([$'Sprint 2 - Bilan'.$G11]))" office:value-type="time" office:time-value="PT05H45M00S" calcext:value-type="time">
            <text:p>5:45</text:p>
          </table:table-cell>
          <table:table-cell table:style-name="ce170" table:formula="of:=IF(LEN([$'Sprint 2 - Bilan'.$H11])&lt;&gt;0;[$'Sprint 2 - Bilan'.$H11];IF(LEN([$'Sprint 2 - Bilan'.$F11])=0;&quot;&quot;;[$'Sprint 2 - Bilan'.$F11]))" office:value-type="percentage" office:value="1" calcext:value-type="percentage">
            <text:p>100 %</text:p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11]);LEN([.$G11])=0);AND(LEN([.$H11])&gt;0;LEN([.$G11])=0))" office:value-type="float" office:value="0" calcext:value-type="float">
            <text:p>0</text:p>
          </table:table-cell>
          <table:table-cell table:formula="of:=AND(NOT([.$P11]);LEN([.$H11])=0)" office:value-type="float" office:value="0" calcext:value-type="float">
            <text:p>0</text:p>
          </table:table-cell>
          <table:table-cell table:formula="of:=AND(LEN([.$H11])&gt;0;[.$H11]&lt;100%;LEN([.$I11])=0)" office:value-type="float" office:value="0" calcext:value-type="float">
            <text:p>0</text:p>
          </table:table-cell>
          <table:table-cell table:formula="of:=IF(LEN([.$C11])=0;1;IF(LEN([.$F11])=0;IF(LEN([.$H11])=0;0;[.$H11]=100%);IF([.$F11]=100%;1;IF(LEN([.$H11])=0;0;[.$H11]=100%))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print 3</text:p>
          </table:table-cell>
          <table:table-cell table:style-name="ce104" table:number-matrix-columns-spanned="1" table:number-matrix-rows-spanned="1" table:formula="of:=SUM(([.$D$9:.$D$43]=[.$R11])*[.$G$9:.$G$43])" office:value-type="float" office:value="0" calcext:value-type="float">
            <text:p>0,00</text:p>
          </table:table-cell>
          <table:table-cell table:style-name="ce105" table:formula="of:=[.S11]*24*60" office:value-type="float" office:value="0" calcext:value-type="float">
            <text:p>0</text:p>
          </table:table-cell>
          <table:table-cell/>
          <table:table-cell table:style-name="ce65" table:formula="of:=DAY([.V9])*24+HOUR([.V9])" office:value-type="float" office:value="720" calcext:value-type="float">
            <text:p>720</text:p>
          </table:table-cell>
          <table:table-cell table:number-columns-repeated="1002"/>
        </table:table-row>
        <table:table-row table:style-name="ro4">
          <table:table-cell/>
          <table:table-cell table:style-name="ce153" table:formula="of:=IF(LEN([$'Sprint 1 - Planification'.B11])&lt;&gt;0;[$'Sprint 1 - Planification'.B11];&quot;&quot;)" office:value-type="float" office:value="4" calcext:value-type="float">
            <text:p>4</text:p>
          </table:table-cell>
          <table:table-cell table:style-name="ce157" table:content-validation-name="val11" table:formula="of:=IF(LEN([$'Sprint 1 - Planification'.C11])&lt;&gt;0;[$'Sprint 1 - Planification'.C11];&quot;&quot;)" office:value-type="string" office:string-value="Rédaction du document de planification" calcext:value-type="string">
            <text:p>Rédaction du document de planification</text:p>
          </table:table-cell>
          <table:table-cell table:style-name="ce161" table:formula="of:=IF(LEN([$'Sprint 1 - Planification'.H11])&lt;&gt;0;[$'Sprint 1 - Planification'.H11];&quot;&quot;)" office:value-type="string" office:string-value="Sprint 1" calcext:value-type="string">
            <text:p>Sprint 1</text:p>
          </table:table-cell>
          <table:table-cell table:style-name="ce165" table:formula="of:=IF(NUMBERVALUE([$'Sprint 2 - Bilan'.$E12])+NUMBERVALUE([$'Sprint 2 - Bilan'.$G12])=0;&quot;&quot;;NUMBERVALUE([$'Sprint 2 - Bilan'.$E12])+NUMBERVALUE([$'Sprint 2 - Bilan'.$G12]))" office:value-type="time" office:time-value="PT00H30M00S" calcext:value-type="time">
            <text:p>0:30</text:p>
          </table:table-cell>
          <table:table-cell table:style-name="ce169" table:formula="of:=IF(LEN([$'Sprint 2 - Bilan'.$H12])&lt;&gt;0;[$'Sprint 2 - Bilan'.$H12];IF(LEN([$'Sprint 2 - Bilan'.$F12])=0;&quot;&quot;;[$'Sprint 2 - Bilan'.$F12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12]);LEN([.$G12])=0);AND(LEN([.$H12])&gt;0;LEN([.$G12])=0))" office:value-type="float" office:value="0" calcext:value-type="float">
            <text:p>0</text:p>
          </table:table-cell>
          <table:table-cell table:formula="of:=AND(NOT([.$P12]);LEN([.$H12])=0)" office:value-type="float" office:value="0" calcext:value-type="float">
            <text:p>0</text:p>
          </table:table-cell>
          <table:table-cell table:formula="of:=AND(LEN([.$H12])&gt;0;[.$H12]&lt;100%;LEN([.$I12])=0)" office:value-type="float" office:value="0" calcext:value-type="float">
            <text:p>0</text:p>
          </table:table-cell>
          <table:table-cell table:formula="of:=IF(LEN([.$C12])=0;1;IF(LEN([.$F12])=0;IF(LEN([.$H12])=0;0;[.$H12]=100%);IF([.$F12]=100%;1;IF(LEN([.$H12])=0;0;[.$H12]=100%))))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3"/>
          <table:table-cell table:formula="of:=MINUTE([.V9])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154" table:formula="of:=IF(LEN([$'Sprint 1 - Planification'.B12])&lt;&gt;0;[$'Sprint 1 - Planification'.B12];&quot;&quot;)" office:value-type="float" office:value="5" calcext:value-type="float">
            <text:p>5</text:p>
          </table:table-cell>
          <table:table-cell table:style-name="ce158" table:content-validation-name="val11" table:formula="of:=IF(LEN([$'Sprint 1 - Planification'.C12])&lt;&gt;0;[$'Sprint 1 - Planification'.C12];&quot;&quot;)" office:value-type="string" office:string-value="conception initiale de l'engin de jeu" calcext:value-type="string">
            <text:p>conception initiale de l'engin de jeu</text:p>
          </table:table-cell>
          <table:table-cell table:style-name="ce162" table:formula="of:=IF(LEN([$'Sprint 1 - Planification'.H12])&lt;&gt;0;[$'Sprint 1 - Planification'.H12];&quot;&quot;)" office:value-type="string" office:string-value="Sprint 1" calcext:value-type="string">
            <text:p>Sprint 1</text:p>
          </table:table-cell>
          <table:table-cell table:style-name="ce166" table:formula="of:=IF(NUMBERVALUE([$'Sprint 2 - Bilan'.$E13])+NUMBERVALUE([$'Sprint 2 - Bilan'.$G13])=0;&quot;&quot;;NUMBERVALUE([$'Sprint 2 - Bilan'.$E13])+NUMBERVALUE([$'Sprint 2 - Bilan'.$G13]))" office:value-type="time" office:time-value="PT01H30M00S" calcext:value-type="time">
            <text:p>1:30</text:p>
          </table:table-cell>
          <table:table-cell table:style-name="ce170" table:formula="of:=IF(LEN([$'Sprint 2 - Bilan'.$H13])&lt;&gt;0;[$'Sprint 2 - Bilan'.$H13];IF(LEN([$'Sprint 2 - Bilan'.$F13])=0;&quot;&quot;;[$'Sprint 2 - Bilan'.$F13]))" office:value-type="percentage" office:value="1" calcext:value-type="percentage">
            <text:p>100 %</text:p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13]);LEN([.$G13])=0);AND(LEN([.$H13])&gt;0;LEN([.$G13])=0))" office:value-type="float" office:value="0" calcext:value-type="float">
            <text:p>0</text:p>
          </table:table-cell>
          <table:table-cell table:formula="of:=AND(NOT([.$P13]);LEN([.$H13])=0)" office:value-type="float" office:value="0" calcext:value-type="float">
            <text:p>0</text:p>
          </table:table-cell>
          <table:table-cell table:formula="of:=AND(LEN([.$H13])&gt;0;[.$H13]&lt;100%;LEN([.$I13])=0)" office:value-type="float" office:value="0" calcext:value-type="float">
            <text:p>0</text:p>
          </table:table-cell>
          <table:table-cell table:formula="of:=IF(LEN([.$C13])=0;1;IF(LEN([.$F13])=0;IF(LEN([.$H13])=0;0;[.$H13]=100%);IF([.$F13]=100%;1;IF(LEN([.$H13])=0;0;[.$H13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2"/>
          <table:table-cell office:value-type="string" calcext:value-type="string">
            <text:p>heure</text:p>
          </table:table-cell>
          <table:table-cell table:style-name="ce65" table:formula="of:=[.V11]" office:value-type="float" office:value="720" calcext:value-type="float">
            <text:p>720</text:p>
          </table:table-cell>
          <table:table-cell table:formula="of:=[.V13] &amp; &quot; &quot; &amp; [.U13] &amp; IF([.V13] &gt; 1; &quot;s&quot;; &quot;&quot;)" office:value-type="string" office:string-value="720 heures" calcext:value-type="string">
            <text:p>720 heures</text:p>
          </table:table-cell>
          <table:table-cell table:number-columns-repeated="1001"/>
        </table:table-row>
        <table:table-row table:style-name="ro4">
          <table:table-cell/>
          <table:table-cell table:style-name="ce153" table:formula="of:=IF(LEN([$'Sprint 1 - Planification'.B13])&lt;&gt;0;[$'Sprint 1 - Planification'.B13];&quot;&quot;)" office:value-type="float" office:value="6" calcext:value-type="float">
            <text:p>6</text:p>
          </table:table-cell>
          <table:table-cell table:style-name="ce157" table:content-validation-name="val11" table:formula="of:=IF(LEN([$'Sprint 1 - Planification'.C13])&lt;&gt;0;[$'Sprint 1 - Planification'.C13];&quot;&quot;)" office:value-type="string" office:string-value="ajout de l'engin physique et des collisions sphère-sphère" calcext:value-type="string">
            <text:p>ajout de l'engin physique et des collisions sphère-sphère</text:p>
          </table:table-cell>
          <table:table-cell table:style-name="ce161" table:formula="of:=IF(LEN([$'Sprint 1 - Planification'.H13])&lt;&gt;0;[$'Sprint 1 - Planification'.H13];&quot;&quot;)" office:value-type="string" office:string-value="Sprint 1" calcext:value-type="string">
            <text:p>Sprint 1</text:p>
          </table:table-cell>
          <table:table-cell table:style-name="ce165" table:formula="of:=IF(NUMBERVALUE([$'Sprint 2 - Bilan'.$E14])+NUMBERVALUE([$'Sprint 2 - Bilan'.$G14])=0;&quot;&quot;;NUMBERVALUE([$'Sprint 2 - Bilan'.$E14])+NUMBERVALUE([$'Sprint 2 - Bilan'.$G14]))" office:value-type="time" office:time-value="PT10H00M00S" calcext:value-type="time">
            <text:p>10:00</text:p>
          </table:table-cell>
          <table:table-cell table:style-name="ce169" table:formula="of:=IF(LEN([$'Sprint 2 - Bilan'.$H14])&lt;&gt;0;[$'Sprint 2 - Bilan'.$H14];IF(LEN([$'Sprint 2 - Bilan'.$F14])=0;&quot;&quot;;[$'Sprint 2 - Bilan'.$F14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14]);LEN([.$G14])=0);AND(LEN([.$H14])&gt;0;LEN([.$G14])=0))" office:value-type="float" office:value="0" calcext:value-type="float">
            <text:p>0</text:p>
          </table:table-cell>
          <table:table-cell table:formula="of:=AND(NOT([.$P14]);LEN([.$H14])=0)" office:value-type="float" office:value="0" calcext:value-type="float">
            <text:p>0</text:p>
          </table:table-cell>
          <table:table-cell table:formula="of:=AND(LEN([.$H14])&gt;0;[.$H14]&lt;100%;LEN([.$I14])=0)" office:value-type="float" office:value="0" calcext:value-type="float">
            <text:p>0</text:p>
          </table:table-cell>
          <table:table-cell table:formula="of:=IF(LEN([.$C14])=0;1;IF(LEN([.$F14])=0;IF(LEN([.$H14])=0;0;[.$H14]=100%);IF([.$F14]=100%;1;IF(LEN([.$H14])=0;0;[.$H14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2"/>
          <table:table-cell office:value-type="string" calcext:value-type="string">
            <text:p>minute</text:p>
          </table:table-cell>
          <table:table-cell table:formula="of:=[.V12]" office:value-type="float" office:value="0" calcext:value-type="float">
            <text:p>0</text:p>
          </table:table-cell>
          <table:table-cell table:formula="of:=[.V14] &amp; &quot; &quot; &amp; [.U14] &amp; IF([.V14] &gt; 1; &quot;s&quot;; &quot;&quot;)" office:value-type="string" office:string-value="0 minute" calcext:value-type="string">
            <text:p>0 minute</text:p>
          </table:table-cell>
          <table:table-cell table:number-columns-repeated="1001"/>
        </table:table-row>
        <table:table-row table:style-name="ro4">
          <table:table-cell/>
          <table:table-cell table:style-name="ce154" table:formula="of:=IF(LEN([$'Sprint 1 - Planification'.B14])&lt;&gt;0;[$'Sprint 1 - Planification'.B14];&quot;&quot;)" office:value-type="float" office:value="7" calcext:value-type="float">
            <text:p>7</text:p>
          </table:table-cell>
          <table:table-cell table:style-name="ce158" table:content-validation-name="val11" table:formula="of:=IF(LEN([$'Sprint 1 - Planification'.C14])&lt;&gt;0;[$'Sprint 1 - Planification'.C14];&quot;&quot;)" office:value-type="string" office:string-value="optimisation de l'engin physique et de la détection des collisions" calcext:value-type="string">
            <text:p>optimisation de l'engin physique et de la détection des collisions</text:p>
          </table:table-cell>
          <table:table-cell table:style-name="ce162" table:formula="of:=IF(LEN([$'Sprint 1 - Planification'.H14])&lt;&gt;0;[$'Sprint 1 - Planification'.H14];&quot;&quot;)" office:value-type="string" office:string-value="Sprint 1" calcext:value-type="string">
            <text:p>Sprint 1</text:p>
          </table:table-cell>
          <table:table-cell table:style-name="ce166" table:formula="of:=IF(NUMBERVALUE([$'Sprint 2 - Bilan'.$E15])+NUMBERVALUE([$'Sprint 2 - Bilan'.$G15])=0;&quot;&quot;;NUMBERVALUE([$'Sprint 2 - Bilan'.$E15])+NUMBERVALUE([$'Sprint 2 - Bilan'.$G15]))" office:value-type="time" office:time-value="PT07H30M00S" calcext:value-type="time">
            <text:p>7:30</text:p>
          </table:table-cell>
          <table:table-cell table:style-name="ce170" table:formula="of:=IF(LEN([$'Sprint 2 - Bilan'.$H15])&lt;&gt;0;[$'Sprint 2 - Bilan'.$H15];IF(LEN([$'Sprint 2 - Bilan'.$F15])=0;&quot;&quot;;[$'Sprint 2 - Bilan'.$F15]))" office:value-type="percentage" office:value="1" calcext:value-type="percentage">
            <text:p>100 %</text:p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15]);LEN([.$G15])=0);AND(LEN([.$H15])&gt;0;LEN([.$G15])=0))" office:value-type="float" office:value="0" calcext:value-type="float">
            <text:p>0</text:p>
          </table:table-cell>
          <table:table-cell table:formula="of:=AND(NOT([.$P15]);LEN([.$H15])=0)" office:value-type="float" office:value="0" calcext:value-type="float">
            <text:p>0</text:p>
          </table:table-cell>
          <table:table-cell table:formula="of:=AND(LEN([.$H15])&gt;0;[.$H15]&lt;100%;LEN([.$I15])=0)" office:value-type="float" office:value="0" calcext:value-type="float">
            <text:p>0</text:p>
          </table:table-cell>
          <table:table-cell table:formula="of:=IF(LEN([.$C15])=0;1;IF(LEN([.$F15])=0;IF(LEN([.$H15])=0;0;[.$H15]=100%);IF([.$F15]=100%;1;IF(LEN([.$H15])=0;0;[.$H15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4"/>
          <table:table-cell table:formula="of:=IF([.V13]&gt;0;IF([.V14]&gt;0;[.W13]&amp;&quot; et &quot;&amp;[.W14];[.W13]);[.W14])" office:value-type="string" office:string-value="720 heures" calcext:value-type="string">
            <text:p>720 heures</text:p>
          </table:table-cell>
          <table:table-cell/>
          <table:table-cell table:formula="of:=[.V13]&amp;&quot;h&quot;&amp;TEXT([.V14];&quot;00&quot;)" office:value-type="string" office:string-value="720h00" calcext:value-type="string">
            <text:p>720h00</text:p>
          </table:table-cell>
          <table:table-cell table:number-columns-repeated="999"/>
        </table:table-row>
        <table:table-row table:style-name="ro4">
          <table:table-cell/>
          <table:table-cell table:style-name="ce153" table:formula="of:=IF(LEN([$'Sprint 1 - Planification'.B15])&lt;&gt;0;[$'Sprint 1 - Planification'.B15];&quot;&quot;)" office:value-type="float" office:value="8" calcext:value-type="float">
            <text:p>8</text:p>
          </table:table-cell>
          <table:table-cell table:style-name="ce157" table:content-validation-name="val11" table:formula="of:=IF(LEN([$'Sprint 1 - Planification'.C15])&lt;&gt;0;[$'Sprint 1 - Planification'.C15];&quot;&quot;)" office:value-type="string" office:string-value="ajout d'une entité controlée par le joueur (Player)" calcext:value-type="string">
            <text:p>ajout d'une entité controlée par le joueur (Player)</text:p>
          </table:table-cell>
          <table:table-cell table:style-name="ce161" table:formula="of:=IF(LEN([$'Sprint 1 - Planification'.H15])&lt;&gt;0;[$'Sprint 1 - Planification'.H15];&quot;&quot;)" office:value-type="string" office:string-value="Sprint 1" calcext:value-type="string">
            <text:p>Sprint 1</text:p>
          </table:table-cell>
          <table:table-cell table:style-name="ce165" table:formula="of:=IF(NUMBERVALUE([$'Sprint 2 - Bilan'.$E16])+NUMBERVALUE([$'Sprint 2 - Bilan'.$G16])=0;&quot;&quot;;NUMBERVALUE([$'Sprint 2 - Bilan'.$E16])+NUMBERVALUE([$'Sprint 2 - Bilan'.$G16]))" office:value-type="time" office:time-value="PT00H45M00S" calcext:value-type="time">
            <text:p>0:45</text:p>
          </table:table-cell>
          <table:table-cell table:style-name="ce169" table:formula="of:=IF(LEN([$'Sprint 2 - Bilan'.$H16])&lt;&gt;0;[$'Sprint 2 - Bilan'.$H16];IF(LEN([$'Sprint 2 - Bilan'.$F16])=0;&quot;&quot;;[$'Sprint 2 - Bilan'.$F16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16]);LEN([.$G16])=0);AND(LEN([.$H16])&gt;0;LEN([.$G16])=0))" office:value-type="float" office:value="0" calcext:value-type="float">
            <text:p>0</text:p>
          </table:table-cell>
          <table:table-cell table:formula="of:=AND(NOT([.$P16]);LEN([.$H16])=0)" office:value-type="float" office:value="0" calcext:value-type="float">
            <text:p>0</text:p>
          </table:table-cell>
          <table:table-cell table:formula="of:=AND(LEN([.$H16])&gt;0;[.$H16]&lt;100%;LEN([.$I16])=0)" office:value-type="float" office:value="0" calcext:value-type="float">
            <text:p>0</text:p>
          </table:table-cell>
          <table:table-cell table:formula="of:=IF(LEN([.$C16])=0;1;IF(LEN([.$F16])=0;IF(LEN([.$H16])=0;0;[.$H16]=100%);IF([.$F16]=100%;1;IF(LEN([.$H16])=0;0;[.$H16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3"/>
          <table:table-cell table:formula="of:=[.P44]" office:value-type="float" office:value="11" calcext:value-type="float">
            <text:p>11</text:p>
          </table:table-cell>
          <table:table-cell table:formula="of:=IF([.V16]=0;&quot;&quot;;IF([.V16]=1;&quot;Une tâche n'a pas été terminée!&quot;;CONCATENATE([.V16];&quot; tâches n'ont pas été terminé!&quot;)))" office:value-type="string" office:string-value="11 tâches n'ont pas été terminé!" calcext:value-type="string">
            <text:p>11 tâches n'ont pas été terminé!</text:p>
          </table:table-cell>
          <table:table-cell table:number-columns-repeated="1001"/>
        </table:table-row>
        <table:table-row table:style-name="ro4">
          <table:table-cell/>
          <table:table-cell table:style-name="ce154" table:formula="of:=IF(LEN([$'Sprint 1 - Planification'.B16])&lt;&gt;0;[$'Sprint 1 - Planification'.B16];&quot;&quot;)" office:value-type="float" office:value="9" calcext:value-type="float">
            <text:p>9</text:p>
          </table:table-cell>
          <table:table-cell table:style-name="ce158" table:content-validation-name="val11" table:formula="of:=IF(LEN([$'Sprint 1 - Planification'.C16])&lt;&gt;0;[$'Sprint 1 - Planification'.C16];&quot;&quot;)" office:value-type="string" office:string-value="suppression des entités &quot;bidon&quot; de debug" calcext:value-type="string">
            <text:p>suppression des entités "bidon" de debug</text:p>
          </table:table-cell>
          <table:table-cell table:style-name="ce162" table:formula="of:=IF(LEN([$'Sprint 1 - Planification'.H16])&lt;&gt;0;[$'Sprint 1 - Planification'.H16];&quot;&quot;)" office:value-type="string" office:string-value="Sprint 2" calcext:value-type="string">
            <text:p>Sprint 2</text:p>
          </table:table-cell>
          <table:table-cell table:style-name="ce166" table:formula="of:=IF(NUMBERVALUE([$'Sprint 2 - Bilan'.$E17])+NUMBERVALUE([$'Sprint 2 - Bilan'.$G17])=0;&quot;&quot;;NUMBERVALUE([$'Sprint 2 - Bilan'.$E17])+NUMBERVALUE([$'Sprint 2 - Bilan'.$G17]))" office:value-type="string" office:string-value="" calcext:value-type="error">
            <text:p>#VALEUR !</text:p>
          </table:table-cell>
          <table:table-cell table:style-name="ce170" table:formula="of:=IF(LEN([$'Sprint 2 - Bilan'.$H17])&lt;&gt;0;[$'Sprint 2 - Bilan'.$H17];IF(LEN([$'Sprint 2 - Bilan'.$F17])=0;&quot;&quot;;[$'Sprint 2 - Bilan'.$F17]))" office:value-type="percentage" office:value="1" calcext:value-type="percentage">
            <text:p>100 %</text:p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17]);LEN([.$G17])=0);AND(LEN([.$H17])&gt;0;LEN([.$G17])=0))" office:value-type="float" office:value="0" calcext:value-type="float">
            <text:p>0</text:p>
          </table:table-cell>
          <table:table-cell table:formula="of:=AND(NOT([.$P17]);LEN([.$H17])=0)" office:value-type="float" office:value="0" calcext:value-type="float">
            <text:p>0</text:p>
          </table:table-cell>
          <table:table-cell table:formula="of:=AND(LEN([.$H17])&gt;0;[.$H17]&lt;100%;LEN([.$I17])=0)" office:value-type="float" office:value="0" calcext:value-type="float">
            <text:p>0</text:p>
          </table:table-cell>
          <table:table-cell table:formula="of:=IF(LEN([.$C17])=0;1;IF(LEN([.$F17])=0;IF(LEN([.$H17])=0;0;[.$H17]=100%);IF([.$F17]=100%;1;IF(LEN([.$H17])=0;0;[.$H17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153" table:formula="of:=IF(LEN([$'Sprint 1 - Planification'.B17])&lt;&gt;0;[$'Sprint 1 - Planification'.B17];&quot;&quot;)" office:value-type="float" office:value="10" calcext:value-type="float">
            <text:p>10</text:p>
          </table:table-cell>
          <table:table-cell table:style-name="ce157" table:content-validation-name="val11" table:formula="of:=IF(LEN([$'Sprint 1 - Planification'.C17])&lt;&gt;0;[$'Sprint 1 - Planification'.C17];&quot;&quot;)" office:value-type="string" office:string-value="développement de l'entité Npc et de ses comportements" calcext:value-type="string">
            <text:p>développement de l'entité Npc et de ses comportements</text:p>
          </table:table-cell>
          <table:table-cell table:style-name="ce161" table:formula="of:=IF(LEN([$'Sprint 1 - Planification'.H17])&lt;&gt;0;[$'Sprint 1 - Planification'.H17];&quot;&quot;)" office:value-type="string" office:string-value="Sprint 2" calcext:value-type="string">
            <text:p>Sprint 2</text:p>
          </table:table-cell>
          <table:table-cell table:style-name="ce165" table:formula="of:=IF(NUMBERVALUE([$'Sprint 2 - Bilan'.$E18])+NUMBERVALUE([$'Sprint 2 - Bilan'.$G18])=0;&quot;&quot;;NUMBERVALUE([$'Sprint 2 - Bilan'.$E18])+NUMBERVALUE([$'Sprint 2 - Bilan'.$G18]))" office:value-type="string" office:string-value="" calcext:value-type="error">
            <text:p>#VALEUR !</text:p>
          </table:table-cell>
          <table:table-cell table:style-name="ce169" table:formula="of:=IF(LEN([$'Sprint 2 - Bilan'.$H18])&lt;&gt;0;[$'Sprint 2 - Bilan'.$H18];IF(LEN([$'Sprint 2 - Bilan'.$F18])=0;&quot;&quot;;[$'Sprint 2 - Bilan'.$F18]))" office:value-type="percentage" office:value="0" calcext:value-type="percentage">
            <text:p>0 %</text:p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18]);LEN([.$G18])=0);AND(LEN([.$H18])&gt;0;LEN([.$G18])=0))" office:value-type="float" office:value="1" calcext:value-type="float">
            <text:p>1</text:p>
          </table:table-cell>
          <table:table-cell table:formula="of:=AND(NOT([.$P18]);LEN([.$H18])=0)" office:value-type="float" office:value="1" calcext:value-type="float">
            <text:p>1</text:p>
          </table:table-cell>
          <table:table-cell table:formula="of:=AND(LEN([.$H18])&gt;0;[.$H18]&lt;100%;LEN([.$I18])=0)" office:value-type="float" office:value="0" calcext:value-type="float">
            <text:p>0</text:p>
          </table:table-cell>
          <table:table-cell table:formula="of:=IF(LEN([.$C18])=0;1;IF(LEN([.$F18])=0;IF(LEN([.$H18])=0;0;[.$H18]=100%);IF([.$F18]=100%;1;IF(LEN([.$H18])=0;0;[.$H18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4" table:formula="of:=IF(LEN([$'Sprint 1 - Planification'.B18])&lt;&gt;0;[$'Sprint 1 - Planification'.B18];&quot;&quot;)" office:value-type="float" office:value="11" calcext:value-type="float">
            <text:p>11</text:p>
          </table:table-cell>
          <table:table-cell table:style-name="ce158" table:content-validation-name="val11" table:formula="of:=IF(LEN([$'Sprint 1 - Planification'.C18])&lt;&gt;0;[$'Sprint 1 - Planification'.C18];&quot;&quot;)" office:value-type="string" office:string-value="développement de l'entité Rabbit et de ses comportements" calcext:value-type="string">
            <text:p>développement de l'entité Rabbit et de ses comportements</text:p>
          </table:table-cell>
          <table:table-cell table:style-name="ce162" table:formula="of:=IF(LEN([$'Sprint 1 - Planification'.H18])&lt;&gt;0;[$'Sprint 1 - Planification'.H18];&quot;&quot;)" office:value-type="string" office:string-value="Sprint 2" calcext:value-type="string">
            <text:p>Sprint 2</text:p>
          </table:table-cell>
          <table:table-cell table:style-name="ce166" table:formula="of:=IF(NUMBERVALUE([$'Sprint 2 - Bilan'.$E19])+NUMBERVALUE([$'Sprint 2 - Bilan'.$G19])=0;&quot;&quot;;NUMBERVALUE([$'Sprint 2 - Bilan'.$E19])+NUMBERVALUE([$'Sprint 2 - Bilan'.$G19]))" office:value-type="string" office:string-value="" calcext:value-type="error">
            <text:p>#VALEUR !</text:p>
          </table:table-cell>
          <table:table-cell table:style-name="ce170" table:formula="of:=IF(LEN([$'Sprint 2 - Bilan'.$H19])&lt;&gt;0;[$'Sprint 2 - Bilan'.$H19];IF(LEN([$'Sprint 2 - Bilan'.$F19])=0;&quot;&quot;;[$'Sprint 2 - Bilan'.$F19]))" office:value-type="percentage" office:value="0" calcext:value-type="percentage">
            <text:p>0 %</text:p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19]);LEN([.$G19])=0);AND(LEN([.$H19])&gt;0;LEN([.$G19])=0))" office:value-type="float" office:value="1" calcext:value-type="float">
            <text:p>1</text:p>
          </table:table-cell>
          <table:table-cell table:formula="of:=AND(NOT([.$P19]);LEN([.$H19])=0)" office:value-type="float" office:value="1" calcext:value-type="float">
            <text:p>1</text:p>
          </table:table-cell>
          <table:table-cell table:formula="of:=AND(LEN([.$H19])&gt;0;[.$H19]&lt;100%;LEN([.$I19])=0)" office:value-type="float" office:value="0" calcext:value-type="float">
            <text:p>0</text:p>
          </table:table-cell>
          <table:table-cell table:formula="of:=IF(LEN([.$C19])=0;1;IF(LEN([.$F19])=0;IF(LEN([.$H19])=0;0;[.$H19]=100%);IF([.$F19]=100%;1;IF(LEN([.$H19])=0;0;[.$H19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3" table:formula="of:=IF(LEN([$'Sprint 1 - Planification'.B19])&lt;&gt;0;[$'Sprint 1 - Planification'.B19];&quot;&quot;)" office:value-type="float" office:value="12" calcext:value-type="float">
            <text:p>12</text:p>
          </table:table-cell>
          <table:table-cell table:style-name="ce157" table:content-validation-name="val11" table:formula="of:=IF(LEN([$'Sprint 1 - Planification'.C19])&lt;&gt;0;[$'Sprint 1 - Planification'.C19];&quot;&quot;)" office:value-type="string" office:string-value="développement de l'entité Moose et de ses comportements" calcext:value-type="string">
            <text:p>développement de l'entité Moose et de ses comportements</text:p>
          </table:table-cell>
          <table:table-cell table:style-name="ce161" table:formula="of:=IF(LEN([$'Sprint 1 - Planification'.H19])&lt;&gt;0;[$'Sprint 1 - Planification'.H19];&quot;&quot;)" office:value-type="string" office:string-value="Sprint 2" calcext:value-type="string">
            <text:p>Sprint 2</text:p>
          </table:table-cell>
          <table:table-cell table:style-name="ce165" table:formula="of:=IF(NUMBERVALUE([$'Sprint 2 - Bilan'.$E20])+NUMBERVALUE([$'Sprint 2 - Bilan'.$G20])=0;&quot;&quot;;NUMBERVALUE([$'Sprint 2 - Bilan'.$E20])+NUMBERVALUE([$'Sprint 2 - Bilan'.$G20]))" office:value-type="string" office:string-value="" calcext:value-type="error">
            <text:p>#VALEUR !</text:p>
          </table:table-cell>
          <table:table-cell table:style-name="ce169" table:formula="of:=IF(LEN([$'Sprint 2 - Bilan'.$H20])&lt;&gt;0;[$'Sprint 2 - Bilan'.$H20];IF(LEN([$'Sprint 2 - Bilan'.$F20])=0;&quot;&quot;;[$'Sprint 2 - Bilan'.$F20]))" office:value-type="percentage" office:value="0" calcext:value-type="percentage">
            <text:p>0 %</text:p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20]);LEN([.$G20])=0);AND(LEN([.$H20])&gt;0;LEN([.$G20])=0))" office:value-type="float" office:value="1" calcext:value-type="float">
            <text:p>1</text:p>
          </table:table-cell>
          <table:table-cell table:formula="of:=AND(NOT([.$P20]);LEN([.$H20])=0)" office:value-type="float" office:value="1" calcext:value-type="float">
            <text:p>1</text:p>
          </table:table-cell>
          <table:table-cell table:formula="of:=AND(LEN([.$H20])&gt;0;[.$H20]&lt;100%;LEN([.$I20])=0)" office:value-type="float" office:value="0" calcext:value-type="float">
            <text:p>0</text:p>
          </table:table-cell>
          <table:table-cell table:formula="of:=IF(LEN([.$C20])=0;1;IF(LEN([.$F20])=0;IF(LEN([.$H20])=0;0;[.$H20]=100%);IF([.$F20]=100%;1;IF(LEN([.$H20])=0;0;[.$H20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4" table:formula="of:=IF(LEN([$'Sprint 1 - Planification'.B20])&lt;&gt;0;[$'Sprint 1 - Planification'.B20];&quot;&quot;)" office:value-type="float" office:value="13" calcext:value-type="float">
            <text:p>13</text:p>
          </table:table-cell>
          <table:table-cell table:style-name="ce158" table:content-validation-name="val11" table:formula="of:=IF(LEN([$'Sprint 1 - Planification'.C20])&lt;&gt;0;[$'Sprint 1 - Planification'.C20];&quot;&quot;)" office:value-type="string" office:string-value="développement de l'entité Fox et de ses comportements" calcext:value-type="string">
            <text:p>développement de l'entité Fox et de ses comportements</text:p>
          </table:table-cell>
          <table:table-cell table:style-name="ce162" table:formula="of:=IF(LEN([$'Sprint 1 - Planification'.H20])&lt;&gt;0;[$'Sprint 1 - Planification'.H20];&quot;&quot;)" office:value-type="string" office:string-value="Sprint 2" calcext:value-type="string">
            <text:p>Sprint 2</text:p>
          </table:table-cell>
          <table:table-cell table:style-name="ce166" table:formula="of:=IF(NUMBERVALUE([$'Sprint 2 - Bilan'.$E21])+NUMBERVALUE([$'Sprint 2 - Bilan'.$G21])=0;&quot;&quot;;NUMBERVALUE([$'Sprint 2 - Bilan'.$E21])+NUMBERVALUE([$'Sprint 2 - Bilan'.$G21]))" office:value-type="string" office:string-value="" calcext:value-type="error">
            <text:p>#VALEUR !</text:p>
          </table:table-cell>
          <table:table-cell table:style-name="ce170" table:formula="of:=IF(LEN([$'Sprint 2 - Bilan'.$H21])&lt;&gt;0;[$'Sprint 2 - Bilan'.$H21];IF(LEN([$'Sprint 2 - Bilan'.$F21])=0;&quot;&quot;;[$'Sprint 2 - Bilan'.$F21]))" office:value-type="percentage" office:value="0" calcext:value-type="percentage">
            <text:p>0 %</text:p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21]);LEN([.$G21])=0);AND(LEN([.$H21])&gt;0;LEN([.$G21])=0))" office:value-type="float" office:value="1" calcext:value-type="float">
            <text:p>1</text:p>
          </table:table-cell>
          <table:table-cell table:formula="of:=AND(NOT([.$P21]);LEN([.$H21])=0)" office:value-type="float" office:value="1" calcext:value-type="float">
            <text:p>1</text:p>
          </table:table-cell>
          <table:table-cell table:formula="of:=AND(LEN([.$H21])&gt;0;[.$H21]&lt;100%;LEN([.$I21])=0)" office:value-type="float" office:value="0" calcext:value-type="float">
            <text:p>0</text:p>
          </table:table-cell>
          <table:table-cell table:formula="of:=IF(LEN([.$C21])=0;1;IF(LEN([.$F21])=0;IF(LEN([.$H21])=0;0;[.$H21]=100%);IF([.$F21]=100%;1;IF(LEN([.$H21])=0;0;[.$H21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3" table:formula="of:=IF(LEN([$'Sprint 1 - Planification'.B21])&lt;&gt;0;[$'Sprint 1 - Planification'.B21];&quot;&quot;)" office:value-type="float" office:value="14" calcext:value-type="float">
            <text:p>14</text:p>
          </table:table-cell>
          <table:table-cell table:style-name="ce157" table:content-validation-name="val11" table:formula="of:=IF(LEN([$'Sprint 1 - Planification'.C21])&lt;&gt;0;[$'Sprint 1 - Planification'.C21];&quot;&quot;)" office:value-type="string" office:string-value="développement de l'entité Wolf et de ses comportements" calcext:value-type="string">
            <text:p>développement de l'entité Wolf et de ses comportements</text:p>
          </table:table-cell>
          <table:table-cell table:style-name="ce161" table:formula="of:=IF(LEN([$'Sprint 1 - Planification'.H21])&lt;&gt;0;[$'Sprint 1 - Planification'.H21];&quot;&quot;)" office:value-type="string" office:string-value="Sprint 2" calcext:value-type="string">
            <text:p>Sprint 2</text:p>
          </table:table-cell>
          <table:table-cell table:style-name="ce165" table:formula="of:=IF(NUMBERVALUE([$'Sprint 2 - Bilan'.$E22])+NUMBERVALUE([$'Sprint 2 - Bilan'.$G22])=0;&quot;&quot;;NUMBERVALUE([$'Sprint 2 - Bilan'.$E22])+NUMBERVALUE([$'Sprint 2 - Bilan'.$G22]))" office:value-type="string" office:string-value="" calcext:value-type="error">
            <text:p>#VALEUR !</text:p>
          </table:table-cell>
          <table:table-cell table:style-name="ce169" table:formula="of:=IF(LEN([$'Sprint 2 - Bilan'.$H22])&lt;&gt;0;[$'Sprint 2 - Bilan'.$H22];IF(LEN([$'Sprint 2 - Bilan'.$F22])=0;&quot;&quot;;[$'Sprint 2 - Bilan'.$F22]))" office:value-type="percentage" office:value="0" calcext:value-type="percentage">
            <text:p>0 %</text:p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22]);LEN([.$G22])=0);AND(LEN([.$H22])&gt;0;LEN([.$G22])=0))" office:value-type="float" office:value="1" calcext:value-type="float">
            <text:p>1</text:p>
          </table:table-cell>
          <table:table-cell table:formula="of:=AND(NOT([.$P22]);LEN([.$H22])=0)" office:value-type="float" office:value="1" calcext:value-type="float">
            <text:p>1</text:p>
          </table:table-cell>
          <table:table-cell table:formula="of:=AND(LEN([.$H22])&gt;0;[.$H22]&lt;100%;LEN([.$I22])=0)" office:value-type="float" office:value="0" calcext:value-type="float">
            <text:p>0</text:p>
          </table:table-cell>
          <table:table-cell table:formula="of:=IF(LEN([.$C22])=0;1;IF(LEN([.$F22])=0;IF(LEN([.$H22])=0;0;[.$H22]=100%);IF([.$F22]=100%;1;IF(LEN([.$H22])=0;0;[.$H22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4" table:formula="of:=IF(LEN([$'Sprint 1 - Planification'.B22])&lt;&gt;0;[$'Sprint 1 - Planification'.B22];&quot;&quot;)" office:value-type="float" office:value="15" calcext:value-type="float">
            <text:p>15</text:p>
          </table:table-cell>
          <table:table-cell table:style-name="ce158" table:content-validation-name="val11" table:formula="of:=IF(LEN([$'Sprint 1 - Planification'.C22])&lt;&gt;0;[$'Sprint 1 - Planification'.C22];&quot;&quot;)" office:value-type="string" office:string-value="développement des items &quot;Attachables&quot;" calcext:value-type="string">
            <text:p>développement des items "Attachables"</text:p>
          </table:table-cell>
          <table:table-cell table:style-name="ce162" table:formula="of:=IF(LEN([$'Sprint 1 - Planification'.H22])&lt;&gt;0;[$'Sprint 1 - Planification'.H22];&quot;&quot;)" office:value-type="string" office:string-value="Sprint 2" calcext:value-type="string">
            <text:p>Sprint 2</text:p>
          </table:table-cell>
          <table:table-cell table:style-name="ce166" table:formula="of:=IF(NUMBERVALUE([$'Sprint 2 - Bilan'.$E23])+NUMBERVALUE([$'Sprint 2 - Bilan'.$G23])=0;&quot;&quot;;NUMBERVALUE([$'Sprint 2 - Bilan'.$E23])+NUMBERVALUE([$'Sprint 2 - Bilan'.$G23]))" office:value-type="string" office:string-value="" calcext:value-type="error">
            <text:p>#VALEUR !</text:p>
          </table:table-cell>
          <table:table-cell table:style-name="ce170" table:formula="of:=IF(LEN([$'Sprint 2 - Bilan'.$H23])&lt;&gt;0;[$'Sprint 2 - Bilan'.$H23];IF(LEN([$'Sprint 2 - Bilan'.$F23])=0;&quot;&quot;;[$'Sprint 2 - Bilan'.$F23]))" office:value-type="percentage" office:value="0" calcext:value-type="percentage">
            <text:p>0 %</text:p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23]);LEN([.$G23])=0);AND(LEN([.$H23])&gt;0;LEN([.$G23])=0))" office:value-type="float" office:value="1" calcext:value-type="float">
            <text:p>1</text:p>
          </table:table-cell>
          <table:table-cell table:formula="of:=AND(NOT([.$P23]);LEN([.$H23])=0)" office:value-type="float" office:value="1" calcext:value-type="float">
            <text:p>1</text:p>
          </table:table-cell>
          <table:table-cell table:formula="of:=AND(LEN([.$H23])&gt;0;[.$H23]&lt;100%;LEN([.$I23])=0)" office:value-type="float" office:value="0" calcext:value-type="float">
            <text:p>0</text:p>
          </table:table-cell>
          <table:table-cell table:formula="of:=IF(LEN([.$C23])=0;1;IF(LEN([.$F23])=0;IF(LEN([.$H23])=0;0;[.$H23]=100%);IF([.$F23]=100%;1;IF(LEN([.$H23])=0;0;[.$H23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3" table:formula="of:=IF(LEN([$'Sprint 1 - Planification'.B23])&lt;&gt;0;[$'Sprint 1 - Planification'.B23];&quot;&quot;)" office:value-type="float" office:value="16" calcext:value-type="float">
            <text:p>16</text:p>
          </table:table-cell>
          <table:table-cell table:style-name="ce157" table:content-validation-name="val11" table:formula="of:=IF(LEN([$'Sprint 1 - Planification'.C23])&lt;&gt;0;[$'Sprint 1 - Planification'.C23];&quot;&quot;)" office:value-type="string" office:string-value="développement des arbres" calcext:value-type="string">
            <text:p>développement des arbres</text:p>
          </table:table-cell>
          <table:table-cell table:style-name="ce161" table:formula="of:=IF(LEN([$'Sprint 1 - Planification'.H23])&lt;&gt;0;[$'Sprint 1 - Planification'.H23];&quot;&quot;)" office:value-type="string" office:string-value="Sprint 3" calcext:value-type="string">
            <text:p>Sprint 3</text:p>
          </table:table-cell>
          <table:table-cell table:style-name="ce165" table:formula="of:=IF(NUMBERVALUE([$'Sprint 2 - Bilan'.$E24])+NUMBERVALUE([$'Sprint 2 - Bilan'.$G24])=0;&quot;&quot;;NUMBERVALUE([$'Sprint 2 - Bilan'.$E24])+NUMBERVALUE([$'Sprint 2 - Bilan'.$G24]))" office:value-type="string" office:string-value="" calcext:value-type="error">
            <text:p>#VALEUR !</text:p>
          </table:table-cell>
          <table:table-cell table:style-name="ce169" table:formula="of:=IF(LEN([$'Sprint 2 - Bilan'.$H24])&lt;&gt;0;[$'Sprint 2 - Bilan'.$H24];IF(LEN([$'Sprint 2 - Bilan'.$F24])=0;&quot;&quot;;[$'Sprint 2 - Bilan'.$F24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24]);LEN([.$G24])=0);AND(LEN([.$H24])&gt;0;LEN([.$G24])=0))" office:value-type="float" office:value="1" calcext:value-type="float">
            <text:p>1</text:p>
          </table:table-cell>
          <table:table-cell table:formula="of:=AND(NOT([.$P24]);LEN([.$H24])=0)" office:value-type="float" office:value="1" calcext:value-type="float">
            <text:p>1</text:p>
          </table:table-cell>
          <table:table-cell table:formula="of:=AND(LEN([.$H24])&gt;0;[.$H24]&lt;100%;LEN([.$I24])=0)" office:value-type="float" office:value="0" calcext:value-type="float">
            <text:p>0</text:p>
          </table:table-cell>
          <table:table-cell table:formula="of:=IF(LEN([.$C24])=0;1;IF(LEN([.$F24])=0;IF(LEN([.$H24])=0;0;[.$H24]=100%);IF([.$F24]=100%;1;IF(LEN([.$H24])=0;0;[.$H24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4" table:formula="of:=IF(LEN([$'Sprint 1 - Planification'.B24])&lt;&gt;0;[$'Sprint 1 - Planification'.B24];&quot;&quot;)" office:value-type="float" office:value="17" calcext:value-type="float">
            <text:p>17</text:p>
          </table:table-cell>
          <table:table-cell table:style-name="ce158" table:content-validation-name="val11" table:formula="of:=IF(LEN([$'Sprint 1 - Planification'.C24])&lt;&gt;0;[$'Sprint 1 - Planification'.C24];&quot;&quot;)" office:value-type="string" office:string-value="développement de l'entité Pomme" calcext:value-type="string">
            <text:p>développement de l'entité Pomme</text:p>
          </table:table-cell>
          <table:table-cell table:style-name="ce162" table:formula="of:=IF(LEN([$'Sprint 1 - Planification'.H24])&lt;&gt;0;[$'Sprint 1 - Planification'.H24];&quot;&quot;)" office:value-type="string" office:string-value="sprint 3" calcext:value-type="string">
            <text:p>sprint 3</text:p>
          </table:table-cell>
          <table:table-cell table:style-name="ce166" table:formula="of:=IF(NUMBERVALUE([$'Sprint 2 - Bilan'.$E25])+NUMBERVALUE([$'Sprint 2 - Bilan'.$G25])=0;&quot;&quot;;NUMBERVALUE([$'Sprint 2 - Bilan'.$E25])+NUMBERVALUE([$'Sprint 2 - Bilan'.$G25]))" office:value-type="string" office:string-value="" calcext:value-type="error">
            <text:p>#VALEUR !</text:p>
          </table:table-cell>
          <table:table-cell table:style-name="ce170" table:formula="of:=IF(LEN([$'Sprint 2 - Bilan'.$H25])&lt;&gt;0;[$'Sprint 2 - Bilan'.$H25];IF(LEN([$'Sprint 2 - Bilan'.$F25])=0;&quot;&quot;;[$'Sprint 2 - Bilan'.$F25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25]);LEN([.$G25])=0);AND(LEN([.$H25])&gt;0;LEN([.$G25])=0))" office:value-type="float" office:value="1" calcext:value-type="float">
            <text:p>1</text:p>
          </table:table-cell>
          <table:table-cell table:formula="of:=AND(NOT([.$P25]);LEN([.$H25])=0)" office:value-type="float" office:value="1" calcext:value-type="float">
            <text:p>1</text:p>
          </table:table-cell>
          <table:table-cell table:formula="of:=AND(LEN([.$H25])&gt;0;[.$H25]&lt;100%;LEN([.$I25])=0)" office:value-type="float" office:value="0" calcext:value-type="float">
            <text:p>0</text:p>
          </table:table-cell>
          <table:table-cell table:formula="of:=IF(LEN([.$C25])=0;1;IF(LEN([.$F25])=0;IF(LEN([.$H25])=0;0;[.$H25]=100%);IF([.$F25]=100%;1;IF(LEN([.$H25])=0;0;[.$H25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3" table:formula="of:=IF(LEN([$'Sprint 1 - Planification'.B25])&lt;&gt;0;[$'Sprint 1 - Planification'.B25];&quot;&quot;)" office:value-type="float" office:value="18" calcext:value-type="float">
            <text:p>18</text:p>
          </table:table-cell>
          <table:table-cell table:style-name="ce157" table:content-validation-name="val11" table:formula="of:=IF(LEN([$'Sprint 1 - Planification'.C25])&lt;&gt;0;[$'Sprint 1 - Planification'.C25];&quot;&quot;)" office:value-type="string" office:string-value="développement du pommier avec des Pommes" calcext:value-type="string">
            <text:p>développement du pommier avec des Pommes</text:p>
          </table:table-cell>
          <table:table-cell table:style-name="ce161" table:formula="of:=IF(LEN([$'Sprint 1 - Planification'.H25])&lt;&gt;0;[$'Sprint 1 - Planification'.H25];&quot;&quot;)" office:value-type="string" office:string-value="sprint 3" calcext:value-type="string">
            <text:p>sprint 3</text:p>
          </table:table-cell>
          <table:table-cell table:style-name="ce165" table:formula="of:=IF(NUMBERVALUE([$'Sprint 2 - Bilan'.$E26])+NUMBERVALUE([$'Sprint 2 - Bilan'.$G26])=0;&quot;&quot;;NUMBERVALUE([$'Sprint 2 - Bilan'.$E26])+NUMBERVALUE([$'Sprint 2 - Bilan'.$G26]))" office:value-type="string" office:string-value="" calcext:value-type="error">
            <text:p>#VALEUR !</text:p>
          </table:table-cell>
          <table:table-cell table:style-name="ce169" table:formula="of:=IF(LEN([$'Sprint 2 - Bilan'.$H26])&lt;&gt;0;[$'Sprint 2 - Bilan'.$H26];IF(LEN([$'Sprint 2 - Bilan'.$F26])=0;&quot;&quot;;[$'Sprint 2 - Bilan'.$F26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26]);LEN([.$G26])=0);AND(LEN([.$H26])&gt;0;LEN([.$G26])=0))" office:value-type="float" office:value="1" calcext:value-type="float">
            <text:p>1</text:p>
          </table:table-cell>
          <table:table-cell table:formula="of:=AND(NOT([.$P26]);LEN([.$H26])=0)" office:value-type="float" office:value="1" calcext:value-type="float">
            <text:p>1</text:p>
          </table:table-cell>
          <table:table-cell table:formula="of:=AND(LEN([.$H26])&gt;0;[.$H26]&lt;100%;LEN([.$I26])=0)" office:value-type="float" office:value="0" calcext:value-type="float">
            <text:p>0</text:p>
          </table:table-cell>
          <table:table-cell table:formula="of:=IF(LEN([.$C26])=0;1;IF(LEN([.$F26])=0;IF(LEN([.$H26])=0;0;[.$H26]=100%);IF([.$F26]=100%;1;IF(LEN([.$H26])=0;0;[.$H26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4" table:formula="of:=IF(LEN([$'Sprint 1 - Planification'.B26])&lt;&gt;0;[$'Sprint 1 - Planification'.B26];&quot;&quot;)" office:value-type="float" office:value="19" calcext:value-type="float">
            <text:p>19</text:p>
          </table:table-cell>
          <table:table-cell table:style-name="ce158" table:content-validation-name="val11" table:formula="of:=IF(LEN([$'Sprint 1 - Planification'.C26])&lt;&gt;0;[$'Sprint 1 - Planification'.C26];&quot;&quot;)" office:value-type="string" office:string-value="plancher à hauteur dynamique - collisions" calcext:value-type="string">
            <text:p>plancher à hauteur dynamique - collisions</text:p>
          </table:table-cell>
          <table:table-cell table:style-name="ce162" table:formula="of:=IF(LEN([$'Sprint 1 - Planification'.H26])&lt;&gt;0;[$'Sprint 1 - Planification'.H26];&quot;&quot;)" office:value-type="string" office:string-value="Sprint 2" calcext:value-type="string">
            <text:p>Sprint 2</text:p>
          </table:table-cell>
          <table:table-cell table:style-name="ce166" table:formula="of:=IF(NUMBERVALUE([$'Sprint 2 - Bilan'.$E27])+NUMBERVALUE([$'Sprint 2 - Bilan'.$G27])=0;&quot;&quot;;NUMBERVALUE([$'Sprint 2 - Bilan'.$E27])+NUMBERVALUE([$'Sprint 2 - Bilan'.$G27]))" office:value-type="time" office:time-value="PT16H00M00.000000001S" calcext:value-type="time">
            <text:p>16:00</text:p>
          </table:table-cell>
          <table:table-cell table:style-name="ce170" table:formula="of:=IF(LEN([$'Sprint 2 - Bilan'.$H27])&lt;&gt;0;[$'Sprint 2 - Bilan'.$H27];IF(LEN([$'Sprint 2 - Bilan'.$F27])=0;&quot;&quot;;[$'Sprint 2 - Bilan'.$F27]))" office:value-type="percentage" office:value="1" calcext:value-type="percentage">
            <text:p>100 %</text:p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27]);LEN([.$G27])=0);AND(LEN([.$H27])&gt;0;LEN([.$G27])=0))" office:value-type="float" office:value="0" calcext:value-type="float">
            <text:p>0</text:p>
          </table:table-cell>
          <table:table-cell table:formula="of:=AND(NOT([.$P27]);LEN([.$H27])=0)" office:value-type="float" office:value="0" calcext:value-type="float">
            <text:p>0</text:p>
          </table:table-cell>
          <table:table-cell table:formula="of:=AND(LEN([.$H27])&gt;0;[.$H27]&lt;100%;LEN([.$I27])=0)" office:value-type="float" office:value="0" calcext:value-type="float">
            <text:p>0</text:p>
          </table:table-cell>
          <table:table-cell table:formula="of:=IF(LEN([.$C27])=0;1;IF(LEN([.$F27])=0;IF(LEN([.$H27])=0;0;[.$H27]=100%);IF([.$F27]=100%;1;IF(LEN([.$H27])=0;0;[.$H27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3" table:formula="of:=IF(LEN([$'Sprint 1 - Planification'.B27])&lt;&gt;0;[$'Sprint 1 - Planification'.B27];&quot;&quot;)" office:value-type="float" office:value="20" calcext:value-type="float">
            <text:p>20</text:p>
          </table:table-cell>
          <table:table-cell table:style-name="ce157" table:content-validation-name="val11" table:formula="of:=IF(LEN([$'Sprint 1 - Planification'.C27])&lt;&gt;0;[$'Sprint 1 - Planification'.C27];&quot;&quot;)" office:value-type="string" office:string-value="plancher à hauteur dynamique - implémentation du &quot;perlin noise&quot;" calcext:value-type="string">
            <text:p>plancher à hauteur dynamique - implémentation du "perlin noise"</text:p>
          </table:table-cell>
          <table:table-cell table:style-name="ce161" table:formula="of:=IF(LEN([$'Sprint 1 - Planification'.H27])&lt;&gt;0;[$'Sprint 1 - Planification'.H27];&quot;&quot;)" office:value-type="string" office:string-value="Sprint 2" calcext:value-type="string">
            <text:p>Sprint 2</text:p>
          </table:table-cell>
          <table:table-cell table:style-name="ce165" table:formula="of:=IF(NUMBERVALUE([$'Sprint 2 - Bilan'.$E28])+NUMBERVALUE([$'Sprint 2 - Bilan'.$G28])=0;&quot;&quot;;NUMBERVALUE([$'Sprint 2 - Bilan'.$E28])+NUMBERVALUE([$'Sprint 2 - Bilan'.$G28]))" office:value-type="time" office:time-value="PT01H00M00S" calcext:value-type="time">
            <text:p>1:00</text:p>
          </table:table-cell>
          <table:table-cell table:style-name="ce169" table:formula="of:=IF(LEN([$'Sprint 2 - Bilan'.$H28])&lt;&gt;0;[$'Sprint 2 - Bilan'.$H28];IF(LEN([$'Sprint 2 - Bilan'.$F28])=0;&quot;&quot;;[$'Sprint 2 - Bilan'.$F28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28]);LEN([.$G28])=0);AND(LEN([.$H28])&gt;0;LEN([.$G28])=0))" office:value-type="float" office:value="0" calcext:value-type="float">
            <text:p>0</text:p>
          </table:table-cell>
          <table:table-cell table:formula="of:=AND(NOT([.$P28]);LEN([.$H28])=0)" office:value-type="float" office:value="0" calcext:value-type="float">
            <text:p>0</text:p>
          </table:table-cell>
          <table:table-cell table:formula="of:=AND(LEN([.$H28])&gt;0;[.$H28]&lt;100%;LEN([.$I28])=0)" office:value-type="float" office:value="0" calcext:value-type="float">
            <text:p>0</text:p>
          </table:table-cell>
          <table:table-cell table:formula="of:=IF(LEN([.$C28])=0;1;IF(LEN([.$F28])=0;IF(LEN([.$H28])=0;0;[.$H28]=100%);IF([.$F28]=100%;1;IF(LEN([.$H28])=0;0;[.$H28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4" table:formula="of:=IF(LEN([$'Sprint 1 - Planification'.B28])&lt;&gt;0;[$'Sprint 1 - Planification'.B28];&quot;&quot;)" office:value-type="float" office:value="21" calcext:value-type="float">
            <text:p>21</text:p>
          </table:table-cell>
          <table:table-cell table:style-name="ce158" table:content-validation-name="val11" table:formula="of:=IF(LEN([$'Sprint 1 - Planification'.C28])&lt;&gt;0;[$'Sprint 1 - Planification'.C28];&quot;&quot;)" office:value-type="string" office:string-value="ajout des collisions shère-capsule à l'engin physique" calcext:value-type="string">
            <text:p>ajout des collisions shère-capsule à l'engin physique</text:p>
          </table:table-cell>
          <table:table-cell table:style-name="ce162" table:formula="of:=IF(LEN([$'Sprint 1 - Planification'.H28])&lt;&gt;0;[$'Sprint 1 - Planification'.H28];&quot;&quot;)" office:value-type="string" office:string-value="Sprint 2" calcext:value-type="string">
            <text:p>Sprint 2</text:p>
          </table:table-cell>
          <table:table-cell table:style-name="ce166" table:formula="of:=IF(NUMBERVALUE([$'Sprint 2 - Bilan'.$E29])+NUMBERVALUE([$'Sprint 2 - Bilan'.$G29])=0;&quot;&quot;;NUMBERVALUE([$'Sprint 2 - Bilan'.$E29])+NUMBERVALUE([$'Sprint 2 - Bilan'.$G29]))" office:value-type="time" office:time-value="PT02H45M00S" calcext:value-type="time">
            <text:p>2:45</text:p>
          </table:table-cell>
          <table:table-cell table:style-name="ce170" table:formula="of:=IF(LEN([$'Sprint 2 - Bilan'.$H29])&lt;&gt;0;[$'Sprint 2 - Bilan'.$H29];IF(LEN([$'Sprint 2 - Bilan'.$F29])=0;&quot;&quot;;[$'Sprint 2 - Bilan'.$F29]))" office:value-type="percentage" office:value="0.15" calcext:value-type="percentage">
            <text:p>15 %</text:p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29]);LEN([.$G29])=0);AND(LEN([.$H29])&gt;0;LEN([.$G29])=0))" office:value-type="float" office:value="1" calcext:value-type="float">
            <text:p>1</text:p>
          </table:table-cell>
          <table:table-cell table:formula="of:=AND(NOT([.$P29]);LEN([.$H29])=0)" office:value-type="float" office:value="1" calcext:value-type="float">
            <text:p>1</text:p>
          </table:table-cell>
          <table:table-cell table:formula="of:=AND(LEN([.$H29])&gt;0;[.$H29]&lt;100%;LEN([.$I29])=0)" office:value-type="float" office:value="0" calcext:value-type="float">
            <text:p>0</text:p>
          </table:table-cell>
          <table:table-cell table:formula="of:=IF(LEN([.$C29])=0;1;IF(LEN([.$F29])=0;IF(LEN([.$H29])=0;0;[.$H29]=100%);IF([.$F29]=100%;1;IF(LEN([.$H29])=0;0;[.$H29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3" table:formula="of:=IF(LEN([$'Sprint 1 - Planification'.B29])&lt;&gt;0;[$'Sprint 1 - Planification'.B29];&quot;&quot;)" office:value-type="float" office:value="22" calcext:value-type="float">
            <text:p>22</text:p>
          </table:table-cell>
          <table:table-cell table:style-name="ce157" table:content-validation-name="val11" table:formula="of:=IF(LEN([$'Sprint 1 - Planification'.C29])&lt;&gt;0;[$'Sprint 1 - Planification'.C29];&quot;&quot;)" office:value-type="string" office:string-value="implémentation des tipis" calcext:value-type="string">
            <text:p>implémentation des tipis</text:p>
          </table:table-cell>
          <table:table-cell table:style-name="ce161" table:formula="of:=IF(LEN([$'Sprint 1 - Planification'.H29])&lt;&gt;0;[$'Sprint 1 - Planification'.H29];&quot;&quot;)" office:value-type="string" office:string-value="Sprint 2" calcext:value-type="string">
            <text:p>Sprint 2</text:p>
          </table:table-cell>
          <table:table-cell table:style-name="ce165" table:formula="of:=IF(NUMBERVALUE([$'Sprint 2 - Bilan'.$E30])+NUMBERVALUE([$'Sprint 2 - Bilan'.$G30])=0;&quot;&quot;;NUMBERVALUE([$'Sprint 2 - Bilan'.$E30])+NUMBERVALUE([$'Sprint 2 - Bilan'.$G30]))" office:value-type="string" office:string-value="" calcext:value-type="error">
            <text:p>#VALEUR !</text:p>
          </table:table-cell>
          <table:table-cell table:style-name="ce169" table:formula="of:=IF(LEN([$'Sprint 2 - Bilan'.$H30])&lt;&gt;0;[$'Sprint 2 - Bilan'.$H30];IF(LEN([$'Sprint 2 - Bilan'.$F30])=0;&quot;&quot;;[$'Sprint 2 - Bilan'.$F30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30]);LEN([.$G30])=0);AND(LEN([.$H30])&gt;0;LEN([.$G30])=0))" office:value-type="float" office:value="0" calcext:value-type="float">
            <text:p>0</text:p>
          </table:table-cell>
          <table:table-cell table:formula="of:=AND(NOT([.$P30]);LEN([.$H30])=0)" office:value-type="float" office:value="0" calcext:value-type="float">
            <text:p>0</text:p>
          </table:table-cell>
          <table:table-cell table:formula="of:=AND(LEN([.$H30])&gt;0;[.$H30]&lt;100%;LEN([.$I30])=0)" office:value-type="float" office:value="0" calcext:value-type="float">
            <text:p>0</text:p>
          </table:table-cell>
          <table:table-cell table:formula="of:=IF(LEN([.$C30])=0;1;IF(LEN([.$F30])=0;IF(LEN([.$H30])=0;0;[.$H30]=100%);IF([.$F30]=100%;1;IF(LEN([.$H30])=0;0;[.$H30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4" table:formula="of:=IF(LEN([$'Sprint 1 - Planification'.B30])&lt;&gt;0;[$'Sprint 1 - Planification'.B30];&quot;&quot;)" office:value-type="float" office:value="23" calcext:value-type="float">
            <text:p>23</text:p>
          </table:table-cell>
          <table:table-cell table:style-name="ce158" table:content-validation-name="val11" table:formula="of:=IF(LEN([$'Sprint 1 - Planification'.C30])&lt;&gt;0;[$'Sprint 1 - Planification'.C30];&quot;&quot;)" office:value-type="string" office:string-value="regroupement des tipis en villages" calcext:value-type="string">
            <text:p>regroupement des tipis en villages</text:p>
          </table:table-cell>
          <table:table-cell table:style-name="ce162" table:formula="of:=IF(LEN([$'Sprint 1 - Planification'.H30])&lt;&gt;0;[$'Sprint 1 - Planification'.H30];&quot;&quot;)" office:value-type="string" office:string-value="Sprint 2" calcext:value-type="string">
            <text:p>Sprint 2</text:p>
          </table:table-cell>
          <table:table-cell table:style-name="ce166" table:formula="of:=IF(NUMBERVALUE([$'Sprint 2 - Bilan'.$E31])+NUMBERVALUE([$'Sprint 2 - Bilan'.$G31])=0;&quot;&quot;;NUMBERVALUE([$'Sprint 2 - Bilan'.$E31])+NUMBERVALUE([$'Sprint 2 - Bilan'.$G31]))" office:value-type="string" office:string-value="" calcext:value-type="error">
            <text:p>#VALEUR !</text:p>
          </table:table-cell>
          <table:table-cell table:style-name="ce170" table:formula="of:=IF(LEN([$'Sprint 2 - Bilan'.$H31])&lt;&gt;0;[$'Sprint 2 - Bilan'.$H31];IF(LEN([$'Sprint 2 - Bilan'.$F31])=0;&quot;&quot;;[$'Sprint 2 - Bilan'.$F31]))" office:value-type="percentage" office:value="1" calcext:value-type="percentage">
            <text:p>100 %</text:p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31]);LEN([.$G31])=0);AND(LEN([.$H31])&gt;0;LEN([.$G31])=0))" office:value-type="float" office:value="0" calcext:value-type="float">
            <text:p>0</text:p>
          </table:table-cell>
          <table:table-cell table:formula="of:=AND(NOT([.$P31]);LEN([.$H31])=0)" office:value-type="float" office:value="0" calcext:value-type="float">
            <text:p>0</text:p>
          </table:table-cell>
          <table:table-cell table:formula="of:=AND(LEN([.$H31])&gt;0;[.$H31]&lt;100%;LEN([.$I31])=0)" office:value-type="float" office:value="0" calcext:value-type="float">
            <text:p>0</text:p>
          </table:table-cell>
          <table:table-cell table:formula="of:=IF(LEN([.$C31])=0;1;IF(LEN([.$F31])=0;IF(LEN([.$H31])=0;0;[.$H31]=100%);IF([.$F31]=100%;1;IF(LEN([.$H31])=0;0;[.$H31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3" table:formula="of:=IF(LEN([$'Sprint 1 - Planification'.B31])&lt;&gt;0;[$'Sprint 1 - Planification'.B31];&quot;&quot;)" office:value-type="float" office:value="24" calcext:value-type="float">
            <text:p>24</text:p>
          </table:table-cell>
          <table:table-cell table:style-name="ce157" table:content-validation-name="val11" table:formula="of:=IF(LEN([$'Sprint 1 - Planification'.C31])&lt;&gt;0;[$'Sprint 1 - Planification'.C31];&quot;&quot;)" office:value-type="string" office:string-value="implémentation des villageois et de leurs comportements" calcext:value-type="string">
            <text:p>implémentation des villageois et de leurs comportements</text:p>
          </table:table-cell>
          <table:table-cell table:style-name="ce161" table:formula="of:=IF(LEN([$'Sprint 1 - Planification'.H31])&lt;&gt;0;[$'Sprint 1 - Planification'.H31];&quot;&quot;)" office:value-type="string" office:string-value="Sprint 2" calcext:value-type="string">
            <text:p>Sprint 2</text:p>
          </table:table-cell>
          <table:table-cell table:style-name="ce165" table:formula="of:=IF(NUMBERVALUE([$'Sprint 2 - Bilan'.$E32])+NUMBERVALUE([$'Sprint 2 - Bilan'.$G32])=0;&quot;&quot;;NUMBERVALUE([$'Sprint 2 - Bilan'.$E32])+NUMBERVALUE([$'Sprint 2 - Bilan'.$G32]))" office:value-type="string" office:string-value="" calcext:value-type="error">
            <text:p>#VALEUR !</text:p>
          </table:table-cell>
          <table:table-cell table:style-name="ce169" table:formula="of:=IF(LEN([$'Sprint 2 - Bilan'.$H32])&lt;&gt;0;[$'Sprint 2 - Bilan'.$H32];IF(LEN([$'Sprint 2 - Bilan'.$F32])=0;&quot;&quot;;[$'Sprint 2 - Bilan'.$F32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32]);LEN([.$G32])=0);AND(LEN([.$H32])&gt;0;LEN([.$G32])=0))" office:value-type="float" office:value="0" calcext:value-type="float">
            <text:p>0</text:p>
          </table:table-cell>
          <table:table-cell table:formula="of:=AND(NOT([.$P32]);LEN([.$H32])=0)" office:value-type="float" office:value="0" calcext:value-type="float">
            <text:p>0</text:p>
          </table:table-cell>
          <table:table-cell table:formula="of:=AND(LEN([.$H32])&gt;0;[.$H32]&lt;100%;LEN([.$I32])=0)" office:value-type="float" office:value="0" calcext:value-type="float">
            <text:p>0</text:p>
          </table:table-cell>
          <table:table-cell table:formula="of:=IF(LEN([.$C32])=0;1;IF(LEN([.$F32])=0;IF(LEN([.$H32])=0;0;[.$H32]=100%);IF([.$F32]=100%;1;IF(LEN([.$H32])=0;0;[.$H32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4" table:formula="of:=IF(LEN([$'Sprint 1 - Planification'.B32])&lt;&gt;0;[$'Sprint 1 - Planification'.B32];&quot;&quot;)" office:value-type="float" office:value="25" calcext:value-type="float">
            <text:p>25</text:p>
          </table:table-cell>
          <table:table-cell table:style-name="ce158" table:content-validation-name="val11" table:formula="of:=IF(LEN([$'Sprint 1 - Planification'.C32])&lt;&gt;0;[$'Sprint 1 - Planification'.C32];&quot;&quot;)" office:value-type="string" office:string-value="Travail sur le réalisme du comportement des villageois" calcext:value-type="string">
            <text:p>Travail sur le réalisme du comportement des villageois</text:p>
          </table:table-cell>
          <table:table-cell table:style-name="ce162" table:formula="of:=IF(LEN([$'Sprint 1 - Planification'.H32])&lt;&gt;0;[$'Sprint 1 - Planification'.H32];&quot;&quot;)" office:value-type="string" office:string-value="Sprint 3" calcext:value-type="string">
            <text:p>Sprint 3</text:p>
          </table:table-cell>
          <table:table-cell table:style-name="ce166" table:formula="of:=IF(NUMBERVALUE([$'Sprint 2 - Bilan'.$E33])+NUMBERVALUE([$'Sprint 2 - Bilan'.$G33])=0;&quot;&quot;;NUMBERVALUE([$'Sprint 2 - Bilan'.$E33])+NUMBERVALUE([$'Sprint 2 - Bilan'.$G33]))" office:value-type="string" office:string-value="" calcext:value-type="error">
            <text:p>#VALEUR !</text:p>
          </table:table-cell>
          <table:table-cell table:style-name="ce170" table:formula="of:=IF(LEN([$'Sprint 2 - Bilan'.$H33])&lt;&gt;0;[$'Sprint 2 - Bilan'.$H33];IF(LEN([$'Sprint 2 - Bilan'.$F33])=0;&quot;&quot;;[$'Sprint 2 - Bilan'.$F33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33]);LEN([.$G33])=0);AND(LEN([.$H33])&gt;0;LEN([.$G33])=0))" office:value-type="float" office:value="1" calcext:value-type="float">
            <text:p>1</text:p>
          </table:table-cell>
          <table:table-cell table:formula="of:=AND(NOT([.$P33]);LEN([.$H33])=0)" office:value-type="float" office:value="1" calcext:value-type="float">
            <text:p>1</text:p>
          </table:table-cell>
          <table:table-cell table:formula="of:=AND(LEN([.$H33])&gt;0;[.$H33]&lt;100%;LEN([.$I33])=0)" office:value-type="float" office:value="0" calcext:value-type="float">
            <text:p>0</text:p>
          </table:table-cell>
          <table:table-cell table:formula="of:=IF(LEN([.$C33])=0;1;IF(LEN([.$F33])=0;IF(LEN([.$H33])=0;0;[.$H33]=100%);IF([.$F33]=100%;1;IF(LEN([.$H33])=0;0;[.$H33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3" table:formula="of:=IF(LEN([$'Sprint 1 - Planification'.B33])&lt;&gt;0;[$'Sprint 1 - Planification'.B33];&quot;&quot;)">
            <text:p/>
          </table:table-cell>
          <table:table-cell table:style-name="ce157" table:content-validation-name="val11" table:formula="of:=IF(LEN([$'Sprint 1 - Planification'.C33])&lt;&gt;0;[$'Sprint 1 - Planification'.C33];&quot;&quot;)">
            <text:p/>
          </table:table-cell>
          <table:table-cell table:style-name="ce161" table:formula="of:=IF(LEN([$'Sprint 1 - Planification'.H33])&lt;&gt;0;[$'Sprint 1 - Planification'.H33];&quot;&quot;)">
            <text:p/>
          </table:table-cell>
          <table:table-cell table:style-name="ce165" table:formula="of:=IF(NUMBERVALUE([$'Sprint 2 - Bilan'.$E34])+NUMBERVALUE([$'Sprint 2 - Bilan'.$G34])=0;&quot;&quot;;NUMBERVALUE([$'Sprint 2 - Bilan'.$E34])+NUMBERVALUE([$'Sprint 2 - Bilan'.$G34]))" office:value-type="string" office:string-value="" calcext:value-type="error">
            <text:p>#VALEUR !</text:p>
          </table:table-cell>
          <table:table-cell table:style-name="ce169" table:formula="of:=IF(LEN([$'Sprint 2 - Bilan'.$H34])&lt;&gt;0;[$'Sprint 2 - Bilan'.$H34];IF(LEN([$'Sprint 2 - Bilan'.$F34])=0;&quot;&quot;;[$'Sprint 2 - Bilan'.$F34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34]);LEN([.$G34])=0);AND(LEN([.$H34])&gt;0;LEN([.$G34])=0))" office:value-type="float" office:value="0" calcext:value-type="float">
            <text:p>0</text:p>
          </table:table-cell>
          <table:table-cell table:formula="of:=AND(NOT([.$P34]);LEN([.$H34])=0)" office:value-type="float" office:value="0" calcext:value-type="float">
            <text:p>0</text:p>
          </table:table-cell>
          <table:table-cell table:formula="of:=AND(LEN([.$H34])&gt;0;[.$H34]&lt;100%;LEN([.$I34])=0)" office:value-type="float" office:value="0" calcext:value-type="float">
            <text:p>0</text:p>
          </table:table-cell>
          <table:table-cell table:formula="of:=IF(LEN([.$C34])=0;1;IF(LEN([.$F34])=0;IF(LEN([.$H34])=0;0;[.$H34]=100%);IF([.$F34]=100%;1;IF(LEN([.$H34])=0;0;[.$H34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4" table:formula="of:=IF(LEN([$'Sprint 1 - Planification'.B34])&lt;&gt;0;[$'Sprint 1 - Planification'.B34];&quot;&quot;)">
            <text:p/>
          </table:table-cell>
          <table:table-cell table:style-name="ce158" table:content-validation-name="val11" table:formula="of:=IF(LEN([$'Sprint 1 - Planification'.C34])&lt;&gt;0;[$'Sprint 1 - Planification'.C34];&quot;&quot;)">
            <text:p/>
          </table:table-cell>
          <table:table-cell table:style-name="ce162" table:formula="of:=IF(LEN([$'Sprint 1 - Planification'.H34])&lt;&gt;0;[$'Sprint 1 - Planification'.H34];&quot;&quot;)">
            <text:p/>
          </table:table-cell>
          <table:table-cell table:style-name="ce166" table:formula="of:=IF(NUMBERVALUE([$'Sprint 2 - Bilan'.$E35])+NUMBERVALUE([$'Sprint 2 - Bilan'.$G35])=0;&quot;&quot;;NUMBERVALUE([$'Sprint 2 - Bilan'.$E35])+NUMBERVALUE([$'Sprint 2 - Bilan'.$G35]))" office:value-type="string" office:string-value="" calcext:value-type="error">
            <text:p>#VALEUR !</text:p>
          </table:table-cell>
          <table:table-cell table:style-name="ce170" table:formula="of:=IF(LEN([$'Sprint 2 - Bilan'.$H35])&lt;&gt;0;[$'Sprint 2 - Bilan'.$H35];IF(LEN([$'Sprint 2 - Bilan'.$F35])=0;&quot;&quot;;[$'Sprint 2 - Bilan'.$F35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35]);LEN([.$G35])=0);AND(LEN([.$H35])&gt;0;LEN([.$G35])=0))" office:value-type="float" office:value="0" calcext:value-type="float">
            <text:p>0</text:p>
          </table:table-cell>
          <table:table-cell table:formula="of:=AND(NOT([.$P35]);LEN([.$H35])=0)" office:value-type="float" office:value="0" calcext:value-type="float">
            <text:p>0</text:p>
          </table:table-cell>
          <table:table-cell table:formula="of:=AND(LEN([.$H35])&gt;0;[.$H35]&lt;100%;LEN([.$I35])=0)" office:value-type="float" office:value="0" calcext:value-type="float">
            <text:p>0</text:p>
          </table:table-cell>
          <table:table-cell table:formula="of:=IF(LEN([.$C35])=0;1;IF(LEN([.$F35])=0;IF(LEN([.$H35])=0;0;[.$H35]=100%);IF([.$F35]=100%;1;IF(LEN([.$H35])=0;0;[.$H35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3" table:formula="of:=IF(LEN([$'Sprint 1 - Planification'.B35])&lt;&gt;0;[$'Sprint 1 - Planification'.B35];&quot;&quot;)">
            <text:p/>
          </table:table-cell>
          <table:table-cell table:style-name="ce157" table:content-validation-name="val11" table:formula="of:=IF(LEN([$'Sprint 1 - Planification'.C35])&lt;&gt;0;[$'Sprint 1 - Planification'.C35];&quot;&quot;)">
            <text:p/>
          </table:table-cell>
          <table:table-cell table:style-name="ce161" table:formula="of:=IF(LEN([$'Sprint 1 - Planification'.H35])&lt;&gt;0;[$'Sprint 1 - Planification'.H35];&quot;&quot;)">
            <text:p/>
          </table:table-cell>
          <table:table-cell table:style-name="ce165" table:formula="of:=IF(NUMBERVALUE([$'Sprint 2 - Bilan'.$E36])+NUMBERVALUE([$'Sprint 2 - Bilan'.$G36])=0;&quot;&quot;;NUMBERVALUE([$'Sprint 2 - Bilan'.$E36])+NUMBERVALUE([$'Sprint 2 - Bilan'.$G36]))" office:value-type="string" office:string-value="" calcext:value-type="error">
            <text:p>#VALEUR !</text:p>
          </table:table-cell>
          <table:table-cell table:style-name="ce169" table:formula="of:=IF(LEN([$'Sprint 2 - Bilan'.$H36])&lt;&gt;0;[$'Sprint 2 - Bilan'.$H36];IF(LEN([$'Sprint 2 - Bilan'.$F36])=0;&quot;&quot;;[$'Sprint 2 - Bilan'.$F36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36]);LEN([.$G36])=0);AND(LEN([.$H36])&gt;0;LEN([.$G36])=0))" office:value-type="float" office:value="0" calcext:value-type="float">
            <text:p>0</text:p>
          </table:table-cell>
          <table:table-cell table:formula="of:=AND(NOT([.$P36]);LEN([.$H36])=0)" office:value-type="float" office:value="0" calcext:value-type="float">
            <text:p>0</text:p>
          </table:table-cell>
          <table:table-cell table:formula="of:=AND(LEN([.$H36])&gt;0;[.$H36]&lt;100%;LEN([.$I36])=0)" office:value-type="float" office:value="0" calcext:value-type="float">
            <text:p>0</text:p>
          </table:table-cell>
          <table:table-cell table:formula="of:=IF(LEN([.$C36])=0;1;IF(LEN([.$F36])=0;IF(LEN([.$H36])=0;0;[.$H36]=100%);IF([.$F36]=100%;1;IF(LEN([.$H36])=0;0;[.$H36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4" table:formula="of:=IF(LEN([$'Sprint 1 - Planification'.B36])&lt;&gt;0;[$'Sprint 1 - Planification'.B36];&quot;&quot;)">
            <text:p/>
          </table:table-cell>
          <table:table-cell table:style-name="ce158" table:content-validation-name="val11" table:formula="of:=IF(LEN([$'Sprint 1 - Planification'.C36])&lt;&gt;0;[$'Sprint 1 - Planification'.C36];&quot;&quot;)">
            <text:p/>
          </table:table-cell>
          <table:table-cell table:style-name="ce162" table:formula="of:=IF(LEN([$'Sprint 1 - Planification'.H36])&lt;&gt;0;[$'Sprint 1 - Planification'.H36];&quot;&quot;)">
            <text:p/>
          </table:table-cell>
          <table:table-cell table:style-name="ce166" table:formula="of:=IF(NUMBERVALUE([$'Sprint 2 - Bilan'.$E37])+NUMBERVALUE([$'Sprint 2 - Bilan'.$G37])=0;&quot;&quot;;NUMBERVALUE([$'Sprint 2 - Bilan'.$E37])+NUMBERVALUE([$'Sprint 2 - Bilan'.$G37]))" office:value-type="string" office:string-value="" calcext:value-type="error">
            <text:p>#VALEUR !</text:p>
          </table:table-cell>
          <table:table-cell table:style-name="ce170" table:formula="of:=IF(LEN([$'Sprint 2 - Bilan'.$H37])&lt;&gt;0;[$'Sprint 2 - Bilan'.$H37];IF(LEN([$'Sprint 2 - Bilan'.$F37])=0;&quot;&quot;;[$'Sprint 2 - Bilan'.$F37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37]);LEN([.$G37])=0);AND(LEN([.$H37])&gt;0;LEN([.$G37])=0))" office:value-type="float" office:value="0" calcext:value-type="float">
            <text:p>0</text:p>
          </table:table-cell>
          <table:table-cell table:formula="of:=AND(NOT([.$P37]);LEN([.$H37])=0)" office:value-type="float" office:value="0" calcext:value-type="float">
            <text:p>0</text:p>
          </table:table-cell>
          <table:table-cell table:formula="of:=AND(LEN([.$H37])&gt;0;[.$H37]&lt;100%;LEN([.$I37])=0)" office:value-type="float" office:value="0" calcext:value-type="float">
            <text:p>0</text:p>
          </table:table-cell>
          <table:table-cell table:formula="of:=IF(LEN([.$C37])=0;1;IF(LEN([.$F37])=0;IF(LEN([.$H37])=0;0;[.$H37]=100%);IF([.$F37]=100%;1;IF(LEN([.$H37])=0;0;[.$H37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3" table:formula="of:=IF(LEN([$'Sprint 1 - Planification'.B37])&lt;&gt;0;[$'Sprint 1 - Planification'.B37];&quot;&quot;)">
            <text:p/>
          </table:table-cell>
          <table:table-cell table:style-name="ce157" table:content-validation-name="val11" table:formula="of:=IF(LEN([$'Sprint 1 - Planification'.C37])&lt;&gt;0;[$'Sprint 1 - Planification'.C37];&quot;&quot;)">
            <text:p/>
          </table:table-cell>
          <table:table-cell table:style-name="ce161" table:formula="of:=IF(LEN([$'Sprint 1 - Planification'.H37])&lt;&gt;0;[$'Sprint 1 - Planification'.H37];&quot;&quot;)">
            <text:p/>
          </table:table-cell>
          <table:table-cell table:style-name="ce165" table:formula="of:=IF(NUMBERVALUE([$'Sprint 2 - Bilan'.$E38])+NUMBERVALUE([$'Sprint 2 - Bilan'.$G38])=0;&quot;&quot;;NUMBERVALUE([$'Sprint 2 - Bilan'.$E38])+NUMBERVALUE([$'Sprint 2 - Bilan'.$G38]))" office:value-type="string" office:string-value="" calcext:value-type="error">
            <text:p>#VALEUR !</text:p>
          </table:table-cell>
          <table:table-cell table:style-name="ce169" table:formula="of:=IF(LEN([$'Sprint 2 - Bilan'.$H38])&lt;&gt;0;[$'Sprint 2 - Bilan'.$H38];IF(LEN([$'Sprint 2 - Bilan'.$F38])=0;&quot;&quot;;[$'Sprint 2 - Bilan'.$F38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38]);LEN([.$G38])=0);AND(LEN([.$H38])&gt;0;LEN([.$G38])=0))" office:value-type="float" office:value="0" calcext:value-type="float">
            <text:p>0</text:p>
          </table:table-cell>
          <table:table-cell table:formula="of:=AND(NOT([.$P38]);LEN([.$H38])=0)" office:value-type="float" office:value="0" calcext:value-type="float">
            <text:p>0</text:p>
          </table:table-cell>
          <table:table-cell table:formula="of:=AND(LEN([.$H38])&gt;0;[.$H38]&lt;100%;LEN([.$I38])=0)" office:value-type="float" office:value="0" calcext:value-type="float">
            <text:p>0</text:p>
          </table:table-cell>
          <table:table-cell table:formula="of:=IF(LEN([.$C38])=0;1;IF(LEN([.$F38])=0;IF(LEN([.$H38])=0;0;[.$H38]=100%);IF([.$F38]=100%;1;IF(LEN([.$H38])=0;0;[.$H38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4" table:formula="of:=IF(LEN([$'Sprint 1 - Planification'.B38])&lt;&gt;0;[$'Sprint 1 - Planification'.B38];&quot;&quot;)">
            <text:p/>
          </table:table-cell>
          <table:table-cell table:style-name="ce158" table:content-validation-name="val11" table:formula="of:=IF(LEN([$'Sprint 1 - Planification'.C38])&lt;&gt;0;[$'Sprint 1 - Planification'.C38];&quot;&quot;)">
            <text:p/>
          </table:table-cell>
          <table:table-cell table:style-name="ce162" table:formula="of:=IF(LEN([$'Sprint 1 - Planification'.H38])&lt;&gt;0;[$'Sprint 1 - Planification'.H38];&quot;&quot;)">
            <text:p/>
          </table:table-cell>
          <table:table-cell table:style-name="ce166" table:formula="of:=IF(NUMBERVALUE([$'Sprint 2 - Bilan'.$E39])+NUMBERVALUE([$'Sprint 2 - Bilan'.$G39])=0;&quot;&quot;;NUMBERVALUE([$'Sprint 2 - Bilan'.$E39])+NUMBERVALUE([$'Sprint 2 - Bilan'.$G39]))" office:value-type="string" office:string-value="" calcext:value-type="error">
            <text:p>#VALEUR !</text:p>
          </table:table-cell>
          <table:table-cell table:style-name="ce170" table:formula="of:=IF(LEN([$'Sprint 2 - Bilan'.$H39])&lt;&gt;0;[$'Sprint 2 - Bilan'.$H39];IF(LEN([$'Sprint 2 - Bilan'.$F39])=0;&quot;&quot;;[$'Sprint 2 - Bilan'.$F39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39]);LEN([.$G39])=0);AND(LEN([.$H39])&gt;0;LEN([.$G39])=0))" office:value-type="float" office:value="0" calcext:value-type="float">
            <text:p>0</text:p>
          </table:table-cell>
          <table:table-cell table:formula="of:=AND(NOT([.$P39]);LEN([.$H39])=0)" office:value-type="float" office:value="0" calcext:value-type="float">
            <text:p>0</text:p>
          </table:table-cell>
          <table:table-cell table:formula="of:=AND(LEN([.$H39])&gt;0;[.$H39]&lt;100%;LEN([.$I39])=0)" office:value-type="float" office:value="0" calcext:value-type="float">
            <text:p>0</text:p>
          </table:table-cell>
          <table:table-cell table:formula="of:=IF(LEN([.$C39])=0;1;IF(LEN([.$F39])=0;IF(LEN([.$H39])=0;0;[.$H39]=100%);IF([.$F39]=100%;1;IF(LEN([.$H39])=0;0;[.$H39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3" table:formula="of:=IF(LEN([$'Sprint 1 - Planification'.B39])&lt;&gt;0;[$'Sprint 1 - Planification'.B39];&quot;&quot;)">
            <text:p/>
          </table:table-cell>
          <table:table-cell table:style-name="ce157" table:content-validation-name="val11" table:formula="of:=IF(LEN([$'Sprint 1 - Planification'.C39])&lt;&gt;0;[$'Sprint 1 - Planification'.C39];&quot;&quot;)">
            <text:p/>
          </table:table-cell>
          <table:table-cell table:style-name="ce161" table:formula="of:=IF(LEN([$'Sprint 1 - Planification'.H39])&lt;&gt;0;[$'Sprint 1 - Planification'.H39];&quot;&quot;)">
            <text:p/>
          </table:table-cell>
          <table:table-cell table:style-name="ce165" table:formula="of:=IF(NUMBERVALUE([$'Sprint 2 - Bilan'.$E40])+NUMBERVALUE([$'Sprint 2 - Bilan'.$G40])=0;&quot;&quot;;NUMBERVALUE([$'Sprint 2 - Bilan'.$E40])+NUMBERVALUE([$'Sprint 2 - Bilan'.$G40]))" office:value-type="string" office:string-value="" calcext:value-type="error">
            <text:p>#VALEUR !</text:p>
          </table:table-cell>
          <table:table-cell table:style-name="ce169" table:formula="of:=IF(LEN([$'Sprint 2 - Bilan'.$H40])&lt;&gt;0;[$'Sprint 2 - Bilan'.$H40];IF(LEN([$'Sprint 2 - Bilan'.$F40])=0;&quot;&quot;;[$'Sprint 2 - Bilan'.$F40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40]);LEN([.$G40])=0);AND(LEN([.$H40])&gt;0;LEN([.$G40])=0))" office:value-type="float" office:value="0" calcext:value-type="float">
            <text:p>0</text:p>
          </table:table-cell>
          <table:table-cell table:formula="of:=AND(NOT([.$P40]);LEN([.$H40])=0)" office:value-type="float" office:value="0" calcext:value-type="float">
            <text:p>0</text:p>
          </table:table-cell>
          <table:table-cell table:formula="of:=AND(LEN([.$H40])&gt;0;[.$H40]&lt;100%;LEN([.$I40])=0)" office:value-type="float" office:value="0" calcext:value-type="float">
            <text:p>0</text:p>
          </table:table-cell>
          <table:table-cell table:formula="of:=IF(LEN([.$C40])=0;1;IF(LEN([.$F40])=0;IF(LEN([.$H40])=0;0;[.$H40]=100%);IF([.$F40]=100%;1;IF(LEN([.$H40])=0;0;[.$H40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4" table:formula="of:=IF(LEN([$'Sprint 1 - Planification'.B40])&lt;&gt;0;[$'Sprint 1 - Planification'.B40];&quot;&quot;)">
            <text:p/>
          </table:table-cell>
          <table:table-cell table:style-name="ce158" table:content-validation-name="val11" table:formula="of:=IF(LEN([$'Sprint 1 - Planification'.C40])&lt;&gt;0;[$'Sprint 1 - Planification'.C40];&quot;&quot;)">
            <text:p/>
          </table:table-cell>
          <table:table-cell table:style-name="ce162" table:formula="of:=IF(LEN([$'Sprint 1 - Planification'.H40])&lt;&gt;0;[$'Sprint 1 - Planification'.H40];&quot;&quot;)">
            <text:p/>
          </table:table-cell>
          <table:table-cell table:style-name="ce166" table:formula="of:=IF(NUMBERVALUE([$'Sprint 2 - Bilan'.$E41])+NUMBERVALUE([$'Sprint 2 - Bilan'.$G41])=0;&quot;&quot;;NUMBERVALUE([$'Sprint 2 - Bilan'.$E41])+NUMBERVALUE([$'Sprint 2 - Bilan'.$G41]))" office:value-type="string" office:string-value="" calcext:value-type="error">
            <text:p>#VALEUR !</text:p>
          </table:table-cell>
          <table:table-cell table:style-name="ce170" table:formula="of:=IF(LEN([$'Sprint 2 - Bilan'.$H41])&lt;&gt;0;[$'Sprint 2 - Bilan'.$H41];IF(LEN([$'Sprint 2 - Bilan'.$F41])=0;&quot;&quot;;[$'Sprint 2 - Bilan'.$F41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183" table:content-validation-name="val16"/>
          <table:table-cell table:number-columns-repeated="3"/>
          <table:table-cell table:formula="of:=OR(AND(NOT([.P41]);LEN([.$G41])=0);AND(LEN([.$H41])&gt;0;LEN([.$G41])=0))" office:value-type="float" office:value="0" calcext:value-type="float">
            <text:p>0</text:p>
          </table:table-cell>
          <table:table-cell table:formula="of:=AND(NOT([.$P41]);LEN([.$H41])=0)" office:value-type="float" office:value="0" calcext:value-type="float">
            <text:p>0</text:p>
          </table:table-cell>
          <table:table-cell table:formula="of:=AND(LEN([.$H41])&gt;0;[.$H41]&lt;100%;LEN([.$I41])=0)" office:value-type="float" office:value="0" calcext:value-type="float">
            <text:p>0</text:p>
          </table:table-cell>
          <table:table-cell table:formula="of:=IF(LEN([.$C41])=0;1;IF(LEN([.$F41])=0;IF(LEN([.$H41])=0;0;[.$H41]=100%);IF([.$F41]=100%;1;IF(LEN([.$H41])=0;0;[.$H41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153" table:formula="of:=IF(LEN([$'Sprint 1 - Planification'.B41])&lt;&gt;0;[$'Sprint 1 - Planification'.B41];&quot;&quot;)">
            <text:p/>
          </table:table-cell>
          <table:table-cell table:style-name="ce157" table:content-validation-name="val11" table:formula="of:=IF(LEN([$'Sprint 1 - Planification'.C41])&lt;&gt;0;[$'Sprint 1 - Planification'.C41];&quot;&quot;)">
            <text:p/>
          </table:table-cell>
          <table:table-cell table:style-name="ce161" table:formula="of:=IF(LEN([$'Sprint 1 - Planification'.H41])&lt;&gt;0;[$'Sprint 1 - Planification'.H41];&quot;&quot;)">
            <text:p/>
          </table:table-cell>
          <table:table-cell table:style-name="ce165" table:formula="of:=IF(NUMBERVALUE([$'Sprint 2 - Bilan'.$E42])+NUMBERVALUE([$'Sprint 2 - Bilan'.$G42])=0;&quot;&quot;;NUMBERVALUE([$'Sprint 2 - Bilan'.$E42])+NUMBERVALUE([$'Sprint 2 - Bilan'.$G42]))" office:value-type="string" office:string-value="" calcext:value-type="error">
            <text:p>#VALEUR !</text:p>
          </table:table-cell>
          <table:table-cell table:style-name="ce169" table:formula="of:=IF(LEN([$'Sprint 2 - Bilan'.$H42])&lt;&gt;0;[$'Sprint 2 - Bilan'.$H42];IF(LEN([$'Sprint 2 - Bilan'.$F42])=0;&quot;&quot;;[$'Sprint 2 - Bilan'.$F42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182" table:content-validation-name="val16"/>
          <table:table-cell table:number-columns-repeated="3"/>
          <table:table-cell table:formula="of:=OR(AND(NOT([.P42]);LEN([.$G42])=0);AND(LEN([.$H42])&gt;0;LEN([.$G42])=0))" office:value-type="float" office:value="0" calcext:value-type="float">
            <text:p>0</text:p>
          </table:table-cell>
          <table:table-cell table:formula="of:=AND(NOT([.$P42]);LEN([.$H42])=0)" office:value-type="float" office:value="0" calcext:value-type="float">
            <text:p>0</text:p>
          </table:table-cell>
          <table:table-cell table:formula="of:=AND(LEN([.$H42])&gt;0;[.$H42]&lt;100%;LEN([.$I42])=0)" office:value-type="float" office:value="0" calcext:value-type="float">
            <text:p>0</text:p>
          </table:table-cell>
          <table:table-cell table:formula="of:=IF(LEN([.$C42])=0;1;IF(LEN([.$F42])=0;IF(LEN([.$H42])=0;0;[.$H42]=100%);IF([.$F42]=100%;1;IF(LEN([.$H42])=0;0;[.$H42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6">
          <table:table-cell/>
          <table:table-cell table:style-name="ce155" table:formula="of:=IF(LEN([$'Sprint 1 - Planification'.B42])&lt;&gt;0;[$'Sprint 1 - Planification'.B42];&quot;&quot;)">
            <text:p/>
          </table:table-cell>
          <table:table-cell table:style-name="ce159" table:content-validation-name="val11" table:formula="of:=IF(LEN([$'Sprint 1 - Planification'.C42])&lt;&gt;0;[$'Sprint 1 - Planification'.C42];&quot;&quot;)">
            <text:p/>
          </table:table-cell>
          <table:table-cell table:style-name="ce163" table:formula="of:=IF(LEN([$'Sprint 1 - Planification'.H42])&lt;&gt;0;[$'Sprint 1 - Planification'.H42];&quot;&quot;)">
            <text:p/>
          </table:table-cell>
          <table:table-cell table:style-name="ce167" table:formula="of:=IF(NUMBERVALUE([$'Sprint 2 - Bilan'.$E43])+NUMBERVALUE([$'Sprint 2 - Bilan'.$G43])=0;&quot;&quot;;NUMBERVALUE([$'Sprint 2 - Bilan'.$E43])+NUMBERVALUE([$'Sprint 2 - Bilan'.$G43]))" office:value-type="string" office:string-value="" calcext:value-type="error">
            <text:p>#VALEUR !</text:p>
          </table:table-cell>
          <table:table-cell table:style-name="ce171" table:formula="of:=IF(LEN([$'Sprint 2 - Bilan'.$H43])&lt;&gt;0;[$'Sprint 2 - Bilan'.$H43];IF(LEN([$'Sprint 2 - Bilan'.$F43])=0;&quot;&quot;;[$'Sprint 2 - Bilan'.$F43]))">
            <text:p/>
          </table:table-cell>
          <table:table-cell table:style-name="ce175" table:content-validation-name="val17"/>
          <table:table-cell table:style-name="ce179" table:content-validation-name="val14"/>
          <table:table-cell table:style-name="ce184" table:content-validation-name="val16"/>
          <table:table-cell table:number-columns-repeated="3"/>
          <table:table-cell table:formula="of:=OR(AND(NOT([.P43]);LEN([.$G43])=0);AND(LEN([.$H43])&gt;0;LEN([.$G43])=0))" office:value-type="float" office:value="0" calcext:value-type="float">
            <text:p>0</text:p>
          </table:table-cell>
          <table:table-cell table:formula="of:=AND(NOT([.$P43]);LEN([.$H43])=0)" office:value-type="float" office:value="0" calcext:value-type="float">
            <text:p>0</text:p>
          </table:table-cell>
          <table:table-cell table:formula="of:=AND(LEN([.$H43])&gt;0;[.$H43]&lt;100%;LEN([.$I43])=0)" office:value-type="float" office:value="0" calcext:value-type="float">
            <text:p>0</text:p>
          </table:table-cell>
          <table:table-cell table:formula="of:=IF(LEN([.$C43])=0;1;IF(LEN([.$F43])=0;IF(LEN([.$H43])=0;0;[.$H43]=100%);IF([.$F43]=100%;1;IF(LEN([.$H43])=0;0;[.$H43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 table:number-columns-repeated="12"/>
          <table:table-cell table:formula="of:=COUNTIF([.M9:.M43];1)" office:value-type="float" office:value="11" calcext:value-type="float">
            <text:p>11</text:p>
          </table:table-cell>
          <table:table-cell table:formula="of:=COUNTIF([.N9:.N43];1)" office:value-type="float" office:value="11" calcext:value-type="float">
            <text:p>11</text:p>
          </table:table-cell>
          <table:table-cell table:formula="of:=COUNTIF([.O9:.O43];1)" office:value-type="float" office:value="0" calcext:value-type="float">
            <text:p>0</text:p>
          </table:table-cell>
          <table:table-cell table:formula="of:=COUNTIF([.P9:.P43];0)" office:value-type="float" office:value="11" calcext:value-type="float">
            <text:p>1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 table:number-columns-repeated="12"/>
          <table:table-cell table:formula="of:=SUM([.M44:.O44])" office:value-type="float" office:value="22" calcext:value-type="float">
            <text:p>22</text:p>
          </table:table-cell>
          <table:table-cell table:number-columns-repeated="4"/>
          <table:table-cell table:style-name="ce61"/>
          <table:table-cell table:number-columns-repeated="1006"/>
        </table:table-row>
        <table:table-row table:style-name="ro4">
          <table:table-cell table:number-columns-repeated="12"/>
          <table:table-cell table:formula="of:=IF([.M45]=0; &quot;aucun champ&quot;; IF([.M45]=1; &quot;1 champ&quot;; [.M45] &amp; &quot; champs&quot;))" office:value-type="string" office:string-value="22 champs" calcext:value-type="string">
            <text:p>22 champs</text:p>
          </table:table-cell>
          <table:table-cell table:number-columns-repeated="4"/>
          <table:table-cell table:style-name="ce61"/>
          <table:table-cell table:number-columns-repeated="1006"/>
        </table:table-row>
        <table:table-row table:style-name="ro4" table:number-rows-repeated="11">
          <table:table-cell table:number-columns-repeated="17"/>
          <table:table-cell table:style-name="ce61"/>
          <table:table-cell table:number-columns-repeated="1006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Sprint 3 - Bilan'.B9:'Sprint 3 - Bilan'.F43">
            <calcext:condition calcext:apply-style-name="ConditionalStyle_15" calcext:value="formula-is(OR([.$F9]=100%;[.$H9]=100%))" calcext:base-cell-address="'Sprint 3 - Bilan'.B9"/>
            <calcext:condition calcext:apply-style-name="ConditionalStyle_14" calcext:value="formula-is(AND([.$D9]&lt;&gt;&quot;Sprint 3&quot;;[.$F9]=100%))" calcext:base-cell-address="'Sprint 3 - Bilan'.B9"/>
          </calcext:conditional-format>
          <calcext:conditional-format calcext:target-range-address="'Sprint 3 - Bilan'.G9:'Sprint 3 - Bilan'.I9 'Sprint 3 - Bilan'.G11:'Sprint 3 - Bilan'.I11 'Sprint 3 - Bilan'.G13:'Sprint 3 - Bilan'.I13 'Sprint 3 - Bilan'.G15:'Sprint 3 - Bilan'.I15 'Sprint 3 - Bilan'.G17:'Sprint 3 - Bilan'.I17 'Sprint 3 - Bilan'.G19:'Sprint 3 - Bilan'.I19 'Sprint 3 - Bilan'.G21:'Sprint 3 - Bilan'.I21 'Sprint 3 - Bilan'.G23:'Sprint 3 - Bilan'.I23 'Sprint 3 - Bilan'.G25:'Sprint 3 - Bilan'.I25 'Sprint 3 - Bilan'.G27:'Sprint 3 - Bilan'.I27 'Sprint 3 - Bilan'.G29:'Sprint 3 - Bilan'.I29 'Sprint 3 - Bilan'.G31:'Sprint 3 - Bilan'.I31 'Sprint 3 - Bilan'.G33:'Sprint 3 - Bilan'.I33 'Sprint 3 - Bilan'.G35:'Sprint 3 - Bilan'.I35 'Sprint 3 - Bilan'.G37:'Sprint 3 - Bilan'.I37 'Sprint 3 - Bilan'.G39:'Sprint 3 - Bilan'.I39 'Sprint 3 - Bilan'.G41:'Sprint 3 - Bilan'.I41 'Sprint 3 - Bilan'.G43:'Sprint 3 - Bilan'.I43">
            <calcext:condition calcext:apply-style-name="ConditionalStyle_13" calcext:value="formula-is(IF(ISBLANK([.$H9]);IF(ISBLANK([.$F9]);1;[.$F9]&lt;100%);[.$H9]&lt;100%))" calcext:base-cell-address="'Sprint 3 - Bilan'.G9"/>
          </calcext:conditional-format>
          <calcext:conditional-format calcext:target-range-address="'Sprint 3 - Bilan'.G10:'Sprint 3 - Bilan'.I10 'Sprint 3 - Bilan'.G12:'Sprint 3 - Bilan'.I12 'Sprint 3 - Bilan'.G14:'Sprint 3 - Bilan'.I14 'Sprint 3 - Bilan'.G16:'Sprint 3 - Bilan'.I16 'Sprint 3 - Bilan'.G18:'Sprint 3 - Bilan'.I18 'Sprint 3 - Bilan'.G20:'Sprint 3 - Bilan'.I20 'Sprint 3 - Bilan'.G22:'Sprint 3 - Bilan'.I22 'Sprint 3 - Bilan'.G24:'Sprint 3 - Bilan'.I24 'Sprint 3 - Bilan'.G26:'Sprint 3 - Bilan'.I26 'Sprint 3 - Bilan'.G28:'Sprint 3 - Bilan'.I28 'Sprint 3 - Bilan'.G30:'Sprint 3 - Bilan'.I30 'Sprint 3 - Bilan'.G32:'Sprint 3 - Bilan'.I32 'Sprint 3 - Bilan'.G34:'Sprint 3 - Bilan'.I34 'Sprint 3 - Bilan'.G36:'Sprint 3 - Bilan'.I36 'Sprint 3 - Bilan'.G38:'Sprint 3 - Bilan'.I38 'Sprint 3 - Bilan'.G40:'Sprint 3 - Bilan'.I40 'Sprint 3 - Bilan'.G42:'Sprint 3 - Bilan'.I42">
            <calcext:condition calcext:apply-style-name="ConditionalStyle_12" calcext:value="formula-is(IF(ISBLANK([.$H10]);IF(ISBLANK([.$F10]);1;[.$F10]&lt;100%);[.$H10]&lt;100%))" calcext:base-cell-address="'Sprint 3 - Bilan'.G10"/>
          </calcext:conditional-format>
          <calcext:conditional-format calcext:target-range-address="'Sprint 3 - Bilan'.I9:'Sprint 3 - Bilan'.I43">
            <calcext:condition calcext:apply-style-name="ConditionalStyle_11" calcext:value="formula-is([.$O9])" calcext:base-cell-address="'Sprint 3 - Bilan'.I9"/>
          </calcext:conditional-format>
          <calcext:conditional-format calcext:target-range-address="'Sprint 3 - Bilan'.G9:'Sprint 3 - Bilan'.G43">
            <calcext:condition calcext:apply-style-name="ConditionalStyle_10" calcext:value="formula-is([.$M9])" calcext:base-cell-address="'Sprint 3 - Bilan'.G9"/>
          </calcext:conditional-format>
          <calcext:conditional-format calcext:target-range-address="'Sprint 3 - Bilan'.H9:'Sprint 3 - Bilan'.H43">
            <calcext:condition calcext:apply-style-name="ConditionalStyle_9" calcext:value="formula-is([.$N9])" calcext:base-cell-address="'Sprint 3 - Bilan'.H9"/>
          </calcext:conditional-format>
          <calcext:conditional-format calcext:target-range-address="'Sprint 3 - Bilan'.I5:'Sprint 3 - Bilan'.I5">
            <calcext:condition calcext:apply-style-name="ConditionalStyle_8" calcext:value="formula-is([.$M$45]&gt;0)" calcext:base-cell-address="'Sprint 3 - Bilan'.I5"/>
          </calcext:conditional-format>
          <calcext:conditional-format calcext:target-range-address="'Sprint 3 - Bilan'.B9:'Sprint 3 - Bilan'.I9 'Sprint 3 - Bilan'.B11:'Sprint 3 - Bilan'.I11 'Sprint 3 - Bilan'.B13:'Sprint 3 - Bilan'.I13 'Sprint 3 - Bilan'.B15:'Sprint 3 - Bilan'.I15 'Sprint 3 - Bilan'.B17:'Sprint 3 - Bilan'.I17 'Sprint 3 - Bilan'.B19:'Sprint 3 - Bilan'.I19 'Sprint 3 - Bilan'.B21:'Sprint 3 - Bilan'.I21 'Sprint 3 - Bilan'.B23:'Sprint 3 - Bilan'.I23 'Sprint 3 - Bilan'.B25:'Sprint 3 - Bilan'.I25 'Sprint 3 - Bilan'.B27:'Sprint 3 - Bilan'.I27 'Sprint 3 - Bilan'.B29:'Sprint 3 - Bilan'.I29 'Sprint 3 - Bilan'.B31:'Sprint 3 - Bilan'.I31 'Sprint 3 - Bilan'.B33:'Sprint 3 - Bilan'.I33 'Sprint 3 - Bilan'.B35:'Sprint 3 - Bilan'.I35 'Sprint 3 - Bilan'.B37:'Sprint 3 - Bilan'.I37 'Sprint 3 - Bilan'.B39:'Sprint 3 - Bilan'.I39 'Sprint 3 - Bilan'.B41:'Sprint 3 - Bilan'.I41 'Sprint 3 - Bilan'.B43:'Sprint 3 - Bilan'.I43">
            <calcext:condition calcext:apply-style-name="ConditionalStyle_7" calcext:value="formula-is(LEN([.$B9])=0)" calcext:base-cell-address="'Sprint 3 - Bilan'.B9"/>
          </calcext:conditional-format>
          <calcext:conditional-format calcext:target-range-address="'Sprint 3 - Bilan'.B10:'Sprint 3 - Bilan'.I10 'Sprint 3 - Bilan'.B12:'Sprint 3 - Bilan'.I12 'Sprint 3 - Bilan'.B14:'Sprint 3 - Bilan'.I14 'Sprint 3 - Bilan'.B16:'Sprint 3 - Bilan'.I16 'Sprint 3 - Bilan'.B18:'Sprint 3 - Bilan'.I18 'Sprint 3 - Bilan'.B20:'Sprint 3 - Bilan'.I20 'Sprint 3 - Bilan'.B22:'Sprint 3 - Bilan'.I22 'Sprint 3 - Bilan'.B24:'Sprint 3 - Bilan'.I24 'Sprint 3 - Bilan'.B26:'Sprint 3 - Bilan'.I26 'Sprint 3 - Bilan'.B28:'Sprint 3 - Bilan'.I28 'Sprint 3 - Bilan'.B30:'Sprint 3 - Bilan'.I30 'Sprint 3 - Bilan'.B32:'Sprint 3 - Bilan'.I32 'Sprint 3 - Bilan'.B34:'Sprint 3 - Bilan'.I34 'Sprint 3 - Bilan'.B36:'Sprint 3 - Bilan'.I36 'Sprint 3 - Bilan'.B38:'Sprint 3 - Bilan'.I38 'Sprint 3 - Bilan'.B40:'Sprint 3 - Bilan'.I40 'Sprint 3 - Bilan'.B42:'Sprint 3 - Bilan'.I42">
            <calcext:condition calcext:apply-style-name="ConditionalStyle_6" calcext:value="formula-is(LEN([.$B10])=0)" calcext:base-cell-address="'Sprint 3 - Bilan'.B10"/>
          </calcext:conditional-format>
        </calcext:conditional-formats>
      </table:table>
      <table:table table:name="Synthèse" table:style-name="ta5" table:protected="true">
        <loext:table-protection loext:select-unprotected-cells="true"/>
        <table:table-column table:style-name="co1" table:default-cell-style-name="ce1"/>
        <table:table-column table:style-name="co6" table:default-cell-style-name="ce11"/>
        <table:table-column table:style-name="co4" table:number-columns-repeated="9" table:default-cell-style-name="ce2"/>
        <table:table-column table:style-name="co5" table:visibility="collapse" table:number-columns-repeated="5" table:default-cell-style-name="ce2"/>
        <table:table-column table:style-name="co5" table:visibility="collapse" table:number-columns-repeated="9" table:default-cell-style-name="ce1"/>
        <table:table-column table:style-name="co4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186" office:value-type="string" calcext:value-type="string">
            <text:p>Information sur le projet</text:p>
          </table:table-cell>
          <table:table-cell table:style-name="ce186" table:number-columns-repeated="8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B65 - Projet Synthèse <text:s/>| <text:s/>Outil de planification et de suivi <text:s/>| <text:s/>Synthèse</text:p>
          </table:table-cell>
          <table:table-cell table:style-name="ce194" table:number-columns-repeated="4"/>
          <table:table-cell table:number-columns-repeated="1018"/>
        </table:table-row>
        <table:table-row table:style-name="ro2">
          <table:table-cell/>
          <table:table-cell table:style-name="ce187"/>
          <table:table-cell table:style-name="ce5" table:number-columns-repeated="4"/>
          <table:table-cell table:number-columns-repeated="1018"/>
        </table:table-row>
        <table:table-row table:style-name="ro2">
          <table:table-cell/>
          <table:table-cell table:style-name="ce188" office:value-type="string" calcext:value-type="string">
            <text:p>Répartition des tâches</text:p>
          </table:table-cell>
          <table:table-cell table:style-name="ce195" table:number-columns-repeated="3"/>
          <table:table-cell table:style-name="ce207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style-name="ce185"/>
          <table:table-cell table:style-name="ce189"/>
          <table:table-cell table:style-name="ce196" office:value-type="string" calcext:value-type="string">
            <text:p>Sprint 1</text:p>
          </table:table-cell>
          <table:table-cell table:style-name="ce196" office:value-type="string" calcext:value-type="string">
            <text:p>Sprint 2</text:p>
          </table:table-cell>
          <table:table-cell table:style-name="ce196" office:value-type="string" calcext:value-type="string">
            <text:p>Sprint 3</text:p>
          </table:table-cell>
          <table:table-cell table:style-name="ce196" office:value-type="string" calcext:value-type="string">
            <text:p>Total</text:p>
          </table:table-cell>
          <table:table-cell table:style-name="ce200" table:number-columns-repeated="10"/>
          <table:table-cell table:style-name="ce185" table:number-columns-repeated="1008"/>
        </table:table-row>
        <table:table-row table:style-name="ro7">
          <table:table-cell table:style-name="ce185"/>
          <table:table-cell table:style-name="ce190" office:value-type="string" calcext:value-type="string">
            <text:p>Nombre de tâches définies</text:p>
          </table:table-cell>
          <table:table-cell table:style-name="ce197" table:formula="of:=[.L8]" office:value-type="float" office:value="8" calcext:value-type="float">
            <text:p>8</text:p>
          </table:table-cell>
          <table:table-cell table:style-name="ce201" table:formula="of:=[.M8]" office:value-type="float" office:value="13" calcext:value-type="float">
            <text:p>13</text:p>
          </table:table-cell>
          <table:table-cell table:style-name="ce204" table:formula="of:=[.N8]" office:value-type="float" office:value="4" calcext:value-type="float">
            <text:p>4</text:p>
          </table:table-cell>
          <table:table-cell table:style-name="ce208" table:formula="of:=[.O8]" office:value-type="float" office:value="25" calcext:value-type="float">
            <text:p>25</text:p>
          </table:table-cell>
          <table:table-cell table:style-name="ce200" table:number-columns-repeated="2"/>
          <table:table-cell table:style-name="ce185" table:number-columns-repeated="3"/>
          <table:table-cell table:style-name="ce200" table:formula="of:=[$'Sprint 1 - Planification'.AJ17]" office:value-type="float" office:value="8" calcext:value-type="float">
            <text:p>8</text:p>
          </table:table-cell>
          <table:table-cell table:style-name="ce200" table:formula="of:=[$'Sprint 1 - Planification'.AJ18]" office:value-type="float" office:value="13" calcext:value-type="float">
            <text:p>13</text:p>
          </table:table-cell>
          <table:table-cell table:style-name="ce200" table:formula="of:=[$'Sprint 1 - Planification'.AJ19]" office:value-type="float" office:value="4" calcext:value-type="float">
            <text:p>4</text:p>
          </table:table-cell>
          <table:table-cell table:style-name="ce200" table:formula="of:=SUM([.L8:.N8])" office:value-type="float" office:value="25" calcext:value-type="float">
            <text:p>25</text:p>
          </table:table-cell>
          <table:table-cell table:style-name="ce200" table:number-columns-repeated="4"/>
          <table:table-cell table:style-name="ce185" table:number-columns-repeated="1005"/>
        </table:table-row>
        <table:table-row table:style-name="ro7">
          <table:table-cell table:style-name="ce185"/>
          <table:table-cell table:style-name="ce191" office:value-type="string" calcext:value-type="string">
            <text:p>Nombre d'heures de travail envisagées</text:p>
          </table:table-cell>
          <table:table-cell table:style-name="ce198" table:formula="of:=DAY([.L9])*24+HOUR([.L9])&amp;&quot;h&quot;&amp;TEXT(MINUTE([.L9]);&quot;00&quot;)" office:value-type="string" office:string-value="749h15" calcext:value-type="string">
            <text:p>749h15</text:p>
          </table:table-cell>
          <table:table-cell table:style-name="ce202" table:formula="of:=DAY([.M9])*24+HOUR([.M9])&amp;&quot;h&quot;&amp;TEXT(MINUTE([.M9]);&quot;00&quot;)" office:value-type="string" office:string-value="757h45" calcext:value-type="string">
            <text:p>757h45</text:p>
          </table:table-cell>
          <table:table-cell table:style-name="ce205" table:formula="of:=DAY([.N9])*24+HOUR([.N9])&amp;&quot;h&quot;&amp;TEXT(MINUTE([.N9]);&quot;00&quot;)" office:value-type="string" office:string-value="727h15" calcext:value-type="string">
            <text:p>727h15</text:p>
          </table:table-cell>
          <table:table-cell table:style-name="ce209" table:formula="of:=DAY([.O9])*24+HOUR([.O9])&amp;&quot;h&quot;&amp;TEXT(MINUTE([.O9]);&quot;00&quot;)" office:value-type="string" office:string-value="50h15" calcext:value-type="string">
            <text:p>50h15</text:p>
          </table:table-cell>
          <table:table-cell table:style-name="ce200" table:number-columns-repeated="2"/>
          <table:table-cell table:style-name="ce185" table:number-columns-repeated="3"/>
          <table:table-cell table:style-name="ce200" table:formula="of:=[$'Sprint 1 - Planification'.AD17]" office:value-type="float" office:value="1.21875" calcext:value-type="float">
            <text:p>1,21875</text:p>
          </table:table-cell>
          <table:table-cell table:style-name="ce200" table:formula="of:=[$'Sprint 1 - Planification'.AD18]" office:value-type="float" office:value="1.57291666666667" calcext:value-type="float">
            <text:p>1,57291666666667</text:p>
          </table:table-cell>
          <table:table-cell table:style-name="ce200" table:formula="of:=[$'Sprint 1 - Planification'.AD19]" office:value-type="float" office:value="0.302083333333333" calcext:value-type="float">
            <text:p>0,302083333333333</text:p>
          </table:table-cell>
          <table:table-cell table:style-name="ce200" table:formula="of:=SUM([.L9:.N9])" office:value-type="float" office:value="3.09375" calcext:value-type="float">
            <text:p>3,09375</text:p>
          </table:table-cell>
          <table:table-cell table:style-name="ce200" office:value-type="string" calcext:value-type="string">
            <text:p>Heures envisagées</text:p>
          </table:table-cell>
          <table:table-cell table:style-name="ce200" table:formula="of:=DAY([.L9])*24+HOUR([.L9])+MINUTE([.L9])/60" office:value-type="float" office:value="749.25" calcext:value-type="float">
            <text:p>749,25</text:p>
          </table:table-cell>
          <table:table-cell table:style-name="ce200" table:formula="of:=DAY([.M9])*24+HOUR([.M9])+MINUTE([.M9])/60" office:value-type="float" office:value="757.75" calcext:value-type="float">
            <text:p>757,75</text:p>
          </table:table-cell>
          <table:table-cell table:style-name="ce200" table:formula="of:=DAY([.N9])*24+HOUR([.N9])+MINUTE([.N9])/60" office:value-type="float" office:value="727.25" calcext:value-type="float">
            <text:p>727,25</text:p>
          </table:table-cell>
          <table:table-cell table:style-name="ce185"/>
          <table:table-cell table:style-name="ce185" office:value-type="string" calcext:value-type="string">
            <text:p>Tâches essentielles</text:p>
          </table:table-cell>
          <table:table-cell table:style-name="ce185" table:formula="of:=COUNTIF([$'Sprint 1 - Planification'.E8:.E42];&quot;Essentielle&quot;)" office:value-type="float" office:value="21" calcext:value-type="float">
            <text:p>21</text:p>
          </table:table-cell>
          <table:table-cell table:style-name="ce185"/>
          <table:table-cell table:style-name="ce185" office:value-type="string" calcext:value-type="string">
            <text:p>Plus facile</text:p>
          </table:table-cell>
          <table:table-cell table:style-name="ce185" table:formula="of:=COUNTIF([$'Sprint 1 - Planification'.F8:.F42];1)" office:value-type="float" office:value="10" calcext:value-type="float">
            <text:p>10</text:p>
          </table:table-cell>
          <table:table-cell table:style-name="ce185" table:number-columns-repeated="999"/>
        </table:table-row>
        <table:table-row table:style-name="ro7">
          <table:table-cell table:style-name="ce185"/>
          <table:table-cell table:style-name="ce190" office:value-type="string" calcext:value-type="string">
            <text:p>Nombre d'heures de travail travaillées</text:p>
          </table:table-cell>
          <table:table-cell table:style-name="ce197" table:formula="of:=DAY([.L10])*24+HOUR([.L10])&amp;&quot;h&quot;&amp;TEXT(MINUTE([.L10]);&quot;00&quot;)" office:value-type="string" office:string-value="753h15" calcext:value-type="string">
            <text:p>753h15</text:p>
          </table:table-cell>
          <table:table-cell table:style-name="ce201" table:formula="of:=DAY([.M10])*24+HOUR([.M10])&amp;&quot;h&quot;&amp;TEXT(MINUTE([.M10]);&quot;00&quot;)" office:value-type="string" office:string-value="743h00" calcext:value-type="string">
            <text:p>743h00</text:p>
          </table:table-cell>
          <table:table-cell table:style-name="ce204" table:formula="of:=DAY([.N10])*24+HOUR([.N10])&amp;&quot;h&quot;&amp;TEXT(MINUTE([.N10]);&quot;00&quot;)" office:value-type="string" office:string-value="720h00" calcext:value-type="string">
            <text:p>720h00</text:p>
          </table:table-cell>
          <table:table-cell table:style-name="ce208" table:formula="of:=DAY([.O10])*24+HOUR([.O10])&amp;&quot;h&quot;&amp;TEXT(MINUTE([.O10]);&quot;00&quot;)" office:value-type="string" office:string-value="32h15" calcext:value-type="string">
            <text:p>32h15</text:p>
          </table:table-cell>
          <table:table-cell table:style-name="ce200" table:number-columns-repeated="2"/>
          <table:table-cell table:style-name="ce185" table:number-columns-repeated="3"/>
          <table:table-cell table:style-name="ce200" table:formula="of:=[$'Sprint 1 - Bilan'.T8]" office:value-type="float" office:value="1.38541666666667" calcext:value-type="float">
            <text:p>1,38541666666667</text:p>
          </table:table-cell>
          <table:table-cell table:style-name="ce200" table:formula="of:=[$'Sprint 2 - Bilan'.V9]" office:value-type="float" office:value="0.958333333333342" calcext:value-type="float">
            <text:p>0,958333333333342</text:p>
          </table:table-cell>
          <table:table-cell table:style-name="ce200" table:formula="of:=[$'Sprint 3 - Bilan'.V9]" office:value-type="float" office:value="0" calcext:value-type="float">
            <text:p>0</text:p>
          </table:table-cell>
          <table:table-cell table:style-name="ce200" table:formula="of:=SUM([.L10:.N10])" office:value-type="float" office:value="2.34375000000001" calcext:value-type="float">
            <text:p>2,34375000000001</text:p>
          </table:table-cell>
          <table:table-cell table:style-name="ce200" office:value-type="string" calcext:value-type="string">
            <text:p>Heure travaillées</text:p>
          </table:table-cell>
          <table:table-cell table:style-name="ce200" table:formula="of:=DAY([.L10])*24+HOUR([.L10])+MINUTE([.L10])/60" office:value-type="float" office:value="753.25" calcext:value-type="float">
            <text:p>753,25</text:p>
          </table:table-cell>
          <table:table-cell table:style-name="ce200" table:formula="of:=DAY([.M10])*24+HOUR([.M10])+MINUTE([.M10])/60" office:value-type="float" office:value="743" calcext:value-type="float">
            <text:p>743</text:p>
          </table:table-cell>
          <table:table-cell table:style-name="ce200" table:formula="of:=DAY([.N10])*24+HOUR([.N10])+MINUTE([.N10])/60" office:value-type="float" office:value="720" calcext:value-type="float">
            <text:p>720</text:p>
          </table:table-cell>
          <table:table-cell table:style-name="ce185"/>
          <table:table-cell table:style-name="ce185" office:value-type="string" calcext:value-type="string">
            <text:p>Tâches optionnelles</text:p>
          </table:table-cell>
          <table:table-cell table:style-name="ce185" table:formula="of:=COUNTIF([$'Sprint 1 - Planification'.E8:.E42];&quot;Optionnelle&quot;)" office:value-type="float" office:value="4" calcext:value-type="float">
            <text:p>4</text:p>
          </table:table-cell>
          <table:table-cell table:style-name="ce185"/>
          <table:table-cell table:style-name="ce185" office:value-type="string" calcext:value-type="string">
            <text:p>Intermédiaire</text:p>
          </table:table-cell>
          <table:table-cell table:style-name="ce185" table:formula="of:=COUNTIF([$'Sprint 1 - Planification'.F8:.F42];2)" office:value-type="float" office:value="11" calcext:value-type="float">
            <text:p>11</text:p>
          </table:table-cell>
          <table:table-cell table:style-name="ce185" table:number-columns-repeated="999"/>
        </table:table-row>
        <table:table-row table:style-name="ro8">
          <table:table-cell table:style-name="ce185"/>
          <table:table-cell table:style-name="ce192" office:value-type="string" calcext:value-type="string">
            <text:p>Nombre de tâches non terminées</text:p>
          </table:table-cell>
          <table:table-cell table:style-name="ce199" table:formula="of:=[.L11]" office:value-type="float" office:value="0" calcext:value-type="float">
            <text:p>0</text:p>
          </table:table-cell>
          <table:table-cell table:style-name="ce203" table:formula="of:=[.M11]" office:value-type="float" office:value="7" calcext:value-type="float">
            <text:p>7</text:p>
          </table:table-cell>
          <table:table-cell table:style-name="ce206" table:formula="of:=[.N11]" office:value-type="float" office:value="11" calcext:value-type="float">
            <text:p>11</text:p>
          </table:table-cell>
          <table:table-cell table:style-name="ce210" table:formula="of:=[.O11]" office:value-type="float" office:value="11" calcext:value-type="float">
            <text:p>11</text:p>
          </table:table-cell>
          <table:table-cell table:style-name="ce200" table:number-columns-repeated="2"/>
          <table:table-cell table:style-name="ce185" table:number-columns-repeated="3"/>
          <table:table-cell table:style-name="ce200" table:formula="of:=[$'Sprint 1 - Bilan'.T15]" office:value-type="float" office:value="0" calcext:value-type="float">
            <text:p>0</text:p>
          </table:table-cell>
          <table:table-cell table:style-name="ce200" table:formula="of:=[$'Sprint 2 - Bilan'.V16]" office:value-type="float" office:value="7" calcext:value-type="float">
            <text:p>7</text:p>
          </table:table-cell>
          <table:table-cell table:style-name="ce200" table:formula="of:=[$'Sprint 3 - Bilan'.V16]" office:value-type="float" office:value="11" calcext:value-type="float">
            <text:p>11</text:p>
          </table:table-cell>
          <table:table-cell table:style-name="ce200" table:formula="of:=[.N11]" office:value-type="float" office:value="11" calcext:value-type="float">
            <text:p>11</text:p>
          </table:table-cell>
          <table:table-cell table:style-name="ce200" table:number-columns-repeated="4"/>
          <table:table-cell table:style-name="ce185" table:number-columns-repeated="4"/>
          <table:table-cell table:style-name="ce185" office:value-type="string" calcext:value-type="string">
            <text:p>Plus difficile</text:p>
          </table:table-cell>
          <table:table-cell table:style-name="ce185" table:formula="of:=COUNTIF([$'Sprint 1 - Planification'.F8:.F42];3)" office:value-type="float" office:value="4" calcext:value-type="float">
            <text:p>4</text:p>
          </table:table-cell>
          <table:table-cell table:style-name="ce185" table:number-columns-repeated="999"/>
        </table:table-row>
        <table:table-row table:style-name="ro7">
          <table:table-cell table:style-name="ce185"/>
          <table:table-cell table:style-name="ce193"/>
          <table:table-cell table:style-name="ce200" table:number-columns-repeated="6"/>
          <table:table-cell table:style-name="ce185" table:number-columns-repeated="3"/>
          <table:table-cell table:style-name="ce200" table:number-columns-repeated="8"/>
          <table:table-cell table:style-name="ce185" table:number-columns-repeated="1005"/>
        </table:table-row>
        <table:table-row table:style-name="ro4">
          <table:table-cell table:style-name="ce185"/>
          <table:table-cell table:style-name="ce193">
            <draw:frame table:end-cell-address="Synthèse.E28" table:end-x="9.25mm" table:end-y="5.28mm" draw:z-index="0" draw:name="Graphique 1" draw:style-name="gr3" draw:text-style-name="P3" svg:width="148.97mm" svg:height="84.53mm" svg:x="0mm" svg:y="0.13mm">
              <draw:object draw:notify-on-update-of-ranges="Synthèse.C7:Synthèse.E7 Synthèse.B8:Synthèse.B8 Synthèse.C8:Synthèse.E8 Synthèse.B11:Synthèse.B11 Synthèse.C11:Synthèse.E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00" table:number-columns-repeated="2"/>
          <table:table-cell table:style-name="ce200">
            <draw:frame table:end-cell-address="Synthèse.J28" table:end-x="19.83mm" table:end-y="5.28mm" draw:z-index="1" draw:name="Graphique 5" draw:style-name="gr3" draw:text-style-name="P3" svg:width="149.17mm" svg:height="84.66mm" svg:x="11.77mm" svg:y="0mm">
              <draw:object draw:notify-on-update-of-ranges="Synthèse.C7:Synthèse.E7 Synthèse.P9:Synthèse.P9 Synthèse.Q9:Synthèse.S9 Synthèse.P10:Synthèse.P10 Synthèse.Q10:Synthèse.S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00" table:number-columns-repeated="3"/>
          <table:table-cell table:style-name="ce185" table:number-columns-repeated="3"/>
          <table:table-cell table:style-name="ce200" table:number-columns-repeated="6"/>
          <table:table-cell table:style-name="ce59"/>
          <table:table-cell table:style-name="ce11"/>
          <table:table-cell table:style-name="ce185" table:number-columns-repeated="1005"/>
        </table:table-row>
        <table:table-row table:style-name="ro4">
          <table:table-cell table:style-name="ce185"/>
          <table:table-cell table:style-name="ce193"/>
          <table:table-cell table:style-name="ce200" table:number-columns-repeated="6"/>
          <table:table-cell table:style-name="ce185" table:number-columns-repeated="3"/>
          <table:table-cell table:style-name="ce200" table:number-columns-repeated="3"/>
          <table:table-cell table:style-name="ce59"/>
          <table:table-cell table:style-name="ce11"/>
          <table:table-cell table:style-name="ce185" table:number-columns-repeated="1008"/>
        </table:table-row>
        <table:table-row table:style-name="ro4">
          <table:table-cell table:style-name="ce185"/>
          <table:table-cell table:style-name="ce193"/>
          <table:table-cell table:style-name="ce200" table:number-columns-repeated="6"/>
          <table:table-cell table:style-name="ce185" table:number-columns-repeated="3"/>
          <table:table-cell table:style-name="ce200" table:number-columns-repeated="3"/>
          <table:table-cell table:style-name="ce59"/>
          <table:table-cell table:style-name="ce11"/>
          <table:table-cell table:style-name="ce185" table:number-columns-repeated="1008"/>
        </table:table-row>
        <table:table-row table:style-name="ro4" table:number-rows-repeated="2">
          <table:table-cell table:style-name="ce185"/>
          <table:table-cell table:style-name="ce193"/>
          <table:table-cell table:style-name="ce200" table:number-columns-repeated="12"/>
          <table:table-cell table:style-name="ce59"/>
          <table:table-cell table:style-name="ce11"/>
          <table:table-cell table:style-name="ce185" table:number-columns-repeated="1008"/>
        </table:table-row>
        <table:table-row table:style-name="ro4" table:number-rows-repeated="2">
          <table:table-cell table:number-columns-repeated="14"/>
          <table:table-cell table:style-name="ce59"/>
          <table:table-cell table:style-name="ce11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 table:number-rows-repeated="3">
          <table:table-cell table:number-columns-repeated="14"/>
          <table:table-cell table:style-name="ce59"/>
          <table:table-cell table:style-name="ce11"/>
          <table:table-cell table:number-columns-repeated="1008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/>
          <table:table-cell>
            <draw:frame table:end-cell-address="Synthèse.E45" table:end-x="8.72mm" table:end-y="5.28mm" draw:z-index="2" draw:name="Graphique 6" draw:style-name="gr3" draw:text-style-name="P3" svg:width="148.31mm" svg:height="84.53mm" svg:x="0.13mm" svg:y="0.13mm">
              <draw:object draw:notify-on-update-of-ranges="Synthèse.U9:Synthèse.U10 Synthèse.V9:Synthèse.V10 Synthèse.V9:Synthèse.V1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Synthèse.J45" table:end-x="19.7mm" table:end-y="5.15mm" draw:z-index="3" draw:name="Graphique 7" draw:style-name="gr3" draw:text-style-name="P3" svg:width="148.64mm" svg:height="84.53mm" svg:x="12.17mm" svg:y="0mm">
              <draw:object draw:notify-on-update-of-ranges="Synthèse.X9:Synthèse.X11 Synthèse.Y9:Synthèse.Y11 Synthèse.V9:Synthèse.V1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9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ynthèse.F5:Synthèse.J5">
            <calcext:condition calcext:apply-style-name="ConditionalStyle_5" calcext:value="formula-is(#ref!&gt;0)" calcext:base-cell-address="Synthèse.F5"/>
          </calcext:conditional-format>
        </calcext:conditional-formats>
      </table:table>
      <table:table table:name="Indications" table:style-name="ta6" table:protected="true">
        <loext:table-protection loext:select-unprotected-cells="true"/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7" table:default-cell-style-name="ce11"/>
        <table:table-column table:style-name="co4" table:number-columns-repeated="4" table:default-cell-style-name="ce2"/>
        <table:table-column table:style-name="co4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11" office:value-type="string" calcext:value-type="string" table:number-columns-spanned="7" table:number-rows-spanned="1">
            <text:p>Instructions concernant ce document</text:p>
          </table:table-cell>
          <table:covered-table-cell table:number-columns-repeated="6" table:style-name="ce211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B65 - Projet Synthèse <text:s/>| <text:s/>Outil de planification et de suivi</text:p>
          </table:table-cell>
          <table:table-cell table:style-name="ce12"/>
          <table:table-cell table:style-name="ce214"/>
          <table:table-cell table:style-name="ce217" table:number-columns-repeated="4"/>
          <table:table-cell table:number-columns-repeated="1016"/>
        </table:table-row>
        <table:table-row table:style-name="ro2">
          <table:table-cell/>
          <table:table-cell table:style-name="ce5"/>
          <table:table-cell table:style-name="ce13"/>
          <table:table-cell table:style-name="ce187"/>
          <table:table-cell table:style-name="ce5" table:number-columns-repeated="4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Planification</text:p>
          </table:table-cell>
          <table:table-cell table:style-name="ce14"/>
          <table:table-cell table:style-name="ce215"/>
          <table:table-cell table:style-name="ce14" table:number-columns-repeated="3"/>
          <table:table-cell table:style-name="ce21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7">
          <table:table-cell table:style-name="ce185"/>
          <table:table-cell table:style-name="ce200"/>
          <table:table-cell table:style-name="ce212" office:value-type="string" calcext:value-type="string">
            <text:p>Saisir les informations générales du document :</text:p>
          </table:table-cell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193"/>
          <table:table-cell table:style-name="ce185"/>
          <table:table-cell table:style-name="ce193" office:value-type="string" calcext:value-type="string">
            <text:p>Nom du projet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Nom de l'étudiant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1">
          <table:table-cell table:style-name="ce185"/>
          <table:table-cell table:style-name="ce200"/>
          <table:table-cell table:style-name="ce185"/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212" office:value-type="string" calcext:value-type="string">
            <text:p>Remplir le tableau des tâches :</text:p>
          </table:table-cell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Nom de la tâche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Si pertinent, insérer une courte descirption technique de la tâche sous forme de commentaire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Si applicable, identifier la tâche préalable principale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Identifier si la tâche est essentielle ou optionnelle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Identifier le niveau de difficulté de la tâche (1 à 3)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Estimer la charge de travail requise (estimation réaliste)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Identifier pour quel Sprint la tâche devrait être terminée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Suivi des Sprint 1 à 3</text:p>
          </table:table-cell>
          <table:table-cell table:style-name="ce14"/>
          <table:table-cell table:style-name="ce215"/>
          <table:table-cell table:style-name="ce14" table:number-columns-repeated="3"/>
          <table:table-cell table:style-name="ce2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7">
          <table:table-cell table:style-name="ce185"/>
          <table:table-cell table:style-name="ce200"/>
          <table:table-cell table:style-name="ce212" office:value-type="string" calcext:value-type="string">
            <text:p>Saisir ces champs :</text:p>
          </table:table-cell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193"/>
          <table:table-cell table:style-name="ce185"/>
          <table:table-cell table:style-name="ce193" office:value-type="string" calcext:value-type="string">
            <text:p>Temps investi (uniquement pour le Sprint courant)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Avancement total de la tâche en pourcentage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Si la tâche est en retard selon la planification initiale, expliquer brièvement pourquoi et quelles sont les stratégies pour pallier à la situation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1">
          <table:table-cell table:style-name="ce185"/>
          <table:table-cell table:style-name="ce200"/>
          <table:table-cell table:style-name="ce185"/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Synthèse</text:p>
          </table:table-cell>
          <table:table-cell table:style-name="ce14"/>
          <table:table-cell table:style-name="ce215"/>
          <table:table-cell table:style-name="ce14" table:number-columns-repeated="3"/>
          <table:table-cell table:style-name="ce22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7">
          <table:table-cell table:style-name="ce185"/>
          <table:table-cell table:style-name="ce200"/>
          <table:table-cell table:style-name="ce212" office:value-type="string" calcext:value-type="string">
            <text:p>La feuille Synthèse présente quelques informations intéressantes sur la structure du projet et son suivi.</text:p>
          </table:table-cell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1">
          <table:table-cell table:style-name="ce185"/>
          <table:table-cell table:style-name="ce200"/>
          <table:table-cell table:style-name="ce185"/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Gestion des commentaires</text:p>
          </table:table-cell>
          <table:table-cell table:style-name="ce14"/>
          <table:table-cell table:style-name="ce215"/>
          <table:table-cell table:style-name="ce14" table:number-columns-repeated="3"/>
          <table:table-cell table:style-name="ce22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9">
          <table:table-cell table:style-name="ce185"/>
          <table:table-cell table:style-name="ce200"/>
          <table:table-cell table:style-name="ce213" office:value-type="string" calcext:value-type="string" table:number-columns-spanned="5" table:number-rows-spanned="1">
            <text:p><text:span text:style-name="T2">Vous pouvez ajouter, modifier ou supprimer un commentaire dans une cellule à l'aide des commandes incluses dans le groupe </text:span><text:span text:style-name="T3">Commentaires</text:span><text:span text:style-name="T4"> sous l'onglet </text:span><text:span text:style-name="T5">Révision</text:span><text:span text:style-name="T4">.</text:span></text:p>
          </table:table-cell>
          <table:covered-table-cell table:number-columns-repeated="4" table:style-name="ce216"/>
          <table:table-cell table:style-name="ce200"/>
          <table:table-cell table:style-name="ce185" table:number-columns-repeated="1016"/>
        </table:table-row>
        <table:table-row table:style-name="ro1">
          <table:table-cell table:style-name="ce185"/>
          <table:table-cell table:style-name="ce200"/>
          <table:table-cell table:style-name="ce185"/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4">
          <table:table-cell/>
          <table:table-cell>
            <draw:frame table:end-cell-address="Indications.I42" table:end-x="0.78mm" table:end-y="2.23mm" draw:z-index="0" draw:name="Image 2" draw:style-name="gr4" draw:text-style-name="P3" svg:width="308.79mm" svg:height="28.69mm" svg:x="0mm" svg:y="0mm">
              <draw:image xlink:href="Pictures/10000000000004830000008FD9FCFCA942964825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Indications.H5:Indications.H5">
            <calcext:condition calcext:apply-style-name="ConditionalStyle_4" calcext:value="formula-is(#ref!&gt;0)" calcext:base-cell-address="Indications.H5"/>
          </calcext:conditional-format>
          <calcext:conditional-format calcext:target-range-address="Indications.H20:Indications.H20">
            <calcext:condition calcext:apply-style-name="ConditionalStyle_3" calcext:value="formula-is(#ref!&gt;0)" calcext:base-cell-address="Indications.H20"/>
          </calcext:conditional-format>
          <calcext:conditional-format calcext:target-range-address="Indications.H28:Indications.H28">
            <calcext:condition calcext:apply-style-name="ConditionalStyle_2" calcext:value="formula-is(#ref!&gt;0)" calcext:base-cell-address="Indications.H28"/>
          </calcext:conditional-format>
          <calcext:conditional-format calcext:target-range-address="Indications.H33:Indications.H33">
            <calcext:condition calcext:apply-style-name="ConditionalStyle_1" calcext:value="formula-is(#ref!&gt;0)" calcext:base-cell-address="Indications.H33"/>
          </calcext:conditional-format>
        </calcext:conditional-formats>
      </table:table>
      <table:named-expressions>
        <table:named-range table:name="Avancement" table:base-cell-address="$'Sprint 1 - Planification'.$A$1" table:cell-range-address="$'Sprint 1 - Planification'.$AB$8:.$AB$28"/>
        <table:named-range table:name="EssOpt" table:base-cell-address="$'Sprint 1 - Planification'.$A$1" table:cell-range-address="$'Sprint 1 - Planification'.$V$8:.$V$9"/>
        <table:named-expression table:name="ListeNosTache" table:base-cell-address="$'Sprint 1 - Planification'.$A$1" table:expression="OFFSET(NoTache;0;0;NoTacheMax+1;1)"/>
        <table:named-range table:name="NiveauDifficulte" table:base-cell-address="$'Sprint 1 - Planification'.$A$1" table:cell-range-address="$'Sprint 1 - Planification'.$W$8:.$W$10"/>
        <table:named-range table:name="NoTache" table:base-cell-address="$'Sprint 1 - Planification'.$A$1" table:cell-range-address="$'Sprint 1 - Planification'.$T$7:.$T$42"/>
        <table:named-range table:name="NoTacheMax" table:base-cell-address="$'Sprint 1 - Planification'.$A$1" table:cell-range-address="$'Sprint 1 - Planification'.$U$8"/>
        <table:named-range table:name="SprintVise" table:base-cell-address="$'Sprint 1 - Planification'.$A$1" table:cell-range-address="$'Sprint 1 - Planification'.$Z$8:.$Z$10"/>
        <table:named-range table:name="TempsEstime" table:base-cell-address="$'Sprint 1 - Planification'.$A$1" table:cell-range-address="$'Sprint 1 - Planification'.$X$8:.$X$90"/>
        <table:named-range table:name="ValeurSprint" table:base-cell-address="$'Sprint 1 - Planification'.$A$1" table:cell-range-address="$'Sprint 1 - Planification'.$AA$8:.$AA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1P0" style:volatile="true">
      <number:hours/>
      <number:text>:</number:text>
      <number:minutes number:style="long"/>
    </number:time-style>
    <number:text-style style:name="N111">
      <number:text-content/>
      <style:map style:condition="value()&lt;=1.79769313486232E+308" style:apply-style-name="N111P0"/>
    </number:text-style>
    <number:currency-style style:name="N10107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7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7P0"/>
    </number:currency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0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0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0P0"/>
    </number:currency-style>
    <number:date-style style:name="N10111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CA">
      <number:day number:style="long"/>
      <number:text>-</number:text>
      <number:month number:textual="true"/>
    </number:date-style>
    <number:date-style style:name="N10113" number:language="fr" number:country="CA">
      <number:month number:textual="true"/>
      <number:text>-</number:text>
      <number:year/>
    </number:date-style>
    <number:time-style style:name="N10114" number:language="fr" number:country="CA">
      <number:hours/>
      <number:text>:</number:text>
      <number:minutes number:style="long"/>
      <number:text> </number:text>
      <number:am-pm/>
    </number:time-style>
    <number:time-style style:name="N10115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16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16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6P0"/>
    </number:currency-style>
    <number:currency-style style:name="N10117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17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7P0"/>
    </number:currency-style>
    <number:currency-style style:name="N10118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18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18P0"/>
    </number:currency-style>
    <number:currency-style style:name="N10119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19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19P0"/>
    </number:currency-style>
    <number:currency-style style:name="N10120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0120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0120P2" style:volatile="true" number:language="fr" number:country="CA">
      <loext:text> </loext:text>
      <loext:fill-character> </loext:fill-character>
      <number:text>-     </number:text>
    </number:currency-style>
    <number:text-style style:name="N10120" number:language="fr" number:country="CA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</number:text>
      <number:currency-symbol/>
      <number:text> </number:text>
    </number:currency-style>
    <number:currency-style style:name="N1012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2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21" number:language="fr" number:country="C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0122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0122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0122" number:language="fr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</number:text>
      <number:currency-symbol/>
      <number:text> </number:text>
    </number:currency-style>
    <number:currency-style style:name="N10123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23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</number:text>
      <number:currency-symbol/>
      <number:text> </number:text>
    </number:currency-style>
    <number:text-style style:name="N10123" number:language="fr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82" style:display-name="ConditionalStyle_8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onditionalStyle_5f_81" style:display-name="ConditionalStyle_8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80" style:display-name="ConditionalStyle_80" style:family="table-cell" style:parent-style-name="Default">
      <style:table-cell-properties fo:background-color="#f4eae2"/>
      <style:text-properties fo:color="#f47400"/>
    </style:style>
    <style:style style:name="ConditionalStyle_5f_79" style:display-name="ConditionalStyle_79" style:family="table-cell" style:parent-style-name="Default">
      <style:table-cell-properties fo:background-color="#f4f5de"/>
      <style:text-properties fo:color="#c0b700"/>
    </style:style>
    <style:style style:name="ConditionalStyle_5f_78" style:display-name="ConditionalStyle_78" style:family="table-cell" style:parent-style-name="Default">
      <style:table-cell-properties fo:background-color="#eaf6e2"/>
      <style:text-properties fo:color="#75c400"/>
    </style:style>
    <style:style style:name="ConditionalStyle_5f_77" style:display-name="ConditionalStyle_77" style:family="table-cell" style:parent-style-name="Default">
      <style:table-cell-properties fo:background-color="#e9e2dc"/>
      <style:text-properties fo:color="#f47400"/>
    </style:style>
    <style:style style:name="ConditionalStyle_5f_76" style:display-name="ConditionalStyle_76" style:family="table-cell" style:parent-style-name="Default">
      <style:table-cell-properties fo:background-color="#e9edd8"/>
      <style:text-properties fo:color="#c0b700"/>
    </style:style>
    <style:style style:name="ConditionalStyle_5f_75" style:display-name="ConditionalStyle_75" style:family="table-cell" style:parent-style-name="Default">
      <style:table-cell-properties fo:background-color="#e0eedc"/>
      <style:text-properties fo:color="#75c400"/>
    </style:style>
    <style:style style:name="ConditionalStyle_5f_74" style:display-name="ConditionalStyle_74" style:family="table-cell" style:parent-style-name="Default">
      <style:table-cell-properties fo:background-color="#ffffff" fo:border="0.74pt solid #c00000"/>
    </style:style>
    <style:style style:name="ConditionalStyle_5f_73" style:display-name="ConditionalStyle_73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72" style:display-name="ConditionalStyle_72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dcdee0"/>
    </style:style>
    <style:style style:name="ConditionalStyle_5f_70" style:display-name="ConditionalStyle_70" style:family="table-cell" style:parent-style-name="Default">
      <style:table-cell-properties fo:background-color="#edeeef"/>
    </style:style>
    <style:style style:name="ConditionalStyle_5f_69" style:display-name="ConditionalStyle_6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onditionalStyle_5f_68" style:display-name="ConditionalStyle_6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f4eae2"/>
      <style:text-properties fo:color="#f47400"/>
    </style:style>
    <style:style style:name="ConditionalStyle_5f_66" style:display-name="ConditionalStyle_66" style:family="table-cell" style:parent-style-name="Default">
      <style:table-cell-properties fo:background-color="#f4f5de"/>
      <style:text-properties fo:color="#c0b700"/>
    </style:style>
    <style:style style:name="ConditionalStyle_5f_65" style:display-name="ConditionalStyle_65" style:family="table-cell" style:parent-style-name="Default">
      <style:table-cell-properties fo:background-color="#eaf6e2"/>
      <style:text-properties fo:color="#75c400"/>
    </style:style>
    <style:style style:name="ConditionalStyle_5f_64" style:display-name="ConditionalStyle_64" style:family="table-cell" style:parent-style-name="Default">
      <style:table-cell-properties fo:background-color="#e9e2dc"/>
      <style:text-properties fo:color="#f47400"/>
    </style:style>
    <style:style style:name="ConditionalStyle_5f_63" style:display-name="ConditionalStyle_63" style:family="table-cell" style:parent-style-name="Default">
      <style:table-cell-properties fo:background-color="#e9edd8"/>
      <style:text-properties fo:color="#c0b700"/>
    </style:style>
    <style:style style:name="ConditionalStyle_5f_62" style:display-name="ConditionalStyle_62" style:family="table-cell" style:parent-style-name="Default">
      <style:table-cell-properties fo:background-color="#e0eedc"/>
      <style:text-properties fo:color="#75c400"/>
    </style:style>
    <style:style style:name="ConditionalStyle_5f_61" style:display-name="ConditionalStyle_61" style:family="table-cell" style:parent-style-name="Default">
      <style:table-cell-properties fo:background-color="#ffffff" fo:border="0.74pt solid #c00000"/>
    </style:style>
    <style:style style:name="ConditionalStyle_5f_60" style:display-name="ConditionalStyle_60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59" style:display-name="ConditionalStyle_59" style:family="table-cell" style:parent-style-name="Default">
      <style:table-cell-properties fo:background-color="#dcdee0"/>
    </style:style>
    <style:style style:name="ConditionalStyle_5f_58" style:display-name="ConditionalStyle_58" style:family="table-cell" style:parent-style-name="Default">
      <style:table-cell-properties fo:background-color="#edeeef"/>
    </style:style>
    <style:style style:name="ConditionalStyle_5f_15" style:display-name="ConditionalStyle_15" style:family="table-cell" style:parent-style-name="Default">
      <style:text-properties style:text-line-through-style="solid" style:text-line-through-type="single"/>
    </style:style>
    <style:style style:name="ConditionalStyle_5f_14" style:display-name="ConditionalStyle_14" style:family="table-cell" style:parent-style-name="Default">
      <style:text-properties fo:color="#a6a6a6"/>
    </style:style>
    <style:style style:name="ConditionalStyle_5f_13" style:display-name="ConditionalStyle_13" style:family="table-cell" style:parent-style-name="Default">
      <style:table-cell-properties fo:background-color="#fff1f1"/>
      <style:text-properties fo:color="#f40000"/>
    </style:style>
    <style:style style:name="ConditionalStyle_5f_12" style:display-name="ConditionalStyle_12" style:family="table-cell" style:parent-style-name="Default">
      <style:table-cell-properties fo:background-color="#ffe5e5"/>
      <style:text-properties fo:color="#e00000"/>
    </style:style>
    <style:style style:name="ConditionalStyle_5f_11" style:display-name="ConditionalStyle_11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10" style:display-name="ConditionalStyle_10" style:family="table-cell" style:parent-style-name="Default">
      <style:table-cell-properties fo:border-bottom="0.74pt solid #c00000" fo:background-color="#ffffff" fo:border-left="none" fo:border-right="0.74pt solid #c00000" fo:border-top="0.74pt solid #c00000"/>
    </style:style>
    <style:style style:name="ConditionalStyle_5f_9" style:display-name="ConditionalStyle_9" style:family="table-cell" style:parent-style-name="Default">
      <style:table-cell-properties fo:background-color="#ffffff" fo:border="0.74pt solid #c00000"/>
    </style:style>
    <style:style style:name="ConditionalStyle_5f_8" style:display-name="ConditionalStyle_8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able-cell-properties fo:background-color="#edeeef"/>
    </style:style>
    <style:style style:name="ConditionalStyle_5f_6" style:display-name="ConditionalStyle_6" style:family="table-cell" style:parent-style-name="Default">
      <style:table-cell-properties fo:background-color="#dcdee0"/>
    </style:style>
    <style:style style:name="ConditionalStyle_5f_57" style:display-name="ConditionalStyle_57" style:family="table-cell" style:parent-style-name="Default">
      <style:text-properties style:text-line-through-style="solid" style:text-line-through-type="single"/>
    </style:style>
    <style:style style:name="ConditionalStyle_5f_56" style:display-name="ConditionalStyle_56" style:family="table-cell" style:parent-style-name="Default">
      <style:text-properties fo:color="#a6a6a6"/>
    </style:style>
    <style:style style:name="ConditionalStyle_5f_55" style:display-name="ConditionalStyle_55" style:family="table-cell" style:parent-style-name="Default">
      <style:table-cell-properties fo:background-color="#e5ffe5"/>
      <style:text-properties fo:color="#00c000"/>
    </style:style>
    <style:style style:name="ConditionalStyle_5f_54" style:display-name="ConditionalStyle_54" style:family="table-cell" style:parent-style-name="Default">
      <style:table-cell-properties fo:background-color="#fff1f1"/>
      <style:text-properties fo:color="#f40000"/>
    </style:style>
    <style:style style:name="ConditionalStyle_5f_53" style:display-name="ConditionalStyle_53" style:family="table-cell" style:parent-style-name="Default">
      <style:table-cell-properties fo:background-color="#d1ffd1"/>
      <style:text-properties fo:color="#00b400"/>
    </style:style>
    <style:style style:name="ConditionalStyle_5f_52" style:display-name="ConditionalStyle_52" style:family="table-cell" style:parent-style-name="Default">
      <style:table-cell-properties fo:background-color="#ffe5e5"/>
      <style:text-properties fo:color="#e00000"/>
    </style:style>
    <style:style style:name="ConditionalStyle_5f_51" style:display-name="ConditionalStyle_51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50" style:display-name="ConditionalStyle_50" style:family="table-cell" style:parent-style-name="Default">
      <style:table-cell-properties fo:border-bottom="0.74pt solid #c00000" fo:background-color="#ffffff" fo:border-left="none" fo:border-right="0.74pt solid #c00000" fo:border-top="0.74pt solid #c00000"/>
    </style:style>
    <style:style style:name="ConditionalStyle_5f_49" style:display-name="ConditionalStyle_49" style:family="table-cell" style:parent-style-name="Default">
      <style:table-cell-properties fo:background-color="#ffffff" fo:border="0.74pt solid #c00000"/>
    </style:style>
    <style:style style:name="ConditionalStyle_5f_48" style:display-name="ConditionalStyle_48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edeeef"/>
    </style:style>
    <style:style style:name="ConditionalStyle_5f_46" style:display-name="ConditionalStyle_46" style:family="table-cell" style:parent-style-name="Default">
      <style:table-cell-properties fo:background-color="#dcdee0"/>
    </style:style>
    <style:style style:name="ConditionalStyle_5f_45" style:display-name="ConditionalStyle_45" style:family="table-cell" style:parent-style-name="Default">
      <style:table-cell-properties fo:background-color="#e5ffe5"/>
      <style:text-properties fo:color="#00c000"/>
    </style:style>
    <style:style style:name="ConditionalStyle_5f_44" style:display-name="ConditionalStyle_44" style:family="table-cell" style:parent-style-name="Default">
      <style:table-cell-properties fo:background-color="#fff1f1"/>
      <style:text-properties fo:color="#f40000"/>
    </style:style>
    <style:style style:name="ConditionalStyle_5f_43" style:display-name="ConditionalStyle_43" style:family="table-cell" style:parent-style-name="Default">
      <style:table-cell-properties fo:background-color="#d1ffd1"/>
      <style:text-properties fo:color="#00b400"/>
    </style:style>
    <style:style style:name="ConditionalStyle_5f_42" style:display-name="ConditionalStyle_42" style:family="table-cell" style:parent-style-name="Default">
      <style:table-cell-properties fo:background-color="#ffe5e5"/>
      <style:text-properties fo:color="#e00000"/>
    </style:style>
    <style:style style:name="ConditionalStyle_5f_41" style:display-name="ConditionalStyle_41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40" style:display-name="ConditionalStyle_40" style:family="table-cell" style:parent-style-name="Default">
      <style:table-cell-properties fo:border-bottom="0.74pt solid #c00000" fo:background-color="#ffffff" fo:border-left="none" fo:border-right="0.74pt solid #c00000" fo:border-top="0.74pt solid #c00000"/>
    </style:style>
    <style:style style:name="ConditionalStyle_5f_39" style:display-name="ConditionalStyle_39" style:family="table-cell" style:parent-style-name="Default">
      <style:table-cell-properties fo:background-color="#ffffff" fo:border="0.74pt solid #c00000"/>
    </style:style>
    <style:style style:name="ConditionalStyle_5f_38" style:display-name="ConditionalStyle_38" style:family="table-cell" style:parent-style-name="Default">
      <style:table-cell-properties fo:background-color="#edeeef"/>
    </style:style>
    <style:style style:name="ConditionalStyle_5f_37" style:display-name="ConditionalStyle_37" style:family="table-cell" style:parent-style-name="Default">
      <style:table-cell-properties fo:background-color="#dcdee0"/>
    </style:style>
    <style:style style:name="ConditionalStyle_5f_36" style:display-name="ConditionalStyle_36" style:family="table-cell" style:parent-style-name="Default">
      <style:text-properties style:text-line-through-style="solid" style:text-line-through-type="single"/>
    </style:style>
    <style:style style:name="ConditionalStyle_5f_35" style:display-name="ConditionalStyle_35" style:family="table-cell" style:parent-style-name="Default">
      <style:text-properties fo:color="#a6a6a6"/>
    </style:style>
    <style:style style:name="ConditionalStyle_5f_34" style:display-name="ConditionalStyle_34" style:family="table-cell" style:parent-style-name="Default">
      <style:table-cell-properties fo:background-color="#e5ffe5"/>
      <style:text-properties fo:color="#00c000"/>
    </style:style>
    <style:style style:name="ConditionalStyle_5f_33" style:display-name="ConditionalStyle_33" style:family="table-cell" style:parent-style-name="Default">
      <style:table-cell-properties fo:background-color="#fff1f1"/>
      <style:text-properties fo:color="#f40000"/>
    </style:style>
    <style:style style:name="ConditionalStyle_5f_32" style:display-name="ConditionalStyle_32" style:family="table-cell" style:parent-style-name="Default">
      <style:table-cell-properties fo:background-color="#d1ffd1"/>
      <style:text-properties fo:color="#00b400"/>
    </style:style>
    <style:style style:name="ConditionalStyle_5f_31" style:display-name="ConditionalStyle_31" style:family="table-cell" style:parent-style-name="Default">
      <style:table-cell-properties fo:background-color="#ffe5e5"/>
      <style:text-properties fo:color="#e00000"/>
    </style:style>
    <style:style style:name="ConditionalStyle_5f_30" style:display-name="ConditionalStyle_30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29" style:display-name="ConditionalStyle_29" style:family="table-cell" style:parent-style-name="Default">
      <style:table-cell-properties fo:border-bottom="0.74pt solid #c00000" fo:background-color="#ffffff" fo:border-left="none" fo:border-right="0.74pt solid #c00000" fo:border-top="0.74pt solid #c00000"/>
    </style:style>
    <style:style style:name="ConditionalStyle_5f_28" style:display-name="ConditionalStyle_28" style:family="table-cell" style:parent-style-name="Default">
      <style:table-cell-properties fo:background-color="#ffffff" fo:border="0.74pt solid #c00000"/>
    </style:style>
    <style:style style:name="ConditionalStyle_5f_27" style:display-name="ConditionalStyle_27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edeeef"/>
    </style:style>
    <style:style style:name="ConditionalStyle_5f_25" style:display-name="ConditionalStyle_25" style:family="table-cell" style:parent-style-name="Default">
      <style:table-cell-properties fo:background-color="#dcdee0"/>
    </style:style>
    <style:style style:name="ConditionalStyle_5f_24" style:display-name="ConditionalStyle_24" style:family="table-cell" style:parent-style-name="Default">
      <style:table-cell-properties fo:background-color="#e5ffe5"/>
      <style:text-properties fo:color="#00c000"/>
    </style:style>
    <style:style style:name="ConditionalStyle_5f_23" style:display-name="ConditionalStyle_23" style:family="table-cell" style:parent-style-name="Default">
      <style:table-cell-properties fo:background-color="#fff1f1"/>
      <style:text-properties fo:color="#f40000"/>
    </style:style>
    <style:style style:name="ConditionalStyle_5f_22" style:display-name="ConditionalStyle_22" style:family="table-cell" style:parent-style-name="Default">
      <style:table-cell-properties fo:background-color="#d1ffd1"/>
      <style:text-properties fo:color="#00b400"/>
    </style:style>
    <style:style style:name="ConditionalStyle_5f_21" style:display-name="ConditionalStyle_21" style:family="table-cell" style:parent-style-name="Default">
      <style:table-cell-properties fo:background-color="#ffe5e5"/>
      <style:text-properties fo:color="#e00000"/>
    </style:style>
    <style:style style:name="ConditionalStyle_5f_20" style:display-name="ConditionalStyle_20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19" style:display-name="ConditionalStyle_19" style:family="table-cell" style:parent-style-name="Default">
      <style:table-cell-properties fo:border-bottom="0.74pt solid #c00000" fo:background-color="#ffffff" fo:border-left="none" fo:border-right="0.74pt solid #c00000" fo:border-top="0.74pt solid #c00000"/>
    </style:style>
    <style:style style:name="ConditionalStyle_5f_18" style:display-name="ConditionalStyle_18" style:family="table-cell" style:parent-style-name="Default">
      <style:table-cell-properties fo:background-color="#ffffff" fo:border="0.74pt solid #c00000"/>
    </style:style>
    <style:style style:name="ConditionalStyle_5f_17" style:display-name="ConditionalStyle_17" style:family="table-cell" style:parent-style-name="Default">
      <style:table-cell-properties fo:background-color="#edeeef"/>
    </style:style>
    <style:style style:name="ConditionalStyle_5f_16" style:display-name="ConditionalStyle_16" style:family="table-cell" style:parent-style-name="Default">
      <style:table-cell-properties fo:background-color="#dcdee0"/>
    </style:style>
    <style:style style:name="ConditionalStyle_5f_5" style:display-name="ConditionalStyle_5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1_20_-_20_Planification" style:display-name="PageStyle_Sprint 1 - Planifi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3_20_-_20_Bilan" style:display-name="PageStyle_Sprint 3 - Bi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_20_1_20_-_20_Bilan" style:display-name="PageStyle_Sprint 1 - Bi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2_20_-_20_Bilan" style:display-name="PageStyle_Sprint 2 - Bi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nthèse" style:display-name="PageStyle_Synthè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cations" style:display-name="PageStyle_Indica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demers</meta:initial-creator>
    <meta:creation-date>2014-08-28T21:52:02</meta:creation-date>
    <dc:date>2018-03-17T21:40:56.752817686</dc:date>
    <meta:generator>LibreOffice/5.4.5.1$Linux_X86_64 LibreOffice_project/40m0$Build-1</meta:generator>
    <meta:editing-duration>PT1H33M10S</meta:editing-duration>
    <meta:editing-cycles>1</meta:editing-cycles>
    <meta:document-statistic meta:table-count="6" meta:cell-count="1674" meta:object-count="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8719" draw:fill-color="#ff8719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898cm" svg:height="8.454cm" xlink:href=".." xlink:type="simple" chart:class="chart:bar" chart:style-name="ch1">
        <chart:title svg:x="3.523cm" svg:y="0.304cm" chart:style-name="ch2">
          <text:p>Représentation des tâches</text:p>
        </chart:title>
        <chart:legend chart:legend-position="top" svg:x="1.523cm" svg:y="1.368cm" style:legend-expansion="wide" chart:style-name="ch3"/>
        <chart:plot-area chart:style-name="ch4" table:cell-range-address="Synthèse.C7:Synthèse.E8 Synthèse.B7:Synthèse.B8 Synthèse.B11:Synthèse.E11" chart:data-source-has-labels="both" svg:x="0.297cm" svg:y="2.108cm" svg:width="14.304cm" svg:height="6.177cm">
          <chartooo:coordinate-region svg:x="0.821cm" svg:y="2.294cm" svg:width="13.78cm" svg:height="5.521cm"/>
          <chart:axis chart:dimension="x" chart:name="primary-x" chart:style-name="ch5" chartooo:axis-type="auto">
            <chartooo:date-scale/>
            <chart:categories table:cell-range-address="Synthèse.C7:Synthèse.E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ynthèse.C8:Synthèse.E8" chart:label-cell-address="Synthèse.B8:Synthèse.B8" chart:class="chart:bar">
            <chart:data-point chart:repeated="3"/>
          </chart:series>
          <chart:series chart:style-name="ch9" chart:values-cell-range-address="Synthèse.C11:Synthèse.E11" chart:label-cell-address="Synthèse.B11:Synthèse.B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1</text:p>
                <draw:g>
                  <svg:desc>Synthèse.C7:Synthèse.E7</svg:desc>
                </draw:g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</table:table-row>
          </table:table-header-rows>
          <table:table-rows>
            <table:table-row>
              <table:table-cell office:value-type="string">
                <text:p>Nombre de tâches définies</text:p>
                <draw:g>
                  <svg:desc>Synthèse.B8:Synthèse.B8</svg:desc>
                </draw:g>
              </table:table-cell>
              <table:table-cell office:value-type="float" office:value="8">
                <text:p>8</text:p>
                <draw:g>
                  <svg:desc>Synthèse.C8:Synthèse.E8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mbre de tâches non terminées</text:p>
                <draw:g>
                  <svg:desc>Synthèse.B11:Synthèse.B11</svg:desc>
                </draw:g>
              </table:table-cell>
              <table:table-cell office:value-type="float" office:value="0">
                <text:p>0</text:p>
                <draw:g>
                  <svg:desc>Synthèse.C11:Synthèse.E1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5b80a5" draw:end-color="#3a526a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4" style:family="chart">
      <style:chart-properties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overlap="-1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gradient" draw:fill-gradient-name="msFillGradient_20_2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18cm" svg:height="8.467cm" xlink:href=".." xlink:type="simple" chart:class="chart:bar" chart:style-name="ch1">
        <chart:title svg:x="2.607cm" svg:y="0.304cm" chart:style-name="ch2">
          <text:p>Répartition des heures de travail</text:p>
        </chart:title>
        <chart:legend chart:legend-position="top" svg:x="3.73cm" svg:y="1.368cm" style:legend-expansion="wide" chart:style-name="ch3"/>
        <chart:plot-area chart:style-name="ch4" table:cell-range-address="Synthèse.C7:Synthèse.E7 Synthèse.P9:Synthèse.S10" chart:data-source-has-labels="both" svg:x="0.298cm" svg:y="2.108cm" svg:width="14.322cm" svg:height="6.19cm">
          <chartooo:coordinate-region svg:x="1.034cm" svg:y="2.108cm" svg:width="13.586cm" svg:height="5.534cm"/>
          <chart:axis chart:dimension="x" chart:name="primary-x" chart:style-name="ch5" chartooo:axis-type="auto">
            <chartooo:date-scale/>
            <chart:categories table:cell-range-address="Synthèse.C7:Synthèse.E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ynthèse.Q9:Synthèse.S9" chart:label-cell-address="Synthèse.P9:Synthèse.P9" chart:class="chart:bar">
            <chart:data-point chart:repeated="3"/>
          </chart:series>
          <chart:series chart:style-name="ch9" chart:values-cell-range-address="Synthèse.Q10:Synthèse.S10" chart:label-cell-address="Synthèse.P10:Synthèse.P1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1</text:p>
                <draw:g>
                  <svg:desc>Synthèse.C7:Synthèse.E7</svg:desc>
                </draw:g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</table:table-row>
          </table:table-header-rows>
          <table:table-rows>
            <table:table-row>
              <table:table-cell office:value-type="string">
                <text:p>Heures envisagées</text:p>
                <draw:g>
                  <svg:desc>Synthèse.P9:Synthèse.P9</svg:desc>
                </draw:g>
              </table:table-cell>
              <table:table-cell office:value-type="float" office:value="749.25">
                <text:p>749.25</text:p>
                <draw:g>
                  <svg:desc>Synthèse.Q9:Synthèse.S9</svg:desc>
                </draw:g>
              </table:table-cell>
              <table:table-cell office:value-type="float" office:value="757.75">
                <text:p>757.75</text:p>
              </table:table-cell>
              <table:table-cell office:value-type="float" office:value="727.25">
                <text:p>727.25</text:p>
              </table:table-cell>
            </table:table-row>
            <table:table-row>
              <table:table-cell office:value-type="string">
                <text:p>Heure travaillées</text:p>
                <draw:g>
                  <svg:desc>Synthèse.P10:Synthèse.P10</svg:desc>
                </draw:g>
              </table:table-cell>
              <table:table-cell office:value-type="float" office:value="753.25">
                <text:p>753.25</text:p>
                <draw:g>
                  <svg:desc>Synthèse.Q10:Synthèse.S10</svg:desc>
                </draw:g>
              </table:table-cell>
              <table:table-cell office:value-type="float" office:value="743">
                <text:p>743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5b80a5" draw:end-color="#3a526a" draw:start-intensity="100%" draw:end-intensity="100%" draw:angle="0" draw:border="0%"/>
    <draw:gradient draw:name="msFillGradient_20_2" draw:display-name="msFillGradient 2" draw:style="linear" draw:start-color="#ff8719" draw:end-color="#c05b00" draw:start-intensity="100%" draw:end-intensity="10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4" style:family="chart">
      <style:chart-properties chart:three-dimensional="tru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chart-properties chart:solid-type="cuboid"/>
      <style:graphic-properties draw:stroke="solid" svg:stroke-width="0.071cm" svg:stroke-color="#ffffff" draw:fill-color="#5b9bd5" draw:fill-gradient-name="msFillGradient_20_2"/>
    </style:style>
    <style:style style:name="ch10" style:family="chart">
      <style:chart-properties chart:solid-type="cuboid"/>
      <style:graphic-properties draw:stroke="solid" svg:stroke-width="0.071cm" svg:stroke-color="#ffffff" draw:fill-color="#ed7d31" draw:fill-gradient-name="msFillGradient_20_3"/>
    </style:style>
    <style:style style:name="ch11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gradient" draw:fill-gradient-name="msFillGradient_20_4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12" style:family="chart">
      <style:chart-properties chart:solid-type="cuboid"/>
      <style:graphic-properties draw:stroke="solid" svg:stroke-width="0.071cm" svg:stroke-color="#ffffff" draw:fill-color="#5b9bd5" draw:fill-gradient-name="msFillGradient_20_5"/>
    </style:style>
    <style:style style:name="ch13" style:family="chart">
      <style:chart-properties chart:solid-type="cuboid"/>
      <style:graphic-properties draw:stroke="solid" svg:stroke-width="0.071cm" svg:stroke-color="#ffffff" draw:fill-color="#ed7d31" draw:fill-gradient-name="msFillGradient_20_6"/>
    </style:style>
    <style:style style:name="ch14" style:family="chart">
      <style:graphic-properties draw:fill="solid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4.832cm" svg:height="8.454cm" xlink:href=".." xlink:type="simple" chart:class="chart:circle" chart:column-mapping="0 0" chart:style-name="ch1">
        <chart:title svg:x="2.895cm" svg:y="0.304cm" chart:style-name="ch2">
          <text:p>Répartition des types de tâche</text:p>
        </chart:title>
        <chart:legend chart:legend-position="bottom" svg:x="3.396cm" svg:y="7.882cm" style:legend-expansion="wide" chart:style-name="ch3"/>
        <chart:plot-area chart:style-name="ch4" table:cell-range-address="Synthèse.U9:Synthèse.V10" chart:data-source-has-labels="column" svg:x="0.296cm" svg:y="1.352cm" svg:width="14.24cm" svg:height="6.177cm" dr3d:transform="matrix (0.906306771049824 0 -0.42262044052464 -0.39713343678943 0.342019314862106 -0.851650058207637 0.144544353514959 0.939692922321572 0.30997442088934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1.569cm" svg:y="1.352cm" svg:width="11.694cm" svg:height="6.177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Synthèse.U9:Synthèse.U10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Synthèse.V9:Synthèse.V10" chart:class="chart:circle">
            <chart:data-point chart:style-name="ch9"/>
            <chart:data-point chart:style-name="ch10"/>
          </chart:series>
          <chart:series chart:style-name="ch11" chart:values-cell-range-address="Synthèse.V9:Synthèse.V10" chart:class="chart:circle"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V</text:p>
              </table:table-cell>
              <table:table-cell office:value-type="string">
                <text:p>Colonne V</text:p>
              </table:table-cell>
            </table:table-row>
          </table:table-header-rows>
          <table:table-rows>
            <table:table-row>
              <table:table-cell office:value-type="string">
                <text:p>Tâches essentielles</text:p>
                <draw:g>
                  <svg:desc>Synthèse.U9:Synthèse.U10</svg:desc>
                </draw:g>
              </table:table-cell>
              <table:table-cell office:value-type="float" office:value="21">
                <text:p>21</text:p>
                <draw:g>
                  <svg:desc>Synthèse.V9:Synthèse.V10</svg:desc>
                </draw:g>
              </table:table-cell>
              <table:table-cell office:value-type="float" office:value="21">
                <text:p>21</text:p>
                <draw:g>
                  <svg:desc>Synthèse.V9:Synthèse.V10</svg:desc>
                </draw:g>
              </table:table-cell>
            </table:table-row>
            <table:table-row>
              <table:table-cell office:value-type="string">
                <text:p>Tâches optionnelle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ff8719" draw:end-color="#c05b00" draw:start-intensity="100%" draw:end-intensity="100%" draw:angle="0" draw:border="0%"/>
    <draw:gradient draw:name="msFillGradient_20_2" draw:display-name="msFillGradient 2" draw:style="linear" draw:start-color="#5b80a5" draw:end-color="#3a526a" draw:start-intensity="100%" draw:end-intensity="100%" draw:angle="0" draw:border="0%"/>
    <draw:gradient draw:name="msFillGradient_20_3" draw:display-name="msFillGradient 3" draw:style="linear" draw:start-color="#ff8719" draw:end-color="#c05b00" draw:start-intensity="100%" draw:end-intensity="100%" draw:angle="0" draw:border="0%"/>
    <draw:gradient draw:name="msFillGradient_20_4" draw:display-name="msFillGradient 4" draw:style="linear" draw:start-color="#ff8719" draw:end-color="#c05b00" draw:start-intensity="100%" draw:end-intensity="100%" draw:angle="0" draw:border="0%"/>
    <draw:gradient draw:name="msFillGradient_20_5" draw:display-name="msFillGradient 5" draw:style="linear" draw:start-color="#5b80a5" draw:end-color="#3a526a" draw:start-intensity="100%" draw:end-intensity="100%" draw:angle="0" draw:border="0%"/>
    <draw:gradient draw:name="msFillGradient_20_6" draw:display-name="msFillGradient 6" draw:style="linear" draw:start-color="#ff8719" draw:end-color="#c05b00" draw:start-intensity="100%" draw:end-intensity="10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4" style:family="chart">
      <style:chart-properties chart:three-dimensional="tru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chart-properties chart:solid-type="cuboid"/>
      <style:graphic-properties draw:stroke="solid" svg:stroke-width="0.071cm" svg:stroke-color="#ffffff" draw:fill="gradient" draw:fill-color="#5b9bd5" draw:fill-gradient-name="msFillGradient_20_1"/>
    </style:style>
    <style:style style:name="ch10" style:family="chart">
      <style:chart-properties chart:solid-type="cuboid"/>
      <style:graphic-properties draw:stroke="solid" svg:stroke-width="0.071cm" svg:stroke-color="#ffffff" draw:fill="gradient" draw:fill-color="#ed7d31" draw:fill-gradient-name="msFillGradient_20_2"/>
    </style:style>
    <style:style style:name="ch11" style:family="chart">
      <style:chart-properties chart:solid-type="cuboid"/>
      <style:graphic-properties draw:stroke="solid" svg:stroke-width="0.071cm" svg:stroke-color="#ffffff" draw:fill="gradient" draw:fill-color="#a5a5a5" draw:fill-gradient-name="msFillGradient_20_3"/>
    </style:style>
    <style:style style:name="ch12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gradient" draw:fill-gradient-name="msFillGradient_20_4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13" style:family="chart">
      <style:chart-properties chart:solid-type="cuboid"/>
      <style:graphic-properties draw:stroke="solid" svg:stroke-width="0.071cm" svg:stroke-color="#ffffff" draw:fill-color="#5b9bd5" draw:fill-gradient-name="msFillGradient_20_5"/>
    </style:style>
    <style:style style:name="ch14" style:family="chart">
      <style:chart-properties chart:solid-type="cuboid"/>
      <style:graphic-properties draw:stroke="solid" svg:stroke-width="0.071cm" svg:stroke-color="#ffffff" draw:fill-color="#ed7d31" draw:fill-gradient-name="msFillGradient_20_6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865cm" svg:height="8.454cm" xlink:href=".." xlink:type="simple" chart:class="chart:circle" chart:style-name="ch1">
        <chart:title svg:x="2.091cm" svg:y="0.304cm" chart:style-name="ch2">
          <text:p>Répartition des niveaux de difficulté</text:p>
        </chart:title>
        <chart:legend chart:legend-position="bottom" svg:x="3.452cm" svg:y="7.882cm" style:legend-expansion="wide" chart:style-name="ch3"/>
        <chart:plot-area chart:style-name="ch4" table:cell-range-address="Synthèse.X9:Synthèse.Y11 Synthèse.V9:Synthèse.V10" chart:data-source-has-labels="column" svg:x="0.297cm" svg:y="1.352cm" svg:width="14.271cm" svg:height="6.177cm" dr3d:transform="matrix (0.906306771049824 0 -0.42262044052464 -0.39713343678943 0.342019314862106 -0.851650058207637 0.144544353514959 0.939692922321572 0.30997442088934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1.585cm" svg:y="1.352cm" svg:width="11.694cm" svg:height="6.177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Synthèse.X9:Synthèse.X11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Synthèse.Y9:Synthèse.Y1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Synthèse.V9:Synthèse.V10" chart:class="chart:circle"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Y</text:p>
              </table:table-cell>
              <table:table-cell office:value-type="string">
                <text:p>Colonne V</text:p>
              </table:table-cell>
            </table:table-row>
          </table:table-header-rows>
          <table:table-rows>
            <table:table-row>
              <table:table-cell office:value-type="string">
                <text:p>Plus facile</text:p>
                <draw:g>
                  <svg:desc>Synthèse.X9:Synthèse.X11</svg:desc>
                </draw:g>
              </table:table-cell>
              <table:table-cell office:value-type="float" office:value="10">
                <text:p>10</text:p>
                <draw:g>
                  <svg:desc>Synthèse.Y9:Synthèse.Y11</svg:desc>
                </draw:g>
              </table:table-cell>
              <table:table-cell office:value-type="float" office:value="21">
                <text:p>21</text:p>
                <draw:g>
                  <svg:desc>Synthèse.V9:Synthèse.V10</svg:desc>
                </draw:g>
              </table:table-cell>
            </table:table-row>
            <table:table-row>
              <table:table-cell office:value-type="string">
                <text:p>Intermédiaire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lus difficile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92d050" draw:end-color="#7dc034" draw:start-intensity="100%" draw:end-intensity="100%" draw:angle="0" draw:border="0%"/>
    <draw:gradient draw:name="msFillGradient_20_2" draw:display-name="msFillGradient 2" draw:style="linear" draw:start-color="#e6ee42" draw:end-color="#ccd513" draw:start-intensity="100%" draw:end-intensity="100%" draw:angle="0" draw:border="0%"/>
    <draw:gradient draw:name="msFillGradient_20_3" draw:display-name="msFillGradient 3" draw:style="linear" draw:start-color="#ff9789" draw:end-color="#ff5f49" draw:start-intensity="100%" draw:end-intensity="100%" draw:angle="0" draw:border="0%"/>
    <draw:gradient draw:name="msFillGradient_20_4" draw:display-name="msFillGradient 4" draw:style="linear" draw:start-color="#ff8719" draw:end-color="#c05b00" draw:start-intensity="100%" draw:end-intensity="100%" draw:angle="0" draw:border="0%"/>
    <draw:gradient draw:name="msFillGradient_20_5" draw:display-name="msFillGradient 5" draw:style="linear" draw:start-color="#5b80a5" draw:end-color="#3a526a" draw:start-intensity="100%" draw:end-intensity="100%" draw:angle="0" draw:border="0%"/>
    <draw:gradient draw:name="msFillGradient_20_6" draw:display-name="msFillGradient 6" draw:style="linear" draw:start-color="#ff8719" draw:end-color="#c05b00" draw:start-intensity="100%" draw:end-intensity="100%" draw:angle="0" draw:border="0%"/>
  </office:styles>
</office:document-styles>
</file>